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2.876cm" fo:margin-left="1.251cm" table:align="left"/>
    </style:style>
    <style:style style:name="Tableau1.A" style:family="table-column">
      <style:table-column-properties style:column-width="7.336cm"/>
    </style:style>
    <style:style style:name="Tableau1.B" style:family="table-column">
      <style:table-column-properties style:column-width="5.54cm"/>
    </style:style>
    <style:style style:name="Tableau1.A1" style:family="table-cell">
      <style:table-cell-properties style:vertical-align="middle" fo:padding="0.049cm" fo:border="none"/>
    </style:style>
    <style:style style:name="P1" style:family="paragraph" style:parent-style-name="Heading_20_2">
      <style:paragraph-properties fo:margin-top="0cm" fo:margin-bottom="0.37cm" style:contextual-spacing="false"/>
    </style:style>
    <style:style style:name="P2" style:family="paragraph" style:parent-style-name="Heading_20_3">
      <style:paragraph-properties fo:margin-top="0cm" fo:margin-bottom="0.37cm" style:contextual-spacing="false"/>
    </style:style>
    <style:style style:name="P3" style:family="paragraph" style:parent-style-name="Heading_20_3">
      <style:paragraph-properties fo:margin-top="0cm" fo:margin-bottom="0cm" style:contextual-spacing="false"/>
    </style:style>
    <style:style style:name="P4" style:family="paragraph" style:parent-style-name="Heading_20_3" style:list-style-name="L21">
      <style:paragraph-properties fo:margin-top="0cm" fo:margin-bottom="0.37cm" style:contextual-spacing="false"/>
    </style:style>
    <style:style style:name="P5" style:family="paragraph" style:parent-style-name="Heading_20_3">
      <style:paragraph-properties fo:break-before="page"/>
    </style:style>
    <style:style style:name="P6" style:family="paragraph" style:parent-style-name="Heading_20_3">
      <style:paragraph-properties fo:margin-top="0cm" fo:margin-bottom="0.37cm" style:contextual-spacing="false"/>
      <style:text-properties officeooo:paragraph-rsid="0017da81"/>
    </style:style>
    <style:style style:name="P7" style:family="paragraph" style:parent-style-name="Heading_20_3" style:list-style-name="L11">
      <style:paragraph-properties fo:margin-top="0cm" fo:margin-bottom="0.37cm" style:contextual-spacing="false"/>
    </style:style>
    <style:style style:name="P8" style:family="paragraph" style:parent-style-name="Heading_20_4">
      <style:paragraph-properties fo:margin-top="0cm" fo:margin-bottom="0.37cm" style:contextual-spacing="false"/>
    </style:style>
    <style:style style:name="P9" style:family="paragraph" style:parent-style-name="Heading_20_4">
      <style:paragraph-properties fo:margin-top="0cm" fo:margin-bottom="0cm" style:contextual-spacing="false"/>
    </style:style>
    <style:style style:name="P10" style:family="paragraph" style:parent-style-name="Heading_20_4">
      <style:text-properties officeooo:paragraph-rsid="002132fe"/>
    </style:style>
    <style:style style:name="P11" style:family="paragraph" style:parent-style-name="Heading_20_5">
      <style:paragraph-properties fo:margin-top="0cm" fo:margin-bottom="0cm" style:contextual-spacing="false"/>
    </style:style>
    <style:style style:name="P12" style:family="paragraph" style:parent-style-name="Heading_20_5">
      <style:paragraph-properties fo:margin-top="0cm" fo:margin-bottom="0.37cm" style:contextual-spacing="false"/>
    </style:style>
    <style:style style:name="P13" style:family="paragraph" style:parent-style-name="Heading_20_5">
      <style:text-properties officeooo:paragraph-rsid="002132fe"/>
    </style:style>
    <style:style style:name="P14" style:family="paragraph" style:parent-style-name="Horizontal_20_Line">
      <style:paragraph-properties fo:margin-top="0cm" fo:margin-bottom="0cm" style:contextual-spacing="false"/>
    </style:style>
    <style:style style:name="P15" style:family="paragraph" style:parent-style-name="Standard">
      <loext:graphic-properties draw:fill="solid" draw:fill-color="#1e1f22"/>
      <style:paragraph-properties fo:background-color="#1e1f22" fo:padding="0cm" fo:border="none" style:shadow="none"/>
    </style:style>
    <style:style style:name="P16" style:family="paragraph" style:parent-style-name="Standard">
      <loext:graphic-properties draw:fill="solid" draw:fill-color="#1e1f22"/>
      <style:paragraph-properties fo:margin-top="0cm" fo:margin-bottom="0.37cm" style:contextual-spacing="false" fo:background-color="#1e1f22" fo:padding="0cm" fo:border="none" style:shadow="none"/>
    </style:style>
    <style:style style:name="P17" style:family="paragraph" style:parent-style-name="Standard">
      <loext:graphic-properties draw:fill="solid" draw:fill-color="#1e1f22"/>
      <style:paragraph-properties fo:margin-top="0cm" fo:margin-bottom="0cm" style:contextual-spacing="false" fo:background-color="#1e1f22" fo:padding="0cm" fo:border="none" style:shadow="none"/>
    </style:style>
    <style:style style:name="P18" style:family="paragraph" style:parent-style-name="Standard">
      <style:paragraph-properties fo:margin-top="0cm" fo:margin-bottom="0.37cm" style:contextual-spacing="false"/>
    </style:style>
    <style:style style:name="P19" style:family="paragraph" style:parent-style-name="Standard">
      <style:paragraph-properties fo:margin-top="0cm" fo:margin-bottom="0cm" style:contextual-spacing="false"/>
    </style:style>
    <style:style style:name="P20" style:family="paragraph" style:parent-style-name="Standard">
      <style:paragraph-properties fo:margin-top="0cm" fo:margin-bottom="0.37cm" style:contextual-spacing="false"/>
      <style:text-properties officeooo:paragraph-rsid="0017da81"/>
    </style:style>
    <style:style style:name="P21" style:family="paragraph" style:parent-style-name="Standard">
      <loext:graphic-properties draw:fill="solid" draw:fill-color="#1e1f22"/>
      <style:paragraph-properties fo:margin-top="0cm" fo:margin-bottom="0.37cm" style:contextual-spacing="false" fo:background-color="#1e1f22" fo:padding="0cm" fo:border="none" style:shadow="none"/>
      <style:text-properties officeooo:paragraph-rsid="0017da81"/>
    </style:style>
    <style:style style:name="P22" style:family="paragraph" style:parent-style-name="Standard">
      <style:paragraph-properties fo:margin-top="0cm" fo:margin-bottom="0.37cm" style:contextual-spacing="false"/>
      <style:text-properties officeooo:rsid="001bf348" officeooo:paragraph-rsid="001bf348"/>
    </style:style>
    <style:style style:name="P23" style:family="paragraph" style:parent-style-name="Standard">
      <style:paragraph-properties fo:margin-top="0cm" fo:margin-bottom="0.37cm" style:contextual-spacing="false"/>
      <style:text-properties officeooo:paragraph-rsid="001bf348"/>
    </style:style>
    <style:style style:name="P24" style:family="paragraph" style:parent-style-name="Standard">
      <loext:graphic-properties draw:fill="solid" draw:fill-color="#1e1f22"/>
      <style:paragraph-properties fo:margin-top="0cm" fo:margin-bottom="0.37cm" style:contextual-spacing="false" fo:background-color="#1e1f22" fo:padding="0cm" fo:border="none" style:shadow="none"/>
      <style:text-properties officeooo:paragraph-rsid="001c609d"/>
    </style:style>
    <style:style style:name="P25" style:family="paragraph" style:parent-style-name="Standard">
      <style:text-properties officeooo:paragraph-rsid="002132fe"/>
    </style:style>
    <style:style style:name="P26" style:family="paragraph" style:parent-style-name="Standard">
      <loext:graphic-properties draw:fill="solid" draw:fill-color="#1e1f22"/>
      <style:paragraph-properties fo:margin-top="0cm" fo:margin-bottom="0.37cm" style:contextual-spacing="false" fo:background-color="#1e1f22" fo:padding="0cm" fo:border="none" style:shadow="none"/>
      <style:text-properties officeooo:paragraph-rsid="002132fe"/>
    </style:style>
    <style:style style:name="P27" style:family="paragraph" style:parent-style-name="Standard">
      <loext:graphic-properties draw:fill="solid" draw:fill-color="#1e1f22"/>
      <style:paragraph-properties fo:background-color="#1e1f22" fo:padding="0cm" fo:border="none" style:shadow="none"/>
      <style:text-properties officeooo:paragraph-rsid="002132fe"/>
    </style:style>
    <style:style style:name="P28" style:family="paragraph" style:parent-style-name="Standard" style:list-style-name="L147">
      <loext:graphic-properties draw:fill="solid" draw:fill-color="#1e1f22"/>
      <style:paragraph-properties fo:background-color="#1e1f22" fo:padding="0cm" fo:border="none" style:shadow="none"/>
      <style:text-properties officeooo:paragraph-rsid="002132fe"/>
    </style:style>
    <style:style style:name="P29" style:family="paragraph" style:parent-style-name="Standard">
      <loext:graphic-properties draw:fill="solid" draw:fill-color="#1e1f22"/>
      <style:paragraph-properties fo:background-color="#1e1f22" fo:padding="0cm" fo:border="none" style:shadow="none"/>
      <style:text-properties officeooo:paragraph-rsid="00222f24"/>
    </style:style>
    <style:style style:name="P30" style:family="paragraph" style:parent-style-name="Standard">
      <style:text-properties officeooo:paragraph-rsid="00222f24"/>
    </style:style>
    <style:style style:name="P31" style:family="paragraph" style:parent-style-name="Standard" style:list-style-name="L162">
      <loext:graphic-properties draw:fill="solid" draw:fill-color="#1e1f22"/>
      <style:paragraph-properties fo:background-color="#1e1f22" fo:padding="0cm" fo:border="none" style:shadow="none"/>
      <style:text-properties officeooo:paragraph-rsid="0023d01c"/>
    </style:style>
    <style:style style:name="P32" style:family="paragraph" style:parent-style-name="Text_20_body">
      <style:paragraph-properties fo:margin-top="0cm" fo:margin-bottom="0cm" style:contextual-spacing="false"/>
    </style:style>
    <style:style style:name="P33" style:family="paragraph" style:parent-style-name="Text_20_body">
      <style:paragraph-properties fo:margin-top="0cm" fo:margin-bottom="0.37cm" style:contextual-spacing="false"/>
    </style:style>
    <style:style style:name="P34" style:family="paragraph" style:parent-style-name="Text_20_body" style:list-style-name="L11"/>
    <style:style style:name="P35" style:family="paragraph" style:parent-style-name="Text_20_body" style:list-style-name="L11">
      <style:paragraph-properties fo:margin-top="0cm" fo:margin-bottom="0.37cm" style:contextual-spacing="false"/>
    </style:style>
    <style:style style:name="P36" style:family="paragraph" style:parent-style-name="Text_20_body" style:list-style-name="L11">
      <style:paragraph-properties fo:margin-top="0cm" fo:margin-bottom="0cm" style:contextual-spacing="false"/>
    </style:style>
    <style:style style:name="P37" style:family="paragraph" style:parent-style-name="Text_20_body" style:list-style-name="L12"/>
    <style:style style:name="P38" style:family="paragraph" style:parent-style-name="Text_20_body" style:list-style-name="L12">
      <style:paragraph-properties fo:margin-top="0cm" fo:margin-bottom="0.37cm" style:contextual-spacing="false"/>
    </style:style>
    <style:style style:name="P39" style:family="paragraph" style:parent-style-name="Text_20_body" style:list-style-name="L12">
      <style:paragraph-properties fo:margin-top="0cm" fo:margin-bottom="0cm" style:contextual-spacing="false"/>
    </style:style>
    <style:style style:name="P40" style:family="paragraph" style:parent-style-name="Text_20_body" style:list-style-name="L13"/>
    <style:style style:name="P41" style:family="paragraph" style:parent-style-name="Text_20_body" style:list-style-name="L13">
      <style:paragraph-properties fo:margin-top="0cm" fo:margin-bottom="0.37cm" style:contextual-spacing="false"/>
    </style:style>
    <style:style style:name="P42" style:family="paragraph" style:parent-style-name="Text_20_body" style:list-style-name="L13">
      <style:paragraph-properties fo:margin-top="0cm" fo:margin-bottom="0cm" style:contextual-spacing="false"/>
    </style:style>
    <style:style style:name="P43" style:family="paragraph" style:parent-style-name="Text_20_body" style:list-style-name="L14"/>
    <style:style style:name="P44" style:family="paragraph" style:parent-style-name="Text_20_body" style:list-style-name="L14">
      <style:paragraph-properties fo:margin-top="0cm" fo:margin-bottom="0.37cm" style:contextual-spacing="false"/>
    </style:style>
    <style:style style:name="P45" style:family="paragraph" style:parent-style-name="Text_20_body" style:list-style-name="L14">
      <style:paragraph-properties fo:margin-top="0cm" fo:margin-bottom="0cm" style:contextual-spacing="false"/>
    </style:style>
    <style:style style:name="P46" style:family="paragraph" style:parent-style-name="Text_20_body" style:list-style-name="L15"/>
    <style:style style:name="P47" style:family="paragraph" style:parent-style-name="Text_20_body" style:list-style-name="L15">
      <style:paragraph-properties fo:margin-top="0cm" fo:margin-bottom="0cm" style:contextual-spacing="false"/>
    </style:style>
    <style:style style:name="P48" style:family="paragraph" style:parent-style-name="Text_20_body" style:list-style-name="L16"/>
    <style:style style:name="P49" style:family="paragraph" style:parent-style-name="Text_20_body" style:list-style-name="L16">
      <style:paragraph-properties fo:margin-top="0cm" fo:margin-bottom="0cm" style:contextual-spacing="false"/>
    </style:style>
    <style:style style:name="P50" style:family="paragraph" style:parent-style-name="Text_20_body" style:list-style-name="L18"/>
    <style:style style:name="P51" style:family="paragraph" style:parent-style-name="Text_20_body" style:list-style-name="L18">
      <style:paragraph-properties fo:margin-top="0cm" fo:margin-bottom="0cm" style:contextual-spacing="false"/>
    </style:style>
    <style:style style:name="P52" style:family="paragraph" style:parent-style-name="Text_20_body" style:list-style-name="L19">
      <style:paragraph-properties fo:margin-top="0cm" fo:margin-bottom="0cm" style:contextual-spacing="false"/>
    </style:style>
    <style:style style:name="P53" style:family="paragraph" style:parent-style-name="Text_20_body" style:list-style-name="L21"/>
    <style:style style:name="P54" style:family="paragraph" style:parent-style-name="Text_20_body" style:list-style-name="L21">
      <style:paragraph-properties fo:margin-top="0cm" fo:margin-bottom="0.37cm" style:contextual-spacing="false"/>
    </style:style>
    <style:style style:name="P55" style:family="paragraph" style:parent-style-name="Text_20_body" style:list-style-name="L21">
      <style:paragraph-properties fo:margin-top="0cm" fo:margin-bottom="0cm" style:contextual-spacing="false"/>
    </style:style>
    <style:style style:name="P56" style:family="paragraph" style:parent-style-name="Text_20_body" style:list-style-name="L23"/>
    <style:style style:name="P57" style:family="paragraph" style:parent-style-name="Text_20_body" style:list-style-name="L23">
      <style:paragraph-properties fo:margin-top="0cm" fo:margin-bottom="0cm" style:contextual-spacing="false"/>
    </style:style>
    <style:style style:name="P58" style:family="paragraph" style:parent-style-name="Text_20_body" style:list-style-name="L24"/>
    <style:style style:name="P59" style:family="paragraph" style:parent-style-name="Text_20_body" style:list-style-name="L24">
      <style:paragraph-properties fo:margin-top="0cm" fo:margin-bottom="0cm" style:contextual-spacing="false"/>
    </style:style>
    <style:style style:name="P60" style:family="paragraph" style:parent-style-name="Text_20_body" style:list-style-name="L25"/>
    <style:style style:name="P61" style:family="paragraph" style:parent-style-name="Text_20_body" style:list-style-name="L25">
      <style:paragraph-properties fo:margin-top="0cm" fo:margin-bottom="0.37cm" style:contextual-spacing="false"/>
    </style:style>
    <style:style style:name="P62" style:family="paragraph" style:parent-style-name="Text_20_body" style:list-style-name="L25">
      <style:paragraph-properties fo:margin-top="0cm" fo:margin-bottom="0cm" style:contextual-spacing="false"/>
    </style:style>
    <style:style style:name="P63" style:family="paragraph" style:parent-style-name="Text_20_body" style:list-style-name="L26"/>
    <style:style style:name="P64" style:family="paragraph" style:parent-style-name="Text_20_body" style:list-style-name="L26">
      <style:paragraph-properties fo:margin-top="0cm" fo:margin-bottom="0cm" style:contextual-spacing="false"/>
    </style:style>
    <style:style style:name="P65" style:family="paragraph" style:parent-style-name="Text_20_body" style:list-style-name="L27"/>
    <style:style style:name="P66" style:family="paragraph" style:parent-style-name="Text_20_body" style:list-style-name="L27">
      <style:paragraph-properties fo:margin-top="0cm" fo:margin-bottom="0cm" style:contextual-spacing="false"/>
    </style:style>
    <style:style style:name="P67" style:family="paragraph" style:parent-style-name="Text_20_body" style:list-style-name="L28"/>
    <style:style style:name="P68" style:family="paragraph" style:parent-style-name="Text_20_body" style:list-style-name="L30"/>
    <style:style style:name="P69" style:family="paragraph" style:parent-style-name="Text_20_body" style:list-style-name="L32"/>
    <style:style style:name="P70" style:family="paragraph" style:parent-style-name="Text_20_body" style:list-style-name="L33"/>
    <style:style style:name="P71" style:family="paragraph" style:parent-style-name="Text_20_body" style:list-style-name="L33">
      <style:paragraph-properties fo:margin-top="0cm" fo:margin-bottom="0cm" style:contextual-spacing="false"/>
    </style:style>
    <style:style style:name="P72" style:family="paragraph" style:parent-style-name="Text_20_body" style:list-style-name="L34"/>
    <style:style style:name="P73" style:family="paragraph" style:parent-style-name="Text_20_body" style:list-style-name="L36"/>
    <style:style style:name="P74" style:family="paragraph" style:parent-style-name="Text_20_body" style:list-style-name="L36">
      <style:paragraph-properties fo:margin-top="0cm" fo:margin-bottom="0cm" style:contextual-spacing="false"/>
    </style:style>
    <style:style style:name="P75" style:family="paragraph" style:parent-style-name="Text_20_body" style:list-style-name="L37"/>
    <style:style style:name="P76" style:family="paragraph" style:parent-style-name="Text_20_body" style:list-style-name="L37">
      <style:paragraph-properties fo:margin-top="0cm" fo:margin-bottom="0cm" style:contextual-spacing="false"/>
    </style:style>
    <style:style style:name="P77" style:family="paragraph" style:parent-style-name="Text_20_body" style:list-style-name="L38"/>
    <style:style style:name="P78" style:family="paragraph" style:parent-style-name="Text_20_body" style:list-style-name="L39"/>
    <style:style style:name="P79" style:family="paragraph" style:parent-style-name="Text_20_body" style:list-style-name="L40"/>
    <style:style style:name="P80" style:family="paragraph" style:parent-style-name="Text_20_body" style:list-style-name="L41"/>
    <style:style style:name="P81" style:family="paragraph" style:parent-style-name="Text_20_body" style:list-style-name="L42"/>
    <style:style style:name="P82" style:family="paragraph" style:parent-style-name="Text_20_body" style:list-style-name="L42">
      <style:paragraph-properties fo:margin-top="0cm" fo:margin-bottom="0cm" style:contextual-spacing="false"/>
    </style:style>
    <style:style style:name="P83" style:family="paragraph" style:parent-style-name="Text_20_body" style:list-style-name="L43"/>
    <style:style style:name="P84" style:family="paragraph" style:parent-style-name="Text_20_body" style:list-style-name="L43">
      <style:paragraph-properties fo:margin-top="0cm" fo:margin-bottom="0cm" style:contextual-spacing="false"/>
    </style:style>
    <style:style style:name="P85" style:family="paragraph" style:parent-style-name="Text_20_body" style:list-style-name="L44"/>
    <style:style style:name="P86" style:family="paragraph" style:parent-style-name="Text_20_body" style:list-style-name="L44">
      <style:paragraph-properties fo:margin-top="0cm" fo:margin-bottom="0cm" style:contextual-spacing="false"/>
    </style:style>
    <style:style style:name="P87" style:family="paragraph" style:parent-style-name="Text_20_body" style:list-style-name="L45"/>
    <style:style style:name="P88" style:family="paragraph" style:parent-style-name="Text_20_body" style:list-style-name="L45">
      <style:paragraph-properties fo:margin-top="0cm" fo:margin-bottom="0cm" style:contextual-spacing="false"/>
    </style:style>
    <style:style style:name="P89" style:family="paragraph" style:parent-style-name="Text_20_body" style:list-style-name="L46"/>
    <style:style style:name="P90" style:family="paragraph" style:parent-style-name="Text_20_body" style:list-style-name="L46">
      <style:paragraph-properties fo:margin-top="0cm" fo:margin-bottom="0cm" style:contextual-spacing="false"/>
    </style:style>
    <style:style style:name="P91" style:family="paragraph" style:parent-style-name="Text_20_body" style:list-style-name="L47"/>
    <style:style style:name="P92" style:family="paragraph" style:parent-style-name="Text_20_body" style:list-style-name="L47">
      <style:paragraph-properties fo:margin-top="0cm" fo:margin-bottom="0cm" style:contextual-spacing="false"/>
    </style:style>
    <style:style style:name="P93" style:family="paragraph" style:parent-style-name="Text_20_body" style:list-style-name="L48"/>
    <style:style style:name="P94" style:family="paragraph" style:parent-style-name="Text_20_body" style:list-style-name="L48">
      <style:paragraph-properties fo:margin-top="0cm" fo:margin-bottom="0cm" style:contextual-spacing="false"/>
    </style:style>
    <style:style style:name="P95" style:family="paragraph" style:parent-style-name="Text_20_body" style:list-style-name="L49"/>
    <style:style style:name="P96" style:family="paragraph" style:parent-style-name="Text_20_body" style:list-style-name="L49">
      <style:paragraph-properties fo:margin-top="0cm" fo:margin-bottom="0cm" style:contextual-spacing="false"/>
    </style:style>
    <style:style style:name="P97" style:family="paragraph" style:parent-style-name="Text_20_body" style:list-style-name="L50"/>
    <style:style style:name="P98" style:family="paragraph" style:parent-style-name="Text_20_body" style:list-style-name="L50">
      <style:paragraph-properties fo:margin-top="0cm" fo:margin-bottom="0cm" style:contextual-spacing="false"/>
    </style:style>
    <style:style style:name="P99" style:family="paragraph" style:parent-style-name="Text_20_body" style:list-style-name="L51"/>
    <style:style style:name="P100" style:family="paragraph" style:parent-style-name="Text_20_body" style:list-style-name="L51">
      <style:paragraph-properties fo:margin-top="0cm" fo:margin-bottom="0cm" style:contextual-spacing="false"/>
    </style:style>
    <style:style style:name="P101" style:family="paragraph" style:parent-style-name="Text_20_body">
      <style:paragraph-properties fo:break-before="page"/>
    </style:style>
    <style:style style:name="P102" style:family="paragraph" style:parent-style-name="Text_20_body" style:list-style-name="L52"/>
    <style:style style:name="P103" style:family="paragraph" style:parent-style-name="Text_20_body" style:list-style-name="L52">
      <style:paragraph-properties fo:margin-top="0cm" fo:margin-bottom="0cm" style:contextual-spacing="false"/>
    </style:style>
    <style:style style:name="P104" style:family="paragraph" style:parent-style-name="Text_20_body" style:list-style-name="L53"/>
    <style:style style:name="P105" style:family="paragraph" style:parent-style-name="Text_20_body" style:list-style-name="L53">
      <style:paragraph-properties fo:margin-top="0cm" fo:margin-bottom="0cm" style:contextual-spacing="false"/>
    </style:style>
    <style:style style:name="P106" style:family="paragraph" style:parent-style-name="Text_20_body" style:list-style-name="L54"/>
    <style:style style:name="P107" style:family="paragraph" style:parent-style-name="Text_20_body" style:list-style-name="L54">
      <style:paragraph-properties fo:margin-top="0cm" fo:margin-bottom="0cm" style:contextual-spacing="false"/>
    </style:style>
    <style:style style:name="P108" style:family="paragraph" style:parent-style-name="Text_20_body" style:list-style-name="L55"/>
    <style:style style:name="P109" style:family="paragraph" style:parent-style-name="Text_20_body" style:list-style-name="L55">
      <style:paragraph-properties fo:margin-top="0cm" fo:margin-bottom="0cm" style:contextual-spacing="false"/>
    </style:style>
    <style:style style:name="P110" style:family="paragraph" style:parent-style-name="Text_20_body" style:list-style-name="L56"/>
    <style:style style:name="P111" style:family="paragraph" style:parent-style-name="Text_20_body" style:list-style-name="L56">
      <style:paragraph-properties fo:margin-top="0cm" fo:margin-bottom="0cm" style:contextual-spacing="false"/>
    </style:style>
    <style:style style:name="P112" style:family="paragraph" style:parent-style-name="Text_20_body" style:list-style-name="L57"/>
    <style:style style:name="P113" style:family="paragraph" style:parent-style-name="Text_20_body" style:list-style-name="L57">
      <style:paragraph-properties fo:margin-top="0cm" fo:margin-bottom="0cm" style:contextual-spacing="false"/>
    </style:style>
    <style:style style:name="P114" style:family="paragraph" style:parent-style-name="Text_20_body" style:list-style-name="L58"/>
    <style:style style:name="P115" style:family="paragraph" style:parent-style-name="Text_20_body" style:list-style-name="L58">
      <style:paragraph-properties fo:margin-top="0cm" fo:margin-bottom="0cm" style:contextual-spacing="false"/>
    </style:style>
    <style:style style:name="P116" style:family="paragraph" style:parent-style-name="Text_20_body" style:list-style-name="L59"/>
    <style:style style:name="P117" style:family="paragraph" style:parent-style-name="Text_20_body" style:list-style-name="L59">
      <style:paragraph-properties fo:margin-top="0cm" fo:margin-bottom="0cm" style:contextual-spacing="false"/>
    </style:style>
    <style:style style:name="P118" style:family="paragraph" style:parent-style-name="Text_20_body" style:list-style-name="L60"/>
    <style:style style:name="P119" style:family="paragraph" style:parent-style-name="Text_20_body" style:list-style-name="L60">
      <style:paragraph-properties fo:margin-top="0cm" fo:margin-bottom="0cm" style:contextual-spacing="false"/>
    </style:style>
    <style:style style:name="P120" style:family="paragraph" style:parent-style-name="Text_20_body" style:list-style-name="L61"/>
    <style:style style:name="P121" style:family="paragraph" style:parent-style-name="Text_20_body" style:list-style-name="L61">
      <style:paragraph-properties fo:margin-top="0cm" fo:margin-bottom="0cm" style:contextual-spacing="false"/>
    </style:style>
    <style:style style:name="P122" style:family="paragraph" style:parent-style-name="Text_20_body" style:list-style-name="L62"/>
    <style:style style:name="P123" style:family="paragraph" style:parent-style-name="Text_20_body" style:list-style-name="L62">
      <style:paragraph-properties fo:margin-top="0cm" fo:margin-bottom="0cm" style:contextual-spacing="false"/>
    </style:style>
    <style:style style:name="P124" style:family="paragraph" style:parent-style-name="Text_20_body" style:list-style-name="L63"/>
    <style:style style:name="P125" style:family="paragraph" style:parent-style-name="Text_20_body" style:list-style-name="L65"/>
    <style:style style:name="P126" style:family="paragraph" style:parent-style-name="Text_20_body" style:list-style-name="L66"/>
    <style:style style:name="P127" style:family="paragraph" style:parent-style-name="Text_20_body" style:list-style-name="L66">
      <style:paragraph-properties fo:margin-top="0cm" fo:margin-bottom="0cm" style:contextual-spacing="false"/>
    </style:style>
    <style:style style:name="P128" style:family="paragraph" style:parent-style-name="Text_20_body" style:list-style-name="L67"/>
    <style:style style:name="P129" style:family="paragraph" style:parent-style-name="Text_20_body" style:list-style-name="L68"/>
    <style:style style:name="P130" style:family="paragraph" style:parent-style-name="Text_20_body" style:list-style-name="L68">
      <style:paragraph-properties fo:margin-top="0cm" fo:margin-bottom="0cm" style:contextual-spacing="false"/>
    </style:style>
    <style:style style:name="P131" style:family="paragraph" style:parent-style-name="Text_20_body" style:list-style-name="L69"/>
    <style:style style:name="P132" style:family="paragraph" style:parent-style-name="Text_20_body" style:list-style-name="L69">
      <style:paragraph-properties fo:margin-top="0cm" fo:margin-bottom="0cm" style:contextual-spacing="false"/>
    </style:style>
    <style:style style:name="P133" style:family="paragraph" style:parent-style-name="Text_20_body" style:list-style-name="L70"/>
    <style:style style:name="P134" style:family="paragraph" style:parent-style-name="Text_20_body" style:list-style-name="L70">
      <style:paragraph-properties fo:margin-top="0cm" fo:margin-bottom="0.37cm" style:contextual-spacing="false"/>
    </style:style>
    <style:style style:name="P135" style:family="paragraph" style:parent-style-name="Text_20_body" style:list-style-name="L73"/>
    <style:style style:name="P136" style:family="paragraph" style:parent-style-name="Text_20_body" style:list-style-name="L73">
      <style:paragraph-properties fo:margin-top="0cm" fo:margin-bottom="0cm" style:contextual-spacing="false"/>
    </style:style>
    <style:style style:name="P137" style:family="paragraph" style:parent-style-name="Text_20_body" style:list-style-name="L74"/>
    <style:style style:name="P138" style:family="paragraph" style:parent-style-name="Text_20_body" style:list-style-name="L74">
      <style:paragraph-properties fo:margin-top="0cm" fo:margin-bottom="0cm" style:contextual-spacing="false"/>
    </style:style>
    <style:style style:name="P139" style:family="paragraph" style:parent-style-name="Text_20_body" style:list-style-name="L75"/>
    <style:style style:name="P140" style:family="paragraph" style:parent-style-name="Text_20_body" style:list-style-name="L76"/>
    <style:style style:name="P141" style:family="paragraph" style:parent-style-name="Text_20_body" style:list-style-name="L76">
      <style:paragraph-properties fo:margin-top="0cm" fo:margin-bottom="0.37cm" style:contextual-spacing="false"/>
    </style:style>
    <style:style style:name="P142" style:family="paragraph" style:parent-style-name="Text_20_body" style:list-style-name="L76">
      <style:paragraph-properties fo:margin-top="0cm" fo:margin-bottom="0cm" style:contextual-spacing="false"/>
    </style:style>
    <style:style style:name="P143" style:family="paragraph" style:parent-style-name="Text_20_body" style:list-style-name="L77"/>
    <style:style style:name="P144" style:family="paragraph" style:parent-style-name="Text_20_body" style:list-style-name="L77">
      <style:paragraph-properties fo:margin-top="0cm" fo:margin-bottom="0cm" style:contextual-spacing="false"/>
    </style:style>
    <style:style style:name="P145" style:family="paragraph" style:parent-style-name="Text_20_body" style:list-style-name="L78">
      <style:paragraph-properties fo:margin-top="0cm" fo:margin-bottom="0.37cm" style:contextual-spacing="false"/>
    </style:style>
    <style:style style:name="P146" style:family="paragraph" style:parent-style-name="Text_20_body" style:list-style-name="L79">
      <style:paragraph-properties fo:margin-top="0cm" fo:margin-bottom="0.37cm" style:contextual-spacing="false"/>
    </style:style>
    <style:style style:name="P147" style:family="paragraph" style:parent-style-name="Text_20_body" style:list-style-name="L79">
      <style:paragraph-properties fo:margin-top="0cm" fo:margin-bottom="0cm" style:contextual-spacing="false"/>
    </style:style>
    <style:style style:name="P148" style:family="paragraph" style:parent-style-name="Text_20_body" style:list-style-name="L80"/>
    <style:style style:name="P149" style:family="paragraph" style:parent-style-name="Text_20_body" style:list-style-name="L80">
      <style:paragraph-properties fo:margin-top="0cm" fo:margin-bottom="0cm" style:contextual-spacing="false"/>
    </style:style>
    <style:style style:name="P150" style:family="paragraph" style:parent-style-name="Text_20_body" style:list-style-name="L81"/>
    <style:style style:name="P151" style:family="paragraph" style:parent-style-name="Text_20_body" style:list-style-name="L81">
      <style:paragraph-properties fo:margin-top="0cm" fo:margin-bottom="0cm" style:contextual-spacing="false"/>
    </style:style>
    <style:style style:name="P152" style:family="paragraph" style:parent-style-name="Text_20_body" style:list-style-name="L82"/>
    <style:style style:name="P153" style:family="paragraph" style:parent-style-name="Text_20_body" style:list-style-name="L82">
      <style:paragraph-properties fo:margin-top="0cm" fo:margin-bottom="0.37cm" style:contextual-spacing="false"/>
    </style:style>
    <style:style style:name="P154" style:family="paragraph" style:parent-style-name="Text_20_body" style:list-style-name="L83"/>
    <style:style style:name="P155" style:family="paragraph" style:parent-style-name="Text_20_body" style:list-style-name="L83">
      <style:paragraph-properties fo:margin-top="0cm" fo:margin-bottom="0cm" style:contextual-spacing="false"/>
    </style:style>
    <style:style style:name="P156" style:family="paragraph" style:parent-style-name="Text_20_body" style:list-style-name="L84">
      <style:paragraph-properties fo:margin-top="0cm" fo:margin-bottom="0.37cm" style:contextual-spacing="false"/>
    </style:style>
    <style:style style:name="P157" style:family="paragraph" style:parent-style-name="Text_20_body" style:list-style-name="L85"/>
    <style:style style:name="P158" style:family="paragraph" style:parent-style-name="Text_20_body" style:list-style-name="L87"/>
    <style:style style:name="P159" style:family="paragraph" style:parent-style-name="Text_20_body" style:list-style-name="L87">
      <style:paragraph-properties fo:margin-top="0cm" fo:margin-bottom="0cm" style:contextual-spacing="false"/>
    </style:style>
    <style:style style:name="P160" style:family="paragraph" style:parent-style-name="Text_20_body" style:list-style-name="L88"/>
    <style:style style:name="P161" style:family="paragraph" style:parent-style-name="Text_20_body" style:list-style-name="L88">
      <style:paragraph-properties fo:margin-top="0cm" fo:margin-bottom="0cm" style:contextual-spacing="false"/>
    </style:style>
    <style:style style:name="P162" style:family="paragraph" style:parent-style-name="Text_20_body" style:list-style-name="L89"/>
    <style:style style:name="P163" style:family="paragraph" style:parent-style-name="Text_20_body" style:list-style-name="L89">
      <style:paragraph-properties fo:margin-top="0cm" fo:margin-bottom="0cm" style:contextual-spacing="false"/>
    </style:style>
    <style:style style:name="P164" style:family="paragraph" style:parent-style-name="Text_20_body" style:list-style-name="L90"/>
    <style:style style:name="P165" style:family="paragraph" style:parent-style-name="Text_20_body" style:list-style-name="L90">
      <style:paragraph-properties fo:margin-top="0cm" fo:margin-bottom="0cm" style:contextual-spacing="false"/>
    </style:style>
    <style:style style:name="P166" style:family="paragraph" style:parent-style-name="Text_20_body" style:list-style-name="L91"/>
    <style:style style:name="P167" style:family="paragraph" style:parent-style-name="Text_20_body" style:list-style-name="L91">
      <style:paragraph-properties fo:margin-top="0cm" fo:margin-bottom="0cm" style:contextual-spacing="false"/>
    </style:style>
    <style:style style:name="P168" style:family="paragraph" style:parent-style-name="Text_20_body" style:list-style-name="L92"/>
    <style:style style:name="P169" style:family="paragraph" style:parent-style-name="Text_20_body" style:list-style-name="L94"/>
    <style:style style:name="P170" style:family="paragraph" style:parent-style-name="Text_20_body" style:list-style-name="L94">
      <style:paragraph-properties fo:margin-top="0cm" fo:margin-bottom="0cm" style:contextual-spacing="false"/>
    </style:style>
    <style:style style:name="P171" style:family="paragraph" style:parent-style-name="Text_20_body" style:list-style-name="L95"/>
    <style:style style:name="P172" style:family="paragraph" style:parent-style-name="Text_20_body" style:list-style-name="L95">
      <style:paragraph-properties fo:margin-top="0cm" fo:margin-bottom="0cm" style:contextual-spacing="false"/>
    </style:style>
    <style:style style:name="P173" style:family="paragraph" style:parent-style-name="Text_20_body">
      <style:paragraph-properties fo:margin-left="0cm" fo:margin-right="0cm" fo:margin-top="0cm" fo:margin-bottom="0.37cm" style:contextual-spacing="false" fo:text-indent="0cm" style:auto-text-indent="false"/>
      <style:text-properties officeooo:paragraph-rsid="001c609d"/>
    </style:style>
    <style:style style:name="P174" style:family="paragraph" style:parent-style-name="Text_20_body" style:list-style-name="L96"/>
    <style:style style:name="P175" style:family="paragraph" style:parent-style-name="Text_20_body" style:list-style-name="L96">
      <style:paragraph-properties fo:margin-top="0cm" fo:margin-bottom="0cm" style:contextual-spacing="false"/>
    </style:style>
    <style:style style:name="P176" style:family="paragraph" style:parent-style-name="Text_20_body" style:list-style-name="L97"/>
    <style:style style:name="P177" style:family="paragraph" style:parent-style-name="Text_20_body" style:list-style-name="L97">
      <style:paragraph-properties fo:margin-top="0cm" fo:margin-bottom="0cm" style:contextual-spacing="false"/>
    </style:style>
    <style:style style:name="P178" style:family="paragraph" style:parent-style-name="Text_20_body" style:list-style-name="L98"/>
    <style:style style:name="P179" style:family="paragraph" style:parent-style-name="Text_20_body" style:list-style-name="L98">
      <style:paragraph-properties fo:margin-top="0cm" fo:margin-bottom="0cm" style:contextual-spacing="false"/>
    </style:style>
    <style:style style:name="P180" style:family="paragraph" style:parent-style-name="Text_20_body" style:list-style-name="L99"/>
    <style:style style:name="P181" style:family="paragraph" style:parent-style-name="Text_20_body" style:list-style-name="L99">
      <style:paragraph-properties fo:margin-top="0cm" fo:margin-bottom="0cm" style:contextual-spacing="false"/>
    </style:style>
    <style:style style:name="P182" style:family="paragraph" style:parent-style-name="Text_20_body" style:list-style-name="L100"/>
    <style:style style:name="P183" style:family="paragraph" style:parent-style-name="Text_20_body" style:list-style-name="L100">
      <style:paragraph-properties fo:margin-top="0cm" fo:margin-bottom="0cm" style:contextual-spacing="false"/>
    </style:style>
    <style:style style:name="P184" style:family="paragraph" style:parent-style-name="Text_20_body" style:list-style-name="L101"/>
    <style:style style:name="P185" style:family="paragraph" style:parent-style-name="Text_20_body" style:list-style-name="L101">
      <style:paragraph-properties fo:margin-top="0cm" fo:margin-bottom="0cm" style:contextual-spacing="false"/>
    </style:style>
    <style:style style:name="P186" style:family="paragraph" style:parent-style-name="Text_20_body" style:list-style-name="L102"/>
    <style:style style:name="P187" style:family="paragraph" style:parent-style-name="Text_20_body" style:list-style-name="L102">
      <style:paragraph-properties fo:margin-top="0cm" fo:margin-bottom="0cm" style:contextual-spacing="false"/>
    </style:style>
    <style:style style:name="P188" style:family="paragraph" style:parent-style-name="Text_20_body" style:list-style-name="L103"/>
    <style:style style:name="P189" style:family="paragraph" style:parent-style-name="Text_20_body" style:list-style-name="L103">
      <style:paragraph-properties fo:margin-top="0cm" fo:margin-bottom="0cm" style:contextual-spacing="false"/>
    </style:style>
    <style:style style:name="P190" style:family="paragraph" style:parent-style-name="Text_20_body" style:list-style-name="L104"/>
    <style:style style:name="P191" style:family="paragraph" style:parent-style-name="Text_20_body" style:list-style-name="L106"/>
    <style:style style:name="P192" style:family="paragraph" style:parent-style-name="Text_20_body" style:list-style-name="L109"/>
    <style:style style:name="P193" style:family="paragraph" style:parent-style-name="Text_20_body" style:list-style-name="L110"/>
    <style:style style:name="P194" style:family="paragraph" style:parent-style-name="Text_20_body" style:list-style-name="L110">
      <style:paragraph-properties fo:margin-top="0cm" fo:margin-bottom="0cm" style:contextual-spacing="false"/>
    </style:style>
    <style:style style:name="P195" style:family="paragraph" style:parent-style-name="Text_20_body" style:list-style-name="L111"/>
    <style:style style:name="P196" style:family="paragraph" style:parent-style-name="Text_20_body" style:list-style-name="L111">
      <style:paragraph-properties fo:margin-top="0cm" fo:margin-bottom="0cm" style:contextual-spacing="false"/>
    </style:style>
    <style:style style:name="P197" style:family="paragraph" style:parent-style-name="Text_20_body" style:list-style-name="L112"/>
    <style:style style:name="P198" style:family="paragraph" style:parent-style-name="Text_20_body" style:list-style-name="L112">
      <style:paragraph-properties fo:margin-top="0cm" fo:margin-bottom="0cm" style:contextual-spacing="false"/>
    </style:style>
    <style:style style:name="P199" style:family="paragraph" style:parent-style-name="Text_20_body" style:list-style-name="L113"/>
    <style:style style:name="P200" style:family="paragraph" style:parent-style-name="Text_20_body" style:list-style-name="L113">
      <style:paragraph-properties fo:margin-top="0cm" fo:margin-bottom="0cm" style:contextual-spacing="false"/>
    </style:style>
    <style:style style:name="P201" style:family="paragraph" style:parent-style-name="Text_20_body" style:list-style-name="L114"/>
    <style:style style:name="P202" style:family="paragraph" style:parent-style-name="Text_20_body" style:list-style-name="L115"/>
    <style:style style:name="P203" style:family="paragraph" style:parent-style-name="Text_20_body" style:list-style-name="L117"/>
    <style:style style:name="P204" style:family="paragraph" style:parent-style-name="Text_20_body" style:list-style-name="L119"/>
    <style:style style:name="P205" style:family="paragraph" style:parent-style-name="Text_20_body" style:list-style-name="L121"/>
    <style:style style:name="P206" style:family="paragraph" style:parent-style-name="Text_20_body" style:list-style-name="L121">
      <style:paragraph-properties fo:margin-top="0cm" fo:margin-bottom="0cm" style:contextual-spacing="false"/>
    </style:style>
    <style:style style:name="P207" style:family="paragraph" style:parent-style-name="Text_20_body" style:list-style-name="L122"/>
    <style:style style:name="P208" style:family="paragraph" style:parent-style-name="Text_20_body" style:list-style-name="L122">
      <style:paragraph-properties fo:margin-top="0cm" fo:margin-bottom="0cm" style:contextual-spacing="false"/>
    </style:style>
    <style:style style:name="P209" style:family="paragraph" style:parent-style-name="Text_20_body" style:list-style-name="L123"/>
    <style:style style:name="P210" style:family="paragraph" style:parent-style-name="Text_20_body" style:list-style-name="L123">
      <style:paragraph-properties fo:margin-top="0cm" fo:margin-bottom="0cm" style:contextual-spacing="false"/>
    </style:style>
    <style:style style:name="P211" style:family="paragraph" style:parent-style-name="Text_20_body" style:list-style-name="L124"/>
    <style:style style:name="P212" style:family="paragraph" style:parent-style-name="Text_20_body" style:list-style-name="L124">
      <style:paragraph-properties fo:margin-top="0cm" fo:margin-bottom="0cm" style:contextual-spacing="false"/>
    </style:style>
    <style:style style:name="P213" style:family="paragraph" style:parent-style-name="Text_20_body" style:list-style-name="L125"/>
    <style:style style:name="P214" style:family="paragraph" style:parent-style-name="Text_20_body" style:list-style-name="L127"/>
    <style:style style:name="P215" style:family="paragraph" style:parent-style-name="Text_20_body" style:list-style-name="L127">
      <style:paragraph-properties fo:margin-top="0cm" fo:margin-bottom="0cm" style:contextual-spacing="false"/>
    </style:style>
    <style:style style:name="P216" style:family="paragraph" style:parent-style-name="Text_20_body" style:list-style-name="L128"/>
    <style:style style:name="P217" style:family="paragraph" style:parent-style-name="Text_20_body" style:list-style-name="L130"/>
    <style:style style:name="P218" style:family="paragraph" style:parent-style-name="Text_20_body" style:list-style-name="L130">
      <style:paragraph-properties fo:margin-top="0cm" fo:margin-bottom="0cm" style:contextual-spacing="false"/>
    </style:style>
    <style:style style:name="P219" style:family="paragraph" style:parent-style-name="Text_20_body" style:list-style-name="L131"/>
    <style:style style:name="P220" style:family="paragraph" style:parent-style-name="Text_20_body" style:list-style-name="L131">
      <style:paragraph-properties fo:margin-top="0cm" fo:margin-bottom="0cm" style:contextual-spacing="false"/>
    </style:style>
    <style:style style:name="P221" style:family="paragraph" style:parent-style-name="Text_20_body" style:list-style-name="L132"/>
    <style:style style:name="P222" style:family="paragraph" style:parent-style-name="Text_20_body" style:list-style-name="L132">
      <style:paragraph-properties fo:margin-top="0cm" fo:margin-bottom="0cm" style:contextual-spacing="false"/>
    </style:style>
    <style:style style:name="P223" style:family="paragraph" style:parent-style-name="Text_20_body" style:list-style-name="L133"/>
    <style:style style:name="P224" style:family="paragraph" style:parent-style-name="Text_20_body" style:list-style-name="L133">
      <style:paragraph-properties fo:margin-top="0cm" fo:margin-bottom="0cm" style:contextual-spacing="false"/>
    </style:style>
    <style:style style:name="P225" style:family="paragraph" style:parent-style-name="Text_20_body" style:list-style-name="L134"/>
    <style:style style:name="P226" style:family="paragraph" style:parent-style-name="Text_20_body" style:list-style-name="L134">
      <style:paragraph-properties fo:margin-top="0cm" fo:margin-bottom="0.37cm" style:contextual-spacing="false"/>
    </style:style>
    <style:style style:name="P227" style:family="paragraph" style:parent-style-name="Text_20_body" style:list-style-name="L135"/>
    <style:style style:name="P228" style:family="paragraph" style:parent-style-name="Text_20_body" style:list-style-name="L135">
      <style:paragraph-properties fo:margin-top="0cm" fo:margin-bottom="0cm" style:contextual-spacing="false"/>
    </style:style>
    <style:style style:name="P229" style:family="paragraph" style:parent-style-name="Text_20_body" style:list-style-name="L136"/>
    <style:style style:name="P230" style:family="paragraph" style:parent-style-name="Text_20_body" style:list-style-name="L136">
      <style:paragraph-properties fo:margin-top="0cm" fo:margin-bottom="0.37cm" style:contextual-spacing="false"/>
    </style:style>
    <style:style style:name="P231" style:family="paragraph" style:parent-style-name="Text_20_body" style:list-style-name="L137"/>
    <style:style style:name="P232" style:family="paragraph" style:parent-style-name="Text_20_body" style:list-style-name="L137">
      <style:paragraph-properties fo:margin-top="0cm" fo:margin-bottom="0cm" style:contextual-spacing="false"/>
    </style:style>
    <style:style style:name="P233" style:family="paragraph" style:parent-style-name="Text_20_body" style:list-style-name="L138"/>
    <style:style style:name="P234" style:family="paragraph" style:parent-style-name="Text_20_body" style:list-style-name="L140"/>
    <style:style style:name="P235" style:family="paragraph" style:parent-style-name="Text_20_body" style:list-style-name="L140">
      <style:paragraph-properties fo:margin-top="0cm" fo:margin-bottom="0.37cm" style:contextual-spacing="false"/>
    </style:style>
    <style:style style:name="P236" style:family="paragraph" style:parent-style-name="Text_20_body" style:list-style-name="L141"/>
    <style:style style:name="P237" style:family="paragraph" style:parent-style-name="Text_20_body" style:list-style-name="L141">
      <style:paragraph-properties fo:margin-top="0cm" fo:margin-bottom="0cm" style:contextual-spacing="false"/>
    </style:style>
    <style:style style:name="P238" style:family="paragraph" style:parent-style-name="Text_20_body" style:list-style-name="L142"/>
    <style:style style:name="P239" style:family="paragraph" style:parent-style-name="Text_20_body" style:list-style-name="L142">
      <style:paragraph-properties fo:margin-top="0cm" fo:margin-bottom="0cm" style:contextual-spacing="false"/>
    </style:style>
    <style:style style:name="P240" style:family="paragraph" style:parent-style-name="Text_20_body" style:list-style-name="L143"/>
    <style:style style:name="P241" style:family="paragraph" style:parent-style-name="Text_20_body" style:list-style-name="L143">
      <style:paragraph-properties fo:margin-top="0cm" fo:margin-bottom="0cm" style:contextual-spacing="false"/>
    </style:style>
    <style:style style:name="P242" style:family="paragraph" style:parent-style-name="Text_20_body" style:list-style-name="L144"/>
    <style:style style:name="P243" style:family="paragraph" style:parent-style-name="Text_20_body" style:list-style-name="L144">
      <style:paragraph-properties fo:margin-top="0cm" fo:margin-bottom="0cm" style:contextual-spacing="false"/>
    </style:style>
    <style:style style:name="P244" style:family="paragraph" style:parent-style-name="Text_20_body" style:list-style-name="L145"/>
    <style:style style:name="P245" style:family="paragraph" style:parent-style-name="Text_20_body" style:list-style-name="L145">
      <style:paragraph-properties fo:margin-top="0cm" fo:margin-bottom="0cm" style:contextual-spacing="false"/>
    </style:style>
    <style:style style:name="P246" style:family="paragraph" style:parent-style-name="Text_20_body" style:list-style-name="L146"/>
    <style:style style:name="P247" style:family="paragraph" style:parent-style-name="Text_20_body" style:list-style-name="L146">
      <style:paragraph-properties fo:margin-top="0cm" fo:margin-bottom="0cm" style:contextual-spacing="false"/>
    </style:style>
    <style:style style:name="P248" style:family="paragraph" style:parent-style-name="Text_20_body" style:list-style-name="L147">
      <style:text-properties officeooo:paragraph-rsid="002132fe"/>
    </style:style>
    <style:style style:name="P249" style:family="paragraph" style:parent-style-name="Text_20_body">
      <style:text-properties officeooo:paragraph-rsid="002132fe"/>
    </style:style>
    <style:style style:name="P250" style:family="paragraph" style:parent-style-name="Text_20_body" style:list-style-name="L153"/>
    <style:style style:name="P251" style:family="paragraph" style:parent-style-name="Text_20_body" style:list-style-name="L155"/>
    <style:style style:name="P252" style:family="paragraph" style:parent-style-name="Text_20_body" style:list-style-name="L155">
      <style:paragraph-properties fo:margin-top="0cm" fo:margin-bottom="0cm" style:contextual-spacing="false"/>
    </style:style>
    <style:style style:name="P253" style:family="paragraph" style:parent-style-name="Text_20_body" style:list-style-name="L156"/>
    <style:style style:name="P254" style:family="paragraph" style:parent-style-name="Text_20_body" style:list-style-name="L157"/>
    <style:style style:name="P255" style:family="paragraph" style:parent-style-name="Text_20_body" style:list-style-name="L157">
      <style:paragraph-properties fo:margin-top="0cm" fo:margin-bottom="0.37cm" style:contextual-spacing="false"/>
    </style:style>
    <style:style style:name="P256" style:family="paragraph" style:parent-style-name="Text_20_body" style:list-style-name="L158"/>
    <style:style style:name="P257" style:family="paragraph" style:parent-style-name="Text_20_body" style:list-style-name="L158">
      <style:paragraph-properties fo:margin-top="0cm" fo:margin-bottom="0cm" style:contextual-spacing="false"/>
    </style:style>
    <style:style style:name="P258" style:family="paragraph" style:parent-style-name="Text_20_body" style:list-style-name="L159"/>
    <style:style style:name="P259" style:family="paragraph" style:parent-style-name="Text_20_body" style:list-style-name="L160"/>
    <style:style style:name="P260" style:family="paragraph" style:parent-style-name="Text_20_body" style:list-style-name="L162"/>
    <style:style style:name="P261" style:family="paragraph" style:parent-style-name="Text_20_body" style:list-style-name="L162">
      <style:paragraph-properties fo:margin-top="0cm" fo:margin-bottom="0.37cm" style:contextual-spacing="false"/>
    </style:style>
    <style:style style:name="P262" style:family="paragraph" style:parent-style-name="Text_20_body" style:list-style-name="L162">
      <style:paragraph-properties fo:margin-top="0cm" fo:margin-bottom="0cm" style:contextual-spacing="false"/>
    </style:style>
    <style:style style:name="P263" style:family="paragraph" style:parent-style-name="Text_20_body" style:list-style-name="L164"/>
    <style:style style:name="P264" style:family="paragraph" style:parent-style-name="Text_20_body" style:list-style-name="L164">
      <style:paragraph-properties fo:margin-top="0cm" fo:margin-bottom="0cm" style:contextual-spacing="false"/>
    </style:style>
    <style:style style:name="P265" style:family="paragraph" style:parent-style-name="Text_20_body" style:list-style-name="L165"/>
    <style:style style:name="P266" style:family="paragraph" style:parent-style-name="Text_20_body" style:list-style-name="L165">
      <style:paragraph-properties fo:margin-top="0cm" fo:margin-bottom="0cm" style:contextual-spacing="false"/>
    </style:style>
    <style:style style:name="P267" style:family="paragraph" style:parent-style-name="Text_20_body">
      <style:paragraph-properties fo:margin-top="0cm" fo:margin-bottom="0cm" style:contextual-spacing="false"/>
      <style:text-properties officeooo:rsid="0025172e" officeooo:paragraph-rsid="0025172e"/>
    </style:style>
    <style:style style:name="P268" style:family="paragraph" style:parent-style-name="Text_20_body" style:list-style-name="L166"/>
    <style:style style:name="P269" style:family="paragraph" style:parent-style-name="Text_20_body" style:list-style-name="L166">
      <style:paragraph-properties fo:margin-top="0cm" fo:margin-bottom="0cm" style:contextual-spacing="false"/>
    </style:style>
    <style:style style:name="P270" style:family="paragraph" style:parent-style-name="Text_20_body" style:list-style-name="L167"/>
    <style:style style:name="P271" style:family="paragraph" style:parent-style-name="Text_20_body" style:list-style-name="L168"/>
    <style:style style:name="P272" style:family="paragraph" style:parent-style-name="Text_20_body" style:list-style-name="L168">
      <style:paragraph-properties fo:margin-top="0cm" fo:margin-bottom="0cm" style:contextual-spacing="false"/>
    </style:style>
    <style:style style:name="P273" style:family="paragraph" style:parent-style-name="Text_20_body" style:list-style-name="L169"/>
    <style:style style:name="P274" style:family="paragraph" style:parent-style-name="Text_20_body" style:list-style-name="L169">
      <style:paragraph-properties fo:margin-top="0cm" fo:margin-bottom="0.37cm" style:contextual-spacing="false"/>
    </style:style>
    <style:style style:name="P275" style:family="paragraph" style:parent-style-name="Text_20_body" style:list-style-name="L169">
      <style:paragraph-properties fo:margin-top="0cm" fo:margin-bottom="0cm" style:contextual-spacing="false"/>
    </style:style>
    <style:style style:name="P276" style:family="paragraph" style:parent-style-name="Text_20_body" style:list-style-name="L170"/>
    <style:style style:name="P277" style:family="paragraph" style:parent-style-name="Text_20_body" style:list-style-name="L171">
      <style:paragraph-properties fo:margin-top="0cm" fo:margin-bottom="0.37cm" style:contextual-spacing="false"/>
    </style:style>
    <style:style style:name="P278" style:family="paragraph" style:parent-style-name="Text_20_body" style:list-style-name="L172"/>
    <style:style style:name="P279" style:family="paragraph" style:parent-style-name="Text_20_body" style:list-style-name="L172">
      <style:paragraph-properties fo:margin-top="0cm" fo:margin-bottom="0cm" style:contextual-spacing="false"/>
    </style:style>
    <style:style style:name="P280" style:family="paragraph" style:parent-style-name="Text_20_body" style:list-style-name="L174"/>
    <style:style style:name="P281" style:family="paragraph" style:parent-style-name="Text_20_body" style:list-style-name="L174">
      <style:paragraph-properties fo:margin-top="0cm" fo:margin-bottom="0cm" style:contextual-spacing="false"/>
    </style:style>
    <style:style style:name="P282" style:family="paragraph" style:parent-style-name="Text_20_body">
      <style:paragraph-properties fo:margin-top="0cm" fo:margin-bottom="0cm" style:contextual-spacing="false"/>
      <style:text-properties officeooo:paragraph-rsid="00278de9"/>
    </style:style>
    <style:style style:name="P283" style:family="paragraph" style:parent-style-name="Text_20_body">
      <style:paragraph-properties fo:margin-left="1.251cm" fo:margin-right="0cm" fo:margin-top="0cm" fo:margin-bottom="0cm" style:contextual-spacing="false" fo:text-indent="0cm" style:auto-text-indent="false"/>
      <style:text-properties officeooo:paragraph-rsid="00278de9"/>
    </style:style>
    <style:style style:name="P284" style:family="paragraph" style:parent-style-name="Text_20_body" style:list-style-name="L177"/>
    <style:style style:name="P285" style:family="paragraph" style:parent-style-name="Text_20_body" style:list-style-name="L178"/>
    <style:style style:name="P286" style:family="paragraph" style:parent-style-name="Text_20_body" style:list-style-name="L178">
      <style:paragraph-properties fo:margin-top="0cm" fo:margin-bottom="0cm" style:contextual-spacing="false"/>
    </style:style>
    <style:style style:name="P287" style:family="paragraph" style:parent-style-name="Text_20_body" style:list-style-name="L179"/>
    <style:style style:name="P288" style:family="paragraph" style:parent-style-name="Text_20_body" style:list-style-name="L179">
      <style:paragraph-properties fo:margin-top="0cm" fo:margin-bottom="0cm" style:contextual-spacing="false"/>
    </style:style>
    <style:style style:name="P289" style:family="paragraph" style:parent-style-name="Text_20_body" style:list-style-name="L180"/>
    <style:style style:name="P290" style:family="paragraph" style:parent-style-name="Text_20_body" style:list-style-name="L180">
      <style:paragraph-properties fo:margin-top="0cm" fo:margin-bottom="0cm" style:contextual-spacing="false"/>
    </style:style>
    <style:style style:name="P291" style:family="paragraph" style:parent-style-name="Text_20_body" style:list-style-name="L182"/>
    <style:style style:name="P292" style:family="paragraph" style:parent-style-name="Text_20_body" style:list-style-name="L182">
      <style:paragraph-properties fo:margin-top="0cm" fo:margin-bottom="0cm" style:contextual-spacing="false"/>
    </style:style>
    <style:style style:name="P293" style:family="paragraph" style:parent-style-name="Text_20_body" style:list-style-name="L183"/>
    <style:style style:name="P294" style:family="paragraph" style:parent-style-name="Text_20_body" style:list-style-name="L183">
      <style:paragraph-properties fo:margin-top="0cm" fo:margin-bottom="0cm" style:contextual-spacing="false"/>
    </style:style>
    <style:style style:name="P295" style:family="paragraph" style:parent-style-name="Text_20_body" style:list-style-name="L184"/>
    <style:style style:name="P296" style:family="paragraph" style:parent-style-name="Text_20_body" style:list-style-name="L184">
      <style:paragraph-properties fo:margin-top="0cm" fo:margin-bottom="0cm" style:contextual-spacing="false"/>
    </style:style>
    <style:style style:name="P297" style:family="paragraph" style:parent-style-name="Text_20_body" style:list-style-name="L185"/>
    <style:style style:name="P298" style:family="paragraph" style:parent-style-name="Text_20_body" style:list-style-name="L187"/>
    <style:style style:name="P299" style:family="paragraph" style:parent-style-name="Text_20_body" style:list-style-name="L187">
      <style:paragraph-properties fo:margin-top="0cm" fo:margin-bottom="0.37cm" style:contextual-spacing="false"/>
    </style:style>
    <style:style style:name="P300" style:family="paragraph" style:parent-style-name="Text_20_body" style:list-style-name="L189"/>
    <style:style style:name="P301" style:family="paragraph" style:parent-style-name="Text_20_body" style:list-style-name="L189">
      <style:paragraph-properties fo:margin-top="0cm" fo:margin-bottom="0cm" style:contextual-spacing="false"/>
    </style:style>
    <style:style style:name="P302" style:family="paragraph" style:parent-style-name="Text_20_body" style:list-style-name="L190"/>
    <style:style style:name="P303" style:family="paragraph" style:parent-style-name="Text_20_body" style:list-style-name="L190">
      <style:paragraph-properties fo:margin-top="0cm" fo:margin-bottom="0cm" style:contextual-spacing="false"/>
    </style:style>
    <style:style style:name="P304" style:family="paragraph" style:parent-style-name="Text_20_body" style:list-style-name="L191"/>
    <style:style style:name="P305" style:family="paragraph" style:parent-style-name="Text_20_body" style:list-style-name="L192"/>
    <style:style style:name="P306" style:family="paragraph" style:parent-style-name="Text_20_body" style:list-style-name="L192">
      <style:paragraph-properties fo:margin-top="0cm" fo:margin-bottom="0cm" style:contextual-spacing="false"/>
    </style:style>
    <style:style style:name="P307" style:family="paragraph" style:parent-style-name="Text_20_body" style:list-style-name="L193"/>
    <style:style style:name="P308" style:family="paragraph" style:parent-style-name="Text_20_body" style:list-style-name="L194"/>
    <style:style style:name="P309" style:family="paragraph" style:parent-style-name="Text_20_body" style:list-style-name="L195"/>
    <style:style style:name="P310" style:family="paragraph" style:parent-style-name="Text_20_body" style:list-style-name="L196"/>
    <style:style style:name="P311" style:family="paragraph" style:parent-style-name="Text_20_body" style:list-style-name="L196">
      <style:paragraph-properties fo:margin-top="0cm" fo:margin-bottom="0cm" style:contextual-spacing="false"/>
    </style:style>
    <style:style style:name="P312" style:family="paragraph" style:parent-style-name="Text_20_body" style:list-style-name="L197"/>
    <style:style style:name="P313" style:family="paragraph" style:parent-style-name="Text_20_body" style:list-style-name="L199"/>
    <style:style style:name="P314" style:family="paragraph" style:parent-style-name="Text_20_body" style:list-style-name="L199">
      <style:paragraph-properties fo:margin-top="0cm" fo:margin-bottom="0cm" style:contextual-spacing="false"/>
    </style:style>
    <style:style style:name="P315" style:family="paragraph" style:parent-style-name="Text_20_body" style:list-style-name="L200"/>
    <style:style style:name="P316" style:family="paragraph" style:parent-style-name="Text_20_body" style:list-style-name="L200">
      <style:paragraph-properties fo:margin-top="0cm" fo:margin-bottom="0cm" style:contextual-spacing="false"/>
    </style:style>
    <style:style style:name="T1" style:family="text">
      <style:text-properties fo:color="#c57633" loext:opacity="100%" style:font-name="JetBrains Mono" fo:font-size="10.5pt" fo:font-style="normal" fo:font-weight="normal" style:font-size-asian="10.5pt" style:font-style-asian="normal" style:font-weight-asian="normal"/>
    </style:style>
    <style:style style:name="T2" style:family="text">
      <style:text-properties fo:color="#bcbec4" loext:opacity="100%" style:font-name="JetBrains Mono" fo:font-size="10.5pt" fo:font-style="normal" fo:font-weight="normal" style:font-size-asian="10.5pt" style:font-style-asian="normal" style:font-weight-asian="normal"/>
    </style:style>
    <style:style style:name="T3" style:family="text">
      <style:text-properties fo:color="#bcbec4" loext:opacity="100%" style:font-name="JetBrains Mono" fo:font-size="10.5pt" fo:font-style="normal" style:font-size-asian="10.5pt" style:font-style-asian="normal"/>
    </style:style>
    <style:style style:name="T4" style:family="text">
      <style:text-properties fo:color="#bcbec4" loext:opacity="100%" style:font-name="JetBrains Mono" fo:font-size="10.5pt" fo:font-style="italic" fo:font-weight="normal" style:font-size-asian="10.5pt" style:font-style-asian="italic" style:font-weight-asian="normal"/>
    </style:style>
    <style:style style:name="T5" style:family="text">
      <style:text-properties fo:color="#bcbec4" loext:opacity="100%" fo:font-size="10.5pt" fo:font-style="normal" style:font-size-asian="10.5pt" style:font-style-asian="normal"/>
    </style:style>
    <style:style style:name="T6" style:family="text">
      <style:text-properties fo:color="#bcbec4" loext:opacity="100%" fo:font-size="10.5pt" fo:font-style="normal" fo:font-weight="normal" style:font-size-asian="10.5pt" style:font-style-asian="normal" style:font-weight-asian="normal"/>
    </style:style>
    <style:style style:name="T7" style:family="text">
      <style:text-properties fo:color="#cf8e6d" loext:opacity="100%" style:font-name="JetBrains Mono" fo:font-size="10.5pt" fo:font-style="normal" fo:font-weight="normal" style:font-size-asian="10.5pt" style:font-style-asian="normal" style:font-weight-asian="normal"/>
    </style:style>
    <style:style style:name="T8" style:family="text">
      <style:text-properties fo:color="#cf8e6d" loext:opacity="100%" style:font-name="JetBrains Mono" fo:font-size="10.5pt" fo:font-style="italic" fo:font-weight="normal" style:font-size-asian="10.5pt" style:font-style-asian="italic" style:font-weight-asian="normal"/>
    </style:style>
    <style:style style:name="T9" style:family="text">
      <style:text-properties fo:color="#2aacb8" loext:opacity="100%" style:font-name="JetBrains Mono" fo:font-size="10.5pt" fo:font-style="normal" fo:font-weight="normal" style:font-size-asian="10.5pt" style:font-style-asian="normal" style:font-weight-asian="normal"/>
    </style:style>
    <style:style style:name="T10" style:family="text">
      <style:text-properties fo:color="#2aacb8" loext:opacity="100%" style:font-name="JetBrains Mono" fo:font-size="10.5pt" fo:font-style="italic" fo:font-weight="normal" style:font-size-asian="10.5pt" style:font-style-asian="italic" style:font-weight-asian="normal"/>
    </style:style>
    <style:style style:name="T11" style:family="text">
      <style:text-properties fo:color="#6aab73" loext:opacity="100%" style:font-name="JetBrains Mono" fo:font-size="10.5pt" fo:font-style="normal" fo:font-weight="normal" style:font-size-asian="10.5pt" style:font-style-asian="normal" style:font-weight-asian="normal"/>
    </style:style>
    <style:style style:name="T12" style:family="text">
      <style:text-properties fo:color="#d5b778" loext:opacity="100%" style:font-name="JetBrains Mono" fo:font-size="10.5pt" fo:font-style="normal" fo:font-weight="normal" style:font-size-asian="10.5pt" style:font-style-asian="normal" style:font-weight-asian="normal"/>
    </style:style>
    <style:style style:name="T13" style:family="text">
      <style:text-properties fo:color="#c77dbb" loext:opacity="100%" style:font-name="JetBrains Mono" fo:font-size="10.5pt" fo:font-style="normal" fo:font-weight="normal" style:font-size-asian="10.5pt" style:font-style-asian="normal" style:font-weight-asian="normal"/>
    </style:style>
    <style:style style:name="T14" style:family="text">
      <style:text-properties fo:color="#c77dbb" loext:opacity="100%" style:font-name="JetBrains Mono" fo:font-size="10.5pt" fo:font-style="italic" fo:font-weight="normal" style:font-size-asian="10.5pt" style:font-style-asian="italic" style:font-weight-asian="normal"/>
    </style:style>
    <style:style style:name="T15" style:family="text">
      <style:text-properties fo:color="#7a7e85" loext:opacity="100%" style:font-name="JetBrains Mono" fo:font-size="10.5pt" fo:font-style="normal" fo:font-weight="normal" style:font-size-asian="10.5pt" style:font-style-asian="normal" style:font-weight-asian="normal"/>
    </style:style>
    <style:style style:name="T16" style:family="text">
      <style:text-properties officeooo:rsid="001282ce"/>
    </style:style>
    <style:style style:name="T17" style:family="text">
      <style:text-properties fo:color="#56a8f5" loext:opacity="100%" style:font-name="JetBrains Mono" fo:font-size="10.5pt" fo:font-style="normal" fo:font-weight="normal" style:font-size-asian="10.5pt" style:font-style-asian="normal" style:font-weight-asian="normal"/>
    </style:style>
    <style:style style:name="T18" style:family="text">
      <style:text-properties officeooo:rsid="0017da81"/>
    </style:style>
    <style:style style:name="T19" style:family="text">
      <style:text-properties style:font-name="JetBrains Mono" fo:font-style="normal" fo:font-weight="normal" style:font-style-asian="normal" style:font-weight-asian="normal"/>
    </style:style>
    <style:style style:name="T20" style:family="text">
      <style:text-properties fo:color="#000000" loext:opacity="100%" style:font-name="JetBrains Mono" fo:font-size="12pt" fo:font-style="normal" style:font-size-asian="12pt" style:font-style-asian="normal" style:font-size-complex="12pt"/>
    </style:style>
    <style:style style:name="T21" style:family="text">
      <style:text-properties fo:color="#bababa" loext:opacity="100%" style:font-name="JetBrains Mono" fo:font-size="10.5pt" fo:font-style="normal" fo:font-weight="normal" style:font-size-asian="10.5pt" style:font-style-asian="normal" style:font-weight-asian="normal"/>
    </style:style>
    <style:style style:name="T22" style:family="text">
      <style:text-properties officeooo:rsid="001bf348"/>
    </style:style>
    <style:style style:name="T23" style:family="text">
      <style:text-properties officeooo:rsid="001c609d"/>
    </style:style>
    <style:style style:name="T24" style:family="text">
      <style:text-properties officeooo:rsid="001da801"/>
    </style:style>
    <style:style style:name="T25" style:family="text">
      <style:text-properties officeooo:rsid="00278de9"/>
    </style:style>
    <style:style style:name="T26" style:family="text">
      <style:text-properties fo:color="#f75464" loext:opacity="100%" style:font-name="JetBrains Mono" fo:font-size="10.5pt" fo:font-style="normal" fo:font-weight="normal" style:font-size-asian="10.5pt" style:font-style-asian="normal" style:font-weight-asian="normal"/>
    </style:style>
    <style:style style:name="T27" style:family="text"/>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number text:level="1" text:style-name="Numbering_20_Symbols" loext:num-list-format="%1%." style:num-suffix="." style:num-format="1" text:start-value="4">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1">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2">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6">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8">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0">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0">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3">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1">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2">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5">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8">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span text:style-name="Strong_20_Emphasis">Plan de formation Magento - Scénario pratique : création d'un site de produits via une API (Amazon)</text:span></text:h>
      <text:p text:style-name="Text_20_body"><text:span text:style-name="Strong_20_Emphasis">Scénario</text:span> :<text:line-break/>Vous êtes une agence en charge de développer un site e-commerce multimarques qui regroupe et héberge des <text:span text:style-name="Strong_20_Emphasis">produits récupérés via l’API Amazon</text:span> (Amazon Product Advertising API). Les produits récupérés seront affichés avec leurs détails, et les utilisateurs pourront les ajouter à leur panier pour les acheter directement via votre plateforme.</text:p>
      <text:p text:style-name="Horizontal_20_Line"/>
      <text:h text:style-name="Heading_20_3" text:outline-level="3"><text:span text:style-name="Strong_20_Emphasis">Objectifs pédagogiques :</text:span></text:h>
      <text:list xml:id="list3819686363" text:style-name="L18">
        <text:list-item>
          <text:p text:style-name="P51">Comprendre et maîtriser les bases de Magento (modules, thèmes, etc.). </text:p>
        </text:list-item>
        <text:list-item>
          <text:p text:style-name="P51">Développer des modules personnalisés pour importer et gérer les produits d’une API externe. </text:p>
        </text:list-item>
        <text:list-item>
          <text:p text:style-name="P51">Intégrer ces produits au catalogue Magento. </text:p>
        </text:list-item>
        <text:list-item>
          <text:p text:style-name="P51">Personnaliser le frontend pour afficher des produits récupérés par l'API. </text:p>
        </text:list-item>
        <text:list-item>
          <text:p text:style-name="P51">Gérer les paniers et les commandes. </text:p>
        </text:list-item>
        <text:list-item>
          <text:p text:style-name="P50">Optimiser le site (performance, cache, sécurité, API). </text:p>
        </text:list-item>
      </text:list>
      <text:p text:style-name="Horizontal_20_Line"/>
      <text:h text:style-name="Heading_20_2" text:outline-level="2"><text:span text:style-name="Strong_20_Emphasis">Plan en étapes détaillées :</text:span></text:h>
      <text:p text:style-name="Horizontal_20_Line"/>
      <text:h text:style-name="Heading_20_3" text:outline-level="3"><text:span text:style-name="Strong_20_Emphasis">Jour 1 : Introduction et mise en place du projet</text:span></text:h>
      <text:p text:style-name="P33">La première journée de cette formation a pour objectif de poser les bases essentielles pour le développement avec Magento. Nous débuterons par une exploration des concepts fondamentaux de Magento, son architecture robuste et modulaire, ainsi que son écosystème riche. Ces notions théoriques permettront aux participants de mieux comprendre la philosophie de cette plateforme, et de se familiariser avec la manière dont elle structure et manipule ses fonctionnalités.</text:p>
      <text:p text:style-name="P33">Ensuite, nous nous concentrerons sur l'installation et la configuration de l'environnement de développement. Cela inclut l'utilisation d'outils pratiques comme Docker ou DDEV pour simplifier et automatiser la préparation de notre infrastructure. Nous installerons une instance Magento fonctionnelle, prête à être personnalisée tout au long de cette formation.</text:p>
      <text:p text:style-name="P33">Enfin, la journée s'achèvera par une introduction à l’<text:span text:style-name="Strong_20_Emphasis">API Amazon Product Advertising</text:span>, que nous utiliserons tout au long de la formation pour alimenter notre site en produits externes. Nous explorerons rapidement son fonctionnement, son authentification et ses principales fonctionnalités pour établir les bases de son intégration future avec Magento.</text:p>
      <text:p text:style-name="P33">À la fin de cette première journée, les développeurs auront installé et configuré un environnement fonctionnel, construit une base solide pour démarrer le développement de notre projet, et seront prêts à s’attaquer aux modules personnalisés dès le jour 2.</text:p>
      <text:p text:style-name="P33"/>
      <text:list xml:id="list829220258" text:style-name="L19">
        <text:list-item>
          <text:p text:style-name="P52"><text:soft-page-break/><text:span text:style-name="Strong_20_Emphasis">1.1. Présentation et préparation de Magento</text:span></text:p>
        </text:list-item>
      </text:list>
      <text:h text:style-name="Heading_20_4" text:outline-level="4"><text:span text:style-name="Strong_20_Emphasis">Objectifs de cette section :</text:span></text:h>
      <text:list xml:id="list1901146773" text:style-name="L23">
        <text:list-item>
          <text:p text:style-name="P57">Comprendre les concepts fondamentaux et l’architecture de Magento. </text:p>
        </text:list-item>
        <text:list-item>
          <text:p text:style-name="P57">Apprendre la structure modulaire de Magento et ses fichiers clefs. </text:p>
        </text:list-item>
        <text:list-item>
          <text:p text:style-name="P56">Installer Magento grâce à <text:span text:style-name="Strong_20_Emphasis">Composer</text:span>, puis mettre en place un environnement local optimisé avec des technologies modernes comme <text:span text:style-name="Strong_20_Emphasis">Docker</text:span> ou <text:span text:style-name="Strong_20_Emphasis">DDEV</text:span>. </text:p>
        </text:list-item>
      </text:list>
      <text:p text:style-name="Horizontal_20_Line"/>
      <text:h text:style-name="Heading_20_4" text:outline-level="4"><text:span text:style-name="Strong_20_Emphasis">A - Découvrir Magento et son écosystème</text:span></text:h>
      <text:p text:style-name="P33">Magento est l'une des plateformes e-commerce les plus utilisées, en raison de sa flexibilité et de sa robustesse. Lorsqu’on aborde Magento, il est essentiel de comprendre que cette solution repose sur une <text:span text:style-name="Strong_20_Emphasis">architecture très modulaire</text:span> basée sur les principes suivants :</text:p>
      <text:list xml:id="list2798285669" text:style-name="L24">
        <text:list-item>
          <text:p text:style-name="P59"><text:span text:style-name="Strong_20_Emphasis">Répartition en modules découplés</text:span> pour une meilleure extensibilité. </text:p>
        </text:list-item>
        <text:list-item>
          <text:p text:style-name="P59"><text:span text:style-name="Strong_20_Emphasis">Respect du pattern MVC</text:span> (Model-View-Controller), combiné avec une architecture orientée service. </text:p>
        </text:list-item>
        <text:list-item>
          <text:p text:style-name="P58">Une structure qui adopte le plus possible des <text:span text:style-name="Strong_20_Emphasis">standards modernes de PHP</text:span> (PSR-1/PSR-2, DI, Composer, etc.). </text:p>
        </text:list-item>
      </text:list>
      <text:p text:style-name="P33">Voici quelques concepts essentiels pour poser les bases avant l'installation et la manipulation de Magento :</text:p>
      <text:p text:style-name="Horizontal_20_Line"/>
      <text:h text:style-name="Heading_20_5" text:outline-level="5"><text:span text:style-name="Strong_20_Emphasis">1. La structure de Magento</text:span> :</text:h>
      <text:p text:style-name="P33">Magento utilise une structure de dossiers bien définie, où chaque composant a un rôle précis.</text:p>
      <text:list xml:id="list2101250602" text:style-name="L25">
        <text:list-item>
          <text:p text:style-name="P61"><text:span text:style-name="Strong_20_Emphasis">Organisation des fichiers principaux :</text:span></text:p>
          <text:list>
            <text:list-item>
              <text:p text:style-name="P62"><text:span text:style-name="Source_20_Text">app/</text:span> : Cœur de votre projet Magento. </text:p>
              <text:list>
                <text:list-item>
                  <text:p text:style-name="P62"><text:span text:style-name="Source_20_Text">code/</text:span> : Contient les modules Magento personnalisés. </text:p>
                </text:list-item>
                <text:list-item>
                  <text:p text:style-name="P62"><text:span text:style-name="Source_20_Text">design/</text:span> : Contient les thèmes pour le Frontend et Backend. </text:p>
                </text:list-item>
                <text:list-item>
                  <text:p text:style-name="P62"><text:span text:style-name="Source_20_Text">etc/</text:span> : Configuration des modules. </text:p>
                </text:list-item>
              </text:list>
            </text:list-item>
            <text:list-item>
              <text:p text:style-name="P62"><text:span text:style-name="Source_20_Text">pub/</text:span> : Dossier public (accessible via le navigateur). Fichiers frontaux. </text:p>
            </text:list-item>
            <text:list-item>
              <text:p text:style-name="P62"><text:span text:style-name="Source_20_Text">vendor/</text:span> : Système de packages géré avec Composer (Magento Core, outils tiers). </text:p>
            </text:list-item>
            <text:list-item>
              <text:p text:style-name="P62"><text:span text:style-name="Source_20_Text">generated/</text:span> : Code généré automatiquement (proxies, fichiers de cache PHP). </text:p>
            </text:list-item>
          </text:list>
        </text:list-item>
      </text:list>
      <text:p text:style-name="P32"/>
      <text:p text:style-name="P32"/>
      <text:list xml:id="list170729249768672" text:continue-numbering="true" text:style-name="L25">
        <text:list-item>
          <text:p text:style-name="P61"><text:span text:style-name="Strong_20_Emphasis">Les modules :</text:span> Magento fonctionne grâce à une <text:span text:style-name="Strong_20_Emphasis">architecture modulaire</text:span>, où chaque fonction (gestion de catalogues, clients, commandes) est encapsulée dans un module :</text:p>
          <text:list>
            <text:list-item>
              <text:p text:style-name="P62">Les modules déclarent leurs fonctionnalités et leurs relations via un fichier <text:span text:style-name="Source_20_Text">module.xml</text:span>. </text:p>
            </text:list-item>
            <text:list-item>
              <text:p text:style-name="P62">Les <text:span text:style-name="Strong_20_Emphasis">fichiers XML</text:span> jouent un rôle clé dans la configuration : </text:p>
              <text:list>
                <text:list-item>
                  <text:p text:style-name="P62"><text:span text:style-name="Source_20_Text">layout.xml</text:span> : Gère les positions des blocs dans le thème. </text:p>
                </text:list-item>
                <text:list-item>
                  <text:p text:style-name="P62"><text:span text:style-name="Source_20_Text">routes.xml</text:span> : Définit les chemins des URLs. </text:p>
                </text:list-item>
                <text:list-item>
                  <text:p text:style-name="P62"><text:soft-page-break/><text:span text:style-name="Source_20_Text">di.xml</text:span> : Définit l'<text:span text:style-name="Emphasis">injection de dépendances</text:span> (dependency injection). </text:p>
                </text:list-item>
                <text:list-item>
                  <text:p text:style-name="P62"><text:span text:style-name="Source_20_Text">db_schema.xml</text:span> : Déclare les tables (API déclarative pour les bases de données). </text:p>
                  <text:p text:style-name="P62"/>
                </text:list-item>
              </text:list>
            </text:list-item>
          </text:list>
        </text:list-item>
        <text:list-item>
          <text:p text:style-name="P60"><text:span text:style-name="Strong_20_Emphasis">Service Contracts (API) :</text:span> <text:line-break/><text:line-break/><text:span text:style-name="Strong_20_Emphasis">Qu’est-ce qu’un Service Contract dans Magento ?</text:span></text:p>
        </text:list-item>
      </text:list>
      <text:p text:style-name="P33">Les Service Contracts dans Magento 2 forment une <text:span text:style-name="Strong_20_Emphasis">API interne</text:span> qui permet aux différents composants de communiquer entre eux de manière standardisée, stable et décorrélée.<text:line-break/>Il s’agit d’une <text:span text:style-name="Strong_20_Emphasis">approche contractuelle</text:span>, où les développeurs décrivent les fonctionnalités disponibles via des <text:span text:style-name="Strong_20_Emphasis">interfaces (contrats)</text:span>, implémentées directement par les modules ou services de Magento.</text:p>
      <text:p text:style-name="P33">Cette notion repose principalement sur trois concepts fondamentaux :</text:p>
      <text:list xml:id="list4195006346" text:style-name="L37">
        <text:list-item>
          <text:p text:style-name="P76"><text:span text:style-name="Strong_20_Emphasis">Les Interfaces PHP</text:span> : Définissent les "contrats" ou comportements prévus d’un module/service. </text:p>
        </text:list-item>
        <text:list-item>
          <text:p text:style-name="P76"><text:span text:style-name="Strong_20_Emphasis">Les Data-Objects</text:span> : Objets simples pour échanger des données entre les couches (ex : <text:span text:style-name="Source_20_Text">ProductInterface</text:span> pour représenter un produit). </text:p>
        </text:list-item>
        <text:list-item>
          <text:p text:style-name="P75"><text:span text:style-name="Strong_20_Emphasis">La transparence</text:span> : Une séparation totale entre l’interface (contrat) et l'implémentation réelle. </text:p>
        </text:list-item>
      </text:list>
      <text:p text:style-name="Horizontal_20_Line"/>
      <text:h text:style-name="Heading_20_3" text:outline-level="3"><text:span text:style-name="Strong_20_Emphasis">Pourquoi les Service Contracts sont-ils importants ?</text:span></text:h>
      <text:h text:style-name="Heading_20_4" text:outline-level="4">1. <text:span text:style-name="Strong_20_Emphasis">Découplage &amp; extensibilité</text:span> :</text:h>
      <text:list xml:id="list1868541157" text:style-name="L38">
        <text:list-item>
          <text:p text:style-name="P77">L’utilisation d’un contrat garantit que le reste du système ne dépend pas de l’implémentation d’un module, mais de son interface.<text:line-break/>Exemple : Si un module pour la gestion des produits est remplacé ou étendu, le reste du projet restant interagit toujours avec la même interface (<text:span text:style-name="Source_20_Text">ProductRepositoryInterface</text:span>), sans se soucier de son implémentation en backend. </text:p>
        </text:list-item>
      </text:list>
      <text:h text:style-name="Heading_20_4" text:outline-level="4">2. <text:span text:style-name="Strong_20_Emphasis">Stabilité des fonctionnalités API</text:span> :</text:h>
      <text:list xml:id="list762467650" text:style-name="L39">
        <text:list-item>
          <text:p text:style-name="P78">Les interfaces des Services Contracts sont déclarées <text:span text:style-name="Emphasis">publiques</text:span> et considérées stables entre les versions Magento. Cela garantit qu’elles resteront utilisables quel que soit l'évolution sous-jacente. </text:p>
        </text:list-item>
      </text:list>
      <text:h text:style-name="Heading_20_4" text:outline-level="4">3. <text:span text:style-name="Strong_20_Emphasis">Compatibilité avec les APIs publiques</text:span> :</text:h>
      <text:list xml:id="list2330596740" text:style-name="L40">
        <text:list-item>
          <text:p text:style-name="P79">Les Services Contracts servent également à exposer des fonctionnalités aux <text:span text:style-name="Strong_20_Emphasis">API REST et GraphQL</text:span> en utilisant les interfaces standard comme base. </text:p>
        </text:list-item>
      </text:list>
      <text:h text:style-name="Heading_20_4" text:outline-level="4">4. <text:span text:style-name="Strong_20_Emphasis">Avantages pour les tests unitaires</text:span> :</text:h>
      <text:list xml:id="list3895377290" text:style-name="L41">
        <text:list-item>
          <text:p text:style-name="P80">Grâce au découplage entre l'interface et l'implémentation, les développeurs peuvent facilement simuler certains comportements avec des <text:span text:style-name="Strong_20_Emphasis">mocks</text:span> (fakes ou objets de test) pour tester leurs modules sans dépendre des implémentations réelles. </text:p>
        </text:list-item>
      </text:list>
      <text:p text:style-name="Horizontal_20_Line"><text:soft-page-break/></text:p>
      <text:h text:style-name="Heading_20_3" text:outline-level="3"><text:span text:style-name="Strong_20_Emphasis">Les principaux éléments des Service Contracts</text:span></text:h>
      <text:p text:style-name="P33">Les Services Contracts dans Magento reposent sur deux concepts clés : les <text:span text:style-name="Strong_20_Emphasis">Repositories</text:span> et les <text:span text:style-name="Strong_20_Emphasis">Data-Objects</text:span> (DTO, Data Transfer Objects).</text:p>
      <text:p text:style-name="Horizontal_20_Line"/>
      <text:h text:style-name="Heading_20_4" text:outline-level="4"><text:span text:style-name="Strong_20_Emphasis">1. Les Repositories (Repositories Patterns)</text:span></text:h>
      <text:p text:style-name="P33">Les repositories permettent d’accéder aux <text:span text:style-name="Strong_20_Emphasis">entités métier Magento</text:span> (produits, clients, commandes, etc.) en suivant un pattern d’accès standardisé. Ils agissent comme un <text:span text:style-name="Strong_20_Emphasis">moyen unique d’interfacer une entité</text:span>, plutôt que d’accéder directement à un modèle.</text:p>
      <text:p text:style-name="Text_20_body">Exemple classique :<text:line-break/>Considérons la gestion d’un produit dans Magento. Sans Service Contracts, on pourrait interagir directement avec les modèles :</text:p>
      <text:p text:style-name="P15"><text:span text:style-name="Strong_20_Emphasis"><text:span text:style-name="T2">$product = $objectManager-&gt;create(</text:span></text:span><text:span text:style-name="T2">\Magento\Catalog\Model\Product::class);</text:span><text:line-break/><text:span text:style-name="T2">$product-&gt;load(1);</text:span></text:p>
      <text:p text:style-name="Standard"><text:span text:style-name="Strong_20_Emphasis"/></text:p>
      <text:h text:style-name="P11" text:outline-level="5"><text:span text:style-name="Strong_20_Emphasis"/></text:h>
      <text:p text:style-name="P32"><text:span text:style-name="Strong_20_Emphasis">Avec les Service Contracts, on passe par un repository dédié, défini par une interface (</text:span><text:span text:style-name="Strong_20_Emphasis"><text:span text:style-name="Source_20_Text">ProductRepositoryInterface</text:span></text:span><text:span text:style-name="Strong_20_Emphasis">), qui agit comme couche d'abstraction :</text:span></text:p>
      <text:p text:style-name="P32"><text:span text:style-name="Strong_20_Emphasis"/></text:p>
      <text:p text:style-name="P17"><text:span text:style-name="Strong_20_Emphasis"><text:span text:style-name="T2">use Magento</text:span></text:span><text:span text:style-name="T2">\Catalog\Api\ProductRepositoryInterface;</text:span><text:line-break/><text:line-break/><text:span text:style-name="T2">// Exemple avec DI</text:span><text:line-break/><text:span text:style-name="T2">/** @var ProductRepositoryInterface $productRepository */</text:span><text:line-break/><text:span text:style-name="T2">$product = $productRepository-&gt;getById(1);</text:span></text:p>
      <text:p text:style-name="P19"><text:span text:style-name="Strong_20_Emphasis"/></text:p>
      <text:p text:style-name="P14"><text:span text:style-name="Strong_20_Emphasis"/></text:p>
      <text:h text:style-name="Heading_20_5" text:outline-level="5"><text:span text:style-name="Strong_20_Emphasis">Interface d’un Repository (exemple pour les produits)</text:span></text:h>
      <text:p text:style-name="Text_20_body">Dans le module <text:span text:style-name="Source_20_Text">Magento\Catalog\Api</text:span>, on trouve une interface définissant le comportement du repository produit :</text:p>
      <text:p text:style-name="Text_20_body"/>
      <text:p text:style-name="Text_20_body"/>
      <text:p text:style-name="Text_20_body"/>
      <text:p text:style-name="P17"><text:span text:style-name="Strong_20_Emphasis"><text:span text:style-name="T2">namespace Magento</text:span></text:span><text:span text:style-name="T2">\Catalog\Api;</text:span><text:line-break/><text:line-break/><text:span text:style-name="T2">use Magento\Catalog\Api\Data\ProductInterface;</text:span><text:line-break/><text:line-break/><text:span text:style-name="T2">interface ProductRepositoryInterface</text:span><text:line-break/><text:span text:style-name="T2">{</text:span><text:line-break/><text:span text:style-name="T2"> <text:s text:c="3"/>/**</text:span><text:line-break/><text:span text:style-name="T2"> <text:s text:c="4"/>* Retourne un produit par son identifiant.</text:span><text:line-break/><text:span text:style-name="T2"> <text:s text:c="4"/>*</text:span><text:line-break/><text:span text:style-name="T2"> <text:s text:c="4"/>* @param int $id</text:span><text:line-break/><text:span text:style-name="T2"> <text:s text:c="4"/>* @return \Magento\Catalog\Api\Data\ProductInterface</text:span><text:line-break/><text:span text:style-name="T2"> <text:s text:c="4"/>*/</text:span><text:line-break/><text:span text:style-name="T2"> <text:s text:c="3"/>public function getById($id);</text:span><text:line-break/><text:soft-page-break/><text:line-break/><text:span text:style-name="T2"> <text:s text:c="3"/>/**</text:span><text:line-break/><text:span text:style-name="T2"> <text:s text:c="4"/>* Enregistre un produit.</text:span><text:line-break/><text:span text:style-name="T2"> <text:s text:c="4"/>*</text:span><text:line-break/><text:span text:style-name="T2"> <text:s text:c="4"/>* @param \Magento\Catalog\Api\Data\ProductInterface $product</text:span><text:line-break/><text:span text:style-name="T2"> <text:s text:c="4"/>* @return \Magento\Catalog\Api\Data\ProductInterface</text:span><text:line-break/><text:span text:style-name="T2"> <text:s text:c="4"/>*/</text:span><text:line-break/><text:span text:style-name="T2"> <text:s text:c="3"/>public function save(ProductInterface $product);</text:span><text:line-break/><text:line-break/><text:span text:style-name="T2"> <text:s text:c="3"/>/**</text:span><text:line-break/><text:span text:style-name="T2"> <text:s text:c="4"/>* Supprime un produit.</text:span><text:line-break/><text:span text:style-name="T2"> <text:s text:c="4"/>*</text:span><text:line-break/><text:span text:style-name="T2"> <text:s text:c="4"/>* @param \Magento\Catalog\Api\Data\ProductInterface $product</text:span><text:line-break/><text:span text:style-name="T2"> <text:s text:c="4"/>* @return bool</text:span><text:line-break/><text:span text:style-name="T2"> <text:s text:c="4"/>*/</text:span><text:line-break/><text:span text:style-name="T2"> <text:s text:c="3"/>public function delete(ProductInterface $product);</text:span><text:line-break/><text:span text:style-name="T2">}</text:span></text:p>
      <text:p text:style-name="P19"><text:span text:style-name="Strong_20_Emphasis"/></text:p>
      <text:p text:style-name="P32"><text:span text:style-name="Strong_20_Emphasis"/></text:p>
      <text:h text:style-name="P11" text:outline-level="5"><text:span text:style-name="Strong_20_Emphasis">Comment cela fonctionne ?</text:span></text:h>
      <text:p text:style-name="Text_20_body">Magento repose sur son système d’<text:span text:style-name="Strong_20_Emphasis">Injection de dépendances (DI)</text:span> pour associer cette interface (<text:span text:style-name="Source_20_Text">ProductRepositoryInterface</text:span>) à une implémentation réelle :</text:p>
      <text:p text:style-name="P17"><text:span text:style-name="Strong_20_Emphasis"><text:span text:style-name="T12">&lt;type </text:span></text:span><text:span text:style-name="T2">name</text:span><text:span text:style-name="T11">="Magento\Catalog\Api\ProductRepositoryInterface"</text:span><text:span text:style-name="T12">&gt;</text:span><text:line-break/><text:span text:style-name="T12"> <text:s text:c="3"/>&lt;arguments&gt;</text:span><text:line-break/><text:span text:style-name="T12"> <text:s text:c="7"/>&lt;argument </text:span><text:span text:style-name="T2">name</text:span><text:span text:style-name="T11">="class" </text:span><text:span text:style-name="T13">xsi</text:span><text:span text:style-name="T2">:type</text:span><text:span text:style-name="T11">="object"</text:span><text:span text:style-name="T12">&gt;</text:span><text:span text:style-name="T2">Magento\Catalog\Model\ProductRepository</text:span><text:span text:style-name="T12">&lt;/argument&gt;</text:span><text:line-break/><text:span text:style-name="T12"> <text:s text:c="3"/>&lt;/arguments&gt;</text:span><text:line-break/><text:span text:style-name="T12">&lt;/type&gt;</text:span></text:p>
      <text:p text:style-name="P19"><text:span text:style-name="Strong_20_Emphasis"/></text:p>
      <text:p text:style-name="P32"><text:span text:style-name="Strong_20_Emphasis">Ainsi, lorsqu’un repository est injecté dans une classe, Magento sait automatiquement quelle implémentation utiliser.</text:span></text:p>
      <text:p text:style-name="Horizontal_20_Line"/>
      <text:h text:style-name="Heading_20_4" text:outline-level="4"><text:span text:style-name="Strong_20_Emphasis">2. Les Data-Objects ou DTOs (Data Transfer Objects)</text:span></text:h>
      <text:p text:style-name="P33">Dans Magento, les <text:span text:style-name="Strong_20_Emphasis">Data-Objects</text:span> sont utilisés pour transporter les données entre les couches (souvent entre le repository et le reste du code). Contrairement aux modèles Magento classiques, les Data-Objects sont des <text:span text:style-name="Strong_20_Emphasis">objets POPO (Plain Old PHP Objects)</text:span>, sans logique métier ni dépendance à la base de données.</text:p>
      <text:h text:style-name="Heading_20_5" text:outline-level="5">Exemple : Interface pour représenter un produit</text:h>
      <text:p text:style-name="Text_20_body">Un produit est souvent représenté par une interface <text:span text:style-name="Source_20_Text">ProductInterface</text:span> (fournie dans <text:span text:style-name="Source_20_Text">Magento\Catalog\Api\Data\ProductInterface</text:span>) :</text:p>
      <text:p text:style-name="P17"><text:span text:style-name="Strong_20_Emphasis"><text:span text:style-name="T2">namespace Magento</text:span></text:span><text:span text:style-name="T2">\Catalog\Api\Data;</text:span><text:line-break/><text:line-break/><text:span text:style-name="T2">interface ProductInterface</text:span><text:line-break/><text:span text:style-name="T2">{</text:span><text:line-break/><text:span text:style-name="T2"> <text:s text:c="3"/>const ID = 'entity_id';</text:span><text:line-break/><text:span text:style-name="T2"> <text:s text:c="3"/>const NAME = 'name';</text:span><text:line-break/><text:span text:style-name="T2"> <text:s text:c="3"/>const SKU = 'sku';</text:span><text:line-break/><text:line-break/><text:span text:style-name="T2"> <text:s text:c="3"/>/**</text:span><text:line-break/><text:span text:style-name="T2"> <text:s text:c="4"/>* Identifiant du produit.</text:span><text:line-break/><text:soft-page-break/><text:span text:style-name="T2"> <text:s text:c="4"/>*</text:span><text:line-break/><text:span text:style-name="T2"> <text:s text:c="4"/>* @return int|null</text:span><text:line-break/><text:span text:style-name="T2"> <text:s text:c="4"/>*/</text:span><text:line-break/><text:span text:style-name="T2"> <text:s text:c="3"/>public function getId();</text:span><text:line-break/><text:span text:style-name="T2"> <text:s text:c="3"/>public function setId($id);</text:span><text:line-break/><text:line-break/><text:span text:style-name="T2"> <text:s text:c="3"/>/**</text:span><text:line-break/><text:span text:style-name="T2"> <text:s text:c="4"/>* Nom du produit.</text:span><text:line-break/><text:span text:style-name="T2"> <text:s text:c="4"/>*</text:span><text:line-break/><text:span text:style-name="T2"> <text:s text:c="4"/>* @return string</text:span><text:line-break/><text:span text:style-name="T2"> <text:s text:c="4"/>*/</text:span><text:line-break/><text:span text:style-name="T2"> <text:s text:c="3"/>public function getName();</text:span><text:line-break/><text:span text:style-name="T2"> <text:s text:c="3"/>public function setName($name);</text:span><text:line-break/><text:line-break/><text:span text:style-name="T2"> <text:s text:c="3"/>/**</text:span><text:line-break/><text:span text:style-name="T2"> <text:s text:c="4"/>* SKU du produit.</text:span><text:line-break/><text:span text:style-name="T2"> <text:s text:c="4"/>*</text:span><text:line-break/><text:span text:style-name="T2"> <text:s text:c="4"/>* @return string</text:span><text:line-break/><text:span text:style-name="T2"> <text:s text:c="4"/>*/</text:span><text:line-break/><text:span text:style-name="T2"> <text:s text:c="3"/>public function getSku();</text:span><text:line-break/><text:span text:style-name="T2"> <text:s text:c="3"/>public function setSku($sku);</text:span><text:line-break/><text:span text:style-name="T2">}</text:span></text:p>
      <text:p text:style-name="P19"><text:span text:style-name="Strong_20_Emphasis"/></text:p>
      <text:p text:style-name="P32"><text:span text:style-name="Strong_20_Emphasis">Le repository retourne toujours ce type d’objet via son API. Exemple pratique :</text:span></text:p>
      <text:p text:style-name="P19"><text:span text:style-name="Strong_20_Emphasis"/></text:p>
      <text:p text:style-name="P17"><text:span text:style-name="Strong_20_Emphasis"><text:span text:style-name="T2">$product = $productRepository-&gt;getById(1);</text:span></text:span><text:line-break/><text:span text:style-name="T2">echo $product-&gt;getName(); // Récupère le nom</text:span><text:line-break/><text:span text:style-name="T2">$product-&gt;setName("Nouveau nom"); // Modifie le nom</text:span><text:line-break/><text:span text:style-name="T2">$productRepository-&gt;save($product); // Sauvegarde les changements</text:span></text:p>
      <text:p text:style-name="P19"><text:span text:style-name="Strong_20_Emphasis"/></text:p>
      <text:h text:style-name="P3" text:outline-level="3"><text:span text:style-name="Strong_20_Emphasis">Résumé : Points clés des Service Contracts</text:span></text:h>
      <text:list xml:id="list2369429114" text:style-name="L42">
        <text:list-item>
          <text:p text:style-name="P82">Les <text:span text:style-name="Strong_20_Emphasis">Interfaces</text:span> garantissent un accès standard aux entités et modules Magento. </text:p>
        </text:list-item>
        <text:list-item>
          <text:p text:style-name="P82">Les <text:span text:style-name="Strong_20_Emphasis">Data-Objects</text:span> (DTO) isolent la logique métier des données brutes. </text:p>
        </text:list-item>
        <text:list-item>
          <text:p text:style-name="P82">Les Repositories fournissent des méthodes claires pour accéder aux entités <text:span text:style-name="Emphasis">sans dépendance directe</text:span> à la base de données. </text:p>
        </text:list-item>
        <text:list-item>
          <text:p text:style-name="P81">Ils permettent un <text:span text:style-name="Strong_20_Emphasis">découplage total</text:span>, utile pour la maintenabilité, les tests, et les extensions futures. </text:p>
        </text:list-item>
      </text:list>
      <text:p text:style-name="P19"><text:span text:style-name="Strong_20_Emphasis"/></text:p>
      <text:p text:style-name="P32"><text:span text:style-name="Strong_20_Emphasis"/></text:p>
      <text:h text:style-name="P11" text:outline-level="5"><text:span text:style-name="Strong_20_Emphasis">2. Fonctionnalités natives de Magento :</text:span></text:h>
      <text:p text:style-name="P33">Magento est particulièrement puissant grâce à certaines fonctionnalités clés disponibles nativement :</text:p>
      <text:list xml:id="list1085000014" text:style-name="L26">
        <text:list-item>
          <text:p text:style-name="P64"><text:span text:style-name="Strong_20_Emphasis">Multiboutique</text:span> pour gérer plusieurs instances (différentes langues, devises...). </text:p>
        </text:list-item>
        <text:list-item>
          <text:p text:style-name="P64">Stockage des données via <text:span text:style-name="Strong_20_Emphasis">EAV (Entity-Attribute-Value)</text:span> pour une grande flexibilité (exemple : ajout d'attributs personnalisés pour les produits ou clients). </text:p>
        </text:list-item>
        <text:list-item>
          <text:p text:style-name="P64">Gestion avancée des commandes et paiements. </text:p>
        </text:list-item>
        <text:list-item>
          <text:p text:style-name="P64">Système de cache intégré (Full Page Cache, Redis). </text:p>
        </text:list-item>
        <text:list-item>
          <text:p text:style-name="P63">APIs REST et GraphQL pour exploiter Magento en tant que backend (<text:span text:style-name="Emphasis">headless</text:span>). </text:p>
        </text:list-item>
      </text:list>
      <text:p text:style-name="Horizontal_20_Line"/>
      <text:h text:style-name="Heading_20_4" text:outline-level="4"><text:soft-page-break/><text:span text:style-name="Strong_20_Emphasis">B - Installation de Magento via Composer</text:span></text:h>
      <text:p text:style-name="Text_20_body">Magento repose sur l'utilisation de <text:span text:style-name="Strong_20_Emphasis">Composer</text:span>, qui simplifie la gestion des dépendances et des librairies tierces. Cette méthode est à privilégier, car elle permet d'automatiser les mises à jour et de maintenir une bonne organisation du projet.</text:p>
      <text:h text:style-name="Heading_20_5" text:outline-level="5"><text:span text:style-name="Strong_20_Emphasis">Étapes de l’installation</text:span> :</text:h>
      <text:list xml:id="list3675338952" text:style-name="L27">
        <text:list-item>
          <text:p text:style-name="P66"><text:span text:style-name="Strong_20_Emphasis">Accéder aux clés API de Magento Marketplace :</text:span> </text:p>
          <text:list>
            <text:list-item>
              <text:p text:style-name="P66">Les développeurs devront créer un compte gratuit sur Magento Marketplace. </text:p>
            </text:list-item>
            <text:list-item>
              <text:p text:style-name="P66">Aller dans "My Profile" -&gt; "Access Keys", puis générer une clé <text:span text:style-name="Emphasis">public</text:span> et une clé <text:span text:style-name="Emphasis">private</text:span>. </text:p>
            </text:list-item>
            <text:list-item>
              <text:p text:style-name="P65">Ajouter ces clés globalement pour Composer : </text:p>
            </text:list-item>
          </text:list>
        </text:list-item>
      </text:list>
      <text:p text:style-name="P17"><text:span text:style-name="Strong_20_Emphasis"><text:span text:style-name="T1">composer </text:span></text:span><text:span text:style-name="T2">config --global http-basic.repo.magento.com </text:span><text:span text:style-name="T7">&lt;</text:span><text:span text:style-name="T2">public-key</text:span><text:span text:style-name="T7">&gt; &lt;</text:span><text:span text:style-name="T1">private-key&gt;</text:span></text:p>
      <text:p text:style-name="P19"><text:span text:style-name="Strong_20_Emphasis"/></text:p>
      <text:p text:style-name="P32"><text:span text:style-name="Strong_20_Emphasis">Installer Magento : </text:span></text:p>
      <text:list xml:id="list3774193161" text:style-name="L28">
        <text:list-item>
          <text:list>
            <text:list-item>
              <text:p text:style-name="P67">Créez un nouveau projet : </text:p>
            </text:list-item>
          </text:list>
        </text:list-item>
      </text:list>
      <text:p text:style-name="P17"><text:span text:style-name="Strong_20_Emphasis"><text:span text:style-name="T1">composer </text:span></text:span><text:span text:style-name="T2">create-project --repository-url=https://repo.magento.com/ magento/project-community-edition magento2</text:span></text:p>
      <text:p text:style-name="P32"><text:span text:style-name="Strong_20_Emphasis">Effectuez les configurations nécessaires lors de l'installation (base de données MySQL, URL de base, etc.). </text:span></text:p>
      <text:p text:style-name="P32"><text:span text:style-name="Strong_20_Emphasis">Installation complète : </text:span></text:p>
      <text:list xml:id="list2661746987" text:style-name="L30">
        <text:list-item>
          <text:list>
            <text:list-item>
              <text:p text:style-name="P68">Finalisez la configuration grâce à la CLI Magento : </text:p>
            </text:list-item>
          </text:list>
        </text:list-item>
      </text:list>
      <text:p text:style-name="P17"><text:span text:style-name="Strong_20_Emphasis"><text:span text:style-name="T1">php </text:span></text:span><text:span text:style-name="T2">bin/magento setup:install \</text:span><text:line-break/><text:span text:style-name="T2">--base-url=http://magento.test/ \</text:span><text:line-break/><text:span text:style-name="T2">--db-host=127.0.0.1 \</text:span><text:line-break/><text:span text:style-name="T2">--db-name=magento \</text:span><text:line-break/><text:span text:style-name="T2">--db-user=root \</text:span><text:line-break/><text:span text:style-name="T2">--db-password=yourpassword \</text:span><text:line-break/><text:span text:style-name="T2">--admin-firstname=Admin \</text:span><text:line-break/><text:span text:style-name="T2">--admin-lastname=User \</text:span><text:line-break/><text:span text:style-name="T2">--admin-email=admin@example.com \</text:span><text:line-break/><text:span text:style-name="T2">--admin-user=admin \</text:span><text:line-break/><text:span text:style-name="T2">--admin-password=admin123 \</text:span><text:line-break/><text:span text:style-name="T2">--language=en_US \</text:span><text:line-break/><text:span text:style-name="T2">--currency=USD \</text:span><text:line-break/><text:span text:style-name="T2">--timezone=America/New_York \</text:span><text:line-break/><text:span text:style-name="T2">--use-rewrites=</text:span><text:span text:style-name="T9">1</text:span></text:p>
      <text:p text:style-name="P19"><text:span text:style-name="Strong_20_Emphasis"/></text:p>
      <text:p text:style-name="P32"><text:span text:style-name="Strong_20_Emphasis">Accéder au backend pour vérifier le bon fonctionnement : </text:span><text:span text:style-name="Strong_20_Emphasis"><text:span text:style-name="Source_20_Text">[base_url]/admin</text:span></text:span><text:span text:style-name="Strong_20_Emphasis">. </text:span></text:p>
      <text:p text:style-name="P19"><text:span text:style-name="Strong_20_Emphasis"/></text:p>
      <text:h text:style-name="P9" text:outline-level="4"><text:span text:style-name="Strong_20_Emphasis">C - Mise en place de l’environnement local avec Docker ou DDEV</text:span></text:h>
      <text:p text:style-name="Text_20_body">Pour un environnement local simple, stable et reproductible, <text:span text:style-name="Strong_20_Emphasis">Docker</text:span> (ou <text:span text:style-name="Strong_20_Emphasis">DDEV</text:span>) est essentiel. L’intérêt principal est de pouvoir travailler de manière standardisée, quelle que soit la machine de développement. Voici un guide rapide :</text:p>
      <text:h text:style-name="Heading_20_5" text:outline-level="5"><text:span text:style-name="Strong_20_Emphasis">Mise en place avec Docker Compose :</text:span></text:h>
      <text:list xml:id="list1744623259" text:style-name="L32">
        <text:list-item>
          <text:p text:style-name="P69"><text:span text:style-name="Strong_20_Emphasis">Créez un fichier </text:span><text:span text:style-name="Strong_20_Emphasis"><text:span text:style-name="Source_20_Text">docker-compose.yml</text:span></text:span><text:span text:style-name="Strong_20_Emphasis"> :</text:span> Exemple minimal pour héberger Magento : </text:p>
        </text:list-item>
      </text:list>
      <text:p text:style-name="P17"><text:span text:style-name="Strong_20_Emphasis"><text:span text:style-name="T7">version</text:span></text:span><text:span text:style-name="T2">: </text:span><text:span text:style-name="T11">"3.7"</text:span><text:line-break/><text:line-break/><text:span text:style-name="T7">services</text:span><text:span text:style-name="T2">:</text:span><text:line-break/><text:soft-page-break/><text:span text:style-name="T2"> <text:s/></text:span><text:span text:style-name="T7">web</text:span><text:span text:style-name="T2">:</text:span><text:line-break/><text:span text:style-name="T2"> <text:s text:c="3"/></text:span><text:span text:style-name="T7">image</text:span><text:span text:style-name="T2">: nginx:latest</text:span><text:line-break/><text:span text:style-name="T2"> <text:s text:c="3"/></text:span><text:span text:style-name="T7">volumes</text:span><text:span text:style-name="T2">:</text:span><text:line-break/><text:span text:style-name="T2"> <text:s text:c="5"/>- ./magento2:/var/www/html</text:span><text:line-break/><text:span text:style-name="T2"> <text:s text:c="5"/>- ./nginx.conf:/etc/nginx/nginx.conf</text:span><text:line-break/><text:span text:style-name="T2"> <text:s text:c="3"/></text:span><text:span text:style-name="T7">ports</text:span><text:span text:style-name="T2">:</text:span><text:line-break/><text:span text:style-name="T2"> <text:s text:c="5"/>- </text:span><text:span text:style-name="T11">"80:80"</text:span><text:line-break/><text:span text:style-name="T11"> <text:s text:c="3"/></text:span><text:span text:style-name="T7">depends_on</text:span><text:span text:style-name="T2">:</text:span><text:line-break/><text:span text:style-name="T2"> <text:s text:c="5"/>- php</text:span><text:line-break/><text:line-break/><text:span text:style-name="T2"> <text:s/></text:span><text:span text:style-name="T7">php</text:span><text:span text:style-name="T2">:</text:span><text:line-break/><text:span text:style-name="T2"> <text:s text:c="3"/></text:span><text:span text:style-name="T7">image</text:span><text:span text:style-name="T2">: php:8.1-fpm</text:span><text:line-break/><text:span text:style-name="T2"> <text:s text:c="3"/></text:span><text:span text:style-name="T7">volumes</text:span><text:span text:style-name="T2">:</text:span><text:line-break/><text:span text:style-name="T2"> <text:s text:c="5"/>- ./magento2:/var/www/html</text:span><text:line-break/><text:span text:style-name="T2"> <text:s text:c="3"/></text:span><text:span text:style-name="T7">depends_on</text:span><text:span text:style-name="T2">:</text:span><text:line-break/><text:span text:style-name="T2"> <text:s text:c="5"/>- db</text:span><text:line-break/><text:span text:style-name="T2"> <text:s text:c="3"/></text:span><text:span text:style-name="T7">environment</text:span><text:span text:style-name="T2">:</text:span><text:line-break/><text:span text:style-name="T2"> <text:s text:c="5"/>- COMPOSER_ALLOW_SUPERUSER=1</text:span><text:line-break/><text:span text:style-name="T2"> <text:s text:c="5"/>- PHP_MEMORY_LIMIT=2G</text:span><text:line-break/><text:line-break/><text:span text:style-name="T2"> <text:s/></text:span><text:span text:style-name="T7">db</text:span><text:span text:style-name="T2">:</text:span><text:line-break/><text:span text:style-name="T2"> <text:s text:c="3"/></text:span><text:span text:style-name="T7">image</text:span><text:span text:style-name="T2">: mysql:8.0</text:span><text:line-break/><text:span text:style-name="T2"> <text:s text:c="3"/></text:span><text:span text:style-name="T7">volumes</text:span><text:span text:style-name="T2">:</text:span><text:line-break/><text:span text:style-name="T2"> <text:s text:c="5"/>- db_data:/var/lib/mysql</text:span><text:line-break/><text:span text:style-name="T2"> <text:s text:c="3"/></text:span><text:span text:style-name="T7">environment</text:span><text:span text:style-name="T2">:</text:span><text:line-break/><text:span text:style-name="T2"> <text:s text:c="5"/></text:span><text:span text:style-name="T7">MYSQL_ROOT_PASSWORD</text:span><text:span text:style-name="T2">: root</text:span><text:line-break/><text:span text:style-name="T2"> <text:s text:c="5"/></text:span><text:span text:style-name="T7">MYSQL_DATABASE</text:span><text:span text:style-name="T2">: magento</text:span><text:line-break/><text:span text:style-name="T2"> <text:s text:c="5"/></text:span><text:span text:style-name="T7">MYSQL_USER</text:span><text:span text:style-name="T2">: magento</text:span><text:line-break/><text:span text:style-name="T2"> <text:s text:c="5"/></text:span><text:span text:style-name="T7">MYSQL_PASSWORD</text:span><text:span text:style-name="T2">: magento</text:span><text:line-break/><text:line-break/><text:span text:style-name="T7">volumes</text:span><text:span text:style-name="T2">:</text:span><text:line-break/><text:span text:style-name="T2"> <text:s/></text:span><text:span text:style-name="T7">db_data</text:span><text:span text:style-name="T2">:</text:span></text:p>
      <text:p text:style-name="P19"><text:span text:style-name="Strong_20_Emphasis"/></text:p>
      <text:p text:style-name="P32"><text:span text:style-name="Strong_20_Emphasis">Configurer Magento dans Docker : </text:span></text:p>
      <text:list xml:id="list1781632495" text:style-name="L33">
        <text:list-item>
          <text:list>
            <text:list-item>
              <text:p text:style-name="P71">Copiez le code Magento dans un dossier local (<text:span text:style-name="Source_20_Text">./magento2</text:span> dans cet exemple). </text:p>
            </text:list-item>
            <text:list-item>
              <text:p text:style-name="P70">Lancez les services : </text:p>
            </text:list-item>
          </text:list>
        </text:list-item>
      </text:list>
      <text:p text:style-name="P19"><text:span text:style-name="Strong_20_Emphasis"/></text:p>
      <text:p text:style-name="P17"><text:span text:style-name="Strong_20_Emphasis"><text:span text:style-name="T1">docker-compose </text:span></text:span><text:span text:style-name="T2">up -d</text:span></text:p>
      <text:p text:style-name="P19"><text:span text:style-name="Strong_20_Emphasis"/></text:p>
      <text:h text:style-name="P11" text:outline-level="5"><text:span text:style-name="Strong_20_Emphasis">Mise en place avec DDEV :</text:span></text:h>
      <text:p text:style-name="Text_20_body">DDEV est plus simple d’utilisation pour Magento. Après installation de DDEV, procédez ainsi :</text:p>
      <text:list xml:id="list230556983" text:style-name="L34">
        <text:list-item>
          <text:p text:style-name="P72">Initialiser le projet Magento : </text:p>
        </text:list-item>
      </text:list>
      <text:p text:style-name="P17"><text:span text:style-name="Strong_20_Emphasis"><text:span text:style-name="T1">ddev </text:span></text:span><text:span text:style-name="T2">config --project-type=magento --docroot=pub --create-docroot</text:span></text:p>
      <text:p text:style-name="P19"><text:span text:style-name="Strong_20_Emphasis"/></text:p>
      <text:p text:style-name="P32"><text:span text:style-name="Strong_20_Emphasis">Installer Magento : </text:span></text:p>
      <text:p text:style-name="P17"><text:span text:style-name="Strong_20_Emphasis"><text:span text:style-name="T1">ddev </text:span></text:span><text:span text:style-name="T2">composer create magento/project-community-edition</text:span></text:p>
      <text:p text:style-name="P19"><text:span text:style-name="Strong_20_Emphasis"/></text:p>
      <text:h text:style-name="P3" text:outline-level="3"><text:span text:style-name="Strong_20_Emphasis">Conclusion :</text:span></text:h>
      <text:p text:style-name="P33">À ce stade, les développeurs auront :</text:p>
      <text:list xml:id="list141360495" text:style-name="L36">
        <text:list-item>
          <text:p text:style-name="P74">Une bonne compréhension des bases de Magento (structure, fichiers clé, API). </text:p>
        </text:list-item>
        <text:list-item>
          <text:p text:style-name="P74">Une instance Magento fonctionnelle installée via Composer. </text:p>
        </text:list-item>
        <text:list-item>
          <text:p text:style-name="P73">Un environnement de développement isolé et optimal (Docker ou DDEV). </text:p>
        </text:list-item>
      </text:list>
      <text:p text:style-name="P33"><text:soft-page-break/>Ils seront prêts à entrer dans le vif du sujet avec <text:span text:style-name="Strong_20_Emphasis">le développement de modules personnalisés</text:span> dès le jour suivant.</text:p>
      <text:p text:style-name="P19"><text:span text:style-name="Strong_20_Emphasis"/></text:p>
      <text:p text:style-name="P32"><text:span text:style-name="Strong_20_Emphasis"/></text:p>
      <text:p text:style-name="P32"><text:span text:style-name="Strong_20_Emphasis"/></text:p>
      <text:p text:style-name="P32"><text:span text:style-name="Strong_20_Emphasis"/></text:p>
      <text:list xml:id="list3385029965" text:style-name="L21">
        <text:list-item>
          <text:p text:style-name="P54"><text:bookmark-start text:name="__DdeLink__934_2092794412"/><text:bookmark-end text:name="__DdeLink__934_2092794412"/><text:span text:style-name="Strong_20_Emphasis">1.2 Préparer un nouveau projet e-commerce</text:span></text:p>
        </text:list-item>
      </text:list>
      <text:h text:style-name="Heading_20_4" text:outline-level="4"><text:span text:style-name="Strong_20_Emphasis">Objectif :</text:span></text:h>
      <text:p text:style-name="P33">Cette étape consiste à poser les premières fondations pour notre projet e-commerce. Nous allons :</text:p>
      <text:list xml:id="list3455384029" text:style-name="L43">
        <text:list-item>
          <text:p text:style-name="P84">Configurer Magento pour prendre en charge un <text:span text:style-name="Strong_20_Emphasis">catalogue multimarques</text:span>, une fonctionnalité fréquemment utilisée dans des projets multi-boutiques, où plusieurs marques peuvent avoir chacune leurs propres catégories ou produits spécifiques. </text:p>
        </text:list-item>
        <text:list-item>
          <text:p text:style-name="P83">Créer un <text:span text:style-name="Strong_20_Emphasis">thème Magento personnalisé</text:span> (Frontend), qui servira de base pour toutes les personnalisations graphiques futures. </text:p>
        </text:list-item>
      </text:list>
      <text:p text:style-name="Horizontal_20_Line"/>
      <text:h text:style-name="Heading_20_3" text:outline-level="3"><text:span text:style-name="Strong_20_Emphasis">A - Configurer Magento Backend pour un catalogue multimarques</text:span></text:h>
      <text:p text:style-name="P33">Magento offre une puissante fonctionnalité native compatible avec des projets <text:span text:style-name="Strong_20_Emphasis">multi-boutiques</text:span> ou <text:span text:style-name="Strong_20_Emphasis">multimarques</text:span>. Cela permet de gérer plusieurs instances de boutiques ou marques via une seule installation Magento. Chaque "boutique" peut, par exemple, disposer de son propre <text:span text:style-name="Strong_20_Emphasis">catalogue de produits</text:span>, ses propres prix, devises ou langues.</text:p>
      <text:h text:style-name="Heading_20_4" text:outline-level="4"><text:span text:style-name="Strong_20_Emphasis">1. Concepts clés : niveaux de structure dans Magento :</text:span></text:h>
      <text:p text:style-name="P33">Magento utilise une hiérarchie à <text:span text:style-name="Strong_20_Emphasis">3 niveaux</text:span> pour organiser les structures multiboutiques :</text:p>
      <text:list xml:id="list253412907" text:style-name="L44">
        <text:list-item>
          <text:p text:style-name="P86"><text:span text:style-name="Strong_20_Emphasis">Global (Scope Global)</text:span> : Affecte toute l'installation Magento. </text:p>
          <text:list>
            <text:list-item>
              <text:p text:style-name="P86">Exemples : Monnaies, options de configuration globales. </text:p>
            </text:list-item>
          </text:list>
        </text:list-item>
        <text:list-item>
          <text:p text:style-name="P86"><text:span text:style-name="Strong_20_Emphasis">Site Web (Website)</text:span> : Division principale. Chaque <text:span text:style-name="Strong_20_Emphasis">site web</text:span> peut avoir sa propre base de clients, de devises et de catalogues de produits. </text:p>
          <text:list>
            <text:list-item>
              <text:p text:style-name="P86">Exemples : "Site Européen", "Site Américain". </text:p>
            </text:list-item>
          </text:list>
        </text:list-item>
        <text:list-item>
          <text:p text:style-name="P86"><text:span text:style-name="Strong_20_Emphasis">Boutique (Store)</text:span> : Chaque site web peut comporter plusieurs boutiques. Cela permet d’afficher des catalogues différents sous un même site web. </text:p>
          <text:list>
            <text:list-item>
              <text:p text:style-name="P86">Exemple : Une boutique "Vêtements" et une boutique "Chaussures" au sein du même site web. </text:p>
            </text:list-item>
          </text:list>
        </text:list-item>
        <text:list-item>
          <text:p text:style-name="P86"><text:span text:style-name="Strong_20_Emphasis">Vue de la boutique (Store View)</text:span> : Gestion des traductions ou affichages spécifiques. </text:p>
          <text:list>
            <text:list-item>
              <text:p text:style-name="P85">Exemples : Langues multiples (anglais, français, etc.). </text:p>
            </text:list-item>
          </text:list>
        </text:list-item>
      </text:list>
      <text:p text:style-name="P33">Cette architecture est idéale pour des catalogues multimarques.</text:p>
      <text:p text:style-name="Horizontal_20_Line"/>
      <text:h text:style-name="Heading_20_4" text:outline-level="4"><text:soft-page-break/><text:span text:style-name="Strong_20_Emphasis">2. Création d'une configuration multimarques :</text:span></text:h>
      <text:h text:style-name="Heading_20_5" text:outline-level="5"><text:span text:style-name="Strong_20_Emphasis">Étape 1 : Créer un nouveau "site web" :</text:span></text:h>
      <text:list xml:id="list2459002751" text:style-name="L45">
        <text:list-item>
          <text:p text:style-name="P88">Accédez à l’administration Magento :<text:line-break/><text:span text:style-name="Source_20_Text">Stores &gt; Settings &gt; All Stores</text:span>. </text:p>
        </text:list-item>
        <text:list-item>
          <text:p text:style-name="P88">Cliquez sur <text:span text:style-name="Strong_20_Emphasis">"Create Website"</text:span>, puis fournissez les informations nécessaires : </text:p>
          <text:list>
            <text:list-item>
              <text:p text:style-name="P88"><text:span text:style-name="Strong_20_Emphasis">Name</text:span> : Nom explicite (ex. : "Marque A"). </text:p>
            </text:list-item>
            <text:list-item>
              <text:p text:style-name="P88"><text:span text:style-name="Strong_20_Emphasis">Code</text:span> : Code unique (ex. : <text:span text:style-name="Source_20_Text">marque_a</text:span>). </text:p>
            </text:list-item>
            <text:list-item>
              <text:p text:style-name="P87"><text:span text:style-name="Strong_20_Emphasis">Sort Order</text:span> : Ordre d'affichage si plusieurs sites coexistent. </text:p>
            </text:list-item>
          </text:list>
        </text:list-item>
      </text:list>
      <text:h text:style-name="Heading_20_5" text:outline-level="5"><text:span text:style-name="Strong_20_Emphasis">Étape 2 : Ajouter une boutique à ce site web :</text:span></text:h>
      <text:list xml:id="list761157190" text:style-name="L46">
        <text:list-item>
          <text:p text:style-name="P90">Accédez à nouveau à :<text:line-break/><text:span text:style-name="Source_20_Text">Stores &gt; Settings &gt; All Stores</text:span>. </text:p>
        </text:list-item>
        <text:list-item>
          <text:p text:style-name="P90">Cliquez sur <text:span text:style-name="Strong_20_Emphasis">"Create Store"</text:span> : </text:p>
          <text:list>
            <text:list-item>
              <text:p text:style-name="P90">Associez cette boutique au <text:span text:style-name="Strong_20_Emphasis">site web</text:span> créé (ex. : "Marque A"). </text:p>
            </text:list-item>
            <text:list-item>
              <text:p text:style-name="P90"><text:span text:style-name="Strong_20_Emphasis">Name</text:span> : Nom clair (ex. : "Boutique de Marque A"). </text:p>
            </text:list-item>
            <text:list-item>
              <text:p text:style-name="P89"><text:span text:style-name="Strong_20_Emphasis">Root Category</text:span> : Choisissez une catégorie racine (vous devrez probablement en créer une nouvelle pour chaque marque). </text:p>
            </text:list-item>
          </text:list>
        </text:list-item>
      </text:list>
      <text:h text:style-name="Heading_20_5" text:outline-level="5"><text:span text:style-name="Strong_20_Emphasis">Étape 3 : Configurer une vue de boutique :</text:span></text:h>
      <text:list xml:id="list3788540459" text:style-name="L47">
        <text:list-item>
          <text:p text:style-name="P92">Accédez à nouveau à :<text:line-break/><text:span text:style-name="Source_20_Text">Stores &gt; Settings &gt; All Stores</text:span>. </text:p>
        </text:list-item>
        <text:list-item>
          <text:p text:style-name="P92">Cliquez sur <text:span text:style-name="Strong_20_Emphasis">"Create Store View"</text:span> : </text:p>
          <text:list>
            <text:list-item>
              <text:p text:style-name="P92">Sélectionnez la boutique associée à votre site web (ex. : "Boutique de Marque A"). </text:p>
            </text:list-item>
            <text:list-item>
              <text:p text:style-name="P92"><text:span text:style-name="Strong_20_Emphasis">Code</text:span> : <text:span text:style-name="Source_20_Text">marque_a_fr</text:span> (par exemple pour la langue française). </text:p>
            </text:list-item>
            <text:list-item>
              <text:p text:style-name="P92"><text:span text:style-name="Strong_20_Emphasis">Status</text:span> : <text:span text:style-name="Source_20_Text">Enabled</text:span>. </text:p>
            </text:list-item>
            <text:list-item>
              <text:p text:style-name="P91"><text:span text:style-name="Strong_20_Emphasis">Sort Order</text:span> : Définissez un ordre d'affichage. </text:p>
            </text:list-item>
          </text:list>
        </text:list-item>
      </text:list>
      <text:h text:style-name="Heading_20_5" text:outline-level="5"><text:span text:style-name="Strong_20_Emphasis">Étape 4 : Configurer des URLs propres pour chaque marque :</text:span></text:h>
      <text:p text:style-name="P33">Une fois vos boutiques créées :</text:p>
      <text:list xml:id="list2718710302" text:style-name="L48">
        <text:list-item>
          <text:p text:style-name="P94">Modifiez leurs configurations d’URL individuelles : </text:p>
          <text:list>
            <text:list-item>
              <text:p text:style-name="P94"><text:span text:style-name="Strong_20_Emphasis">Stores &gt; Configuration &gt; General &gt; Web</text:span>. </text:p>
            </text:list-item>
            <text:list-item>
              <text:p text:style-name="P94">Changez les valeurs de <text:span text:style-name="Source_20_Text">Base URL</text:span> pour chaque site web (ex. : <text:span text:style-name="Source_20_Text">https://marque-a.local/</text:span>). </text:p>
            </text:list-item>
          </text:list>
        </text:list-item>
        <text:list-item>
          <text:p text:style-name="P93">Modifiez votre fichier <text:span text:style-name="Source_20_Text">.htaccess</text:span> ou votre configuration serveur pour pointer chaque domaine ou sous-domaine vers les bons répertoires. </text:p>
        </text:list-item>
      </text:list>
      <text:p text:style-name="Horizontal_20_Line"/>
      <text:h text:style-name="Heading_20_3" text:outline-level="3"><text:span text:style-name="Strong_20_Emphasis">B - Créer un thème personnalisé de base</text:span></text:h>
      <text:p text:style-name="P33">Un thème Magento est essentiel car il contrôle tous les aspects visuels de votre site. Ici, nous allons créer un <text:span text:style-name="Strong_20_Emphasis">thème personnalisé basique</text:span>, qui servira de point de départ pour des ajustements esthétiques spécifiques à votre catalogue.</text:p>
      <text:p text:style-name="Horizontal_20_Line"/>
      <text:h text:style-name="Heading_20_4" text:outline-level="4"><text:soft-page-break/><text:span text:style-name="Strong_20_Emphasis">1. Structure d’un thème Magento</text:span></text:h>
      <text:p text:style-name="P33">Tous les thèmes Magento sont organisés sous le dossier suivant :<text:line-break/><text:span text:style-name="Source_20_Text">app/design/frontend</text:span>.</text:p>
      <text:p text:style-name="Text_20_body">La structure d’un thème personnalisé ressemble à ceci :</text:p>
      <text:p text:style-name="P33"><text:span text:style-name="Strong_20_Emphasis"/></text:p>
      <text:p text:style-name="P16"><text:span text:style-name="Strong_20_Emphasis"><text:span text:style-name="T2">app/</text:span></text:span><text:line-break/><text:span text:style-name="T2">└── design/</text:span><text:line-break/><text:span text:style-name="T2"> <text:s text:c="3"/>└── frontend/</text:span><text:line-break/><text:span text:style-name="T2"> <text:s text:c="7"/>└── VendorName/ThemeName/</text:span><text:line-break/><text:span text:style-name="T2"> <text:s text:c="11"/>├── etc/</text:span><text:line-break/><text:span text:style-name="T2"> <text:s text:c="11"/>│ <text:s text:c="2"/>└── view.xml</text:span><text:line-break/><text:span text:style-name="T2"> <text:s text:c="11"/>├── web/</text:span><text:line-break/><text:span text:style-name="T2"> <text:s text:c="11"/>│ <text:s text:c="2"/>├── css/</text:span><text:line-break/><text:span text:style-name="T2"> <text:s text:c="11"/>│ <text:s text:c="2"/>├── js/</text:span><text:line-break/><text:span text:style-name="T2"> <text:s text:c="11"/>│ <text:s text:c="2"/>└── images/</text:span><text:line-break/><text:span text:style-name="T2"> <text:s text:c="11"/>├── Magento_Theme/</text:span><text:line-break/><text:span text:style-name="T2"> <text:s text:c="11"/>│ <text:s text:c="2"/>├── templates/</text:span><text:line-break/><text:span text:style-name="T2"> <text:s text:c="11"/>│ <text:s text:c="2"/>├── layout/</text:span><text:line-break/><text:span text:style-name="T2"> <text:s text:c="11"/>│ <text:s text:c="2"/>└── web/</text:span><text:line-break/><text:span text:style-name="T2"> <text:s text:c="11"/>├── theme.xml</text:span><text:line-break/><text:span text:style-name="T2"> <text:s text:c="11"/>└── registration.php</text:span></text:p>
      <text:h text:style-name="P8" text:outline-level="4"><text:span text:style-name="Strong_20_Emphasis">2. Étape 1 : Déclarer le thème dans </text:span><text:span text:style-name="Strong_20_Emphasis"><text:span text:style-name="Source_20_Text">theme.xml</text:span></text:span></text:h>
      <text:p text:style-name="P33">Créez votre dossier de thème :<text:line-break/><text:span text:style-name="Source_20_Text">app/design/frontend/MonEntreprise/MonTheme/</text:span>.</text:p>
      <text:p text:style-name="Text_20_body">Dans ce dossier, ajoutez un fichier nommé <text:span text:style-name="Strong_20_Emphasis"><text:span text:style-name="Source_20_Text">theme.xml</text:span></text:span>, qui contient des métadonnées pour déclarer le thème :</text:p>
      <text:p text:style-name="P16"><text:span text:style-name="Strong_20_Emphasis"><text:span text:style-name="T12">&lt;theme </text:span></text:span><text:span text:style-name="T2">xmlns:</text:span><text:span text:style-name="T13">xsi</text:span><text:span text:style-name="T11">="http://www.w3.org/2001/XMLSchema-instance" </text:span><text:span text:style-name="T13">xsi</text:span><text:span text:style-name="T2">:noNamespaceSchemaLocation</text:span><text:span text:style-name="T11">="urn:magento:framework:Config/etc/theme.xsd"</text:span><text:span text:style-name="T12">&gt;</text:span><text:line-break/><text:span text:style-name="T12"> <text:s text:c="3"/>&lt;title&gt;</text:span><text:span text:style-name="T2">Mon Thème Personnalisé</text:span><text:span text:style-name="T12">&lt;/title&gt; </text:span><text:span text:style-name="T15">&lt;!-- Nom du thème --&gt;</text:span><text:line-break/><text:span text:style-name="T15"> <text:s text:c="3"/></text:span><text:span text:style-name="T12">&lt;parent&gt;</text:span><text:span text:style-name="T2">Magento/blank</text:span><text:span text:style-name="T12">&lt;/parent&gt; </text:span><text:span text:style-name="T15">&lt;!-- Héritage du thème Blank de Magento --&gt;</text:span><text:line-break/><text:span text:style-name="T12">&lt;/theme&gt;</text:span></text:p>
      <text:p text:style-name="P33"><text:span text:style-name="Strong_20_Emphasis"><text:span text:style-name="T16">I</text:span></text:span><text:span text:style-name="Strong_20_Emphasis">mportant :<text:line-break/>Magento recommande d’utiliser Magento/blank comme parent pour partir sur un design minimaliste, sauf si vous avez besoin d’un thème plus riche graphiquement, auquel cas vous pourrez utiliser Magento/luma comme parent.</text:span></text:p>
      <text:h text:style-name="P8" text:outline-level="4"><text:span text:style-name="Strong_20_Emphasis"><text:span text:style-name="T16">3, </text:span></text:span><text:span text:style-name="Strong_20_Emphasis">Étape 2 : Enregistrer le thème dans Magento</text:span></text:h>
      <text:p text:style-name="P33">Créez un fichier nommé <text:span text:style-name="Source_20_Text">registration.php</text:span> dans votre dossier de thème :<text:line-break/><text:span text:style-name="Source_20_Text">app/design/frontend/MonEntreprise/MonTheme/registration.php</text:span>.</text:p>
      <text:p text:style-name="Text_20_body">Voici le contenu :</text:p>
      <text:p text:style-name="P16"><text:span text:style-name="Strong_20_Emphasis"><text:span text:style-name="T2">&lt;?php</text:span></text:span><text:line-break/><text:span text:style-name="T7">use </text:span><text:span text:style-name="T2">Magento\Framework\Component\ComponentRegistrar;</text:span><text:line-break/><text:line-break/><text:span text:style-name="T2">ComponentRegistrar::</text:span><text:span text:style-name="T17">register</text:span><text:span text:style-name="T2">(</text:span><text:line-break/><text:span text:style-name="T2"> <text:s text:c="3"/>ComponentRegistrar::</text:span><text:span text:style-name="T14">THEME</text:span><text:span text:style-name="T2">,</text:span><text:line-break/><text:soft-page-break/><text:span text:style-name="T2"> <text:s text:c="3"/>'</text:span><text:span text:style-name="T11">frontend/MonEntreprise/MonTheme</text:span><text:span text:style-name="T2">',</text:span><text:line-break/><text:span text:style-name="T2"> <text:s text:c="3"/></text:span><text:span text:style-name="T14">__DIR__</text:span><text:line-break/><text:span text:style-name="T2">);</text:span></text:p>
      <text:h text:style-name="P8" text:outline-level="4"><text:span text:style-name="Strong_20_Emphasis">4. Étape 3 : Configuration des médias avec </text:span><text:span text:style-name="Strong_20_Emphasis"><text:span text:style-name="Source_20_Text">view.xml</text:span></text:span></text:h>
      <text:p text:style-name="P33">Ajoutez un fichier <text:span text:style-name="Source_20_Text">view.xml</text:span> dans :<text:line-break/><text:span text:style-name="Source_20_Text">app/design/frontend/MonEntreprise/MonTheme/etc/view.xml</text:span>.</text:p>
      <text:p text:style-name="Text_20_body">Ce fichier permet de configurer les tailles des images utilisées dans le thème. Exemple de contenu minimal :</text:p>
      <text:p text:style-name="P16"><text:span text:style-name="Strong_20_Emphasis"><text:span text:style-name="T12">&lt;view </text:span></text:span><text:span text:style-name="T2">xmlns:</text:span><text:span text:style-name="T13">xsi</text:span><text:span text:style-name="T11">="http://www.w3.org/2001/XMLSchema-instance" </text:span><text:span text:style-name="T13">xsi</text:span><text:span text:style-name="T2">:noNamespaceSchemaLocation</text:span><text:span text:style-name="T11">="urn:magento:framework:Config/etc/view.xsd"</text:span><text:span text:style-name="T12">&gt;</text:span><text:line-break/><text:span text:style-name="T12"> <text:s text:c="3"/>&lt;media&gt;</text:span><text:line-break/><text:span text:style-name="T12"> <text:s text:c="7"/>&lt;images </text:span><text:span text:style-name="T2">module</text:span><text:span text:style-name="T11">="Magento_Catalog"</text:span><text:span text:style-name="T12">&gt;</text:span><text:line-break/><text:span text:style-name="T12"> <text:s text:c="11"/>&lt;image </text:span><text:span text:style-name="T2">id</text:span><text:span text:style-name="T11">="category_page_grid" </text:span><text:span text:style-name="T2">type</text:span><text:span text:style-name="T11">="small_image"</text:span><text:span text:style-name="T12">&gt;</text:span><text:line-break/><text:span text:style-name="T12"> <text:s text:c="15"/>&lt;width&gt;</text:span><text:span text:style-name="T2">240</text:span><text:span text:style-name="T12">&lt;/width&gt;</text:span><text:line-break/><text:span text:style-name="T12"> <text:s text:c="15"/>&lt;height&gt;</text:span><text:span text:style-name="T2">300</text:span><text:span text:style-name="T12">&lt;/height&gt;</text:span><text:line-break/><text:span text:style-name="T12"> <text:s text:c="11"/>&lt;/image&gt;</text:span><text:line-break/><text:span text:style-name="T12"> <text:s text:c="7"/>&lt;/images&gt;</text:span><text:line-break/><text:span text:style-name="T12"> <text:s text:c="3"/>&lt;/media&gt;</text:span><text:line-break/><text:span text:style-name="T12">&lt;/view&gt;</text:span></text:p>
      <text:h text:style-name="P8" text:outline-level="4"><text:span text:style-name="Strong_20_Emphasis">5. Étape 4 : Appliquer le thème au site</text:span></text:h>
      <text:p text:style-name="Text_20_body">Une fois votre thème créé :</text:p>
      <text:list xml:id="list1976950578" text:style-name="L49">
        <text:list-item>
          <text:p text:style-name="P96">Accédez au backend Magento :<text:line-break/><text:span text:style-name="Source_20_Text">Content &gt; Design &gt; Configuration</text:span>. </text:p>
        </text:list-item>
        <text:list-item>
          <text:p text:style-name="P96">Cliquez sur "Edit" pour la boutique ou la vue à laquelle vous souhaitez assigner le thème. </text:p>
        </text:list-item>
        <text:list-item>
          <text:p text:style-name="P96">Sélectionnez votre thème personnalisé dans le menu déroulant. </text:p>
        </text:list-item>
        <text:list-item>
          <text:p text:style-name="P95">Videz le cache Magento pour appliquer les modifications : </text:p>
        </text:list-item>
      </text:list>
      <text:p text:style-name="P16"><text:span text:style-name="Strong_20_Emphasis"><text:span text:style-name="T1">php </text:span></text:span><text:span text:style-name="T2">bin/magento cache:flush</text:span></text:p>
      <text:h text:style-name="P2" text:outline-level="3"><text:span text:style-name="Strong_20_Emphasis">Conclusion</text:span></text:h>
      <text:p text:style-name="P33">À la fin de cette étape, vous aurez :</text:p>
      <text:list xml:id="list2773624565" text:style-name="L50">
        <text:list-item>
          <text:p text:style-name="P98">Une configuration Magento capable de supporter un <text:span text:style-name="Strong_20_Emphasis">catalogue multimarques</text:span> grâce à la gestion multi-boutiques. </text:p>
        </text:list-item>
        <text:list-item>
          <text:p text:style-name="P97">Un <text:span text:style-name="Strong_20_Emphasis">thème personnalisé de base</text:span>, prêt pour des personnalisations avancées. </text:p>
        </text:list-item>
      </text:list>
      <text:p text:style-name="P33">Vous êtes maintenant prêt à passer aux customisations spécifiques pour améliorer l’apparence et gérer vos produits via une intégration comme l’API Amazon lors des sessions suivantes !</text:p>
      <text:p text:style-name="P18"><text:span text:style-name="Strong_20_Emphasis"/></text:p>
      <text:p text:style-name="P33"><text:span text:style-name="Strong_20_Emphasis"/></text:p>
      <text:p text:style-name="P33"><text:span text:style-name="Strong_20_Emphasis"/></text:p>
      <text:p text:style-name="P33"><text:span text:style-name="Strong_20_Emphasis"/></text:p>
      <text:p text:style-name="P33"><text:span text:style-name="Strong_20_Emphasis"/></text:p>
      <text:p text:style-name="P33"><text:soft-page-break/><text:span text:style-name="Strong_20_Emphasis"/></text:p>
      <text:p text:style-name="P33"><text:span text:style-name="Strong_20_Emphasis"/></text:p>
      <text:list xml:id="list170729618296824" text:continue-list="list3385029965" text:style-name="L21">
        <text:list-header>
          <text:h text:style-name="P4" text:outline-level="3"><text:bookmark-start text:name="__DdeLink__1290_2092794412"/><text:bookmark-end text:name="__DdeLink__1290_2092794412"/><text:span text:style-name="Strong_20_Emphasis">1.3. Introduction à l’API Amazon</text:span></text:h>
        </text:list-header>
      </text:list>
      <text:h text:style-name="Heading_20_4" text:outline-level="4"><text:span text:style-name="Strong_20_Emphasis">Objectif :</text:span></text:h>
      <text:p text:style-name="P33">L’objectif de cette section est de comprendre et de maîtriser les bases de l’Amazon <text:span text:style-name="Strong_20_Emphasis">Product Advertising API</text:span> (PA API). Cette API permet d'accéder aux données produits d'Amazon pour les intégrer dans un autre site, notamment pour afficher des fiches produits, récupérer des catégories, ou même réaliser des associations publicitaires.</text:p>
      <text:p text:style-name="P33">Nous allons explorer :</text:p>
      <text:list xml:id="list406237228" text:style-name="L51">
        <text:list-item>
          <text:p text:style-name="P100">Les concepts clés de l'API : Authentification, gestion des clés API et points d'accès (endpoints). </text:p>
        </text:list-item>
        <text:list-item>
          <text:p text:style-name="P100">L’analyse de la documentation officielle pour extraire des informations pertinentes. </text:p>
        </text:list-item>
        <text:list-item>
          <text:p text:style-name="P99">Les outils pour tester l'API, comme <text:span text:style-name="Strong_20_Emphasis">Postman</text:span> et <text:span text:style-name="Strong_20_Emphasis">cURL</text:span>. </text:p>
        </text:list-item>
      </text:list>
      <text:p text:style-name="P33"><text:span text:style-name="Strong_20_Emphasis"/></text:p>
      <text:h text:style-name="P2" text:outline-level="3"><text:span text:style-name="Strong_20_Emphasis">A. Concepts clés de l’Amazon Product Advertising API</text:span></text:h>
      <text:p text:style-name="P33">L'Amazon Product Advertising API permet de :</text:p>
      <text:list xml:id="list452006783" text:style-name="L52">
        <text:list-item>
          <text:p text:style-name="P103">Rechercher des produits sur la base de critères spécifiques (nom, catégorie, ID ASIN...). </text:p>
        </text:list-item>
        <text:list-item>
          <text:p text:style-name="P103">Accéder aux détails produits : images, description, prix, stock, liens affiliés, etc. </text:p>
        </text:list-item>
        <text:list-item>
          <text:p text:style-name="P103">Explorer des catégories ou types de produits. </text:p>
        </text:list-item>
        <text:list-item>
          <text:p text:style-name="P102">Récupérer des recommandations basées sur des produits. </text:p>
        </text:list-item>
      </text:list>
      <text:h text:style-name="Heading_20_4" text:outline-level="4"><text:span text:style-name="Strong_20_Emphasis">1. Authentification à l'API</text:span></text:h>
      <text:p text:style-name="P33">Pour accéder à l'API, Amazon exige une authentification stricte. Vous devez fournir une signature numérique pour chaque requête, basée sur :</text:p>
      <text:list xml:id="list3096111178" text:style-name="L53">
        <text:list-item>
          <text:p text:style-name="P105">Une <text:span text:style-name="Strong_20_Emphasis">clé d'accès publique</text:span>. </text:p>
        </text:list-item>
        <text:list-item>
          <text:p text:style-name="P105">Une <text:span text:style-name="Strong_20_Emphasis">clé secrète</text:span>. </text:p>
        </text:list-item>
        <text:list-item>
          <text:p text:style-name="P105">L'<text:span text:style-name="Strong_20_Emphasis">horodatage</text:span> de la requête. </text:p>
        </text:list-item>
        <text:list-item>
          <text:p text:style-name="P104">Les paramètres d'URL (organisés par ordre alphabétique). </text:p>
        </text:list-item>
      </text:list>
      <text:p text:style-name="P33">La signature est un hash HMAC-SHA256 généré à partir de ces éléments.</text:p>
      <text:p text:style-name="Horizontal_20_Line"/>
      <text:h text:style-name="Heading_20_5" text:outline-level="5"><text:span text:style-name="Strong_20_Emphasis">Étape 1 : Récupérer vos clés d’accès</text:span></text:h>
      <text:list xml:id="list2190735466" text:style-name="L54">
        <text:list-item>
          <text:p text:style-name="P107">Créez un compte avec le <text:span text:style-name="Strong_20_Emphasis">programme Amazon Associates</text:span> :<text:line-break/>Lien Amazon Associates. </text:p>
        </text:list-item>
        <text:list-item>
          <text:p text:style-name="P107">Rendez-vous dans la section <text:span text:style-name="Strong_20_Emphasis">API Tools</text:span>. </text:p>
        </text:list-item>
        <text:list-item>
          <text:p text:style-name="P107">Générez vos clés d’accès : </text:p>
          <text:list>
            <text:list-item>
              <text:p text:style-name="P107"><text:span text:style-name="Strong_20_Emphasis">Access Key ID</text:span> : clé publique utilisée pour identifier vos requêtes. </text:p>
            </text:list-item>
            <text:list-item>
              <text:p text:style-name="P106"><text:span text:style-name="Strong_20_Emphasis">Secret Access Key</text:span> : clé privée utilisée pour signer vos requêtes. </text:p>
            </text:list-item>
          </text:list>
        </text:list-item>
      </text:list>
      <text:p text:style-name="P33"><text:soft-page-break/>Lorsque vous travaillez avec des clés, assurez-vous de ne jamais exposer votre <text:span text:style-name="Strong_20_Emphasis">Secret Access Key</text:span> (dans un projet open-source par exemple).</text:p>
      <text:p text:style-name="Horizontal_20_Line"/>
      <text:h text:style-name="Heading_20_5" text:outline-level="5"><text:span text:style-name="Strong_20_Emphasis">Étape 2 : Les Headers obligatoires pour l'authentification</text:span></text:h>
      <text:p text:style-name="P33">Pour chaque requête, les headers suivants doivent être inclus :</text:p>
      <text:list xml:id="list1286123271" text:style-name="L55">
        <text:list-item>
          <text:p text:style-name="P109"><text:span text:style-name="Strong_20_Emphasis"><text:span text:style-name="Source_20_Text">Host</text:span></text:span> : L'URL de l'endpoint ciblé (ex. : <text:span text:style-name="Source_20_Text">webservices.amazon.com</text:span>). </text:p>
        </text:list-item>
        <text:list-item>
          <text:p text:style-name="P109"><text:span text:style-name="Strong_20_Emphasis"><text:span text:style-name="Source_20_Text">X-Amz-Date</text:span></text:span> : Timestamp UTC sous format ISO8601 (ex. : <text:span text:style-name="Source_20_Text">20231103T120000Z</text:span>). </text:p>
        </text:list-item>
        <text:list-item>
          <text:p text:style-name="P108"><text:span text:style-name="Strong_20_Emphasis"><text:span text:style-name="Source_20_Text">Authorization</text:span></text:span> : Contient la signature d'authentification générée. </text:p>
        </text:list-item>
      </text:list>
      <text:p text:style-name="P33">Vous pouvez utiliser des librairies tierces comme <text:span text:style-name="Strong_20_Emphasis">AWS SDK for PHP</text:span> qui simplifient la gestion de la signature.</text:p>
      <text:p text:style-name="Horizontal_20_Line"/>
      <text:h text:style-name="Heading_20_5" text:outline-level="5"><text:span text:style-name="Strong_20_Emphasis">Exemple de signature (en PHP)</text:span> :</text:h>
      <text:p text:style-name="Text_20_body">Voici un exemple de génération manuelle d'une signature :</text:p>
      <text:p text:style-name="P16"><text:span text:style-name="Strong_20_Emphasis"><text:span text:style-name="T2">$method = 'GET';</text:span></text:span><text:line-break/><text:span text:style-name="T2">$host = 'webservices.amazon.com';</text:span><text:line-break/><text:span text:style-name="T2">$uri = '/paapi5/searchitems';</text:span><text:line-break/><text:span text:style-name="T2">$accessKey = '&lt;</text:span><text:span text:style-name="T12">VotreAccessKey</text:span><text:span text:style-name="T2">&gt;';</text:span><text:line-break/><text:span text:style-name="T2">$secretKey = '&lt;</text:span><text:span text:style-name="T12">VotreSecretKey</text:span><text:span text:style-name="T2">&gt;';</text:span><text:line-break/><text:span text:style-name="T2">$region = 'us-east-1';</text:span><text:line-break/><text:span text:style-name="T2">$service = 'ProductAdvertisingAPI';</text:span><text:line-break/><text:span text:style-name="T2">$timestamp = gmdate('Ymd\THis\Z');</text:span><text:line-break/><text:span text:style-name="T2">$date = gmdate('Ymd');</text:span><text:line-break/><text:line-break/><text:span text:style-name="T2">$params = [</text:span><text:line-break/><text:span text:style-name="T2"> <text:s text:c="3"/>'Keywords' =&gt; 'laptop',</text:span><text:line-break/><text:span text:style-name="T2"> <text:s text:c="3"/>'Marketplace' =&gt; 'www.amazon.com',</text:span><text:line-break/><text:span text:style-name="T2"> <text:s text:c="3"/>'PartnerTag' =&gt; '&lt;</text:span><text:span text:style-name="T12">VotrePartnerTag</text:span><text:span text:style-name="T2">&gt;',</text:span><text:line-break/><text:span text:style-name="T2"> <text:s text:c="3"/>'PartnerType' =&gt; 'Associates',</text:span><text:line-break/><text:span text:style-name="T2"> <text:s text:c="3"/>'ItemCount' =&gt; 10,</text:span><text:line-break/><text:span text:style-name="T2"> <text:s text:c="3"/>'Resources' =&gt; [</text:span><text:line-break/><text:span text:style-name="T2"> <text:s text:c="7"/>'Images.Primary.Medium',</text:span><text:line-break/><text:span text:style-name="T2"> <text:s text:c="7"/>'ItemInfo.Title',</text:span><text:line-break/><text:span text:style-name="T2"> <text:s text:c="7"/>'ItemInfo.Features',</text:span><text:line-break/><text:span text:style-name="T2"> <text:s text:c="7"/>'Offers.Listings.Price'</text:span><text:line-break/><text:span text:style-name="T2"> <text:s text:c="3"/>],</text:span><text:line-break/><text:span text:style-name="T2">];</text:span><text:line-break/><text:line-break/><text:span text:style-name="T2">$queryString = http_build_query($params, '', '&amp;', PHP_QUERY_RFC3986);</text:span><text:line-break/><text:line-break/><text:span text:style-name="T2">// Construction de la chaîne pour la signature</text:span><text:line-break/><text:span text:style-name="T2">$canonicalRequest = implode("\n", [</text:span><text:line-break/><text:span text:style-name="T2"> <text:s text:c="3"/>$method,</text:span><text:line-break/><text:span text:style-name="T2"> <text:s text:c="3"/>$uri,</text:span><text:line-break/><text:span text:style-name="T2"> <text:s text:c="3"/>$queryString,</text:span><text:line-break/><text:span text:style-name="T2"> <text:s text:c="3"/>"host:$host",</text:span><text:line-break/><text:span text:style-name="T2"> <text:s text:c="3"/>"x-amz-date:$timestamp",</text:span><text:line-break/><text:span text:style-name="T2"> <text:s text:c="3"/>'',</text:span><text:line-break/><text:span text:style-name="T2"> <text:s text:c="3"/>"host;x-amz-date",</text:span><text:line-break/><text:span text:style-name="T2"> <text:s text:c="3"/>hash('sha256', '')</text:span><text:line-break/><text:soft-page-break/><text:span text:style-name="T2">]);</text:span><text:line-break/><text:line-break/><text:span text:style-name="T2">$stringToSign = implode("\n", [</text:span><text:line-break/><text:span text:style-name="T2"> <text:s text:c="3"/>"AWS4-HMAC-SHA256",</text:span><text:line-break/><text:span text:style-name="T2"> <text:s text:c="3"/>$timestamp,</text:span><text:line-break/><text:span text:style-name="T2"> <text:s text:c="3"/>"$date/$region/$service/aws4_request",</text:span><text:line-break/><text:span text:style-name="T2"> <text:s text:c="3"/>hash('sha256', $canonicalRequest)</text:span><text:line-break/><text:span text:style-name="T2">]);</text:span><text:line-break/><text:line-break/><text:span text:style-name="T2">$signingKey = hash_hmac('sha256', $date, "AWS4$secretKey", true);</text:span><text:line-break/><text:span text:style-name="T2">$signingKey = hash_hmac('sha256', $region, $signingKey, true);</text:span><text:line-break/><text:span text:style-name="T2">$signingKey = hash_hmac('sha256', $service, $signingKey, true);</text:span><text:line-break/><text:span text:style-name="T2">$signingKey = hash_hmac('sha256', 'aws4_request', $signingKey, true);</text:span><text:line-break/><text:line-break/><text:span text:style-name="T2">$signature = hash_hmac('sha256', $stringToSign, $signingKey);</text:span></text:p>
      <text:p text:style-name="P18"><text:span text:style-name="Strong_20_Emphasis"/></text:p>
      <text:p text:style-name="P33"><text:span text:style-name="Strong_20_Emphasis">Vous inclurez cette signature dans vos headers </text:span><text:span text:style-name="Strong_20_Emphasis"><text:span text:style-name="Source_20_Text">Authorization</text:span></text:span><text:span text:style-name="Strong_20_Emphasis">.</text:span></text:p>
      <text:p text:style-name="Horizontal_20_Line"/>
      <text:h text:style-name="Heading_20_4" text:outline-level="4"><text:span text:style-name="Strong_20_Emphasis">2. Endpoints et gestion des régions</text:span></text:h>
      <text:p text:style-name="P33">L'API propose différents points d'accès (endpoints) en fonction des zones géographiques ou marchés cibles. Voici quelques exemples :</text:p>
      <text:list xml:id="list1291777014" text:style-name="L56">
        <text:list-item>
          <text:p text:style-name="P111">US : <text:span text:style-name="Source_20_Text">webservices.amazon.com</text:span> </text:p>
        </text:list-item>
        <text:list-item>
          <text:p text:style-name="P111">FR : <text:span text:style-name="Source_20_Text">webservices.amazon.fr</text:span> </text:p>
        </text:list-item>
        <text:list-item>
          <text:p text:style-name="P110">UK : <text:span text:style-name="Source_20_Text">webservices.amazon.co.uk</text:span> </text:p>
        </text:list-item>
      </text:list>
      <text:p text:style-name="P33">Votre configuration de requête (<text:span text:style-name="Source_20_Text">Marketplace</text:span>) doit correspondre à la région choisie.</text:p>
      <text:p text:style-name="Horizontal_20_Line"/>
      <text:h text:style-name="Heading_20_4" text:outline-level="4"><text:span text:style-name="Strong_20_Emphasis">3. Analyse de la documentation officielle</text:span></text:h>
      <text:p text:style-name="P33">La documentation officielle reste la source la plus fiable pour maîtriser la <text:span text:style-name="Strong_20_Emphasis">Product Advertising API</text:span> :</text:p>
      <text:list xml:id="list3704523652" text:style-name="L57">
        <text:list-item>
          <text:p text:style-name="P113">Documentation officielle de l'API Amazon PA5. </text:p>
        </text:list-item>
        <text:list-item>
          <text:p text:style-name="P113">Les concepts clés expliqués : </text:p>
          <text:list>
            <text:list-item>
              <text:p text:style-name="P113">Requêtes disponibles : <text:span text:style-name="Source_20_Text">SearchItems</text:span>, <text:span text:style-name="Source_20_Text">GetItems</text:span>, <text:span text:style-name="Source_20_Text">GetVariations</text:span>, etc. </text:p>
            </text:list-item>
            <text:list-item>
              <text:p text:style-name="P113">Paramètres à inclure dans les requêtes. </text:p>
            </text:list-item>
            <text:list-item>
              <text:p text:style-name="P112">Ressources retournées : informations détaillées sur les produits (Images, Prix, Évaluations, etc.). </text:p>
            </text:list-item>
          </text:list>
        </text:list-item>
      </text:list>
      <text:p text:style-name="P33">Chaque méthode contient des exemples prêts à tester.</text:p>
      <text:p text:style-name="Horizontal_20_Line"/>
      <text:h text:style-name="Heading_20_3" text:outline-level="3"><text:soft-page-break/><text:span text:style-name="Strong_20_Emphasis">B. Outils pour tester l'API</text:span></text:h>
      <text:p text:style-name="P33">Un des points essentiels dans la prise en main d'une API comme celle d'Amazon est de la tester efficacement. Magento étant une plateforme back-end, la phase de test est cruciale avant d’implémenter l’API dans vos modules.</text:p>
      <text:p text:style-name="Horizontal_20_Line"/>
      <text:h text:style-name="Heading_20_4" text:outline-level="4"><text:span text:style-name="Strong_20_Emphasis">1. Postman</text:span></text:h>
      <text:p text:style-name="Text_20_body">Postman est un outil graphique permettant de :</text:p>
      <text:list xml:id="list3356858631" text:style-name="L58">
        <text:list-item>
          <text:p text:style-name="P115">Construire des requêtes API. </text:p>
        </text:list-item>
        <text:list-item>
          <text:p text:style-name="P115">Ajouter des clés d'authentification. </text:p>
        </text:list-item>
        <text:list-item>
          <text:p text:style-name="P114">Voir les réponses et les détails des erreurs (statuts HTTP, corps JSON). </text:p>
        </text:list-item>
      </text:list>
      <text:h text:style-name="Heading_20_5" text:outline-level="5">Étapes pour utiliser Postman :</text:h>
      <text:list xml:id="list2450154009" text:style-name="L59">
        <text:list-item>
          <text:p text:style-name="P117">Créez une nouvelle requête dans Postman (GET par exemple). </text:p>
        </text:list-item>
        <text:list-item>
          <text:p text:style-name="P117">Appliquez les headers nécessaires : </text:p>
          <text:list>
            <text:list-item>
              <text:p text:style-name="P117"><text:span text:style-name="Strong_20_Emphasis">Authorization</text:span> : Clé générée (voir étape d'authentification). </text:p>
            </text:list-item>
            <text:list-item>
              <text:p text:style-name="P117"><text:span text:style-name="Strong_20_Emphasis">x-amz-date</text:span> : Timestamp. </text:p>
            </text:list-item>
          </text:list>
        </text:list-item>
        <text:list-item>
          <text:p text:style-name="P116">Ajoutez les paramètres dans l’URL : </text:p>
        </text:list-item>
      </text:list>
      <text:p text:style-name="P16"><text:span text:style-name="Strong_20_Emphasis"><text:span text:style-name="T2">https://webservices.amazon.fr/paapi5/searchitems?Keywords=laptop&amp;Marketplace=www.amazon.fr</text:span></text:span></text:p>
      <text:p text:style-name="P33"><text:span text:style-name="Strong_20_Emphasis">Envoyez la requête et vérifiez : </text:span></text:p>
      <text:list xml:id="list517786679" text:style-name="L60">
        <text:list-item>
          <text:list>
            <text:list-item>
              <text:p text:style-name="P119">Code HTTP <text:span text:style-name="Source_20_Text">200</text:span> : Succès. </text:p>
            </text:list-item>
            <text:list-item>
              <text:p text:style-name="P118">Si <text:span text:style-name="Source_20_Text">403</text:span>, vérifiez votre signature ou permissions. </text:p>
            </text:list-item>
          </text:list>
        </text:list-item>
      </text:list>
      <text:p text:style-name="Horizontal_20_Line"/>
      <text:h text:style-name="Heading_20_4" text:outline-level="4"><text:span text:style-name="Strong_20_Emphasis">2. cURL</text:span></text:h>
      <text:p text:style-name="Text_20_body">Pour les développeurs préférant la ligne de commande, <text:span text:style-name="Strong_20_Emphasis">cURL</text:span> est une excellente alternative.</text:p>
      <text:h text:style-name="Heading_20_5" text:outline-level="5">Exemple de requête de recherche d'articles :</text:h>
      <text:p text:style-name="P16"><text:span text:style-name="Strong_20_Emphasis"><text:span text:style-name="T1">curl </text:span></text:span><text:span text:style-name="T2">-X GET \</text:span><text:line-break/><text:span text:style-name="T2"> <text:s text:c="4"/></text:span><text:span text:style-name="T11">'https://webservices.amazon.fr/paapi5/searchitems?Keywords=laptop&amp;Marketplace=www.amazon.fr'</text:span><text:span text:style-name="T2"> \</text:span><text:line-break/><text:span text:style-name="T2"> <text:s text:c="4"/>-H </text:span><text:span text:style-name="T11">'x-amz-date: 20231103T120000Z'</text:span><text:span text:style-name="T2"> \</text:span><text:line-break/><text:span text:style-name="T2"> <text:s text:c="4"/>-H </text:span><text:span text:style-name="T11">'Authorization: AWS4-HMAC-SHA256 Credential=&lt;VotreAccessKey&gt;/....../[Signature]'</text:span></text:p>
      <text:h text:style-name="P2" text:outline-level="3"><text:span text:style-name="Strong_20_Emphasis">Conclusion</text:span></text:h>
      <text:p text:style-name="P33">À la fin de cette section, les participants auront :</text:p>
      <text:list xml:id="list3480273907" text:style-name="L61">
        <text:list-item>
          <text:p text:style-name="P121">Une compréhension approfondie des <text:span text:style-name="Strong_20_Emphasis">concepts de l'Amazon PA API</text:span>, notamment l'authentification et la gestion des clés. </text:p>
        </text:list-item>
        <text:list-item>
          <text:p text:style-name="P121">La possibilité de tester leurs implémentations en utilisant soit <text:span text:style-name="Strong_20_Emphasis">Postman</text:span>, soit <text:span text:style-name="Strong_20_Emphasis">cURL</text:span>. </text:p>
        </text:list-item>
        <text:list-item>
          <text:p text:style-name="P120">Les bases nécessaires pour intégrer cette API dans un projet Magento (via des modules ou services personnalisés). </text:p>
        </text:list-item>
      </text:list>
      <text:p text:style-name="P18"><text:soft-page-break/><text:span text:style-name="Strong_20_Emphasis"/></text:p>
      <text:p text:style-name="P33"><text:span text:style-name="Strong_20_Emphasis"/></text:p>
      <text:list xml:id="list170728757083609" text:continue-list="list170729618296824" text:style-name="L21">
        <text:list-item>
          <text:p text:style-name="P53"><text:span text:style-name="Strong_20_Emphasis">Livrables du Jour 1 :</text:span></text:p>
          <text:list>
            <text:list-item>
              <text:p text:style-name="P55">Installation fonctionnelle de Magento. </text:p>
            </text:list-item>
            <text:list-item>
              <text:p text:style-name="P55">Thème minimal prêt pour être personnalisé. </text:p>
            </text:list-item>
            <text:list-item>
              <text:p text:style-name="P53">Premiers tests de requêtes vers l’API Amazon. </text:p>
            </text:list-item>
          </text:list>
        </text:list-item>
      </text:list>
      <text:p text:style-name="Text_20_body"/>
      <text:p text:style-name="Text_20_body"/>
      <text:p text:style-name="Text_20_body"/>
      <text:p text:style-name="P101"/>
      <text:h text:style-name="P2" text:outline-level="3"><text:bookmark-start text:name="__DdeLink__1559_2092794412"/><text:span text:style-name="Strong_20_Emphasis">Jour 2 : Développement du module d’importation des produits</text:span></text:h>
      <text:h text:style-name="Heading_20_4" text:outline-level="4">Objectif : Construire un module permettant de récupérer et de stocker les produits externes dans Magento.<text:bookmark-end text:name="__DdeLink__1559_2092794412"/></text:h>
      <text:p text:style-name="Text_20_body"/>
      <text:h text:style-name="P3" text:outline-level="3"><text:bookmark-start text:name="__DdeLink__1561_2092794412"/><text:bookmark-end text:name="__DdeLink__1561_2092794412"/><text:span text:style-name="Strong_20_Emphasis"><text:span text:style-name="T20">2.1. Création d’un module Magento</text:span></text:span></text:h>
      <text:p text:style-name="P33">Voici le détail des étapes pour créer et activer un module Magento 2.</text:p>
      <text:p text:style-name="Horizontal_20_Line"/>
      <text:h text:style-name="Heading_20_4" text:outline-level="4"><text:span text:style-name="Strong_20_Emphasis">Structure de base du module</text:span></text:h>
      <text:p text:style-name="P33">Dans Magento 2, la structure des modules est bien définie et suit une convention stricte. Les modules personnalisés sont généralement placés dans le dossier <text:span text:style-name="Source_20_Text">app/code</text:span>.</text:p>
      <text:h text:style-name="Heading_20_5" text:outline-level="5"><text:span text:style-name="Strong_20_Emphasis">1. Chemin du module</text:span></text:h>
      <text:p text:style-name="Text_20_body">Créez l’arborescence suivante dans votre projet Magento :</text:p>
      <text:p text:style-name="P17"><text:span text:style-name="T2">app/</text:span><text:line-break/><text:span text:style-name="T2">└── code/</text:span><text:line-break/><text:span text:style-name="T2"> <text:s text:c="3"/>└── MyNamespace/</text:span><text:line-break/><text:span text:style-name="T2"> <text:s text:c="7"/>└── AmazonIntegration/</text:span><text:line-break/><text:span text:style-name="T2"> <text:s text:c="11"/>├── registration.php</text:span><text:line-break/><text:span text:style-name="T2"> <text:s text:c="11"/>├── etc/</text:span><text:line-break/><text:span text:style-name="T2"> <text:s text:c="11"/>│ <text:s text:c="2"/>└── module.xml</text:span><text:line-break/><text:span text:style-name="T2"> <text:s text:c="11"/>└── etc/</text:span><text:line-break/><text:span text:style-name="T2"> <text:s text:c="15"/>└── di.xml</text:span></text:p>
      <text:p text:style-name="P19"><text:span text:style-name="T2"/></text:p>
      <text:p text:style-name="P32"><text:span text:style-name="T2">Chaque dossier et fichier a une finalité que nous allons expliquer en détail ci-dessous.</text:span></text:p>
      <text:p text:style-name="Horizontal_20_Line"/>
      <text:h text:style-name="Heading_20_4" text:outline-level="4"><text:span text:style-name="Strong_20_Emphasis">2. Créer les fichiers nécessaires</text:span></text:h>
      <text:h text:style-name="Heading_20_5" text:outline-level="5"><text:span text:style-name="Strong_20_Emphasis">2.1. Fichier </text:span><text:span text:style-name="Strong_20_Emphasis"><text:span text:style-name="Source_20_Text">registration.php</text:span></text:span></text:h>
      <text:p text:style-name="P33">Ce fichier permet à Magento de <text:span text:style-name="Strong_20_Emphasis">déclarer et enregistrer</text:span> le nouveau module dans le système.</text:p>
      <text:p text:style-name="P33">Chemin : <text:span text:style-name="Source_20_Text">app/code/MyNamespace/AmazonIntegration/registration.php</text:span></text:p>
      <text:p text:style-name="Text_20_body">Contenu :</text:p>
      <text:p text:style-name="P17"><text:span text:style-name="T2">&lt;?php</text:span><text:line-break/><text:span text:style-name="T7">use </text:span><text:span text:style-name="T2">Magento\Framework\Component\ComponentRegistrar;</text:span><text:line-break/><text:line-break/><text:span text:style-name="T2">ComponentRegistrar::</text:span><text:span text:style-name="T17">register</text:span><text:span text:style-name="T2">(</text:span><text:line-break/><text:span text:style-name="T2"> <text:s text:c="3"/>ComponentRegistrar::</text:span><text:span text:style-name="T14">MODULE</text:span><text:span text:style-name="T2">,</text:span><text:line-break/><text:span text:style-name="T2"> <text:s text:c="3"/>'</text:span><text:span text:style-name="T11">MyNamespace_AmazonIntegration</text:span><text:span text:style-name="T2">',</text:span><text:line-break/><text:span text:style-name="T2"> <text:s text:c="3"/></text:span><text:span text:style-name="T14">__DIR__</text:span><text:line-break/><text:span text:style-name="T2">);</text:span></text:p>
      <text:p text:style-name="P19"><text:span text:style-name="T2"/></text:p>
      <text:h text:style-name="P11" text:outline-level="5"><text:span text:style-name="Strong_20_Emphasis"><text:span text:style-name="T3">2.2. Fichier </text:span></text:span><text:span text:style-name="Strong_20_Emphasis"><text:span text:style-name="Source_20_Text"><text:span text:style-name="T5">module.xml</text:span></text:span></text:span></text:h>
      <text:p text:style-name="P33">Le fichier <text:span text:style-name="Source_20_Text">module.xml</text:span> déclare le module au cœur du framework Magento et définit ses dépendances éventuelles par rapport aux autres modules.</text:p>
      <text:p text:style-name="P33"><text:soft-page-break/>Chemin : <text:span text:style-name="Source_20_Text">app/code/MyNamespace/AmazonIntegration/etc/module.xml</text:span></text:p>
      <text:p text:style-name="Text_20_body">Contenu :</text:p>
      <text:p text:style-name="P17"><text:span text:style-name="T12">&lt;?</text:span><text:span text:style-name="T2">xml version</text:span><text:span text:style-name="T11">="1.0"</text:span><text:span text:style-name="T12">?&gt;</text:span><text:line-break/><text:span text:style-name="T12">&lt;config </text:span><text:span text:style-name="T2">xmlns:</text:span><text:span text:style-name="T13">xsi</text:span><text:span text:style-name="T11">="http://www.w3.org/2001/XMLSchema-instance" </text:span><text:span text:style-name="T13">xsi</text:span><text:span text:style-name="T2">:noNamespaceSchemaLocation</text:span><text:span text:style-name="T11">="urn:magento:framework:Module/etc/module.xsd"</text:span><text:span text:style-name="T12">&gt;</text:span><text:line-break/><text:span text:style-name="T12"> <text:s text:c="3"/>&lt;module </text:span><text:span text:style-name="T2">name</text:span><text:span text:style-name="T11">="MyNamespace_AmazonIntegration" </text:span><text:span text:style-name="T2">setup_version</text:span><text:span text:style-name="T11">="1.0.0"</text:span><text:span text:style-name="T12">&gt;</text:span><text:line-break/><text:span text:style-name="T12"> <text:s text:c="7"/>&lt;sequence&gt;</text:span><text:line-break/><text:span text:style-name="T12"> <text:s text:c="11"/></text:span><text:span text:style-name="T15">&lt;!-- Dépendances éventuelles sur d'autres modules Magento --&gt;</text:span><text:line-break/><text:span text:style-name="T15"> <text:s text:c="11"/></text:span><text:span text:style-name="T12">&lt;module </text:span><text:span text:style-name="T2">name</text:span><text:span text:style-name="T11">="Magento_Catalog"</text:span><text:span text:style-name="T12">/&gt;</text:span><text:line-break/><text:span text:style-name="T12"> <text:s text:c="7"/>&lt;/sequence&gt;</text:span><text:line-break/><text:span text:style-name="T12"> <text:s text:c="3"/>&lt;/module&gt;</text:span><text:line-break/><text:span text:style-name="T12">&lt;/config&gt;</text:span></text:p>
      <text:p text:style-name="P19"><text:span text:style-name="T2"/></text:p>
      <text:p text:style-name="P32"><text:span text:style-name="Strong_20_Emphasis"><text:span text:style-name="T3">Explications :</text:span></text:span></text:p>
      <text:list xml:id="list957602477" text:style-name="L62">
        <text:list-item>
          <text:p text:style-name="P123"><text:span text:style-name="Strong_20_Emphasis"><text:span text:style-name="Source_20_Text">setup_version</text:span></text:span> : Définit la version du module. Cela sera utile pour les mises à jour futures. </text:p>
        </text:list-item>
        <text:list-item>
          <text:p text:style-name="P122"><text:span text:style-name="Strong_20_Emphasis"><text:span text:style-name="Source_20_Text">sequence</text:span></text:span> : Déclare des modules qui doivent être chargés <text:span text:style-name="Strong_20_Emphasis">avant</text:span> celui-ci. Ici, nous dépendons du module <text:span text:style-name="Source_20_Text">Magento_Catalog</text:span>, car nous interagirons avec le catalogue des produits. </text:p>
        </text:list-item>
      </text:list>
      <text:h text:style-name="P11" text:outline-level="5"><text:span text:style-name="Strong_20_Emphasis"><text:span text:style-name="T3">2.3. Fichier </text:span></text:span><text:span text:style-name="Strong_20_Emphasis"><text:span text:style-name="Source_20_Text"><text:span text:style-name="T5">di.xml</text:span></text:span></text:span></text:h>
      <text:p text:style-name="P33">Le fichier <text:span text:style-name="Source_20_Text">di.xml</text:span> sert à configurer les dépendances de type <text:span text:style-name="Strong_20_Emphasis">Dependency Injection (DI)</text:span> dans Magento. C'est ici que nous définirons les services ou classes qui seront injectés dans notre module.</text:p>
      <text:p text:style-name="P33">Chemin : <text:span text:style-name="Source_20_Text">app/code/MyNamespace/AmazonIntegration/etc/di.xml</text:span></text:p>
      <text:p text:style-name="Text_20_body">Contenu initial minimal :</text:p>
      <text:p text:style-name="P17"><text:span text:style-name="T12">&lt;?</text:span><text:span text:style-name="T2">xml version</text:span><text:span text:style-name="T11">="1.0"</text:span><text:span text:style-name="T12">?&gt;</text:span><text:line-break/><text:span text:style-name="T12">&lt;config </text:span><text:span text:style-name="T2">xmlns:</text:span><text:span text:style-name="T13">xsi</text:span><text:span text:style-name="T11">="http://www.w3.org/2001/XMLSchema-instance" </text:span><text:span text:style-name="T13">xsi</text:span><text:span text:style-name="T2">:noNamespaceSchemaLocation</text:span><text:span text:style-name="T11">="urn:magento:framework/ObjectManager/etc/config.xsd"</text:span><text:span text:style-name="T12">&gt;</text:span><text:line-break/><text:span text:style-name="T12"> <text:s text:c="3"/></text:span><text:span text:style-name="T15">&lt;!-- Exemple : Déclarations futures de préférence ou d'injections pour ce module --&gt;</text:span><text:line-break/><text:span text:style-name="T12">&lt;/config&gt;</text:span></text:p>
      <text:p text:style-name="P19"><text:span text:style-name="T2"/></text:p>
      <text:p text:style-name="P32"><text:span text:style-name="T2">Voici un </text:span><text:span text:style-name="Strong_20_Emphasis"><text:span text:style-name="T3">contenu initial vide</text:span></text:span><text:span text:style-name="T2">, car les configurations spécifiques (services, interfaces) seront ajoutées plus tard lorsque nous ajouterons de la logique métier.<text:line-break/>Pour l’instant, gardons ce fichier dans la structure.</text:span></text:p>
      <text:p text:style-name="Horizontal_20_Line"/>
      <text:h text:style-name="Heading_20_4" text:outline-level="4"><text:span text:style-name="Strong_20_Emphasis">3. Activation du module via le CLI Magento</text:span></text:h>
      <text:p text:style-name="P33">Une fois la structure et les fichiers nécessaires créés, activons le module dans Magento.</text:p>
      <text:h text:style-name="Heading_20_5" text:outline-level="5"><text:span text:style-name="Strong_20_Emphasis">3.1. Vérifier la configuration initiale</text:span></text:h>
      <text:p text:style-name="Text_20_body">Magento détecte automatiquement les modules en analysant les fichiers de configuration comme <text:span text:style-name="Source_20_Text">registration.php</text:span> et <text:span text:style-name="Source_20_Text">module.xml</text:span>. Avant de l'activer :</text:p>
      <text:list xml:id="list2667894953" text:style-name="L63">
        <text:list-item>
          <text:p text:style-name="P124"><text:span text:style-name="Strong_20_Emphasis">Assurez-vous que la structure suivante existe :</text:span> </text:p>
        </text:list-item>
      </text:list>
      <text:p text:style-name="P17"><text:span text:style-name="T2">app/code/MyNamespace/AmazonIntegration/</text:span><text:line-break/><text:span text:style-name="T2"> <text:s text:c="3"/>├── registration.php</text:span><text:line-break/><text:span text:style-name="T2"> <text:s text:c="3"/>├── etc/</text:span><text:line-break/><text:soft-page-break/><text:span text:style-name="T2"> <text:s text:c="7"/>├── module.xml</text:span><text:line-break/><text:span text:style-name="T2"> <text:s text:c="7"/>├── di.xml</text:span></text:p>
      <text:p text:style-name="P19"><text:span text:style-name="T2"/></text:p>
      <text:p text:style-name="P32"><text:span text:style-name="T2">Vérifiez que les noms (</text:span><text:span text:style-name="Source_20_Text"><text:span text:style-name="T6">MyNamespace_AmazonIntegration</text:span></text:span><text:span text:style-name="T2">) sont cohérents dans tous les fichiers. </text:span></text:p>
      <text:p text:style-name="Horizontal_20_Line"/>
      <text:h text:style-name="Heading_20_5" text:outline-level="5"><text:span text:style-name="Strong_20_Emphasis">3.2. Commande pour activer le module via CLI :</text:span></text:h>
      <text:p text:style-name="Text_20_body">Exécutez les commandes suivantes depuis la racine de votre projet Magento (là où se trouve votre fichier <text:span text:style-name="Source_20_Text">bin/magento</text:span>).</text:p>
      <text:list xml:id="list136480424" text:style-name="L65">
        <text:list-item>
          <text:p text:style-name="P125"><text:span text:style-name="Strong_20_Emphasis">Mettre à jour les configurations Magento</text:span> : </text:p>
        </text:list-item>
      </text:list>
      <text:p text:style-name="P17"><text:span text:style-name="T1">php </text:span><text:span text:style-name="T2">bin/magento setup:upgrade</text:span></text:p>
      <text:p text:style-name="P19"><text:span text:style-name="T2"/></text:p>
      <text:p text:style-name="P32"><text:span text:style-name="T2">Cette commande :</text:span></text:p>
      <text:list xml:id="list47991407" text:style-name="L66">
        <text:list-item>
          <text:p text:style-name="P127">Vérifie et enregistre tous les nouveaux modules définis (comme notre <text:span text:style-name="Source_20_Text">AmazonIntegration</text:span>). </text:p>
        </text:list-item>
        <text:list-item>
          <text:p text:style-name="P126">Exécute les scripts associés aux installations de modules (comme les migrations, etc.). </text:p>
        </text:list-item>
      </text:list>
      <text:list xml:id="list1292537926" text:style-name="L67">
        <text:list-item>
          <text:p text:style-name="P128"><text:span text:style-name="Strong_20_Emphasis">Vérifier que le module est bien activé</text:span> : Après avoir exécuté <text:span text:style-name="Source_20_Text">setup:upgrade</text:span>, utilisez la commande suivante pour lister les modules activés : </text:p>
        </text:list-item>
      </text:list>
      <text:p text:style-name="P17"><text:span text:style-name="T1">php </text:span><text:span text:style-name="T2">bin/magento module:status</text:span></text:p>
      <text:p text:style-name="P19"><text:span text:style-name="T2"/></text:p>
      <text:p text:style-name="P32"><text:span text:style-name="T2">Si le module est correctement activé, vous verrez qu’il est marqué comme </text:span><text:span text:style-name="Source_20_Text"><text:span text:style-name="T6">enabled</text:span></text:span><text:span text:style-name="T2">.</text:span></text:p>
      <text:p text:style-name="Horizontal_20_Line"/>
      <text:h text:style-name="Heading_20_5" text:outline-level="5"><text:span text:style-name="Strong_20_Emphasis">3.3. Optionnel : vider le cache</text:span></text:h>
      <text:p text:style-name="Text_20_body">Si vous ne voyez pas les modifications ou si Magento ne détecte pas le nouveau module immédiatement, videz le cache Magento </text:p>
      <text:p text:style-name="P17"><text:span text:style-name="T1">php </text:span><text:span text:style-name="T2">bin/magento cache:flush</text:span></text:p>
      <text:p text:style-name="P19"><text:span text:style-name="T2"/></text:p>
      <text:h text:style-name="P9" text:outline-level="4"><text:span text:style-name="Strong_20_Emphasis"><text:span text:style-name="T3">4. Résultat attendu</text:span></text:span></text:h>
      <text:p text:style-name="P33">Si tout est correctement configuré :</text:p>
      <text:list xml:id="list1846766899" text:style-name="L68">
        <text:list-item>
          <text:p text:style-name="P130">Magento reconnaît le nouveau module <text:span text:style-name="Strong_20_Emphasis"><text:span text:style-name="Source_20_Text">MyNamespace_AmazonIntegration</text:span></text:span>. </text:p>
        </text:list-item>
        <text:list-item>
          <text:p text:style-name="P130">Le fichier <text:span text:style-name="Source_20_Text">module.xml</text:span> déclare correctement le module et celui-ci est officiellement activé. </text:p>
        </text:list-item>
        <text:list-item>
          <text:p text:style-name="P129">La commande <text:span text:style-name="Source_20_Text">php bin/magento module:status</text:span> retournera une liste affichant <text:span text:style-name="Strong_20_Emphasis"><text:span text:style-name="Source_20_Text">MyNamespace_AmazonIntegration : enabled</text:span></text:span>. </text:p>
        </text:list-item>
      </text:list>
      <text:p text:style-name="P33">Vous avez maintenant une structure de base prête pour commencer à écrire le code métier de votre module, comme l'importation des produits d'Amazon !</text:p>
      <text:p text:style-name="P19"><text:span text:style-name="T2"/></text:p>
      <text:p text:style-name="P18"/>
      <text:p text:style-name="P33"><text:span text:style-name="Strong_20_Emphasis"/></text:p>
      <text:h text:style-name="P2" text:outline-level="3"><text:soft-page-break/><text:span text:style-name="Strong_20_Emphasis">2.2. Intégration avec l’API Amazon</text:span></text:h>
      <text:h text:style-name="Heading_20_4" text:outline-level="4"><text:span text:style-name="Strong_20_Emphasis">Objectif :</text:span></text:h>
      <text:list xml:id="list70077198" text:style-name="L69">
        <text:list-item>
          <text:p text:style-name="P132">Créer un service PHP dans Magento dédié à l’interrogation de l'Amazon Product Advertising API. </text:p>
        </text:list-item>
        <text:list-item>
          <text:p text:style-name="P132">Gérer l'authentification en générant des signatures avec les clés d’accès. </text:p>
        </text:list-item>
        <text:list-item>
          <text:p text:style-name="P132">Effectuer une requête GET vers Amazon et récupérer les données produits sous format JSON. </text:p>
        </text:list-item>
        <text:list-item>
          <text:p text:style-name="P131">Logger les réponses pour vérifier que les données sont correctement récupérées. </text:p>
        </text:list-item>
      </text:list>
      <text:h text:style-name="P2" text:outline-level="3"><text:span text:style-name="Strong_20_Emphasis"/></text:h>
      <text:h text:style-name="P2" text:outline-level="3"><text:span text:style-name="Strong_20_Emphasis">Etapes détaillées :</text:span></text:h>
      <text:h text:style-name="Heading_20_4" text:outline-level="4"><text:span text:style-name="Strong_20_Emphasis">A. Création d’un service dédié dans Magento</text:span></text:h>
      <text:p text:style-name="P33">Un service dans Magento est simplement une classe PHP dédiée qui contient la logique métier. Pour interroger l’API Amazon, nous allons créer une classe et lui associer l'authentification et la requête GET.</text:p>
      <text:p text:style-name="Horizontal_20_Line"/>
      <text:h text:style-name="Heading_20_5" text:outline-level="5"><text:span text:style-name="Strong_20_Emphasis">1. Structure du dossier et classe de service</text:span></text:h>
      <text:p text:style-name="Text_20_body">Créez le dossier suivant dans votre module pour organiser le code de votre service :</text:p>
      <text:p text:style-name="P16"><text:span text:style-name="Strong_20_Emphasis"><text:span text:style-name="T2">app/</text:span></text:span><text:line-break/><text:span text:style-name="T2">└── code/</text:span><text:line-break/><text:span text:style-name="T2"> <text:s text:c="3"/>└── MyNamespace/</text:span><text:line-break/><text:span text:style-name="T2"> <text:s text:c="7"/>└── AmazonIntegration/</text:span><text:line-break/><text:span text:style-name="T2"> <text:s text:c="11"/>└── Model/</text:span><text:line-break/><text:span text:style-name="T2"> <text:s text:c="15"/>└── Service/</text:span><text:line-break/><text:span text:style-name="T2"> <text:s text:c="19"/>└── ProductApiService.php</text:span></text:p>
      <text:p text:style-name="P33"><text:span text:style-name="Strong_20_Emphasis"><text:span text:style-name="Source_20_Text">ProductApiService.php</text:span></text:span><text:span text:style-name="Strong_20_Emphasis"> : Fichier pour gérer la communication avec l'API.</text:span></text:p>
      <text:h text:style-name="P12" text:outline-level="5"><text:span text:style-name="Strong_20_Emphasis">2. Code de base pour le service :</text:span></text:h>
      <text:p text:style-name="P33">Chemin du fichier : <text:span text:style-name="Source_20_Text">app/code/MyNamespace/AmazonIntegration/Model/Service/ProductApiService.php</text:span></text:p>
      <text:p text:style-name="Text_20_body">Voici le contenu de départ de la classe :</text:p>
      <text:p text:style-name="P16"><text:span text:style-name="Strong_20_Emphasis"><text:span text:style-name="T2">&lt;?php</text:span></text:span><text:line-break/><text:line-break/><text:span text:style-name="T7">namespace </text:span><text:span text:style-name="T2">MyNamespace\AmazonIntegration\Model\Service;</text:span><text:line-break/><text:line-break/><text:span text:style-name="T7">use </text:span><text:span text:style-name="T2">Psr\Log\LoggerInterface;</text:span><text:line-break/><text:line-break/><text:span text:style-name="T7">class </text:span><text:span text:style-name="T2">ProductApiService</text:span><text:line-break/><text:span text:style-name="T2">{</text:span><text:line-break/><text:span text:style-name="T2"> <text:s text:c="3"/></text:span><text:span text:style-name="T7">private </text:span><text:span text:style-name="T2">$accessKey;</text:span><text:line-break/><text:span text:style-name="T2"> <text:s text:c="3"/></text:span><text:span text:style-name="T7">private </text:span><text:span text:style-name="T2">$secretKey;</text:span><text:line-break/><text:span text:style-name="T2"> <text:s text:c="3"/></text:span><text:span text:style-name="T7">private </text:span><text:span text:style-name="T2">$partnerTag;</text:span><text:line-break/><text:soft-page-break/><text:span text:style-name="T2"> <text:s text:c="3"/></text:span><text:span text:style-name="T7">private </text:span><text:span text:style-name="T2">$host;</text:span><text:line-break/><text:span text:style-name="T2"> <text:s text:c="3"/></text:span><text:span text:style-name="T7">private </text:span><text:span text:style-name="T2">$region;</text:span><text:line-break/><text:line-break/><text:span text:style-name="T2"> <text:s text:c="3"/>/**</text:span><text:line-break/><text:span text:style-name="T15"> <text:s text:c="4"/>* </text:span><text:span text:style-name="T7">@var </text:span><text:span text:style-name="T15">LoggerInterface</text:span><text:line-break/><text:span text:style-name="T15"> <text:s text:c="4"/></text:span><text:span text:style-name="T2">*/</text:span><text:line-break/><text:span text:style-name="T2"> <text:s text:c="3"/></text:span><text:span text:style-name="T7">private </text:span><text:span text:style-name="T2">$logger;</text:span><text:line-break/><text:line-break/><text:span text:style-name="T2"> <text:s text:c="3"/>/**</text:span><text:line-break/><text:span text:style-name="T15"> <text:s text:c="4"/>* ProductApiService constructor.</text:span><text:line-break/><text:span text:style-name="T15"> <text:s text:c="4"/>* </text:span><text:span text:style-name="T7">@param </text:span><text:span text:style-name="T15">LoggerInterface $logger</text:span><text:line-break/><text:span text:style-name="T15"> <text:s text:c="4"/></text:span><text:span text:style-name="T2">*/</text:span><text:line-break/><text:span text:style-name="T2"> <text:s text:c="3"/></text:span><text:span text:style-name="T7">public function </text:span><text:span text:style-name="T2">__construct(</text:span><text:line-break/><text:span text:style-name="T2"> <text:s text:c="7"/>LoggerInterface $logger</text:span><text:line-break/><text:span text:style-name="T2"> <text:s text:c="3"/>) {</text:span><text:line-break/><text:span text:style-name="T2"> <text:s text:c="7"/>$this-&gt;logger = $logger;</text:span><text:line-break/><text:line-break/><text:span text:style-name="T2"> <text:s text:c="7"/>//</text:span><text:span text:style-name="T15"> Remplacez ici par vos propres clés et informations Amazon</text:span><text:line-break/><text:span text:style-name="T15"> <text:s text:c="7"/></text:span><text:span text:style-name="T2">$this-&gt;accessKey = '</text:span><text:span text:style-name="T11">VOTRE_ACCESS_KEY</text:span><text:span text:style-name="T2">'; </text:span><text:line-break/><text:span text:style-name="T2"> <text:s text:c="7"/>$this-&gt;secretKey = '</text:span><text:span text:style-name="T11">VOTRE_SECRET_KEY</text:span><text:span text:style-name="T2">'; </text:span><text:line-break/><text:span text:style-name="T2"> <text:s text:c="7"/>$this-&gt;partnerTag = '</text:span><text:span text:style-name="T11">VOTRE_PARTNER_TAG</text:span><text:span text:style-name="T2">';</text:span><text:line-break/><text:span text:style-name="T2"> <text:s text:c="7"/>$this-&gt;host = '</text:span><text:span text:style-name="T11">webservices.amazon.fr</text:span><text:span text:style-name="T2">'; //</text:span><text:span text:style-name="T15"> Endpoint FR</text:span><text:line-break/><text:span text:style-name="T15"> <text:s text:c="7"/></text:span><text:span text:style-name="T2">$this-&gt;region = '</text:span><text:span text:style-name="T11">eu-west-1</text:span><text:span text:style-name="T2">'; <text:s/>//</text:span><text:span text:style-name="T15"> Région AWS</text:span><text:line-break/><text:span text:style-name="T15"> <text:s text:c="3"/></text:span><text:span text:style-name="T2">}</text:span><text:line-break/><text:line-break/><text:span text:style-name="T2"> <text:s text:c="3"/>/**</text:span><text:line-break/><text:span text:style-name="T15"> <text:s text:c="4"/>* Méthode pour effectuer une requête GET vers l'API Amazon</text:span><text:line-break/><text:span text:style-name="T15"> <text:s text:c="4"/>*</text:span><text:line-break/><text:span text:style-name="T15"> <text:s text:c="4"/>* </text:span><text:span text:style-name="T7">@param array</text:span><text:span text:style-name="T15"> $queryParams</text:span><text:line-break/><text:span text:style-name="T15"> <text:s text:c="4"/>* </text:span><text:span text:style-name="T7">@return array</text:span><text:span text:style-name="T2">|</text:span><text:span text:style-name="T7">null</text:span><text:line-break/><text:span text:style-name="T7"> <text:s text:c="4"/></text:span><text:span text:style-name="T2">*/</text:span><text:line-break/><text:span text:style-name="T2"> <text:s text:c="3"/></text:span><text:span text:style-name="T7">public function </text:span><text:span text:style-name="T17">getProducts</text:span><text:span text:style-name="T2">(</text:span><text:span text:style-name="T7">array </text:span><text:span text:style-name="T2">$queryParams): ?</text:span><text:span text:style-name="T7">array</text:span><text:line-break/><text:span text:style-name="T7"> <text:s text:c="3"/></text:span><text:span text:style-name="T2">{</text:span><text:line-break/><text:span text:style-name="T2"> <text:s text:c="7"/>$uri = '</text:span><text:span text:style-name="T11">/paapi5/searchitems</text:span><text:span text:style-name="T2">';</text:span><text:line-break/><text:span text:style-name="T2"> <text:s text:c="7"/>$method = '</text:span><text:span text:style-name="T11">GET</text:span><text:span text:style-name="T2">';</text:span><text:line-break/><text:span text:style-name="T2"> <text:s text:c="7"/>$timestamp = gmdate('</text:span><text:span text:style-name="T11">Ymd\THis\Z</text:span><text:span text:style-name="T2">');</text:span><text:line-break/><text:span text:style-name="T2"> <text:s text:c="7"/>$date = gmdate('</text:span><text:span text:style-name="T11">Ymd</text:span><text:span text:style-name="T2">');</text:span><text:line-break/><text:line-break/><text:span text:style-name="T2"> <text:s text:c="7"/>//</text:span><text:span text:style-name="T15"> Ajouter les paramètres obligatoires</text:span><text:line-break/><text:span text:style-name="T15"> <text:s text:c="7"/></text:span><text:span text:style-name="T2">$queryParams['</text:span><text:span text:style-name="T11">PartnerTag</text:span><text:span text:style-name="T2">'] = $this-&gt;partnerTag;</text:span><text:line-break/><text:span text:style-name="T2"> <text:s text:c="7"/>$queryParams['</text:span><text:span text:style-name="T11">PartnerType</text:span><text:span text:style-name="T2">'] = '</text:span><text:span text:style-name="T11">Associates</text:span><text:span text:style-name="T2">';</text:span><text:line-break/><text:span text:style-name="T2"> <text:s text:c="7"/>$queryParams['</text:span><text:span text:style-name="T11">Marketplace</text:span><text:span text:style-name="T2">'] = '</text:span><text:span text:style-name="T11">www.amazon.fr</text:span><text:span text:style-name="T2">';</text:span><text:line-break/><text:line-break/><text:span text:style-name="T2"> <text:s text:c="7"/>//</text:span><text:span text:style-name="T15"> Génération de la chaîne de requête</text:span><text:line-break/><text:span text:style-name="T15"> <text:s text:c="7"/></text:span><text:span text:style-name="T2">$queryString = http_build_query($queryParams, '', '</text:span><text:span text:style-name="T11">&amp;</text:span><text:span text:style-name="T2">', </text:span><text:span text:style-name="T14">PHP_QUERY_RFC3986</text:span><text:span text:style-name="T2">);</text:span><text:line-break/><text:line-break/><text:span text:style-name="T2"> <text:s text:c="7"/>//</text:span><text:span text:style-name="T15"> Construction de la chaîne pour la signature</text:span><text:line-break/><text:span text:style-name="T15"> <text:s text:c="7"/></text:span><text:span text:style-name="T2">$canonicalRequest = implode("</text:span><text:span text:style-name="T8">\n</text:span><text:span text:style-name="T2">", [</text:span><text:line-break/><text:span text:style-name="T2"> <text:s text:c="11"/>$method,</text:span><text:line-break/><text:span text:style-name="T2"> <text:s text:c="11"/>$uri,</text:span><text:line-break/><text:span text:style-name="T2"> <text:s text:c="11"/>$queryString,</text:span><text:line-break/><text:span text:style-name="T2"> <text:s text:c="11"/>"</text:span><text:span text:style-name="T11">host:</text:span><text:span text:style-name="T2">{$this-&gt;host}",</text:span><text:line-break/><text:span text:style-name="T2"> <text:s text:c="11"/>"</text:span><text:span text:style-name="T11">x-amz-date:</text:span><text:span text:style-name="T2">{$timestamp}",</text:span><text:line-break/><text:span text:style-name="T2"> <text:s text:c="11"/>'',</text:span><text:line-break/><text:span text:style-name="T2"> <text:s text:c="11"/>"</text:span><text:span text:style-name="T11">host;x-amz-date</text:span><text:span text:style-name="T2">",</text:span><text:line-break/><text:span text:style-name="T2"> <text:s text:c="11"/>hash('</text:span><text:span text:style-name="T11">sha256</text:span><text:span text:style-name="T2">', '')</text:span><text:line-break/><text:span text:style-name="T2"> <text:s text:c="7"/>]);</text:span><text:line-break/><text:line-break/><text:soft-page-break/><text:span text:style-name="T2"> <text:s text:c="7"/>$stringToSign = implode("</text:span><text:span text:style-name="T8">\n</text:span><text:span text:style-name="T2">", [</text:span><text:line-break/><text:span text:style-name="T2"> <text:s text:c="11"/>"</text:span><text:span text:style-name="T11">AWS4-HMAC-SHA256</text:span><text:span text:style-name="T2">",</text:span><text:line-break/><text:span text:style-name="T2"> <text:s text:c="11"/>$timestamp,</text:span><text:line-break/><text:span text:style-name="T2"> <text:s text:c="11"/>"{$date}</text:span><text:span text:style-name="T11">/</text:span><text:span text:style-name="T2">{$this-&gt;region}</text:span><text:span text:style-name="T11">/ProductAdvertisingAPI/aws4_request</text:span><text:span text:style-name="T2">",</text:span><text:line-break/><text:span text:style-name="T2"> <text:s text:c="11"/>hash('</text:span><text:span text:style-name="T11">sha256</text:span><text:span text:style-name="T2">', $canonicalRequest)</text:span><text:line-break/><text:span text:style-name="T2"> <text:s text:c="7"/>]);</text:span><text:line-break/><text:line-break/><text:span text:style-name="T2"> <text:s text:c="7"/>$signingKey = $this-&gt;</text:span><text:span text:style-name="T17">getSignatureKey</text:span><text:span text:style-name="T2">($this-&gt;secretKey, $date, $this-&gt;region, '</text:span><text:span text:style-name="T11">ProductAdvertisingAPI</text:span><text:span text:style-name="T2">');</text:span><text:line-break/><text:span text:style-name="T2"> <text:s text:c="7"/>$signature = hash_hmac('</text:span><text:span text:style-name="T11">sha256</text:span><text:span text:style-name="T2">', $stringToSign, $signingKey);</text:span><text:line-break/><text:line-break/><text:span text:style-name="T2"> <text:s text:c="7"/>//</text:span><text:span text:style-name="T15"> Construction de l'URL complète</text:span><text:line-break/><text:span text:style-name="T15"> <text:s text:c="7"/></text:span><text:span text:style-name="T2">$url = "</text:span><text:span text:style-name="T11">https://</text:span><text:span text:style-name="T2">{$this-&gt;host}{$uri}</text:span><text:span text:style-name="T11">?</text:span><text:span text:style-name="T2">{$queryString}";</text:span><text:line-break/><text:line-break/><text:span text:style-name="T2"> <text:s text:c="7"/>//</text:span><text:span text:style-name="T15"> Configuration des headers de la requête</text:span><text:line-break/><text:span text:style-name="T15"> <text:s text:c="7"/></text:span><text:span text:style-name="T2">$headers = [</text:span><text:line-break/><text:span text:style-name="T2"> <text:s text:c="11"/>"</text:span><text:span text:style-name="T11">Content-Type: application/json; charset=utf-8</text:span><text:span text:style-name="T2">",</text:span><text:line-break/><text:span text:style-name="T2"> <text:s text:c="11"/>"</text:span><text:span text:style-name="T11">Host: </text:span><text:span text:style-name="T2">{$this-&gt;host}",</text:span><text:line-break/><text:span text:style-name="T2"> <text:s text:c="11"/>"</text:span><text:span text:style-name="T11">X-Amz-Date: </text:span><text:span text:style-name="T2">{$timestamp}",</text:span><text:line-break/><text:span text:style-name="T2"> <text:s text:c="11"/>"</text:span><text:span text:style-name="T11">Authorization: AWS4-HMAC-SHA256 Credential=</text:span><text:span text:style-name="T2">{$this-&gt;accessKey}</text:span><text:span text:style-name="T11">/</text:span><text:span text:style-name="T2">{$date}</text:span><text:span text:style-name="T11">/</text:span><text:span text:style-name="T2">{$this-&gt;region}</text:span><text:span text:style-name="T11">/ProductAdvertisingAPI/aws4_request, SignedHeaders=host;x-amz-date, Signature=</text:span><text:span text:style-name="T2">{$signature}"</text:span><text:line-break/><text:span text:style-name="T2"> <text:s text:c="7"/>];</text:span><text:line-break/><text:line-break/><text:span text:style-name="T2"> <text:s text:c="7"/>//</text:span><text:span text:style-name="T15"> Effectuer la requête avec cURL</text:span><text:line-break/><text:span text:style-name="T15"> <text:s text:c="7"/></text:span><text:span text:style-name="T2">$response = $this-&gt;</text:span><text:span text:style-name="T17">executeCurl</text:span><text:span text:style-name="T2">($url, $headers);</text:span><text:line-break/><text:line-break/><text:span text:style-name="T2"> <text:s text:c="7"/>//</text:span><text:span text:style-name="T15"> Logger la réponse pour vérifier les résultats</text:span><text:line-break/><text:span text:style-name="T15"> <text:s text:c="7"/></text:span><text:span text:style-name="T7">if </text:span><text:span text:style-name="T2">($response) {</text:span><text:line-break/><text:span text:style-name="T2"> <text:s text:c="11"/>$this-&gt;logger-&gt;</text:span><text:span text:style-name="T17">info</text:span><text:span text:style-name="T2">('</text:span><text:span text:style-name="T11">Amazon API Response: </text:span><text:span text:style-name="T2">', ['</text:span><text:span text:style-name="T11">response</text:span><text:span text:style-name="T2">' =&gt; $response]);</text:span><text:line-break/><text:span text:style-name="T2"> <text:s text:c="7"/>}</text:span><text:line-break/><text:line-break/><text:span text:style-name="T2"> <text:s text:c="7"/></text:span><text:span text:style-name="T7">return </text:span><text:span text:style-name="T2">$response ? json_decode($response, </text:span><text:span text:style-name="T14">true</text:span><text:span text:style-name="T2">) : </text:span><text:span text:style-name="T14">null</text:span><text:span text:style-name="T2">;</text:span><text:line-break/><text:span text:style-name="T2"> <text:s text:c="3"/>}</text:span><text:line-break/><text:line-break/><text:span text:style-name="T2"> <text:s text:c="3"/>/**</text:span><text:line-break/><text:span text:style-name="T15"> <text:s text:c="4"/>* Générer la clé de signature</text:span><text:line-break/><text:span text:style-name="T15"> <text:s text:c="4"/></text:span><text:span text:style-name="T2">*/</text:span><text:line-break/><text:span text:style-name="T2"> <text:s text:c="3"/></text:span><text:span text:style-name="T7">private function </text:span><text:span text:style-name="T17">getSignatureKey</text:span><text:span text:style-name="T2">($key, $date, $region, $service)</text:span><text:line-break/><text:span text:style-name="T2"> <text:s text:c="3"/>{</text:span><text:line-break/><text:span text:style-name="T2"> <text:s text:c="7"/>$kDate = hash_hmac('</text:span><text:span text:style-name="T11">sha256</text:span><text:span text:style-name="T2">', $date, "</text:span><text:span text:style-name="T11">AWS4</text:span><text:span text:style-name="T2">{$key}", </text:span><text:span text:style-name="T14">true</text:span><text:span text:style-name="T2">);</text:span><text:line-break/><text:span text:style-name="T2"> <text:s text:c="7"/>$kRegion = hash_hmac('</text:span><text:span text:style-name="T11">sha256</text:span><text:span text:style-name="T2">', $region, $kDate, </text:span><text:span text:style-name="T14">true</text:span><text:span text:style-name="T2">);</text:span><text:line-break/><text:span text:style-name="T2"> <text:s text:c="7"/>$kService = hash_hmac('</text:span><text:span text:style-name="T11">sha256</text:span><text:span text:style-name="T2">', $service, $kRegion, </text:span><text:span text:style-name="T14">true</text:span><text:span text:style-name="T2">);</text:span><text:line-break/><text:span text:style-name="T2"> <text:s text:c="7"/>$kSigning = hash_hmac('</text:span><text:span text:style-name="T11">sha256</text:span><text:span text:style-name="T2">', '</text:span><text:span text:style-name="T11">aws4_request</text:span><text:span text:style-name="T2">', $kService, </text:span><text:span text:style-name="T14">true</text:span><text:span text:style-name="T2">);</text:span><text:line-break/><text:line-break/><text:span text:style-name="T2"> <text:s text:c="7"/></text:span><text:span text:style-name="T7">return </text:span><text:span text:style-name="T2">$kSigning;</text:span><text:line-break/><text:span text:style-name="T2"> <text:s text:c="3"/>}</text:span><text:line-break/><text:line-break/><text:span text:style-name="T2"> <text:s text:c="3"/>/**</text:span><text:line-break/><text:span text:style-name="T15"> <text:s text:c="4"/>* Exécuter une requête cURL</text:span><text:line-break/><text:span text:style-name="T15"> <text:s text:c="4"/></text:span><text:span text:style-name="T2">*/</text:span><text:line-break/><text:span text:style-name="T2"> <text:s text:c="3"/></text:span><text:span text:style-name="T7">private function </text:span><text:span text:style-name="T17">executeCurl</text:span><text:span text:style-name="T2">($url, $headers)</text:span><text:line-break/><text:span text:style-name="T2"> <text:s text:c="3"/>{</text:span><text:line-break/><text:span text:style-name="T2"> <text:s text:c="7"/>$ch = curl_init();</text:span><text:line-break/><text:line-break/><text:span text:style-name="T2"> <text:s text:c="7"/>curl_setopt($ch, </text:span><text:span text:style-name="T14">CURLOPT_URL</text:span><text:span text:style-name="T2">, $url);</text:span><text:line-break/><text:span text:style-name="T2"> <text:s text:c="7"/>curl_setopt($ch, </text:span><text:span text:style-name="T14">CURLOPT_HTTPHEADER</text:span><text:span text:style-name="T2">, $headers);</text:span><text:line-break/><text:span text:style-name="T2"> <text:s text:c="7"/>curl_setopt($ch, </text:span><text:span text:style-name="T14">CURLOPT_RETURNTRANSFER</text:span><text:span text:style-name="T2">, </text:span><text:span text:style-name="T14">true</text:span><text:span text:style-name="T2">);</text:span><text:line-break/><text:soft-page-break/><text:line-break/><text:span text:style-name="T2"> <text:s text:c="7"/>$response = curl_exec($ch);</text:span><text:line-break/><text:line-break/><text:span text:style-name="T2"> <text:s text:c="7"/></text:span><text:span text:style-name="T7">if </text:span><text:span text:style-name="T2">(curl_errno($ch)) {</text:span><text:line-break/><text:span text:style-name="T2"> <text:s text:c="11"/>$this-&gt;logger-&gt;</text:span><text:span text:style-name="T17">error</text:span><text:span text:style-name="T2">('</text:span><text:span text:style-name="T11">Amazon API cURL Error: </text:span><text:span text:style-name="T2">' . curl_error($ch));</text:span><text:line-break/><text:span text:style-name="T2"> <text:s text:c="7"/>}</text:span><text:line-break/><text:line-break/><text:span text:style-name="T2"> <text:s text:c="7"/>curl_close($ch);</text:span><text:line-break/><text:line-break/><text:span text:style-name="T2"> <text:s text:c="7"/></text:span><text:span text:style-name="T7">return </text:span><text:span text:style-name="T2">$response;</text:span><text:line-break/><text:span text:style-name="T2"> <text:s text:c="3"/>}</text:span><text:line-break/><text:span text:style-name="T2">}</text:span></text:p>
      <text:h text:style-name="P8" text:outline-level="4"><text:span text:style-name="Strong_20_Emphasis">B. Logger les réponses</text:span></text:h>
      <text:p text:style-name="P33">Nous avons inclus l’utilisation de la <text:span text:style-name="Strong_20_Emphasis">Psr\Log\LoggerInterface</text:span>, qui permet de logger les réponses de l’API dans les logs Magento. Une fois l'API interrogée avec succès, les réponses seront enregistrées dans les logs pour vous permettre d’analyser les données récupérées.</text:p>
      <text:p text:style-name="P33">Chemin des logs dans Magento :<text:line-break/><text:span text:style-name="Source_20_Text">var/log/system.log</text:span></text:p>
      <text:p text:style-name="Horizontal_20_Line"/>
      <text:h text:style-name="Heading_20_4" text:outline-level="4"><text:span text:style-name="Strong_20_Emphasis">C. Test du service</text:span></text:h>
      <text:p text:style-name="P33">Pour tester la classe <text:span text:style-name="Source_20_Text">ProductApiService</text:span>, nous pouvons soit créer une commande CLI, soit un simple script de test dans Magento. En voici un exemple avec une requête simple :</text:p>
      <text:h text:style-name="Heading_20_5" text:outline-level="5">Créer une commande CLI pour exécuter le test :</text:h>
      <text:list xml:id="list2837555597" text:style-name="L70">
        <text:list-item>
          <text:p text:style-name="P134"><text:span text:style-name="Strong_20_Emphasis">Dossier de la commande CLI</text:span> :<text:line-break/>Créez un fichier dans :<text:line-break/><text:span text:style-name="Source_20_Text">app/code/MyNamespace/AmazonIntegration/Console/Command/</text:span></text:p>
        </text:list-item>
        <text:list-item>
          <text:p text:style-name="P133"><text:span text:style-name="Strong_20_Emphasis">Exemple de commande CLI</text:span> :</text:p>
        </text:list-item>
      </text:list>
      <text:p text:style-name="P16"><text:span text:style-name="Strong_20_Emphasis"><text:span text:style-name="T2">&lt;?php</text:span></text:span><text:line-break/><text:line-break/><text:span text:style-name="T7">namespace </text:span><text:span text:style-name="T2">MyNamespace\AmazonIntegration\Console\Command;</text:span><text:line-break/><text:line-break/><text:span text:style-name="T7">use </text:span><text:span text:style-name="T2">Magento\Framework\App\State;</text:span><text:line-break/><text:span text:style-name="T7">use </text:span><text:span text:style-name="T2">MyNamespace\AmazonIntegration\Model\Service\ProductApiService;</text:span><text:line-break/><text:span text:style-name="T7">use </text:span><text:span text:style-name="T2">Symfony\Component\Console\Command\Command;</text:span><text:line-break/><text:span text:style-name="T7">use </text:span><text:span text:style-name="T2">Symfony\Component\Console\Input\InputInterface;</text:span><text:line-break/><text:span text:style-name="T7">use </text:span><text:span text:style-name="T2">Symfony\Component\Console\Output\OutputInterface;</text:span><text:line-break/><text:line-break/><text:span text:style-name="T7">class </text:span><text:span text:style-name="T2">TestApiCommand </text:span><text:span text:style-name="T7">extends </text:span><text:span text:style-name="T2">Command</text:span><text:line-break/><text:span text:style-name="T2">{</text:span><text:line-break/><text:span text:style-name="T2"> <text:s text:c="3"/></text:span><text:span text:style-name="T7">private </text:span><text:span text:style-name="T2">$productApiService;</text:span><text:line-break/><text:line-break/><text:span text:style-name="T2"> <text:s text:c="3"/></text:span><text:span text:style-name="T7">public function </text:span><text:span text:style-name="T2">__construct(ProductApiService $productApiService, State $state)</text:span><text:line-break/><text:span text:style-name="T2"> <text:s text:c="3"/>{</text:span><text:line-break/><text:span text:style-name="T2"> <text:s text:c="7"/>$this-&gt;productApiService = $productApiService;</text:span><text:line-break/><text:span text:style-name="T2"> <text:s text:c="7"/>$state-&gt;</text:span><text:span text:style-name="T17">setAreaCode</text:span><text:span text:style-name="T2">('</text:span><text:span text:style-name="T11">frontend</text:span><text:span text:style-name="T2">');</text:span><text:line-break/><text:span text:style-name="T2"> <text:s text:c="7"/></text:span><text:span text:style-name="T7">parent</text:span><text:span text:style-name="T2">::</text:span><text:span text:style-name="T17">__construct</text:span><text:span text:style-name="T2">();</text:span><text:line-break/><text:soft-page-break/><text:span text:style-name="T2"> <text:s text:c="3"/>}</text:span><text:line-break/><text:line-break/><text:span text:style-name="T2"> <text:s text:c="3"/></text:span><text:span text:style-name="T7">protected function </text:span><text:span text:style-name="T17">configure</text:span><text:span text:style-name="T2">()</text:span><text:line-break/><text:span text:style-name="T2"> <text:s text:c="3"/>{</text:span><text:line-break/><text:span text:style-name="T2"> <text:s text:c="7"/>$this-&gt;</text:span><text:span text:style-name="T17">setName</text:span><text:span text:style-name="T2">('</text:span><text:span text:style-name="T11">amazonintegration:api:test</text:span><text:span text:style-name="T2">')</text:span><text:line-break/><text:span text:style-name="T2"> <text:s text:c="11"/>-&gt;</text:span><text:span text:style-name="T17">setDescription</text:span><text:span text:style-name="T2">('</text:span><text:span text:style-name="T11">Tester le service de l</text:span><text:span text:style-name="T8">\'</text:span><text:span text:style-name="T11">API Amazon.</text:span><text:span text:style-name="T2">');</text:span><text:line-break/><text:span text:style-name="T2"> <text:s text:c="3"/>}</text:span><text:line-break/><text:line-break/><text:span text:style-name="T2"> <text:s text:c="3"/></text:span><text:span text:style-name="T7">protected function </text:span><text:span text:style-name="T17">execute</text:span><text:span text:style-name="T2">(InputInterface $input, OutputInterface $output)</text:span><text:line-break/><text:span text:style-name="T2"> <text:s text:c="3"/>{</text:span><text:line-break/><text:span text:style-name="T2"> <text:s text:c="7"/>$params = ['</text:span><text:span text:style-name="T11">Keywords</text:span><text:span text:style-name="T2">' =&gt; '</text:span><text:span text:style-name="T11">laptop</text:span><text:span text:style-name="T2">', '</text:span><text:span text:style-name="T11">ItemCount</text:span><text:span text:style-name="T2">' =&gt; </text:span><text:span text:style-name="T10">5</text:span><text:span text:style-name="T2">];</text:span><text:line-break/><text:span text:style-name="T2"> <text:s text:c="7"/>$response = $this-&gt;productApiService-&gt;</text:span><text:span text:style-name="T17">getProducts</text:span><text:span text:style-name="T2">($params);</text:span><text:line-break/><text:line-break/><text:span text:style-name="T2"> <text:s text:c="7"/>$output-&gt;</text:span><text:span text:style-name="T17">writeln</text:span><text:span text:style-name="T2">('</text:span><text:span text:style-name="T11">Réponse API :</text:span><text:span text:style-name="T2">');</text:span><text:line-break/><text:span text:style-name="T2"> <text:s text:c="7"/>$output-&gt;</text:span><text:span text:style-name="T17">writeln</text:span><text:span text:style-name="T2">(json_encode($response, </text:span><text:span text:style-name="T14">JSON_PRETTY_PRINT</text:span><text:span text:style-name="T2">));</text:span><text:line-break/><text:line-break/><text:span text:style-name="T2"> <text:s text:c="7"/></text:span><text:span text:style-name="T7">return </text:span><text:span text:style-name="T2">Command::</text:span><text:span text:style-name="T14">SUCCESS</text:span><text:span text:style-name="T2">;</text:span><text:line-break/><text:span text:style-name="T2"> <text:s text:c="3"/>}</text:span><text:line-break/><text:span text:style-name="T2">}</text:span></text:p>
      <text:p text:style-name="P33"><text:span text:style-name="Strong_20_Emphasis"><text:span text:style-name="T18">3 </text:span></text:span><text:span text:style-name="Strong_20_Emphasis">Enregistrer la commande :<text:line-break/>Ajoutez la commande CLI dans </text:span><text:span text:style-name="Strong_20_Emphasis"><text:span text:style-name="Source_20_Text">etc/di.xml</text:span></text:span><text:span text:style-name="Strong_20_Emphasis"> : </text:span></text:p>
      <text:p text:style-name="P16"><text:span text:style-name="Strong_20_Emphasis"><text:span text:style-name="T12">&lt;type </text:span></text:span><text:span text:style-name="T2">name</text:span><text:span text:style-name="T11">="Symfony\Component\Console\Application"</text:span><text:span text:style-name="T12">&gt;</text:span><text:line-break/><text:span text:style-name="T12"> <text:s text:c="3"/>&lt;arguments&gt;</text:span><text:line-break/><text:span text:style-name="T12"> <text:s text:c="7"/>&lt;argument </text:span><text:span text:style-name="T2">name</text:span><text:span text:style-name="T11">="commands" </text:span><text:span text:style-name="T13">xsi</text:span><text:span text:style-name="T2">:type</text:span><text:span text:style-name="T11">="array"</text:span><text:span text:style-name="T12">&gt;</text:span><text:line-break/><text:span text:style-name="T12"> <text:s text:c="11"/>&lt;item </text:span><text:span text:style-name="T2">name</text:span><text:span text:style-name="T11">="TestApiCommand" </text:span><text:span text:style-name="T13">xsi</text:span><text:span text:style-name="T2">:type</text:span><text:span text:style-name="T11">="object"</text:span><text:span text:style-name="T12">&gt;</text:span><text:span text:style-name="T2">MyNamespace\AmazonIntegration\Console\Command\TestApiCommand</text:span><text:span text:style-name="T12">&lt;/item&gt;</text:span><text:line-break/><text:span text:style-name="T12"> <text:s text:c="7"/>&lt;/argument&gt;</text:span><text:line-break/><text:span text:style-name="T12"> <text:s text:c="3"/>&lt;/arguments&gt;</text:span><text:line-break/><text:span text:style-name="T12">&lt;/type&gt;</text:span></text:p>
      <text:p text:style-name="P20"><text:span text:style-name="Strong_20_Emphasis"><text:span text:style-name="T18">4 </text:span></text:span><text:span text:style-name="Strong_20_Emphasis">Tester la commande : Exécutez la commande suivante pour tester l'API : </text:span></text:p>
      <text:p text:style-name="P21"><text:span text:style-name="Strong_20_Emphasis"><text:span text:style-name="T1">php </text:span></text:span><text:span text:style-name="T2">bin/magento amazonintegration:api:test</text:span></text:p>
      <text:h text:style-name="P6" text:outline-level="3"><text:span text:style-name="Strong_20_Emphasis">Conclusion</text:span></text:h>
      <text:p text:style-name="P33">Après ces étapes, vous aurez :</text:p>
      <text:list xml:id="list2159316381" text:style-name="L73">
        <text:list-item>
          <text:p text:style-name="P136">Un service fonctionnel pour interroger l'API Amazon avec des clés d’accès. </text:p>
        </text:list-item>
        <text:list-item>
          <text:p text:style-name="P136">Une méthode pour recevoir et logger les données produits dans Magento. </text:p>
        </text:list-item>
        <text:list-item>
          <text:p text:style-name="P135">Un outil CLI pour tester les appels API en développement. </text:p>
        </text:list-item>
      </text:list>
      <text:p text:style-name="P20"><text:span text:style-name="Strong_20_Emphasis"/></text:p>
      <text:p text:style-name="P32"/>
      <text:p text:style-name="P32"/>
      <text:p text:style-name="P32"/>
      <text:p text:style-name="P32"/>
      <text:p text:style-name="P32"/>
      <text:list xml:id="list2471181297" text:style-name="L11">
        <text:list-item>
          <text:h text:style-name="P7" text:outline-level="3"><text:bookmark-start text:name="__DdeLink__3477_2092794412"/><text:bookmark-end text:name="__DdeLink__3477_2092794412"/><text:soft-page-break/><text:span text:style-name="Strong_20_Emphasis">2.3. Enregistrement des produits en base (catalogue Magento)</text:span></text:h>
        </text:list-item>
      </text:list>
      <text:h text:style-name="Heading_20_4" text:outline-level="4"><text:span text:style-name="Strong_20_Emphasis">Objectif :</text:span></text:h>
      <text:list xml:id="list1136580423" text:style-name="L74">
        <text:list-item>
          <text:p text:style-name="P138">Mapper les données reçues de l'Amazon API (JSON) avec les entités produits de Magento (<text:span text:style-name="Source_20_Text">Product</text:span>). </text:p>
        </text:list-item>
        <text:list-item>
          <text:p text:style-name="P138">Ajouter ces produits au catalogue Magento en suivant les bonnes pratiques : </text:p>
          <text:list>
            <text:list-item>
              <text:p text:style-name="P138">Utilisation des <text:span text:style-name="Strong_20_Emphasis">Data Objects</text:span> et des <text:span text:style-name="Strong_20_Emphasis">Service Contracts</text:span>. </text:p>
            </text:list-item>
          </text:list>
        </text:list-item>
        <text:list-item>
          <text:p text:style-name="P137">Gérer les erreurs potentielles d'import (manque de données, duplication, etc.). </text:p>
        </text:list-item>
      </text:list>
      <text:p text:style-name="P33"/>
      <text:h text:style-name="P2" text:outline-level="3"><text:span text:style-name="Strong_20_Emphasis">Étapes détaillées :</text:span></text:h>
      <text:h text:style-name="Heading_20_4" text:outline-level="4"><text:span text:style-name="Strong_20_Emphasis">A. Mapper les données de l'API Amazon avec les entités Magento</text:span></text:h>
      <text:list xml:id="list4134195689" text:style-name="L75">
        <text:list-item>
          <text:p text:style-name="P139"><text:span text:style-name="Strong_20_Emphasis">Décomposer les données reçues de l'API Amazon</text:span><text:line-break/>L'API Amazon renvoie généralement les produits sous format <text:span text:style-name="Source_20_Text">JSON</text:span>. Voici un exemple que nous allons mapper : </text:p>
        </text:list-item>
      </text:list>
      <text:p text:style-name="P16"><text:span text:style-name="T2">{</text:span><text:line-break/><text:span text:style-name="T2"> <text:s text:c="3"/></text:span><text:span text:style-name="T13">"Items"</text:span><text:span text:style-name="T2">: [</text:span><text:line-break/><text:span text:style-name="T2"> <text:s text:c="7"/>{</text:span><text:line-break/><text:span text:style-name="T2"> <text:s text:c="11"/></text:span><text:span text:style-name="T13">"ASIN"</text:span><text:span text:style-name="T2">: </text:span><text:span text:style-name="T11">"B08N5WRWNW"</text:span><text:span text:style-name="T2">,</text:span><text:line-break/><text:span text:style-name="T2"> <text:s text:c="11"/></text:span><text:span text:style-name="T13">"ItemInfo"</text:span><text:span text:style-name="T2">: {</text:span><text:line-break/><text:span text:style-name="T2"> <text:s text:c="15"/></text:span><text:span text:style-name="T13">"Title"</text:span><text:span text:style-name="T2">: </text:span><text:span text:style-name="T11">"Amazon Echo (4th Gen)"</text:span><text:span text:style-name="T2">,</text:span><text:line-break/><text:span text:style-name="T2"> <text:s text:c="15"/></text:span><text:span text:style-name="T13">"Features"</text:span><text:span text:style-name="T2">: [</text:span><text:line-break/><text:span text:style-name="T2"> <text:s text:c="19"/></text:span><text:span text:style-name="T11">"Premium sound"</text:span><text:span text:style-name="T2">,</text:span><text:line-break/><text:span text:style-name="T2"> <text:s text:c="19"/></text:span><text:span text:style-name="T11">"Smart home enabled"</text:span><text:span text:style-name="T2">,</text:span><text:line-break/><text:span text:style-name="T2"> <text:s text:c="19"/></text:span><text:span text:style-name="T11">"Alexa built-in"</text:span><text:line-break/><text:span text:style-name="T11"> <text:s text:c="15"/></text:span><text:span text:style-name="T2">]</text:span><text:line-break/><text:span text:style-name="T2"> <text:s text:c="11"/>},</text:span><text:line-break/><text:span text:style-name="T2"> <text:s text:c="11"/></text:span><text:span text:style-name="T13">"Offers"</text:span><text:span text:style-name="T2">: {</text:span><text:line-break/><text:span text:style-name="T2"> <text:s text:c="15"/></text:span><text:span text:style-name="T13">"Listings"</text:span><text:span text:style-name="T2">: [</text:span><text:line-break/><text:span text:style-name="T2"> <text:s text:c="19"/>{</text:span><text:line-break/><text:span text:style-name="T2"> <text:s text:c="23"/></text:span><text:span text:style-name="T13">"Price"</text:span><text:span text:style-name="T2">: {</text:span><text:line-break/><text:span text:style-name="T2"> <text:s text:c="27"/></text:span><text:span text:style-name="T13">"DisplayAmount"</text:span><text:span text:style-name="T2">: </text:span><text:span text:style-name="T11">"€99.99"</text:span><text:span text:style-name="T2">,</text:span><text:line-break/><text:span text:style-name="T2"> <text:s text:c="27"/></text:span><text:span text:style-name="T13">"Amount"</text:span><text:span text:style-name="T2">: </text:span><text:span text:style-name="T11">"99.99"</text:span><text:span text:style-name="T2">,</text:span><text:line-break/><text:span text:style-name="T2"> <text:s text:c="27"/></text:span><text:span text:style-name="T13">"Currency"</text:span><text:span text:style-name="T2">: </text:span><text:span text:style-name="T11">"EUR"</text:span><text:line-break/><text:span text:style-name="T11"> <text:s text:c="23"/></text:span><text:span text:style-name="T2">}</text:span><text:line-break/><text:span text:style-name="T2"> <text:s text:c="19"/>}</text:span><text:line-break/><text:span text:style-name="T2"> <text:s text:c="15"/>]</text:span><text:line-break/><text:span text:style-name="T2"> <text:s text:c="11"/>},</text:span><text:line-break/><text:span text:style-name="T2"> <text:s text:c="11"/></text:span><text:span text:style-name="T13">"Images"</text:span><text:span text:style-name="T2">: {</text:span><text:line-break/><text:span text:style-name="T2"> <text:s text:c="15"/></text:span><text:span text:style-name="T13">"Primary"</text:span><text:span text:style-name="T2">: {</text:span><text:line-break/><text:span text:style-name="T2"> <text:s text:c="19"/></text:span><text:span text:style-name="T13">"Medium"</text:span><text:span text:style-name="T2">: {</text:span><text:line-break/><text:span text:style-name="T2"> <text:s text:c="23"/></text:span><text:span text:style-name="T13">"URL"</text:span><text:span text:style-name="T2">: </text:span><text:span text:style-name="T11">"https://images-eu.ssl-images-amazon.com/images/I/714Rq4k05UL._AC_SX679_.jpg"</text:span><text:line-break/><text:span text:style-name="T11"> <text:s text:c="19"/></text:span><text:span text:style-name="T2">}</text:span><text:line-break/><text:span text:style-name="T2"> <text:s text:c="15"/>}</text:span><text:line-break/><text:span text:style-name="T2"> <text:s text:c="11"/>}</text:span><text:line-break/><text:span text:style-name="T2"> <text:s text:c="7"/>}</text:span><text:line-break/><text:span text:style-name="T2"> <text:s text:c="3"/>]</text:span><text:line-break/><text:span text:style-name="T2">}</text:span></text:p>
      <text:p text:style-name="P18"/>
      <text:p text:style-name="P33"><text:soft-page-break/><text:span text:style-name="Strong_20_Emphasis">Structure des produits Magento (Product Entity)</text:span><text:line-break/>Voici les principaux attributs de l'entité Produit dans Magento 2 :</text:p>
      <text:list xml:id="list610591170" text:style-name="L76">
        <text:list-item>
          <text:list>
            <text:list-item>
              <text:p text:style-name="P142"><text:span text:style-name="Strong_20_Emphasis">sku</text:span> : identifiant unique du produit. </text:p>
            </text:list-item>
            <text:list-item>
              <text:p text:style-name="P142"><text:span text:style-name="Strong_20_Emphasis">name</text:span> : nom du produit. </text:p>
            </text:list-item>
            <text:list-item>
              <text:p text:style-name="P142"><text:span text:style-name="Strong_20_Emphasis">price</text:span> : prix du produit. </text:p>
            </text:list-item>
            <text:list-item>
              <text:p text:style-name="P142"><text:span text:style-name="Strong_20_Emphasis">description</text:span> : description (optionnelle). </text:p>
            </text:list-item>
            <text:list-item>
              <text:p text:style-name="P142"><text:span text:style-name="Strong_20_Emphasis">image</text:span> : URL de l'image principale (optionnelle). </text:p>
            </text:list-item>
            <text:list-item>
              <text:p text:style-name="P142"><text:span text:style-name="Strong_20_Emphasis">type_id</text:span> : type de produit (par défaut : <text:span text:style-name="Source_20_Text">simple</text:span> pour des produits standard). </text:p>
            </text:list-item>
            <text:list-item>
              <text:p text:style-name="P140"><text:span text:style-name="Strong_20_Emphasis">attribute_set_id</text:span> : groupe de propriétés associées au produit (<text:span text:style-name="Source_20_Text">default</text:span> pour les produits simples). </text:p>
            </text:list-item>
          </text:list>
          <text:p text:style-name="P141">Nous allons mapper les données de l'API Amazon à ces attributs correspondants :</text:p>
        </text:list-item>
      </text:list>
      <table:table table:name="Tableau1" table:style-name="Tableau1">
        <table:table-column table:style-name="Tableau1.A"/>
        <table:table-column table:style-name="Tableau1.B"/>
        <table:table-row>
          <table:table-cell table:style-name="Tableau1.A1" office:value-type="string">
            <text:p text:style-name="Table_20_Heading">Donnée API Amazon</text:p>
          </table:table-cell>
          <table:table-cell table:style-name="Tableau1.A1" office:value-type="string">
            <text:p text:style-name="Table_20_Heading">Attribut Magento</text:p>
          </table:table-cell>
        </table:table-row>
        <table:table-row>
          <table:table-cell table:style-name="Tableau1.A1" office:value-type="string">
            <text:p text:style-name="Table_20_Contents"><text:span text:style-name="Source_20_Text">ASIN</text:span></text:p>
          </table:table-cell>
          <table:table-cell table:style-name="Tableau1.A1" office:value-type="string">
            <text:p text:style-name="Table_20_Contents"><text:span text:style-name="Source_20_Text">sku</text:span></text:p>
          </table:table-cell>
        </table:table-row>
        <table:table-row>
          <table:table-cell table:style-name="Tableau1.A1" office:value-type="string">
            <text:p text:style-name="Table_20_Contents"><text:span text:style-name="Source_20_Text">ItemInfo.Title</text:span></text:p>
          </table:table-cell>
          <table:table-cell table:style-name="Tableau1.A1" office:value-type="string">
            <text:p text:style-name="Table_20_Contents"><text:span text:style-name="Source_20_Text">name</text:span></text:p>
          </table:table-cell>
        </table:table-row>
        <table:table-row>
          <table:table-cell table:style-name="Tableau1.A1" office:value-type="string">
            <text:p text:style-name="Table_20_Contents"><text:span text:style-name="Source_20_Text">Offers.Listings.Price.Amount</text:span></text:p>
          </table:table-cell>
          <table:table-cell table:style-name="Tableau1.A1" office:value-type="string">
            <text:p text:style-name="Table_20_Contents"><text:span text:style-name="Source_20_Text">price</text:span></text:p>
          </table:table-cell>
        </table:table-row>
        <table:table-row>
          <table:table-cell table:style-name="Tableau1.A1" office:value-type="string">
            <text:p text:style-name="Table_20_Contents"><text:span text:style-name="Source_20_Text">ItemInfo.Features</text:span></text:p>
          </table:table-cell>
          <table:table-cell table:style-name="Tableau1.A1" office:value-type="string">
            <text:p text:style-name="Table_20_Contents"><text:span text:style-name="Source_20_Text">description</text:span></text:p>
          </table:table-cell>
        </table:table-row>
        <table:table-row>
          <table:table-cell table:style-name="Tableau1.A1" office:value-type="string">
            <text:p text:style-name="Table_20_Contents"><text:span text:style-name="Source_20_Text">Images.Primary.Medium.URL</text:span></text:p>
          </table:table-cell>
          <table:table-cell table:style-name="Tableau1.A1" office:value-type="string">
            <text:p text:style-name="Table_20_Contents"><text:span text:style-name="Source_20_Text">image</text:span> (pour l'import d'image)</text:p>
          </table:table-cell>
        </table:table-row>
      </table:table>
      <text:p text:style-name="P18"/>
      <text:h text:style-name="P8" text:outline-level="4"><text:span text:style-name="Strong_20_Emphasis">B. Ajouter les produits via les Data Objects et Service Contracts</text:span></text:h>
      <text:p text:style-name="P33">Dans Magento, nous utilisons les <text:span text:style-name="Strong_20_Emphasis">Service Contracts</text:span> (interfaces fournies par Magento) pour travailler avec les entités comme les produits. Cela garantit :</text:p>
      <text:list xml:id="list3240878707" text:style-name="L77">
        <text:list-item>
          <text:p text:style-name="P144">La compatibilité avec l'architecture Magento. </text:p>
        </text:list-item>
        <text:list-item>
          <text:p text:style-name="P143">Une meilleure maintenance et évolutivité du code. </text:p>
        </text:list-item>
      </text:list>
      <text:h text:style-name="Heading_20_5" text:outline-level="5">Les principales interfaces que nous allons utiliser :</text:h>
      <text:list xml:id="list3260610098" text:style-name="L78">
        <text:list-item>
          <text:p text:style-name="P145"><text:span text:style-name="Strong_20_Emphasis"><text:span text:style-name="Source_20_Text">\Magento\Catalog\Api\ProductRepositoryInterface</text:span></text:span> :<text:line-break/>Permet d’enregistrer ou de supprimer des produits dans la base.</text:p>
        </text:list-item>
        <text:list-item>
          <text:p text:style-name="P145"><text:span text:style-name="Strong_20_Emphasis"><text:span text:style-name="Source_20_Text">\Magento\Catalog\Api\Data\ProductInterface</text:span></text:span> :<text:line-break/>Représente un objet produit pour Magento.</text:p>
        </text:list-item>
        <text:list-item>
          <text:p text:style-name="P145"><text:span text:style-name="Strong_20_Emphasis"><text:span text:style-name="Source_20_Text">\Magento\Framework\Api\SearchCriteriaBuilder</text:span></text:span> :<text:line-break/>Permet de rechercher et vérifier les produits existants (par exemple, si un produit avec un SKU existe déjà).</text:p>
        </text:list-item>
      </text:list>
      <text:p text:style-name="Horizontal_20_Line"/>
      <text:h text:style-name="Heading_20_5" text:outline-level="5"><text:span text:style-name="Strong_20_Emphasis">Étape 1 : Service pour enregistrer les produits dans Magento</text:span></text:h>
      <text:p text:style-name="P33">Créez une classe dédiée pour gérer l'enregistrement des produits.</text:p>
      <text:p text:style-name="P33">Chemin du fichier :<text:line-break/><text:span text:style-name="Source_20_Text">app/code/MyNamespace/AmazonIntegration/Model/Service/ProductImportService.php</text:span></text:p>
      <text:p text:style-name="Text_20_body"><text:soft-page-break/>Contenu du fichier :</text:p>
      <text:p text:style-name="P16"><text:span text:style-name="T2">&lt;?php</text:span><text:line-break/><text:line-break/><text:span text:style-name="T7">namespace </text:span><text:span text:style-name="T2">MyNamespace\AmazonIntegration\Model\Service;</text:span><text:line-break/><text:line-break/><text:span text:style-name="T7">use </text:span><text:span text:style-name="T2">Magento\Catalog\Api\ProductRepositoryInterface;</text:span><text:line-break/><text:span text:style-name="T7">use </text:span><text:span text:style-name="T2">Magento\Catalog\Api\Data\ProductInterfaceFactory;</text:span><text:line-break/><text:span text:style-name="T7">use </text:span><text:span text:style-name="T2">Magento\Catalog\Model\ResourceModel\Product\CollectionFactory </text:span><text:span text:style-name="T7">as </text:span><text:span text:style-name="T2">ProductCollectionFactory;</text:span><text:line-break/><text:span text:style-name="T7">use </text:span><text:span text:style-name="T2">Magento\Catalog\Api\CategoryLinkManagementInterface;</text:span><text:line-break/><text:span text:style-name="T7">use </text:span><text:span text:style-name="T2">Magento\Framework\Exception\CouldNotSaveException;</text:span><text:line-break/><text:span text:style-name="T7">use </text:span><text:span text:style-name="T2">Magento\Framework\Exception\LocalizedException;</text:span><text:line-break/><text:span text:style-name="T7">use </text:span><text:span text:style-name="T2">Psr\Log\LoggerInterface;</text:span><text:line-break/><text:line-break/><text:span text:style-name="T7">class </text:span><text:span text:style-name="T2">ProductImportService</text:span><text:line-break/><text:span text:style-name="T2">{</text:span><text:line-break/><text:span text:style-name="T2"> <text:s text:c="3"/></text:span><text:span text:style-name="T7">private </text:span><text:span text:style-name="T2">$productRepository;</text:span><text:line-break/><text:span text:style-name="T2"> <text:s text:c="3"/></text:span><text:span text:style-name="T7">private </text:span><text:span text:style-name="T2">$productFactory;</text:span><text:line-break/><text:span text:style-name="T2"> <text:s text:c="3"/></text:span><text:span text:style-name="T7">private </text:span><text:span text:style-name="T2">$logger;</text:span><text:line-break/><text:span text:style-name="T2"> <text:s text:c="3"/></text:span><text:span text:style-name="T7">private </text:span><text:span text:style-name="T2">$productCollectionFactory;</text:span><text:line-break/><text:span text:style-name="T2"> <text:s text:c="3"/></text:span><text:span text:style-name="T7">private </text:span><text:span text:style-name="T2">$categoryLinkManagement;</text:span><text:line-break/><text:line-break/><text:span text:style-name="T2"> <text:s text:c="3"/></text:span><text:span text:style-name="T7">public function </text:span><text:span text:style-name="T2">__construct(</text:span><text:line-break/><text:span text:style-name="T2"> <text:s text:c="7"/>ProductRepositoryInterface $productRepository,</text:span><text:line-break/><text:span text:style-name="T2"> <text:s text:c="7"/>ProductInterfaceFactory $productFactory,</text:span><text:line-break/><text:span text:style-name="T2"> <text:s text:c="7"/>ProductCollectionFactory $productCollectionFactory,</text:span><text:line-break/><text:span text:style-name="T2"> <text:s text:c="7"/>CategoryLinkManagementInterface $categoryLinkManagement,</text:span><text:line-break/><text:span text:style-name="T2"> <text:s text:c="7"/>LoggerInterface $logger</text:span><text:line-break/><text:span text:style-name="T2"> <text:s text:c="3"/>) {</text:span><text:line-break/><text:span text:style-name="T2"> <text:s text:c="7"/>$this-&gt;productRepository = $productRepository;</text:span><text:line-break/><text:span text:style-name="T2"> <text:s text:c="7"/>$this-&gt;productFactory = $productFactory;</text:span><text:line-break/><text:span text:style-name="T2"> <text:s text:c="7"/>$this-&gt;logger = $logger;</text:span><text:line-break/><text:span text:style-name="T2"> <text:s text:c="7"/>$this-&gt;productCollectionFactory = $productCollectionFactory;</text:span><text:line-break/><text:span text:style-name="T2"> <text:s text:c="7"/>$this-&gt;categoryLinkManagement = $categoryLinkManagement;</text:span><text:line-break/><text:span text:style-name="T2"> <text:s text:c="3"/>}</text:span><text:line-break/><text:line-break/><text:span text:style-name="T2"> <text:s text:c="3"/>/**</text:span><text:line-break/><text:span text:style-name="T15"> <text:s text:c="4"/>* Importer un produit à partir des données de l'API Amazon</text:span><text:line-break/><text:span text:style-name="T15"> <text:s text:c="4"/>*</text:span><text:line-break/><text:span text:style-name="T15"> <text:s text:c="4"/>* </text:span><text:span text:style-name="T7">@param array</text:span><text:span text:style-name="T15"> $amazonProductData</text:span><text:line-break/><text:span text:style-name="T15"> <text:s text:c="4"/>* </text:span><text:span text:style-name="T7">@return void</text:span><text:line-break/><text:span text:style-name="T15"> <text:s text:c="4"/>* </text:span><text:span text:style-name="T7">@throws </text:span><text:span text:style-name="T15">LocalizedException</text:span><text:line-break/><text:span text:style-name="T15"> <text:s text:c="4"/></text:span><text:span text:style-name="T2">*/</text:span><text:line-break/><text:span text:style-name="T2"> <text:s text:c="3"/></text:span><text:span text:style-name="T7">public function </text:span><text:span text:style-name="T17">importProduct</text:span><text:span text:style-name="T2">(</text:span><text:span text:style-name="T7">array </text:span><text:span text:style-name="T2">$amazonProductData)</text:span><text:line-break/><text:span text:style-name="T2"> <text:s text:c="3"/>{</text:span><text:line-break/><text:span text:style-name="T2"> <text:s text:c="7"/></text:span><text:span text:style-name="T7">try </text:span><text:span text:style-name="T2">{</text:span><text:line-break/><text:span text:style-name="T2"> <text:s text:c="11"/>$sku = $amazonProductData['</text:span><text:span text:style-name="T11">ASIN</text:span><text:span text:style-name="T2">'];</text:span><text:line-break/><text:span text:style-name="T2"> <text:s text:c="11"/>$name = $amazonProductData['</text:span><text:span text:style-name="T11">ItemInfo</text:span><text:span text:style-name="T2">']['</text:span><text:span text:style-name="T11">Title</text:span><text:span text:style-name="T2">'];</text:span><text:line-break/><text:span text:style-name="T2"> <text:s text:c="11"/>$price = $amazonProductData['</text:span><text:span text:style-name="T11">Offers</text:span><text:span text:style-name="T2">']['</text:span><text:span text:style-name="T11">Listings</text:span><text:span text:style-name="T2">'][</text:span><text:span text:style-name="T10">0</text:span><text:span text:style-name="T2">]['</text:span><text:span text:style-name="T11">Price</text:span><text:span text:style-name="T2">']['</text:span><text:span text:style-name="T11">Amount</text:span><text:span text:style-name="T2">'];</text:span><text:line-break/><text:span text:style-name="T2"> <text:s text:c="11"/>$description = implode("</text:span><text:span text:style-name="T11">, </text:span><text:span text:style-name="T2">", $amazonProductData['</text:span><text:span text:style-name="T11">ItemInfo</text:span><text:span text:style-name="T2">']['</text:span><text:span text:style-name="T11">Features</text:span><text:span text:style-name="T2">']);</text:span><text:line-break/><text:span text:style-name="T2"> <text:s text:c="11"/>$imageUrl = $amazonProductData['</text:span><text:span text:style-name="T11">Images</text:span><text:span text:style-name="T2">']['</text:span><text:span text:style-name="T11">Primary</text:span><text:span text:style-name="T2">']['</text:span><text:span text:style-name="T11">Medium</text:span><text:span text:style-name="T2">']['</text:span><text:span text:style-name="T11">URL</text:span><text:span text:style-name="T2">'];</text:span><text:line-break/><text:line-break/><text:span text:style-name="T2"> <text:s text:c="11"/>$existingProduct = $this-&gt;</text:span><text:span text:style-name="T17">findExistingProductBySku</text:span><text:span text:style-name="T2">($sku);</text:span><text:line-break/><text:line-break/><text:span text:style-name="T2"> <text:s text:c="11"/></text:span><text:span text:style-name="T7">if </text:span><text:span text:style-name="T2">($existingProduct) {</text:span><text:line-break/><text:span text:style-name="T2"> <text:s text:c="15"/>$this-&gt;logger-&gt;</text:span><text:span text:style-name="T17">info</text:span><text:span text:style-name="T2">(sprintf('</text:span><text:span text:style-name="T11">Le produit avec le SKU %s existe déjà dans le catalogue.</text:span><text:span text:style-name="T2">', $sku));</text:span><text:line-break/><text:soft-page-break/><text:span text:style-name="T2"> <text:s text:c="15"/></text:span><text:span text:style-name="T7">return</text:span><text:span text:style-name="T2">;</text:span><text:line-break/><text:span text:style-name="T2"> <text:s text:c="11"/>}</text:span><text:line-break/><text:line-break/><text:span text:style-name="T2"> <text:s text:c="11"/>/** </text:span><text:span text:style-name="T7">@var </text:span><text:span text:style-name="T2">\</text:span><text:span text:style-name="T15">Magento</text:span><text:span text:style-name="T2">\</text:span><text:span text:style-name="T15">Catalog</text:span><text:span text:style-name="T2">\</text:span><text:span text:style-name="T15">Api</text:span><text:span text:style-name="T2">\</text:span><text:span text:style-name="T15">Data</text:span><text:span text:style-name="T2">\</text:span><text:span text:style-name="T15">ProductInterface $product </text:span><text:span text:style-name="T2">*/</text:span><text:line-break/><text:span text:style-name="T2"> <text:s text:c="11"/>$product = $this-&gt;productFactory-&gt;</text:span><text:span text:style-name="T17">create</text:span><text:span text:style-name="T2">();</text:span><text:line-break/><text:span text:style-name="T2"> <text:s text:c="11"/>$product-&gt;</text:span><text:span text:style-name="T17">setSku</text:span><text:span text:style-name="T2">($sku);</text:span><text:line-break/><text:span text:style-name="T2"> <text:s text:c="11"/>$product-&gt;</text:span><text:span text:style-name="T17">setName</text:span><text:span text:style-name="T2">($name);</text:span><text:line-break/><text:span text:style-name="T2"> <text:s text:c="11"/>$product-&gt;</text:span><text:span text:style-name="T17">setPrice</text:span><text:span text:style-name="T2">($price);</text:span><text:line-break/><text:span text:style-name="T2"> <text:s text:c="11"/>$product-&gt;</text:span><text:span text:style-name="T17">setDescription</text:span><text:span text:style-name="T2">($description);</text:span><text:line-break/><text:span text:style-name="T2"> <text:s text:c="11"/>$product-&gt;</text:span><text:span text:style-name="T17">setTypeId</text:span><text:span text:style-name="T2">('</text:span><text:span text:style-name="T11">simple</text:span><text:span text:style-name="T2">');</text:span><text:line-break/><text:span text:style-name="T2"> <text:s text:c="11"/>$product-&gt;</text:span><text:span text:style-name="T17">setAttributeSetId</text:span><text:span text:style-name="T2">(</text:span><text:span text:style-name="T10">4</text:span><text:span text:style-name="T2">); //</text:span><text:span text:style-name="T15"> ID du default attribute set</text:span><text:line-break/><text:span text:style-name="T15"> <text:s text:c="11"/></text:span><text:span text:style-name="T2">$product-&gt;</text:span><text:span text:style-name="T17">setVisibility</text:span><text:span text:style-name="T2">(</text:span><text:span text:style-name="T10">4</text:span><text:span text:style-name="T2">); //</text:span><text:span text:style-name="T15"> Catalog et recherche</text:span><text:line-break/><text:span text:style-name="T15"> <text:s text:c="11"/></text:span><text:span text:style-name="T2">$product-&gt;</text:span><text:span text:style-name="T17">setStatus</text:span><text:span text:style-name="T2">(\Magento\Catalog\Model\Product\Attribute\Source\Status::</text:span><text:span text:style-name="T14">STATUS_ENABLED</text:span><text:span text:style-name="T2">);</text:span><text:line-break/><text:span text:style-name="T2"> <text:s text:c="11"/>$product-&gt;</text:span><text:span text:style-name="T17">setStockData</text:span><text:span text:style-name="T2">(['</text:span><text:span text:style-name="T11">qty</text:span><text:span text:style-name="T2">' =&gt; </text:span><text:span text:style-name="T10">100</text:span><text:span text:style-name="T2">, '</text:span><text:span text:style-name="T11">is_in_stock</text:span><text:span text:style-name="T2">' =&gt; </text:span><text:span text:style-name="T10">1</text:span><text:span text:style-name="T2">]);</text:span><text:line-break/><text:line-break/><text:span text:style-name="T2"> <text:s text:c="11"/>$this-&gt;productRepository-&gt;</text:span><text:span text:style-name="T17">save</text:span><text:span text:style-name="T2">($product);</text:span><text:line-break/><text:span text:style-name="T2"> <text:s text:c="11"/>$this-&gt;logger-&gt;</text:span><text:span text:style-name="T17">info</text:span><text:span text:style-name="T2">('</text:span><text:span text:style-name="T11">Produit importé avec succès : </text:span><text:span text:style-name="T2">' . $sku);</text:span><text:line-break/><text:span text:style-name="T2"> <text:s text:c="7"/>} </text:span><text:span text:style-name="T7">catch </text:span><text:span text:style-name="T2">(CouldNotSaveException $e) {</text:span><text:line-break/><text:span text:style-name="T2"> <text:s text:c="11"/>$this-&gt;logger-&gt;</text:span><text:span text:style-name="T17">error</text:span><text:span text:style-name="T2">('</text:span><text:span text:style-name="T11">Impossible d</text:span><text:span text:style-name="T8">\'</text:span><text:span text:style-name="T11">importer le produit : </text:span><text:span text:style-name="T2">' . $e-&gt;</text:span><text:span text:style-name="T17">getMessage</text:span><text:span text:style-name="T2">());</text:span><text:line-break/><text:span text:style-name="T2"> <text:s text:c="7"/>} </text:span><text:span text:style-name="T7">catch </text:span><text:span text:style-name="T2">(\Exception $e) {</text:span><text:line-break/><text:span text:style-name="T2"> <text:s text:c="11"/>$this-&gt;logger-&gt;</text:span><text:span text:style-name="T17">error</text:span><text:span text:style-name="T2">('</text:span><text:span text:style-name="T11">Erreur inattendue : </text:span><text:span text:style-name="T2">' . $e-&gt;</text:span><text:span text:style-name="T17">getMessage</text:span><text:span text:style-name="T2">());</text:span><text:line-break/><text:span text:style-name="T2"> <text:s text:c="7"/>}</text:span><text:line-break/><text:span text:style-name="T2"> <text:s text:c="3"/>}</text:span><text:line-break/><text:line-break/><text:span text:style-name="T2"> <text:s text:c="3"/>/**</text:span><text:line-break/><text:span text:style-name="T15"> <text:s text:c="4"/>* Rechercher un produit existant par SKU</text:span><text:line-break/><text:span text:style-name="T15"> <text:s text:c="4"/>*</text:span><text:line-break/><text:span text:style-name="T15"> <text:s text:c="4"/>* </text:span><text:span text:style-name="T7">@param string</text:span><text:span text:style-name="T15"> $sku</text:span><text:line-break/><text:span text:style-name="T15"> <text:s text:c="4"/>* </text:span><text:span text:style-name="T7">@return </text:span><text:span text:style-name="T2">\</text:span><text:span text:style-name="T15">Magento</text:span><text:span text:style-name="T2">\</text:span><text:span text:style-name="T15">Catalog</text:span><text:span text:style-name="T2">\</text:span><text:span text:style-name="T15">Api</text:span><text:span text:style-name="T2">\</text:span><text:span text:style-name="T15">Data</text:span><text:span text:style-name="T2">\</text:span><text:span text:style-name="T15">ProductInterface</text:span><text:span text:style-name="T2">|</text:span><text:span text:style-name="T7">null</text:span><text:line-break/><text:span text:style-name="T7"> <text:s text:c="4"/></text:span><text:span text:style-name="T2">*/</text:span><text:line-break/><text:span text:style-name="T2"> <text:s text:c="3"/></text:span><text:span text:style-name="T7">private function </text:span><text:span text:style-name="T17">findExistingProductBySku</text:span><text:span text:style-name="T2">(</text:span><text:span text:style-name="T7">string </text:span><text:span text:style-name="T2">$sku)</text:span><text:line-break/><text:span text:style-name="T2"> <text:s text:c="3"/>{</text:span><text:line-break/><text:span text:style-name="T2"> <text:s text:c="7"/>$collection = $this-&gt;productCollectionFactory-&gt;</text:span><text:span text:style-name="T17">create</text:span><text:span text:style-name="T2">();</text:span><text:line-break/><text:span text:style-name="T2"> <text:s text:c="7"/>$collection-&gt;</text:span><text:span text:style-name="T17">addFieldToFilter</text:span><text:span text:style-name="T2">('</text:span><text:span text:style-name="T11">sku</text:span><text:span text:style-name="T2">', $sku);</text:span><text:line-break/><text:span text:style-name="T2"> <text:s text:c="7"/></text:span><text:span text:style-name="T7">return </text:span><text:span text:style-name="T2">$collection-&gt;</text:span><text:span text:style-name="T17">getFirstItem</text:span><text:span text:style-name="T2">()-&gt;</text:span><text:span text:style-name="T17">getId</text:span><text:span text:style-name="T2">() ? $collection-&gt;</text:span><text:span text:style-name="T17">getFirstItem</text:span><text:span text:style-name="T2">() : </text:span><text:span text:style-name="T14">null</text:span><text:span text:style-name="T2">;</text:span><text:line-break/><text:span text:style-name="T2"> <text:s text:c="3"/>}</text:span><text:line-break/><text:span text:style-name="T2">}</text:span></text:p>
      <text:p text:style-name="P18"/>
      <text:h text:style-name="P8" text:outline-level="4"><text:span text:style-name="Strong_20_Emphasis">C. Gestion des erreurs d'import</text:span></text:h>
      <text:list xml:id="list1405560738" text:style-name="L79">
        <text:list-item>
          <text:p text:style-name="P146"><text:span text:style-name="Strong_20_Emphasis">Vérifier les données reçues de l'API avant l'import.</text:span></text:p>
          <text:list>
            <text:list-item>
              <text:p text:style-name="P147">Par exemple, si le champ <text:span text:style-name="Source_20_Text">ASIN</text:span> ou <text:span text:style-name="Source_20_Text">Offers</text:span> est manquant, éviter de briser le flux de l'application. </text:p>
            </text:list-item>
          </text:list>
        </text:list-item>
        <text:list-item>
          <text:p text:style-name="P146"><text:span text:style-name="Strong_20_Emphasis">Logger les erreurs critiques.</text:span><text:line-break/>Toutes les erreurs d’import sont enregistrées dans <text:span text:style-name="Source_20_Text">var/log/system.log</text:span> pour des vérifications ultérieures.</text:p>
        </text:list-item>
        <text:list-item>
          <text:p text:style-name="P146"><text:span text:style-name="Strong_20_Emphasis">Éviter les doublons</text:span> :<text:line-break/>Comme dans l'exemple ci-dessus, la méthode <text:span text:style-name="Source_20_Text">findExistingProductBySku</text:span> vérifie si un produit existe déjà avant de tenter de l’ajouter.</text:p>
        </text:list-item>
      </text:list>
      <text:p text:style-name="Horizontal_20_Line"/>
      <text:h text:style-name="Heading_20_3" text:outline-level="3"><text:soft-page-break/><text:span text:style-name="Strong_20_Emphasis">Test de l'import</text:span></text:h>
      <text:p text:style-name="P33">Pour tester, nous pourrons appeler la méthode <text:span text:style-name="Source_20_Text">importProduct</text:span> avec un tableau de données directement dans une commande CLI ou un script PHP.</text:p>
      <text:p text:style-name="Text_20_body">Exemple :</text:p>
      <text:p text:style-name="P16"><text:span text:style-name="T2">$productImportService-&gt;importProduct($amazonProductData);</text:span></text:p>
      <text:p text:style-name="P18"/>
      <text:p text:style-name="P33"/>
      <text:p text:style-name="P33"/>
      <text:p text:style-name="P33"/>
      <text:list xml:id="list170728644376880" text:continue-list="list2471181297" text:style-name="L11">
        <text:list-item>
          <text:p text:style-name="P35"><text:span text:style-name="Strong_20_Emphasis">Livrables du Jour 2 :</text:span></text:p>
          <text:list>
            <text:list-item>
              <text:p text:style-name="P36">Module Magento basique fonctionnel. </text:p>
            </text:list-item>
            <text:list-item>
              <text:p text:style-name="P34">Les produits sont intégrés au catalogue Magento depuis l'API. </text:p>
            </text:list-item>
          </text:list>
        </text:list-item>
      </text:list>
      <text:p text:style-name="Horizontal_20_Line"/>
      <text:h text:style-name="Heading_20_3" text:outline-level="3"><text:span text:style-name="Strong_20_Emphasis"/></text:h>
      <text:h text:style-name="Heading_20_3" text:outline-level="3"><text:span text:style-name="Strong_20_Emphasis"/></text:h>
      <text:h text:style-name="Heading_20_3" text:outline-level="3"><text:span text:style-name="Strong_20_Emphasis"/></text:h>
      <text:p text:style-name="P101"><text:span text:style-name="Strong_20_Emphasis"/></text:p>
      <text:h text:style-name="Heading_20_3" text:outline-level="3"><text:bookmark-start text:name="__DdeLink__4661_2092794412"/><text:span text:style-name="Strong_20_Emphasis">Jour 3 : Frontend - Affichage des produits</text:span></text:h>
      <text:h text:style-name="Heading_20_4" text:outline-level="4">Objectif : Personnaliser le frontend pour afficher dynamiquement les produits importés dans Magento.<text:bookmark-end text:name="__DdeLink__4661_2092794412"/></text:h>
      <text:h text:style-name="P2" text:outline-level="3"><text:bookmark-start text:name="__DdeLink__4665_2092794412"/><text:bookmark-end text:name="__DdeLink__4665_2092794412"/><text:span text:style-name="Strong_20_Emphasis">3.1. Personnalisation du thème pour afficher les produits Amazon</text:span></text:h>
      <text:p text:style-name="P33">Nous allons :</text:p>
      <text:list xml:id="list2690358050" text:style-name="L80">
        <text:list-item>
          <text:p text:style-name="P149">Créer un design spécifique pour la <text:span text:style-name="Strong_20_Emphasis">page d'accueil</text:span> ou une autre page de votre choix. </text:p>
        </text:list-item>
        <text:list-item>
          <text:p text:style-name="P149">Ajouter dynamiquement les produits à travers des <text:span text:style-name="Strong_20_Emphasis">fichiers XML</text:span> et un fichier <text:span text:style-name="Strong_20_Emphasis">.phtml</text:span>. </text:p>
        </text:list-item>
        <text:list-item>
          <text:p text:style-name="P148">Afficher les produits dans un <text:span text:style-name="Strong_20_Emphasis">bloc ou widget</text:span> au sein du thème. </text:p>
        </text:list-item>
      </text:list>
      <text:p text:style-name="Horizontal_20_Line"/>
      <text:h text:style-name="Heading_20_3" text:outline-level="3"><text:span text:style-name="Strong_20_Emphasis">Étapes détaillées :</text:span></text:h>
      <text:h text:style-name="Heading_20_4" text:outline-level="4"><text:span text:style-name="Strong_20_Emphasis">A. Structure du thème personnalisé</text:span></text:h>
      <text:p text:style-name="P33">Avant de commencer, assurez-vous d'avoir un <text:span text:style-name="Strong_20_Emphasis">thème Magento actif</text:span> sur lequel appliquer les personnalisations.</text:p>
      <text:p text:style-name="Text_20_body">Emplacement des fichiers de votre thème :</text:p>
      <text:p text:style-name="P16"><text:span text:style-name="T2">app/design/frontend/{Vendor}/{Theme}/</text:span></text:p>
      <text:p text:style-name="P33">Si vous utilisez le thème de base <text:span text:style-name="Strong_20_Emphasis">Luma</text:span>, vous pouvez le copier et créer un <text:span text:style-name="Strong_20_Emphasis">nouveau thème enfant</text:span> pour éviter de modifier directement le thème principal.</text:p>
      <text:p text:style-name="Horizontal_20_Line"/>
      <text:h text:style-name="Heading_20_4" text:outline-level="4"><text:span text:style-name="Strong_20_Emphasis">B. Modifier le layout XML pour ajouter un bloc de produits</text:span></text:h>
      <text:p text:style-name="P33">Magento utilise des fichiers <text:span text:style-name="Strong_20_Emphasis">XML de mise en page (layout XML)</text:span> pour structurer le contenu des pages. Le but est d’ajouter un bloc personnalisé pour afficher les produits liés à Amazon à l’aide de nos données.</text:p>
      <text:h text:style-name="Heading_20_5" text:outline-level="5"><text:span text:style-name="Strong_20_Emphasis">1. Chemin du layout XML pour la page d'accueil</text:span></text:h>
      <text:p text:style-name="Text_20_body">Créez ou modifiez le fichier suivant dans votre thème personnalisé :</text:p>
      <text:p text:style-name="P16"><text:span text:style-name="T2">app/design/frontend/{Vendor}/{Theme}/Magento_Theme/layout/cms_index_index.xml</text:span></text:p>
      <text:h text:style-name="P12" text:outline-level="5"><text:span text:style-name="Strong_20_Emphasis">2. Contenu du fichier </text:span><text:span text:style-name="Strong_20_Emphasis"><text:span text:style-name="Source_20_Text">cms_index_index.xml</text:span></text:span></text:h>
      <text:p text:style-name="Text_20_body">Ce fichier XML permet de définir des blocs sur la page d’accueil. Ajoutez un bloc pour les produits importés :</text:p>
      <text:p text:style-name="P16"><text:span text:style-name="T12">&lt;?</text:span><text:span text:style-name="T2">xml version</text:span><text:span text:style-name="T11">="1.0"</text:span><text:span text:style-name="T12">?&gt;</text:span><text:line-break/><text:span text:style-name="T12">&lt;page </text:span><text:span text:style-name="T2">xmlns:</text:span><text:span text:style-name="T13">xsi</text:span><text:span text:style-name="T11">="http://www.w3.org/2001/XMLSchema-instance" </text:span><text:span text:style-name="T13">xsi</text:span><text:span text:style-name="T2">:noNamespaceSchemaLocation</text:span><text:span text:style-name="T11">="urn:magento:framework:View/Layout/etc/page_configuration.xsd"</text:span><text:span text:style-name="T12">&gt;</text:span><text:line-break/><text:span text:style-name="T12"> <text:s text:c="3"/>&lt;body&gt;</text:span><text:line-break/><text:span text:style-name="T12"> <text:s text:c="7"/></text:span><text:span text:style-name="T15">&lt;!-- Ajout d’un container pour afficher les produits Amazon --&gt;</text:span><text:line-break/><text:span text:style-name="T15"> <text:s text:c="7"/></text:span><text:span text:style-name="T12">&lt;referenceContainer </text:span><text:span text:style-name="T2">name</text:span><text:span text:style-name="T11">="content"</text:span><text:span text:style-name="T12">&gt;</text:span><text:line-break/><text:soft-page-break/><text:span text:style-name="T12"> <text:s text:c="11"/>&lt;block </text:span><text:span text:style-name="T2">class</text:span><text:span text:style-name="T11">="MyNamespace\AmazonIntegration\Block\ProductList" </text:span><text:span text:style-name="T2">name</text:span><text:span text:style-name="T11">="amazon.product.list" </text:span><text:span text:style-name="T2">template</text:span><text:span text:style-name="T11">="MyNamespace_AmazonIntegration::products.phtml" </text:span><text:span text:style-name="T12">/&gt;</text:span><text:line-break/><text:span text:style-name="T12"> <text:s text:c="7"/>&lt;/referenceContainer&gt;</text:span><text:line-break/><text:span text:style-name="T12"> <text:s text:c="3"/>&lt;/body&gt;</text:span><text:line-break/><text:span text:style-name="T12">&lt;/page&gt;</text:span></text:p>
      <text:p text:style-name="P33"><text:span text:style-name="Strong_20_Emphasis">Explications :</text:span></text:p>
      <text:list xml:id="list4232107624" text:style-name="L81">
        <text:list-item>
          <text:p text:style-name="P151"><text:span text:style-name="Strong_20_Emphasis"><text:span text:style-name="Source_20_Text">referenceContainer name="content"</text:span></text:span> : Ajoute le bloc dans la section principale de la page. </text:p>
        </text:list-item>
        <text:list-item>
          <text:p text:style-name="P151"><text:span text:style-name="Strong_20_Emphasis"><text:span text:style-name="Source_20_Text">block class</text:span></text:span> : Référence à une classe PHP (Block) qui fournira les données des produits. </text:p>
        </text:list-item>
        <text:list-item>
          <text:p text:style-name="P150"><text:span text:style-name="Strong_20_Emphasis"><text:span text:style-name="Source_20_Text">template</text:span></text:span> : Fichier <text:span text:style-name="Source_20_Text">.phtml</text:span> que nous allons créer pour la mise en page. </text:p>
        </text:list-item>
      </text:list>
      <text:h text:style-name="P8" text:outline-level="4"><text:span text:style-name="Strong_20_Emphasis">C. La classe PHP du bloc</text:span></text:h>
      <text:p text:style-name="P33">Le <text:span text:style-name="Strong_20_Emphasis">bloc</text:span> est une classe qui permet de passer des données du backend (Magento) au fichier <text:span text:style-name="Source_20_Text">.phtml</text:span>.</text:p>
      <text:list xml:id="list4071212446" text:style-name="L82">
        <text:list-item>
          <text:p text:style-name="P153">Créez la classe <text:span text:style-name="Source_20_Text">ProductList</text:span> dans votre module :<text:line-break/>Chemin :<text:line-break/><text:span text:style-name="Source_20_Text">app/code/MyNamespace/AmazonIntegration/Block/ProductList.php</text:span></text:p>
        </text:list-item>
        <text:list-item>
          <text:p text:style-name="P152">Contenu de la classe <text:span text:style-name="Source_20_Text">ProductList</text:span> :</text:p>
        </text:list-item>
      </text:list>
      <text:p text:style-name="P16"><text:span text:style-name="T2">&lt;?php</text:span><text:line-break/><text:line-break/><text:span text:style-name="T7">namespace </text:span><text:span text:style-name="T2">MyNamespace\AmazonIntegration\Block;</text:span><text:line-break/><text:line-break/><text:span text:style-name="T7">use </text:span><text:span text:style-name="T2">Magento\Catalog\Api\ProductRepositoryInterface;</text:span><text:line-break/><text:span text:style-name="T7">use </text:span><text:span text:style-name="T2">Magento\Framework\View\Element\Template;</text:span><text:line-break/><text:line-break/><text:span text:style-name="T7">class </text:span><text:span text:style-name="T2">ProductList </text:span><text:span text:style-name="T7">extends </text:span><text:span text:style-name="T2">Template</text:span><text:line-break/><text:span text:style-name="T2">{</text:span><text:line-break/><text:span text:style-name="T2"> <text:s text:c="3"/></text:span><text:span text:style-name="T7">private </text:span><text:span text:style-name="T2">$productRepository;</text:span><text:line-break/><text:line-break/><text:span text:style-name="T2"> <text:s text:c="3"/></text:span><text:span text:style-name="T7">public function </text:span><text:span text:style-name="T2">__construct(</text:span><text:line-break/><text:span text:style-name="T2"> <text:s text:c="7"/>Template\Context $context,</text:span><text:line-break/><text:span text:style-name="T2"> <text:s text:c="7"/>ProductRepositoryInterface $productRepository,</text:span><text:line-break/><text:span text:style-name="T2"> <text:s text:c="7"/></text:span><text:span text:style-name="T7">array </text:span><text:span text:style-name="T2">$data = []</text:span><text:line-break/><text:span text:style-name="T2"> <text:s text:c="3"/>) {</text:span><text:line-break/><text:span text:style-name="T2"> <text:s text:c="7"/></text:span><text:span text:style-name="T7">parent</text:span><text:span text:style-name="T2">::</text:span><text:span text:style-name="T17">__construct</text:span><text:span text:style-name="T2">($context, $data);</text:span><text:line-break/><text:span text:style-name="T2"> <text:s text:c="7"/>$this-&gt;productRepository = $productRepository;</text:span><text:line-break/><text:span text:style-name="T2"> <text:s text:c="3"/>}</text:span><text:line-break/><text:line-break/><text:span text:style-name="T2"> <text:s text:c="3"/>/**</text:span><text:line-break/><text:span text:style-name="T15"> <text:s text:c="4"/>* Récupère une liste de produits Amazon</text:span><text:line-break/><text:span text:style-name="T15"> <text:s text:c="4"/>*</text:span><text:line-break/><text:span text:style-name="T15"> <text:s text:c="4"/>* </text:span><text:span text:style-name="T7">@return array</text:span><text:line-break/><text:span text:style-name="T7"> <text:s text:c="4"/></text:span><text:span text:style-name="T2">*/</text:span><text:line-break/><text:span text:style-name="T2"> <text:s text:c="3"/></text:span><text:span text:style-name="T7">public function </text:span><text:span text:style-name="T17">getAmazonProducts</text:span><text:span text:style-name="T2">()</text:span><text:line-break/><text:span text:style-name="T2"> <text:s text:c="3"/>{</text:span><text:line-break/><text:span text:style-name="T2"> <text:s text:c="7"/>$result = [];</text:span><text:line-break/><text:line-break/><text:span text:style-name="T2"> <text:s text:c="7"/>//</text:span><text:span text:style-name="T15"> Exemple : Récupération des produits liés à Amazon (marqués avec un SKU spécifique comme "AMAZON-")</text:span><text:line-break/><text:span text:style-name="T15"> <text:s text:c="7"/></text:span><text:span text:style-name="T2">$searchCriteria = $this-&gt;_objectManager-&gt;</text:span><text:span text:style-name="T17">create</text:span><text:span text:style-name="T2">(\Magento\Framework\Api\</text:span><text:soft-page-break/><text:span text:style-name="T2">SearchCriteriaBuilder::</text:span><text:span text:style-name="T7">class</text:span><text:span text:style-name="T2">)</text:span><text:line-break/><text:span text:style-name="T2"> <text:s text:c="11"/>-&gt;</text:span><text:span text:style-name="T17">addFilter</text:span><text:span text:style-name="T2">('</text:span><text:span text:style-name="T11">sku</text:span><text:span text:style-name="T2">', '</text:span><text:span text:style-name="T11">AMAZON-%</text:span><text:span text:style-name="T2">', '</text:span><text:span text:style-name="T11">like</text:span><text:span text:style-name="T2">')-&gt;</text:span><text:span text:style-name="T17">create</text:span><text:span text:style-name="T2">();</text:span><text:line-break/><text:line-break/><text:span text:style-name="T2"> <text:s text:c="7"/>$products = $this-&gt;productRepository-&gt;</text:span><text:span text:style-name="T17">getList</text:span><text:span text:style-name="T2">($searchCriteria);</text:span><text:line-break/><text:line-break/><text:span text:style-name="T2"> <text:s text:c="7"/></text:span><text:span text:style-name="T7">foreach </text:span><text:span text:style-name="T2">($products-&gt;</text:span><text:span text:style-name="T17">getItems</text:span><text:span text:style-name="T2">() as $product) {</text:span><text:line-break/><text:span text:style-name="T2"> <text:s text:c="11"/>$result[] = [</text:span><text:line-break/><text:span text:style-name="T2"> <text:s text:c="15"/>'</text:span><text:span text:style-name="T11">name</text:span><text:span text:style-name="T2">' =&gt; $product-&gt;</text:span><text:span text:style-name="T17">getName</text:span><text:span text:style-name="T2">(),</text:span><text:line-break/><text:span text:style-name="T2"> <text:s text:c="15"/>'</text:span><text:span text:style-name="T11">price</text:span><text:span text:style-name="T2">' =&gt; $product-&gt;</text:span><text:span text:style-name="T17">getPrice</text:span><text:span text:style-name="T2">(),</text:span><text:line-break/><text:span text:style-name="T2"> <text:s text:c="15"/>'</text:span><text:span text:style-name="T11">image</text:span><text:span text:style-name="T2">' =&gt; $this-&gt;</text:span><text:span text:style-name="T17">getImageUrl</text:span><text:span text:style-name="T2">($product),</text:span><text:line-break/><text:span text:style-name="T2"> <text:s text:c="15"/>'</text:span><text:span text:style-name="T11">url</text:span><text:span text:style-name="T2">' =&gt; $product-&gt;</text:span><text:span text:style-name="T17">getProductUrl</text:span><text:span text:style-name="T2">(),</text:span><text:line-break/><text:span text:style-name="T2"> <text:s text:c="11"/>];</text:span><text:line-break/><text:span text:style-name="T2"> <text:s text:c="7"/>}</text:span><text:line-break/><text:line-break/><text:span text:style-name="T2"> <text:s text:c="7"/></text:span><text:span text:style-name="T7">return </text:span><text:span text:style-name="T2">$result;</text:span><text:line-break/><text:span text:style-name="T2"> <text:s text:c="3"/>}</text:span><text:line-break/><text:line-break/><text:span text:style-name="T2"> <text:s text:c="3"/>/**</text:span><text:line-break/><text:span text:style-name="T15"> <text:s text:c="4"/>* Récupère l’URL de l’image du produit</text:span><text:line-break/><text:span text:style-name="T15"> <text:s text:c="4"/>*</text:span><text:line-break/><text:span text:style-name="T15"> <text:s text:c="4"/>* </text:span><text:span text:style-name="T7">@param </text:span><text:span text:style-name="T2">\</text:span><text:span text:style-name="T15">Magento</text:span><text:span text:style-name="T2">\</text:span><text:span text:style-name="T15">Catalog</text:span><text:span text:style-name="T2">\</text:span><text:span text:style-name="T15">Api</text:span><text:span text:style-name="T2">\</text:span><text:span text:style-name="T15">Data</text:span><text:span text:style-name="T2">\</text:span><text:span text:style-name="T15">ProductInterface $product</text:span><text:line-break/><text:span text:style-name="T15"> <text:s text:c="4"/>* </text:span><text:span text:style-name="T7">@return string</text:span><text:span text:style-name="T2">|</text:span><text:span text:style-name="T7">null</text:span><text:line-break/><text:span text:style-name="T7"> <text:s text:c="4"/></text:span><text:span text:style-name="T2">*/</text:span><text:line-break/><text:span text:style-name="T2"> <text:s text:c="3"/></text:span><text:span text:style-name="T7">private function </text:span><text:span text:style-name="T17">getImageUrl</text:span><text:span text:style-name="T2">($product)</text:span><text:line-break/><text:span text:style-name="T2"> <text:s text:c="3"/>{</text:span><text:line-break/><text:span text:style-name="T2"> <text:s text:c="7"/>$imageHelper = $this-&gt;_objectManager-&gt;</text:span><text:span text:style-name="T17">create</text:span><text:span text:style-name="T2">(\Magento\Catalog\Helper\Image::</text:span><text:span text:style-name="T7">class</text:span><text:span text:style-name="T2">);</text:span><text:line-break/><text:line-break/><text:span text:style-name="T2"> <text:s text:c="7"/></text:span><text:span text:style-name="T7">return </text:span><text:span text:style-name="T2">$imageHelper-&gt;</text:span><text:span text:style-name="T17">init</text:span><text:span text:style-name="T2">($product, '</text:span><text:span text:style-name="T11">product_base_image</text:span><text:span text:style-name="T2">')-&gt;</text:span><text:span text:style-name="T17">getUrl</text:span><text:span text:style-name="T2">();</text:span><text:line-break/><text:span text:style-name="T2"> <text:s text:c="3"/>}</text:span><text:line-break/><text:span text:style-name="T2">}</text:span></text:p>
      <text:p text:style-name="P33"><text:span text:style-name="Strong_20_Emphasis">Explications :</text:span></text:p>
      <text:list xml:id="list1897858051" text:style-name="L83">
        <text:list-item>
          <text:p text:style-name="P155">La méthode <text:span text:style-name="Source_20_Text">getAmazonProducts</text:span> filtre les produits par SKU (les produits Amazon ayant un préfixe comme <text:span text:style-name="Source_20_Text">AMAZON-</text:span>). </text:p>
        </text:list-item>
        <text:list-item>
          <text:p text:style-name="P154">Elle renvoie un tableau contenant les données nécessaires pour l’affichage : nom, prix, image, et URL. </text:p>
        </text:list-item>
      </text:list>
      <text:p text:style-name="Horizontal_20_Line"/>
      <text:h text:style-name="Heading_20_4" text:outline-level="4"><text:span text:style-name="Strong_20_Emphasis">D. Fichier PHTML pour afficher la liste des produits</text:span></text:h>
      <text:p text:style-name="P33">Créez le fichier <text:span text:style-name="Strong_20_Emphasis"><text:span text:style-name="Source_20_Text">products.phtml</text:span></text:span>, relié au template spécifié dans <text:span text:style-name="Source_20_Text">cms_index_index.xml</text:span>.</text:p>
      <text:p text:style-name="Text_20_body">Chemin du fichier :</text:p>
      <text:p text:style-name="P16"><text:span text:style-name="T2">app/design/frontend/{Vendor}/{Theme}/MyNamespace_AmazonIntegration/templates/products.phtml</text:span></text:p>
      <text:h text:style-name="P12" text:outline-level="5"><text:span text:style-name="Strong_20_Emphasis">Contenu de </text:span><text:span text:style-name="Strong_20_Emphasis"><text:span text:style-name="Source_20_Text">products.phtml</text:span></text:span><text:span text:style-name="Strong_20_Emphasis"> :</text:span></text:h>
      <text:p text:style-name="Text_20_body">Voici un exemple de code HTML pour afficher les produits dans une grille dynamique :</text:p>
      <text:p text:style-name="P16"><text:span text:style-name="T2">&lt;?php</text:span><text:line-break/><text:span text:style-name="T2">/** </text:span><text:span text:style-name="T7">@var </text:span><text:span text:style-name="T2">\</text:span><text:span text:style-name="T15">MyNamespace</text:span><text:span text:style-name="T2">\</text:span><text:span text:style-name="T15">AmazonIntegration</text:span><text:span text:style-name="T2">\</text:span><text:span text:style-name="T15">Block</text:span><text:span text:style-name="T2">\</text:span><text:span text:style-name="T15">ProductList $block </text:span><text:span text:style-name="T2">*/</text:span><text:line-break/><text:span text:style-name="T2">$products = $block-&gt;</text:span><text:span text:style-name="T17">getAmazonProducts</text:span><text:span text:style-name="T2">();</text:span><text:line-break/><text:span text:style-name="T2">?&gt;</text:span><text:line-break/><text:soft-page-break/><text:line-break/><text:span text:style-name="T2">&lt;</text:span><text:span text:style-name="T12">div </text:span><text:span text:style-name="T21">class</text:span><text:span text:style-name="T2">="</text:span><text:span text:style-name="T11">amazon-products</text:span><text:span text:style-name="T2">"&gt;</text:span><text:line-break/><text:span text:style-name="T2"> <text:s text:c="3"/>&lt;</text:span><text:span text:style-name="T12">h2</text:span><text:span text:style-name="T2">&gt;Produits Amazon&lt;/</text:span><text:span text:style-name="T12">h2</text:span><text:span text:style-name="T2">&gt;</text:span><text:line-break/><text:span text:style-name="T2"> <text:s text:c="3"/>&lt;?php </text:span><text:span text:style-name="T7">if </text:span><text:span text:style-name="T2">(!empty($products)): ?&gt;</text:span><text:line-break/><text:span text:style-name="T2"> <text:s text:c="7"/>&lt;</text:span><text:span text:style-name="T12">div </text:span><text:span text:style-name="T21">class</text:span><text:span text:style-name="T2">="</text:span><text:span text:style-name="T11">products-grid</text:span><text:span text:style-name="T2">"&gt;</text:span><text:line-break/><text:span text:style-name="T2"> <text:s text:c="11"/>&lt;?php </text:span><text:span text:style-name="T7">foreach </text:span><text:span text:style-name="T2">($products as $product): ?&gt;</text:span><text:line-break/><text:span text:style-name="T2"> <text:s text:c="15"/>&lt;</text:span><text:span text:style-name="T12">div </text:span><text:span text:style-name="T21">class</text:span><text:span text:style-name="T2">="</text:span><text:span text:style-name="T11">product-item</text:span><text:span text:style-name="T2">"&gt;</text:span><text:line-break/><text:span text:style-name="T2"> <text:s text:c="19"/>&lt;</text:span><text:span text:style-name="T12">a </text:span><text:span text:style-name="T21">href</text:span><text:span text:style-name="T2">="</text:span><text:span text:style-name="T11">&lt;?= $product['url'] ?&gt;</text:span><text:span text:style-name="T2">"&gt;</text:span><text:line-break/><text:span text:style-name="T2"> <text:s text:c="23"/>&lt;</text:span><text:span text:style-name="T12">img </text:span><text:span text:style-name="T21">src</text:span><text:span text:style-name="T2">="</text:span><text:span text:style-name="T11">&lt;?= $product['image'] ?&gt;</text:span><text:span text:style-name="T2">" </text:span><text:span text:style-name="T21">alt</text:span><text:span text:style-name="T2">="</text:span><text:span text:style-name="T11">&lt;?= $product['name'] ?&gt;</text:span><text:span text:style-name="T2">" /&gt;</text:span><text:line-break/><text:span text:style-name="T2"> <text:s text:c="23"/>&lt;</text:span><text:span text:style-name="T12">h3</text:span><text:span text:style-name="T2">&gt;&lt;?= $product['</text:span><text:span text:style-name="T11">name</text:span><text:span text:style-name="T2">'] ?&gt;&lt;/</text:span><text:span text:style-name="T12">h3</text:span><text:span text:style-name="T2">&gt;</text:span><text:line-break/><text:span text:style-name="T2"> <text:s text:c="23"/>&lt;</text:span><text:span text:style-name="T12">p</text:span><text:span text:style-name="T2">&gt;Prix : &lt;?= $product['</text:span><text:span text:style-name="T11">price</text:span><text:span text:style-name="T2">'] ?&gt; €&lt;/</text:span><text:span text:style-name="T12">p</text:span><text:span text:style-name="T2">&gt;</text:span><text:line-break/><text:span text:style-name="T2"> <text:s text:c="19"/>&lt;/</text:span><text:span text:style-name="T12">a</text:span><text:span text:style-name="T2">&gt;</text:span><text:line-break/><text:span text:style-name="T2"> <text:s text:c="15"/>&lt;/</text:span><text:span text:style-name="T12">div</text:span><text:span text:style-name="T2">&gt;</text:span><text:line-break/><text:span text:style-name="T2"> <text:s text:c="11"/>&lt;?php </text:span><text:span text:style-name="T7">endforeach</text:span><text:span text:style-name="T2">; ?&gt;</text:span><text:line-break/><text:span text:style-name="T2"> <text:s text:c="7"/>&lt;/</text:span><text:span text:style-name="T12">div</text:span><text:span text:style-name="T2">&gt;</text:span><text:line-break/><text:span text:style-name="T2"> <text:s text:c="3"/>&lt;?php </text:span><text:span text:style-name="T7">else</text:span><text:span text:style-name="T2">: ?&gt;</text:span><text:line-break/><text:span text:style-name="T2"> <text:s text:c="7"/>&lt;</text:span><text:span text:style-name="T12">p</text:span><text:span text:style-name="T2">&gt;Aucun produit Amazon trouvé.&lt;/</text:span><text:span text:style-name="T12">p</text:span><text:span text:style-name="T2">&gt;</text:span><text:line-break/><text:span text:style-name="T2"> <text:s text:c="3"/>&lt;?php </text:span><text:span text:style-name="T7">endif</text:span><text:span text:style-name="T2">; ?&gt;</text:span><text:line-break/><text:span text:style-name="T2">&lt;/</text:span><text:span text:style-name="T12">div</text:span><text:span text:style-name="T2">&gt;</text:span></text:p>
      <text:h text:style-name="P12" text:outline-level="5"><text:span text:style-name="Strong_20_Emphasis">CSS suggéré pour styliser la grille de produits :</text:span></text:h>
      <text:p text:style-name="P33">Ajoutez le fichier CSS suivant à votre thème :<text:line-break/>Chemin : <text:span text:style-name="Source_20_Text">app/design/frontend/{Vendor}/{Theme}/web/css/source/_module.less</text:span></text:p>
      <text:p text:style-name="Text_20_body">Contenu CSS :</text:p>
      <text:p text:style-name="P16"><text:span text:style-name="T2">.</text:span><text:span text:style-name="T12">amazon-products </text:span><text:span text:style-name="T2">{</text:span><text:line-break/><text:span text:style-name="T2"> <text:s text:c="3"/>.</text:span><text:span text:style-name="T12">products-grid </text:span><text:span text:style-name="T2">{</text:span><text:line-break/><text:span text:style-name="T2"> <text:s text:c="7"/></text:span><text:span text:style-name="T21">display</text:span><text:span text:style-name="T2">: </text:span><text:span text:style-name="T11">flex</text:span><text:span text:style-name="T2">;</text:span><text:line-break/><text:span text:style-name="T2"> <text:s text:c="7"/></text:span><text:span text:style-name="T21">flex-wrap</text:span><text:span text:style-name="T2">: </text:span><text:span text:style-name="T11">wrap</text:span><text:span text:style-name="T2">;</text:span><text:line-break/><text:span text:style-name="T2"> <text:s text:c="7"/></text:span><text:span text:style-name="T21">gap</text:span><text:span text:style-name="T2">: </text:span><text:span text:style-name="T9">20</text:span><text:span text:style-name="T11">px</text:span><text:span text:style-name="T2">;</text:span><text:line-break/><text:span text:style-name="T2"> <text:s text:c="3"/>}</text:span><text:line-break/><text:span text:style-name="T2"> <text:s text:c="3"/>.</text:span><text:span text:style-name="T12">product-item </text:span><text:span text:style-name="T2">{</text:span><text:line-break/><text:span text:style-name="T2"> <text:s text:c="7"/></text:span><text:span text:style-name="T21">border</text:span><text:span text:style-name="T2">: </text:span><text:span text:style-name="T9">1</text:span><text:span text:style-name="T11">px solid </text:span><text:span text:style-name="T17">#ddd</text:span><text:span text:style-name="T2">;</text:span><text:line-break/><text:span text:style-name="T2"> <text:s text:c="7"/></text:span><text:span text:style-name="T21">padding</text:span><text:span text:style-name="T2">: </text:span><text:span text:style-name="T9">10</text:span><text:span text:style-name="T11">px</text:span><text:span text:style-name="T2">;</text:span><text:line-break/><text:span text:style-name="T2"> <text:s text:c="7"/></text:span><text:span text:style-name="T21">max-width</text:span><text:span text:style-name="T2">: </text:span><text:span text:style-name="T9">200</text:span><text:span text:style-name="T11">px</text:span><text:span text:style-name="T2">;</text:span><text:line-break/><text:span text:style-name="T2"> <text:s text:c="7"/></text:span><text:span text:style-name="T21">text-align</text:span><text:span text:style-name="T2">: </text:span><text:span text:style-name="T11">center</text:span><text:span text:style-name="T2">;</text:span><text:line-break/><text:span text:style-name="T2"> <text:s text:c="3"/>}</text:span><text:line-break/><text:span text:style-name="T2"> <text:s text:c="3"/>.</text:span><text:span text:style-name="T12">product-item img </text:span><text:span text:style-name="T2">{</text:span><text:line-break/><text:span text:style-name="T2"> <text:s text:c="7"/></text:span><text:span text:style-name="T21">max-width</text:span><text:span text:style-name="T2">: </text:span><text:span text:style-name="T9">100</text:span><text:span text:style-name="T2">%;</text:span><text:line-break/><text:span text:style-name="T2"> <text:s text:c="7"/></text:span><text:span text:style-name="T21">height</text:span><text:span text:style-name="T2">: </text:span><text:span text:style-name="T11">auto</text:span><text:span text:style-name="T2">;</text:span><text:line-break/><text:span text:style-name="T2"> <text:s text:c="3"/>}</text:span><text:line-break/><text:span text:style-name="T2"> <text:s text:c="3"/>.</text:span><text:span text:style-name="T12">product-item h3 </text:span><text:span text:style-name="T2">{</text:span><text:line-break/><text:span text:style-name="T2"> <text:s text:c="7"/></text:span><text:span text:style-name="T21">font-size</text:span><text:span text:style-name="T2">: </text:span><text:span text:style-name="T9">1.1</text:span><text:span text:style-name="T11">rem</text:span><text:span text:style-name="T2">;</text:span><text:line-break/><text:span text:style-name="T2"> <text:s text:c="7"/></text:span><text:span text:style-name="T21">margin</text:span><text:span text:style-name="T2">: </text:span><text:span text:style-name="T9">10</text:span><text:span text:style-name="T11">px </text:span><text:span text:style-name="T9">0</text:span><text:span text:style-name="T2">;</text:span><text:line-break/><text:span text:style-name="T2"> <text:s text:c="3"/>}</text:span><text:line-break/><text:span text:style-name="T2"> <text:s text:c="3"/>.</text:span><text:span text:style-name="T12">product-item p </text:span><text:span text:style-name="T2">{</text:span><text:line-break/><text:span text:style-name="T2"> <text:s text:c="7"/></text:span><text:span text:style-name="T21">color</text:span><text:span text:style-name="T2">: </text:span><text:span text:style-name="T17">#555</text:span><text:span text:style-name="T2">;</text:span><text:line-break/><text:span text:style-name="T2"> <text:s text:c="3"/>}</text:span><text:line-break/><text:span text:style-name="T2">}</text:span></text:p>
      <text:p text:style-name="P33">Compilez les styles avec :</text:p>
      <text:p text:style-name="P16"><text:span text:style-name="T1">php </text:span><text:span text:style-name="T2">bin/magento setup:static-content:deploy</text:span></text:p>
      <text:h text:style-name="P8" text:outline-level="4"><text:soft-page-break/><text:span text:style-name="Strong_20_Emphasis">E. Ajouter les produits Amazon dans des blocs ou widgets</text:span></text:h>
      <text:list xml:id="list1413645492" text:style-name="L84">
        <text:list-item>
          <text:p text:style-name="P156"><text:span text:style-name="Strong_20_Emphasis">Option avec Widgets Magento</text:span> :<text:line-break/>Vous pouvez également associer votre bloc avec les produits Amazon en créant un <text:span text:style-name="Strong_20_Emphasis">widget Magento</text:span>. Cela permet à l’administrateur de positionner ce bloc directement via l’interface backend.</text:p>
        </text:list-item>
        <text:list-item>
          <text:p text:style-name="P156"><text:span text:style-name="Strong_20_Emphasis">Blocs supplémentaires</text:span> :<text:line-break/>Si les produits Amazon doivent être affichés sur plusieurs pages, pensez à inclure le bloc dans des fichiers XML de mise en page personnalisés pour d'autres pages comme la page catégorie ou produit.</text:p>
        </text:list-item>
      </text:list>
      <text:p text:style-name="Horizontal_20_Line"/>
      <text:h text:style-name="Heading_20_3" text:outline-level="3"><text:span text:style-name="Strong_20_Emphasis">Test et résultat</text:span></text:h>
      <text:p text:style-name="Text_20_body">Après avoir ajouté les modifications :</text:p>
      <text:list xml:id="list2480335844" text:style-name="L85">
        <text:list-item>
          <text:p text:style-name="P157">Videz les caches : </text:p>
        </text:list-item>
      </text:list>
      <text:p text:style-name="P16"><text:span text:style-name="T1">php </text:span><text:span text:style-name="T2">bin/magento cache:flush</text:span></text:p>
      <text:p text:style-name="P23"><text:span text:style-name="T22">2 </text:span>Rechargez la page d’accueil. </text:p>
      <text:p text:style-name="P33">Vous devriez voir un <text:span text:style-name="Strong_20_Emphasis">bloc de produits importés d’Amazon</text:span> affiché dynamiquement avec le design défini dans le fichier <text:span text:style-name="Source_20_Text">.phtml</text:span>.</text:p>
      <text:p text:style-name="Horizontal_20_Line"/>
      <text:h text:style-name="Heading_20_3" text:outline-level="3"><text:span text:style-name="Strong_20_Emphasis">Conclusion</text:span></text:h>
      <text:p text:style-name="P33">Dans cette partie, nous avons appris à :</text:p>
      <text:list xml:id="list661871172" text:style-name="L87">
        <text:list-item>
          <text:p text:style-name="P159">Ajouter un <text:span text:style-name="Strong_20_Emphasis">bloc personnalisé</text:span> sur la page d’accueil via un fichier XML. </text:p>
        </text:list-item>
        <text:list-item>
          <text:p text:style-name="P159">Récupérer dynamiquement les produits Amazon via une classe PHP, en utilisant les <text:span text:style-name="Strong_20_Emphasis">Service Contracts</text:span>. </text:p>
        </text:list-item>
        <text:list-item>
          <text:p text:style-name="P158">Afficher ces produits dans une mise en page stylisée et responsive à l’aide d’un fichier <text:span text:style-name="Source_20_Text">.phtml</text:span> et un peu de CSS. </text:p>
        </text:list-item>
      </text:list>
      <text:p text:style-name="P22"/>
      <text:p text:style-name="P22"/>
      <text:h text:style-name="P2" text:outline-level="3"><text:bookmark-start text:name="__DdeLink__7325_2092794412"/><text:bookmark-end text:name="__DdeLink__7325_2092794412"/><text:span text:style-name="Strong_20_Emphasis">3.2. Personnalisation d’une page produit dédiée pour les produits Amazon</text:span></text:h>
      <text:h text:style-name="Heading_20_4" text:outline-level="4"><text:span text:style-name="Strong_20_Emphasis">Objectifs :</text:span></text:h>
      <text:list xml:id="list3137483484" text:style-name="L88">
        <text:list-item>
          <text:p text:style-name="P161">Créer une vue personnalisée pour les produits Amazon. </text:p>
        </text:list-item>
        <text:list-item>
          <text:p text:style-name="P161">Ajouter des informations spécifiques (telles que la disponibilité, les notes) provenant de l’API Amazon. </text:p>
        </text:list-item>
        <text:list-item>
          <text:p text:style-name="P160">Modifier les templates <text:span text:style-name="Source_20_Text">.phtml</text:span> et utiliser des helpers Magento pour afficher les données sur les pages des produits. </text:p>
        </text:list-item>
      </text:list>
      <text:p text:style-name="Horizontal_20_Line"/>
      <text:h text:style-name="Heading_20_3" text:outline-level="3"><text:soft-page-break/><text:span text:style-name="Strong_20_Emphasis">Étapes détaillées :</text:span></text:h>
      <text:p text:style-name="Horizontal_20_Line"/>
      <text:h text:style-name="Heading_20_4" text:outline-level="4"><text:span text:style-name="Strong_20_Emphasis">A. Création d'une vue produit pour les produits Amazon</text:span></text:h>
      <text:p text:style-name="P33">Magento vous permet de cibler les types de produits spécifiques ou des critères particuliers (comme le SKU ou des attributs personnalisés) pour personnaliser les pages produit.</text:p>
      <text:h text:style-name="Heading_20_5" text:outline-level="5"><text:span text:style-name="Strong_20_Emphasis">1. Identifier les produits Amazon</text:span></text:h>
      <text:p text:style-name="P33">Pour différencier les produits Amazon, on peut utiliser :</text:p>
      <text:list xml:id="list3139008355" text:style-name="L89">
        <text:list-item>
          <text:p text:style-name="P163">Un <text:span text:style-name="Strong_20_Emphasis">préfixe spécifique dans le SKU</text:span>. </text:p>
        </text:list-item>
        <text:list-item>
          <text:p text:style-name="P162">Un <text:span text:style-name="Strong_20_Emphasis">attribut personnalisé</text:span> (par ex. : <text:span text:style-name="Source_20_Text">is_amazon_product</text:span>) défini dans Magento pour indiquer que le produit provient de l’API Amazon. </text:p>
        </text:list-item>
      </text:list>
      <text:p text:style-name="P33">Si cet attribut n'existe pas encore, vous pouvez le créer dans l’administration de Magento sous <text:span text:style-name="Strong_20_Emphasis">Stores &gt; Attributes &gt; Product</text:span>, ou via un script PHP.</text:p>
      <text:p text:style-name="Horizontal_20_Line"/>
      <text:h text:style-name="Heading_20_5" text:outline-level="5"><text:span text:style-name="Strong_20_Emphasis">2. Modifier le fichier XML de mise en page des pages produit</text:span></text:h>
      <text:p text:style-name="P33">Pour afficher les informations spécifiques aux produits Amazon, ajoutez un bloc dédié dans la page produit, uniquement pour les produits identifiés comme Amazon.</text:p>
      <text:p text:style-name="Text_20_body"><text:span text:style-name="Strong_20_Emphasis">Chemin du fichier de layout XML pour la page produit :</text:span></text:p>
      <text:p text:style-name="P16"><text:span text:style-name="Strong_20_Emphasis"><text:span text:style-name="T2">app/design/frontend/</text:span></text:span><text:span text:style-name="T2">{Vendor}/{Theme}/Magento_Catalog/layout/catalog_product_view.xml</text:span></text:p>
      <text:p text:style-name="P33"><text:span text:style-name="Strong_20_Emphasis">Contenu du fichier </text:span><text:span text:style-name="Strong_20_Emphasis"><text:span text:style-name="Source_20_Text">catalog_product_view.xml</text:span></text:span><text:span text:style-name="Strong_20_Emphasis"> :</text:span></text:p>
      <text:p text:style-name="P16"><text:span text:style-name="Strong_20_Emphasis"><text:span text:style-name="T12">&lt;?</text:span></text:span><text:span text:style-name="T2">xml version</text:span><text:span text:style-name="T11">="1.0"</text:span><text:span text:style-name="T12">?&gt;</text:span><text:line-break/><text:span text:style-name="T12">&lt;page </text:span><text:span text:style-name="T2">xmlns:</text:span><text:span text:style-name="T13">xsi</text:span><text:span text:style-name="T11">="http://www.w3.org/2001/XMLSchema-instance" </text:span><text:span text:style-name="T13">xsi</text:span><text:span text:style-name="T2">:noNamespaceSchemaLocation</text:span><text:span text:style-name="T11">="urn:magento:framework:View/Layout/etc/page_configuration.xsd"</text:span><text:span text:style-name="T12">&gt;</text:span><text:line-break/><text:span text:style-name="T12"> <text:s text:c="3"/>&lt;body&gt;</text:span><text:line-break/><text:span text:style-name="T12"> <text:s text:c="7"/></text:span><text:span text:style-name="T15">&lt;!-- Ajouter un bloc dans la page produit --&gt;</text:span><text:line-break/><text:span text:style-name="T15"> <text:s text:c="7"/></text:span><text:span text:style-name="T12">&lt;referenceBlock </text:span><text:span text:style-name="T2">name</text:span><text:span text:style-name="T11">="product.info.main"</text:span><text:span text:style-name="T12">&gt;</text:span><text:line-break/><text:span text:style-name="T12"> <text:s text:c="11"/></text:span><text:span text:style-name="T15">&lt;!-- Si le produit est identifié comme Amazon, afficher un template de données spécifiques --&gt;</text:span><text:line-break/><text:span text:style-name="T15"> <text:s text:c="11"/></text:span><text:span text:style-name="T12">&lt;block </text:span><text:span text:style-name="T2">class</text:span><text:span text:style-name="T11">="MyNamespace\AmazonIntegration\Block\ProductView" </text:span><text:span text:style-name="T2">name</text:span><text:span text:style-name="T11">="amazon.product.info" </text:span><text:span text:style-name="T2">before</text:span><text:span text:style-name="T11">="-" </text:span><text:span text:style-name="T2">template</text:span><text:span text:style-name="T11">="MyNamespace_AmazonIntegration::product/amazon_info.phtml"</text:span><text:span text:style-name="T12">&gt;</text:span><text:line-break/><text:span text:style-name="T12"> <text:s text:c="15"/></text:span><text:span text:style-name="T15">&lt;!-- Transmet un paramètre supplémentaire au block --&gt;</text:span><text:line-break/><text:span text:style-name="T15"> <text:s text:c="15"/></text:span><text:span text:style-name="T12">&lt;arguments&gt;</text:span><text:line-break/><text:span text:style-name="T12"> <text:s text:c="19"/>&lt;argument </text:span><text:span text:style-name="T2">name</text:span><text:span text:style-name="T11">="is_amazon_product" </text:span><text:span text:style-name="T13">xsi</text:span><text:span text:style-name="T2">:type</text:span><text:span text:style-name="T11">="boolean"</text:span><text:span text:style-name="T12">&gt;</text:span><text:span text:style-name="T2">true</text:span><text:span text:style-name="T12">&lt;/argument&gt;</text:span><text:line-break/><text:span text:style-name="T12"> <text:s text:c="15"/>&lt;/arguments&gt;</text:span><text:line-break/><text:span text:style-name="T12"> <text:s text:c="11"/>&lt;/block&gt;</text:span><text:line-break/><text:span text:style-name="T12"> <text:s text:c="7"/>&lt;/referenceBlock&gt;</text:span><text:line-break/><text:span text:style-name="T12"> <text:s text:c="3"/>&lt;/body&gt;</text:span><text:line-break/><text:span text:style-name="T12">&lt;/page&gt;</text:span></text:p>
      <text:p text:style-name="P33"><text:span text:style-name="Strong_20_Emphasis">Explications :</text:span></text:p>
      <text:list xml:id="list707142858" text:style-name="L90">
        <text:list-item>
          <text:p text:style-name="P165"><text:soft-page-break/>On insère un bloc personnalisé dans la section principale du contenu produit (<text:span text:style-name="Source_20_Text">product.info.main</text:span>). </text:p>
        </text:list-item>
        <text:list-item>
          <text:p text:style-name="P164"><text:span text:style-name="Strong_20_Emphasis">Condition spécifique :</text:span> On peut contrôler l'affichage dans le fichier PHTML (<text:span text:style-name="Source_20_Text">amazon_info.phtml</text:span>) selon un attribut du produit, comme <text:span text:style-name="Source_20_Text">is_amazon_product</text:span>. </text:p>
        </text:list-item>
      </text:list>
      <text:p text:style-name="Horizontal_20_Line"/>
      <text:h text:style-name="Heading_20_4" text:outline-level="4"><text:span text:style-name="Strong_20_Emphasis">B. Ajouter une classe PHP pour les données spécifiques</text:span></text:h>
      <text:p text:style-name="P33">Créez une nouvelle classe <text:span text:style-name="Source_20_Text">ProductView</text:span> pour gérer les données spécifiques des produits Amazon.</text:p>
      <text:p text:style-name="Text_20_body"><text:span text:style-name="Strong_20_Emphasis">Chemin de la classe PHP :</text:span></text:p>
      <text:p text:style-name="P16"><text:span text:style-name="Strong_20_Emphasis"><text:span text:style-name="T2">app/code/MyNamespace/AmazonIntegration/Block/ProductView.php</text:span></text:span></text:p>
      <text:p text:style-name="P33"><text:span text:style-name="Strong_20_Emphasis">Contenu de </text:span><text:span text:style-name="Strong_20_Emphasis"><text:span text:style-name="Source_20_Text">ProductView.php</text:span></text:span><text:span text:style-name="Strong_20_Emphasis"> :</text:span></text:p>
      <text:p text:style-name="P16"><text:span text:style-name="Strong_20_Emphasis"><text:span text:style-name="T2">&lt;?php</text:span></text:span><text:line-break/><text:line-break/><text:span text:style-name="T7">namespace </text:span><text:span text:style-name="T2">MyNamespace\AmazonIntegration\Block;</text:span><text:line-break/><text:line-break/><text:span text:style-name="T7">use </text:span><text:span text:style-name="T2">Magento\Catalog\Api\ProductRepositoryInterface;</text:span><text:line-break/><text:span text:style-name="T7">use </text:span><text:span text:style-name="T2">Magento\Framework\Registry;</text:span><text:line-break/><text:span text:style-name="T7">use </text:span><text:span text:style-name="T2">Magento\Framework\View\Element\Template;</text:span><text:line-break/><text:line-break/><text:span text:style-name="T7">class </text:span><text:span text:style-name="T2">ProductView </text:span><text:span text:style-name="T7">extends </text:span><text:span text:style-name="T2">Template</text:span><text:line-break/><text:span text:style-name="T2">{</text:span><text:line-break/><text:span text:style-name="T2"> <text:s text:c="3"/></text:span><text:span text:style-name="T7">private </text:span><text:span text:style-name="T2">$productRepository;</text:span><text:line-break/><text:span text:style-name="T2"> <text:s text:c="3"/></text:span><text:span text:style-name="T7">private </text:span><text:span text:style-name="T2">$registry;</text:span><text:line-break/><text:line-break/><text:span text:style-name="T2"> <text:s text:c="3"/></text:span><text:span text:style-name="T7">public function </text:span><text:span text:style-name="T2">__construct(</text:span><text:line-break/><text:span text:style-name="T2"> <text:s text:c="7"/>Template\Context $context,</text:span><text:line-break/><text:span text:style-name="T2"> <text:s text:c="7"/>ProductRepositoryInterface $productRepository,</text:span><text:line-break/><text:span text:style-name="T2"> <text:s text:c="7"/>Registry $registry,</text:span><text:line-break/><text:span text:style-name="T2"> <text:s text:c="7"/></text:span><text:span text:style-name="T7">array </text:span><text:span text:style-name="T2">$data = []</text:span><text:line-break/><text:span text:style-name="T2"> <text:s text:c="3"/>) {</text:span><text:line-break/><text:span text:style-name="T2"> <text:s text:c="7"/></text:span><text:span text:style-name="T7">parent</text:span><text:span text:style-name="T2">::</text:span><text:span text:style-name="T17">__construct</text:span><text:span text:style-name="T2">($context, $data);</text:span><text:line-break/><text:span text:style-name="T2"> <text:s text:c="7"/>$this-&gt;productRepository = $productRepository;</text:span><text:line-break/><text:span text:style-name="T2"> <text:s text:c="7"/>$this-&gt;registry = $registry;</text:span><text:line-break/><text:span text:style-name="T2"> <text:s text:c="3"/>}</text:span><text:line-break/><text:line-break/><text:span text:style-name="T2"> <text:s text:c="3"/>/**</text:span><text:line-break/><text:span text:style-name="T15"> <text:s text:c="4"/>* Récupère le produit courant</text:span><text:line-break/><text:span text:style-name="T15"> <text:s text:c="4"/>*</text:span><text:line-break/><text:span text:style-name="T15"> <text:s text:c="4"/>* </text:span><text:span text:style-name="T7">@return </text:span><text:span text:style-name="T2">\</text:span><text:span text:style-name="T15">Magento</text:span><text:span text:style-name="T2">\</text:span><text:span text:style-name="T15">Catalog</text:span><text:span text:style-name="T2">\</text:span><text:span text:style-name="T15">Api</text:span><text:span text:style-name="T2">\</text:span><text:span text:style-name="T15">Data</text:span><text:span text:style-name="T2">\</text:span><text:span text:style-name="T15">ProductInterface</text:span><text:span text:style-name="T2">|</text:span><text:span text:style-name="T7">null</text:span><text:line-break/><text:span text:style-name="T7"> <text:s text:c="4"/></text:span><text:span text:style-name="T2">*/</text:span><text:line-break/><text:span text:style-name="T2"> <text:s text:c="3"/></text:span><text:span text:style-name="T7">public function </text:span><text:span text:style-name="T17">getCurrentProduct</text:span><text:span text:style-name="T2">()</text:span><text:line-break/><text:span text:style-name="T2"> <text:s text:c="3"/>{</text:span><text:line-break/><text:span text:style-name="T2"> <text:s text:c="7"/></text:span><text:span text:style-name="T7">return </text:span><text:span text:style-name="T2">$this-&gt;registry-&gt;</text:span><text:span text:style-name="T17">registry</text:span><text:span text:style-name="T2">('</text:span><text:span text:style-name="T11">current_product</text:span><text:span text:style-name="T2">');</text:span><text:line-break/><text:span text:style-name="T2"> <text:s text:c="3"/>}</text:span><text:line-break/><text:line-break/><text:span text:style-name="T2"> <text:s text:c="3"/>/**</text:span><text:line-break/><text:span text:style-name="T15"> <text:s text:c="4"/>* Vérifie si le produit est un produit Amazon</text:span><text:line-break/><text:span text:style-name="T15"> <text:s text:c="4"/>*</text:span><text:line-break/><text:span text:style-name="T15"> <text:s text:c="4"/>* </text:span><text:span text:style-name="T7">@return bool</text:span><text:line-break/><text:span text:style-name="T7"> <text:s text:c="4"/></text:span><text:span text:style-name="T2">*/</text:span><text:line-break/><text:soft-page-break/><text:span text:style-name="T2"> <text:s text:c="3"/></text:span><text:span text:style-name="T7">public function </text:span><text:span text:style-name="T17">isAmazonProduct</text:span><text:span text:style-name="T2">()</text:span><text:line-break/><text:span text:style-name="T2"> <text:s text:c="3"/>{</text:span><text:line-break/><text:span text:style-name="T2"> <text:s text:c="7"/>$product = $this-&gt;</text:span><text:span text:style-name="T17">getCurrentProduct</text:span><text:span text:style-name="T2">();</text:span><text:line-break/><text:span text:style-name="T2"> <text:s text:c="7"/></text:span><text:span text:style-name="T7">return </text:span><text:span text:style-name="T2">$product &amp;&amp; $product-&gt;</text:span><text:span text:style-name="T17">getCustomAttribute</text:span><text:span text:style-name="T2">('</text:span><text:span text:style-name="T11">is_amazon_product</text:span><text:span text:style-name="T2">') &amp;&amp; $product-&gt;</text:span><text:span text:style-name="T17">getCustomAttribute</text:span><text:span text:style-name="T2">('</text:span><text:span text:style-name="T11">is_amazon_product</text:span><text:span text:style-name="T2">')-&gt;</text:span><text:span text:style-name="T17">getValue</text:span><text:span text:style-name="T2">();</text:span><text:line-break/><text:span text:style-name="T2"> <text:s text:c="3"/>}</text:span><text:line-break/><text:line-break/><text:span text:style-name="T2"> <text:s text:c="3"/>/**</text:span><text:line-break/><text:span text:style-name="T15"> <text:s text:c="4"/>* Récupère les informations spécifiques à Amazon</text:span><text:line-break/><text:span text:style-name="T15"> <text:s text:c="4"/>*</text:span><text:line-break/><text:span text:style-name="T15"> <text:s text:c="4"/>* </text:span><text:span text:style-name="T7">@return array</text:span><text:span text:style-name="T2">|</text:span><text:span text:style-name="T7">null</text:span><text:line-break/><text:span text:style-name="T7"> <text:s text:c="4"/></text:span><text:span text:style-name="T2">*/</text:span><text:line-break/><text:span text:style-name="T2"> <text:s text:c="3"/></text:span><text:span text:style-name="T7">public function </text:span><text:span text:style-name="T17">getAmazonSpecificData</text:span><text:span text:style-name="T2">()</text:span><text:line-break/><text:span text:style-name="T2"> <text:s text:c="3"/>{</text:span><text:line-break/><text:span text:style-name="T2"> <text:s text:c="7"/></text:span><text:span text:style-name="T7">if </text:span><text:span text:style-name="T2">(!$this-&gt;</text:span><text:span text:style-name="T17">isAmazonProduct</text:span><text:span text:style-name="T2">()) {</text:span><text:line-break/><text:span text:style-name="T2"> <text:s text:c="11"/></text:span><text:span text:style-name="T7">return </text:span><text:span text:style-name="T14">null</text:span><text:span text:style-name="T2">;</text:span><text:line-break/><text:span text:style-name="T2"> <text:s text:c="7"/>}</text:span><text:line-break/><text:line-break/><text:span text:style-name="T2"> <text:s text:c="7"/>$product = $this-&gt;</text:span><text:span text:style-name="T17">getCurrentProduct</text:span><text:span text:style-name="T2">();</text:span><text:line-break/><text:line-break/><text:span text:style-name="T2"> <text:s text:c="7"/></text:span><text:span text:style-name="T7">return </text:span><text:span text:style-name="T2">[</text:span><text:line-break/><text:span text:style-name="T2"> <text:s text:c="11"/>'</text:span><text:span text:style-name="T11">availability</text:span><text:span text:style-name="T2">' =&gt; $product-&gt;</text:span><text:span text:style-name="T17">getCustomAttribute</text:span><text:span text:style-name="T2">('</text:span><text:span text:style-name="T11">amazon_availability</text:span><text:span text:style-name="T2">')-&gt;</text:span><text:span text:style-name="T17">getValue</text:span><text:span text:style-name="T2">() ?? '</text:span><text:span text:style-name="T11">Non spécifié</text:span><text:span text:style-name="T2">',</text:span><text:line-break/><text:span text:style-name="T2"> <text:s text:c="11"/>'</text:span><text:span text:style-name="T11">rating</text:span><text:span text:style-name="T2">' =&gt; $product-&gt;</text:span><text:span text:style-name="T17">getCustomAttribute</text:span><text:span text:style-name="T2">('</text:span><text:span text:style-name="T11">amazon_rating</text:span><text:span text:style-name="T2">')-&gt;</text:span><text:span text:style-name="T17">getValue</text:span><text:span text:style-name="T2">() ?? '</text:span><text:span text:style-name="T11">Aucune note</text:span><text:span text:style-name="T2">',</text:span><text:line-break/><text:span text:style-name="T2"> <text:s text:c="11"/>'</text:span><text:span text:style-name="T11">source</text:span><text:span text:style-name="T2">' =&gt; $product-&gt;</text:span><text:span text:style-name="T17">getCustomAttribute</text:span><text:span text:style-name="T2">('</text:span><text:span text:style-name="T11">amazon_source</text:span><text:span text:style-name="T2">')-&gt;</text:span><text:span text:style-name="T17">getValue</text:span><text:span text:style-name="T2">() ?? '</text:span><text:span text:style-name="T11">Amazon</text:span><text:span text:style-name="T2">',</text:span><text:line-break/><text:span text:style-name="T2"> <text:s text:c="7"/>];</text:span><text:line-break/><text:span text:style-name="T2"> <text:s text:c="3"/>}</text:span><text:line-break/><text:span text:style-name="T2">}</text:span></text:p>
      <text:p text:style-name="P33"><text:span text:style-name="Strong_20_Emphasis">Explications :</text:span></text:p>
      <text:list xml:id="list797856329" text:style-name="L91">
        <text:list-item>
          <text:p text:style-name="P167"><text:span text:style-name="Strong_20_Emphasis"><text:span text:style-name="Source_20_Text">getCurrentProduct()</text:span></text:span> : Récupère le produit actuel sur la vue produit. </text:p>
        </text:list-item>
        <text:list-item>
          <text:p text:style-name="P167"><text:span text:style-name="Strong_20_Emphasis"><text:span text:style-name="Source_20_Text">isAmazonProduct()</text:span></text:span> : Vérifie si le produit est un produit Amazon via l'attribut personnalisé <text:span text:style-name="Source_20_Text">is_amazon_product</text:span>. </text:p>
        </text:list-item>
        <text:list-item>
          <text:p text:style-name="P166"><text:span text:style-name="Strong_20_Emphasis"><text:span text:style-name="Source_20_Text">getAmazonSpecificData()</text:span></text:span> : Récupère des données spécifiques comme la disponibilité ou les notes. </text:p>
        </text:list-item>
      </text:list>
      <text:p text:style-name="Horizontal_20_Line"/>
      <text:h text:style-name="Heading_20_4" text:outline-level="4"><text:span text:style-name="Strong_20_Emphasis">C. Créer le fichier PHTML pour afficher les informations spécifiques</text:span></text:h>
      <text:p text:style-name="P33">Créez un fichier PHTML dédié pour afficher les données spécifiques.</text:p>
      <text:p text:style-name="Text_20_body"><text:span text:style-name="Strong_20_Emphasis">Chemin du fichier :</text:span></text:p>
      <text:p text:style-name="P16"><text:span text:style-name="Strong_20_Emphasis"><text:span text:style-name="T2">app/design/frontend/</text:span></text:span><text:span text:style-name="T2">{Vendor}/{Theme}/MyNamespace_AmazonIntegration/templates/product/amazon_info.phtml</text:span></text:p>
      <text:p text:style-name="P33"><text:span text:style-name="Strong_20_Emphasis">Contenu du fichier PHTML :</text:span></text:p>
      <text:p text:style-name="P16"><text:span text:style-name="Strong_20_Emphasis"><text:span text:style-name="T2">&lt;?php</text:span></text:span><text:line-break/><text:span text:style-name="T2">/** </text:span><text:span text:style-name="T7">@var </text:span><text:span text:style-name="T2">\</text:span><text:span text:style-name="T15">MyNamespace</text:span><text:span text:style-name="T2">\</text:span><text:span text:style-name="T15">AmazonIntegration</text:span><text:span text:style-name="T2">\</text:span><text:span text:style-name="T15">Block</text:span><text:span text:style-name="T2">\</text:span><text:span text:style-name="T15">ProductView $block </text:span><text:span text:style-name="T2">*/</text:span><text:line-break/><text:span text:style-name="T2">$product = $block-&gt;</text:span><text:span text:style-name="T17">getCurrentProduct</text:span><text:span text:style-name="T2">();</text:span><text:line-break/><text:span text:style-name="T2">$data = $block-&gt;</text:span><text:span text:style-name="T17">getAmazonSpecificData</text:span><text:span text:style-name="T2">();</text:span><text:line-break/><text:span text:style-name="T2">?&gt;</text:span><text:line-break/><text:soft-page-break/><text:line-break/><text:span text:style-name="T2">&lt;?php </text:span><text:span text:style-name="T7">if </text:span><text:span text:style-name="T2">($block-&gt;</text:span><text:span text:style-name="T17">isAmazonProduct</text:span><text:span text:style-name="T2">() &amp;&amp; $data): ?&gt;</text:span><text:line-break/><text:span text:style-name="T2">&lt;</text:span><text:span text:style-name="T12">div </text:span><text:span text:style-name="T21">class</text:span><text:span text:style-name="T2">="</text:span><text:span text:style-name="T11">amazon-product-info</text:span><text:span text:style-name="T2">"&gt;</text:span><text:line-break/><text:span text:style-name="T2"> <text:s text:c="3"/>&lt;</text:span><text:span text:style-name="T12">h3</text:span><text:span text:style-name="T2">&gt;Informations spécifiques Amazon&lt;/</text:span><text:span text:style-name="T12">h3</text:span><text:span text:style-name="T2">&gt;</text:span><text:line-break/><text:span text:style-name="T2"> <text:s text:c="3"/>&lt;</text:span><text:span text:style-name="T12">ul</text:span><text:span text:style-name="T2">&gt;</text:span><text:line-break/><text:span text:style-name="T2"> <text:s text:c="7"/>&lt;</text:span><text:span text:style-name="T12">li</text:span><text:span text:style-name="T2">&gt;&lt;</text:span><text:span text:style-name="T12">strong</text:span><text:span text:style-name="T2">&gt;Disponibilité :&lt;/</text:span><text:span text:style-name="T12">strong</text:span><text:span text:style-name="T2">&gt; &lt;?= $data['</text:span><text:span text:style-name="T11">availability</text:span><text:span text:style-name="T2">'] ?&gt;&lt;/</text:span><text:span text:style-name="T12">li</text:span><text:span text:style-name="T2">&gt;</text:span><text:line-break/><text:span text:style-name="T2"> <text:s text:c="7"/>&lt;</text:span><text:span text:style-name="T12">li</text:span><text:span text:style-name="T2">&gt;&lt;</text:span><text:span text:style-name="T12">strong</text:span><text:span text:style-name="T2">&gt;Notes :&lt;/</text:span><text:span text:style-name="T12">strong</text:span><text:span text:style-name="T2">&gt; &lt;?= $data['</text:span><text:span text:style-name="T11">rating</text:span><text:span text:style-name="T2">'] ?&gt;&lt;/</text:span><text:span text:style-name="T12">li</text:span><text:span text:style-name="T2">&gt;</text:span><text:line-break/><text:span text:style-name="T2"> <text:s text:c="7"/>&lt;</text:span><text:span text:style-name="T12">li</text:span><text:span text:style-name="T2">&gt;&lt;</text:span><text:span text:style-name="T12">strong</text:span><text:span text:style-name="T2">&gt;Source :&lt;/</text:span><text:span text:style-name="T12">strong</text:span><text:span text:style-name="T2">&gt; &lt;?= $data['</text:span><text:span text:style-name="T11">source</text:span><text:span text:style-name="T2">'] ?&gt;&lt;/</text:span><text:span text:style-name="T12">li</text:span><text:span text:style-name="T2">&gt;</text:span><text:line-break/><text:span text:style-name="T2"> <text:s text:c="3"/>&lt;/</text:span><text:span text:style-name="T12">ul</text:span><text:span text:style-name="T2">&gt;</text:span><text:line-break/><text:span text:style-name="T2">&lt;/</text:span><text:span text:style-name="T12">div</text:span><text:span text:style-name="T2">&gt;</text:span><text:line-break/><text:span text:style-name="T2">&lt;?php </text:span><text:span text:style-name="T7">endif</text:span><text:span text:style-name="T2">; ?&gt;</text:span></text:p>
      <text:h text:style-name="P2" text:outline-level="3"><text:span text:style-name="Strong_20_Emphasis">D. Modifier les styles CSS (optionnel)</text:span></text:h>
      <text:p text:style-name="P33">Pour styliser le bloc où les informations spécifiques apparaissent :</text:p>
      <text:p text:style-name="Text_20_body"><text:span text:style-name="Strong_20_Emphasis">Chemin du fichier LESS :</text:span></text:p>
      <text:p text:style-name="P16"><text:span text:style-name="Strong_20_Emphasis"><text:span text:style-name="T2">app/design/frontend/</text:span></text:span><text:span text:style-name="T2">{Vendor}/{Theme}/web/css/source/_module.less</text:span></text:p>
      <text:p text:style-name="P16"><text:span text:style-name="Strong_20_Emphasis"><text:span text:style-name="T2">.</text:span></text:span><text:span text:style-name="T12">amazon-product-info </text:span><text:span text:style-name="T2">{</text:span><text:line-break/><text:span text:style-name="T2"> <text:s text:c="3"/></text:span><text:span text:style-name="T21">background-color</text:span><text:span text:style-name="T2">: </text:span><text:span text:style-name="T17">#f9f9f9</text:span><text:span text:style-name="T2">;</text:span><text:line-break/><text:span text:style-name="T2"> <text:s text:c="3"/></text:span><text:span text:style-name="T21">padding</text:span><text:span text:style-name="T2">: </text:span><text:span text:style-name="T9">15</text:span><text:span text:style-name="T11">px</text:span><text:span text:style-name="T2">;</text:span><text:line-break/><text:span text:style-name="T2"> <text:s text:c="3"/></text:span><text:span text:style-name="T21">border</text:span><text:span text:style-name="T2">: </text:span><text:span text:style-name="T9">1</text:span><text:span text:style-name="T11">px solid </text:span><text:span text:style-name="T17">#ddd</text:span><text:span text:style-name="T2">;</text:span><text:line-break/><text:span text:style-name="T2"> <text:s text:c="3"/></text:span><text:span text:style-name="T21">margin-top</text:span><text:span text:style-name="T2">: </text:span><text:span text:style-name="T9">20</text:span><text:span text:style-name="T11">px</text:span><text:span text:style-name="T2">;</text:span><text:line-break/><text:line-break/><text:span text:style-name="T2"> <text:s text:c="3"/></text:span><text:span text:style-name="T12">h3 </text:span><text:span text:style-name="T2">{</text:span><text:line-break/><text:span text:style-name="T2"> <text:s text:c="7"/></text:span><text:span text:style-name="T21">font-size</text:span><text:span text:style-name="T2">: </text:span><text:span text:style-name="T9">1.2</text:span><text:span text:style-name="T11">rem</text:span><text:span text:style-name="T2">;</text:span><text:line-break/><text:span text:style-name="T2"> <text:s text:c="7"/></text:span><text:span text:style-name="T21">color</text:span><text:span text:style-name="T2">: </text:span><text:span text:style-name="T17">#555</text:span><text:span text:style-name="T2">;</text:span><text:line-break/><text:span text:style-name="T2"> <text:s text:c="3"/>}</text:span><text:line-break/><text:line-break/><text:span text:style-name="T2"> <text:s text:c="3"/></text:span><text:span text:style-name="T12">ul </text:span><text:span text:style-name="T2">{</text:span><text:line-break/><text:span text:style-name="T2"> <text:s text:c="7"/></text:span><text:span text:style-name="T21">list-style</text:span><text:span text:style-name="T2">: </text:span><text:span text:style-name="T11">none</text:span><text:span text:style-name="T2">;</text:span><text:line-break/><text:span text:style-name="T2"> <text:s text:c="7"/></text:span><text:span text:style-name="T21">padding</text:span><text:span text:style-name="T2">: </text:span><text:span text:style-name="T9">0</text:span><text:span text:style-name="T2">;</text:span><text:line-break/><text:line-break/><text:span text:style-name="T2"> <text:s text:c="7"/></text:span><text:span text:style-name="T12">li </text:span><text:span text:style-name="T2">{</text:span><text:line-break/><text:span text:style-name="T2"> <text:s text:c="11"/></text:span><text:span text:style-name="T21">margin</text:span><text:span text:style-name="T2">: </text:span><text:span text:style-name="T9">10</text:span><text:span text:style-name="T11">px </text:span><text:span text:style-name="T9">0</text:span><text:span text:style-name="T2">;</text:span><text:line-break/><text:span text:style-name="T2"> <text:s text:c="11"/></text:span><text:span text:style-name="T12">strong </text:span><text:span text:style-name="T2">{</text:span><text:line-break/><text:span text:style-name="T2"> <text:s text:c="15"/></text:span><text:span text:style-name="T21">color</text:span><text:span text:style-name="T2">: </text:span><text:span text:style-name="T17">#333</text:span><text:span text:style-name="T2">;</text:span><text:line-break/><text:span text:style-name="T2"> <text:s text:c="11"/>}</text:span><text:line-break/><text:span text:style-name="T2"> <text:s text:c="7"/>}</text:span><text:line-break/><text:span text:style-name="T2"> <text:s text:c="3"/>}</text:span><text:line-break/><text:span text:style-name="T2">}</text:span></text:p>
      <text:p text:style-name="P33"><text:span text:style-name="Strong_20_Emphasis">Compilez les styles avec :</text:span></text:p>
      <text:p text:style-name="P16"><text:span text:style-name="Strong_20_Emphasis"><text:span text:style-name="T1">php </text:span></text:span><text:span text:style-name="T2">bin/magento setup:static-content:deploy</text:span></text:p>
      <text:h text:style-name="P2" text:outline-level="3"><text:span text:style-name="Strong_20_Emphasis">E. Vider le cache et vérifier</text:span></text:h>
      <text:list xml:id="list742697596" text:style-name="L92">
        <text:list-item>
          <text:p text:style-name="P168"><text:span text:style-name="Strong_20_Emphasis">Videz le cache :</text:span> </text:p>
        </text:list-item>
      </text:list>
      <text:p text:style-name="P24"><text:span text:style-name="Strong_20_Emphasis"><text:span text:style-name="T1">php </text:span></text:span><text:span text:style-name="T2">bin/magento cache:flush</text:span></text:p>
      <text:p text:style-name="P173"><text:span text:style-name="Strong_20_Emphasis"><text:span text:style-name="T23"><text:tab/>2. </text:span></text:span><text:span text:style-name="Strong_20_Emphasis">Rechargez la page produit dans le navigateur. <text:line-break/>Le bloc affichant les informations spécifiques liées aux produits Amazon doit maintenant apparaître uniquement pour les produits identifiés. </text:span></text:p>
      <text:p text:style-name="Horizontal_20_Line"><text:soft-page-break/></text:p>
      <text:h text:style-name="Heading_20_3" text:outline-level="3"><text:span text:style-name="Strong_20_Emphasis">Résultat attendu</text:span></text:h>
      <text:list xml:id="list1799360483" text:style-name="L94">
        <text:list-item>
          <text:p text:style-name="P170">Une section supplémentaire intitulée <text:span text:style-name="Strong_20_Emphasis">Informations spécifiques Amazon</text:span> apparaît sur les pages des produits Amazon. </text:p>
        </text:list-item>
        <text:list-item>
          <text:p text:style-name="P170">Cette section affiche des détails tels que : </text:p>
          <text:list>
            <text:list-item>
              <text:p text:style-name="P170">Disponibilité, notes, et source de récupération. </text:p>
            </text:list-item>
          </text:list>
        </text:list-item>
        <text:list-item>
          <text:p text:style-name="P169">Les produits non-Amazon n'afficheront pas ce bloc, respectant la condition définie. </text:p>
        </text:list-item>
      </text:list>
      <text:p text:style-name="Horizontal_20_Line"/>
      <text:h text:style-name="Heading_20_3" text:outline-level="3"><text:span text:style-name="Strong_20_Emphasis">Résumé</text:span></text:h>
      <text:p text:style-name="P33">Dans cette étape, nous avons vu comment :</text:p>
      <text:list xml:id="list3274054731" text:style-name="L95">
        <text:list-item>
          <text:p text:style-name="P172">Personnaliser l’affichage des <text:span text:style-name="Strong_20_Emphasis">pages produit</text:span> pour afficher des données spécifiques aux produits Amazon. </text:p>
        </text:list-item>
        <text:list-item>
          <text:p text:style-name="P172">Modifier le layout XML pour ajouter un bloc dynamique conditionnel. </text:p>
        </text:list-item>
        <text:list-item>
          <text:p text:style-name="P172">Créer une classe PHP pour connecter les données backend aux templates frontend. </text:p>
        </text:list-item>
        <text:list-item>
          <text:p text:style-name="P171">Ajouter un fichier <text:span text:style-name="Source_20_Text">.phtml</text:span> pour afficher les informations spécifiques, avec un design simple et stylisé. </text:p>
        </text:list-item>
      </text:list>
      <text:p text:style-name="P18"><text:span text:style-name="Strong_20_Emphasis"/></text:p>
      <text:p text:style-name="P33"><text:span text:style-name="Strong_20_Emphasis"/></text:p>
      <text:p text:style-name="P33"><text:span text:style-name="Strong_20_Emphasis"/></text:p>
      <text:p text:style-name="P33"><text:span text:style-name="Strong_20_Emphasis"/></text:p>
      <text:p text:style-name="P33"><text:span text:style-name="Strong_20_Emphasis"/></text:p>
      <text:p text:style-name="P33"><text:span text:style-name="Strong_20_Emphasis"/></text:p>
      <text:h text:style-name="P2" text:outline-level="3"><text:bookmark-start text:name="__DdeLink__8539_2092794412"/><text:bookmark-end text:name="__DdeLink__8539_2092794412"/><text:span text:style-name="Strong_20_Emphasis">3.3. Mise en place des filtres et recherches</text:span></text:h>
      <text:h text:style-name="Heading_20_4" text:outline-level="4"><text:span text:style-name="Strong_20_Emphasis">Objectifs :</text:span></text:h>
      <text:list xml:id="list489362899" text:style-name="L96">
        <text:list-item>
          <text:p text:style-name="P175">Utiliser les <text:span text:style-name="Strong_20_Emphasis">facettes</text:span> natives de Magento pour permettre la recherche et le filtrage des produits importés d'Amazon. </text:p>
        </text:list-item>
        <text:list-item>
          <text:p text:style-name="P174">Configurer les couches de navigation pour la recherche et les catégories afin d'ajouter des filtres basés sur vos besoins (prix, disponibilité, notes Amazon, etc.). </text:p>
        </text:list-item>
      </text:list>
      <text:p text:style-name="Horizontal_20_Line"/>
      <text:h text:style-name="Heading_20_3" text:outline-level="3"><text:span text:style-name="Strong_20_Emphasis">Étapes détaillées :</text:span></text:h>
      <text:p text:style-name="Horizontal_20_Line"/>
      <text:h text:style-name="Heading_20_4" text:outline-level="4"><text:span text:style-name="Strong_20_Emphasis">A. Utilisation des facettes natives Magento pour rechercher les produits importés</text:span></text:h>
      <text:p text:style-name="P33">Magento propose un système de recherche avancée avec des filtres (facettes) qui peuvent être configurés pour explorer et rechercher les produits dans votre catalogue.</text:p>
      <text:h text:style-name="Heading_20_5" text:outline-level="5"><text:soft-page-break/><text:span text:style-name="Strong_20_Emphasis">1. Identifier et configurer vos attributs pour les facettes</text:span></text:h>
      <text:p text:style-name="P33">Pour inclure les produits Amazon dans la recherche et permettre leur filtrage :</text:p>
      <text:list xml:id="list2692054266" text:style-name="L97">
        <text:list-item>
          <text:p text:style-name="P177">Créez un <text:span text:style-name="Strong_20_Emphasis">attribut personnalisé</text:span> (par exemple, <text:span text:style-name="Source_20_Text">is_amazon_product</text:span>) s'il n'existe pas encore. </text:p>
        </text:list-item>
        <text:list-item>
          <text:p text:style-name="P176">Ajoutez cet attribut aux <text:span text:style-name="Strong_20_Emphasis">attributs de recherche</text:span>. </text:p>
        </text:list-item>
      </text:list>
      <text:h text:style-name="Heading_20_5" text:outline-level="5"><text:span text:style-name="Strong_20_Emphasis">Étape pour ajouter un attribut dans la recherche :</text:span></text:h>
      <text:list xml:id="list3269271338" text:style-name="L98">
        <text:list-item>
          <text:p text:style-name="P179">Allez dans <text:span text:style-name="Strong_20_Emphasis">Stores &gt; Attributes &gt; Product</text:span> (dans l’Admin). </text:p>
        </text:list-item>
        <text:list-item>
          <text:p text:style-name="P179">Sélectionnez l’attribut (par exemple : <text:span text:style-name="Source_20_Text">is_amazon_product</text:span>) ou créez-en un si nécessaire. </text:p>
        </text:list-item>
        <text:list-item>
          <text:p text:style-name="P179">Configurez les propriétés suivantes : </text:p>
          <text:list>
            <text:list-item>
              <text:p text:style-name="P179"><text:span text:style-name="Strong_20_Emphasis">Use in Search</text:span> : Oui </text:p>
            </text:list-item>
            <text:list-item>
              <text:p text:style-name="P179"><text:span text:style-name="Strong_20_Emphasis">Use in Layered Navigation</text:span> : Oui </text:p>
            </text:list-item>
            <text:list-item>
              <text:p text:style-name="P179"><text:span text:style-name="Strong_20_Emphasis">Use for Filterable (with results)</text:span> : Oui </text:p>
            </text:list-item>
            <text:list-item>
              <text:p text:style-name="P178"><text:span text:style-name="Strong_20_Emphasis">Comparable on Frontend</text:span> : Oui (si nécessaire) </text:p>
            </text:list-item>
          </text:list>
        </text:list-item>
      </text:list>
      <text:h text:style-name="Heading_20_6" text:outline-level="6"><text:span text:style-name="Strong_20_Emphasis">Exemple d’attribut utile :</text:span></text:h>
      <text:list xml:id="list509076527" text:style-name="L99">
        <text:list-item>
          <text:p text:style-name="P181"><text:span text:style-name="Source_20_Text">is_amazon_product</text:span> : Booléen (Oui/Non). </text:p>
        </text:list-item>
        <text:list-item>
          <text:p text:style-name="P181"><text:span text:style-name="Source_20_Text">amazon_availability</text:span>: Liste déroulante (Disponible, Hors stock, etc.). </text:p>
        </text:list-item>
        <text:list-item>
          <text:p text:style-name="P180"><text:span text:style-name="Source_20_Text">amazon_rating</text:span>: Décimal (avec des notes comme <text:span text:style-name="Source_20_Text">4.5, 5.0, etc.</text:span> pour filtres par évaluation). </text:p>
        </text:list-item>
      </text:list>
      <text:p text:style-name="P33">Une fois les attributs configurés, passez à la prochaine étape.</text:p>
      <text:p text:style-name="Horizontal_20_Line"/>
      <text:h text:style-name="Heading_20_5" text:outline-level="5"><text:span text:style-name="Strong_20_Emphasis">2. Inclure les produits Amazon dans les résultats de recherche</text:span></text:h>
      <text:p text:style-name="Text_20_body">Magento utilise des indexes pour optimiser les résultats de recherche. Assurez-vous que les produits importés possèdent les attributs nécessaires.</text:p>
      <text:list xml:id="list1472881213" text:style-name="L100">
        <text:list-item>
          <text:p text:style-name="P183">Vérifiez que les produits Amazon ont un ou plusieurs attributs distinctifs (par exemple, un attribut <text:span text:style-name="Source_20_Text">is_amazon_product</text:span>). </text:p>
        </text:list-item>
        <text:list-item>
          <text:p text:style-name="P182">Mettez à jour l'indexation : </text:p>
        </text:list-item>
      </text:list>
      <text:p text:style-name="P16"><text:span text:style-name="Strong_20_Emphasis"><text:span text:style-name="T1">php </text:span></text:span><text:span text:style-name="T2">bin/magento indexer:reindex</text:span></text:p>
      <text:h text:style-name="P8" text:outline-level="4"><text:span text:style-name="Strong_20_Emphasis">B. Configurer les couches de navigation pour les pages catégories et recherche</text:span></text:h>
      <text:h text:style-name="Heading_20_5" text:outline-level="5"><text:span text:style-name="Strong_20_Emphasis">1. Activer Layered Navigation pour les catégories</text:span></text:h>
      <text:p text:style-name="P33">Si vous souhaitez appliquer des filtres aux produits dans une page catégorie spécifique (et pas uniquement dans la recherche) :</text:p>
      <text:list xml:id="list1842263298" text:style-name="L101">
        <text:list-item>
          <text:p text:style-name="P185">Assurez-vous que vos <text:span text:style-name="Strong_20_Emphasis">catégories sont ancrées</text:span> (anchored). </text:p>
          <text:list>
            <text:list-item>
              <text:p text:style-name="P185">Allez dans <text:span text:style-name="Strong_20_Emphasis">Catalog &gt; Categories</text:span>. </text:p>
            </text:list-item>
            <text:list-item>
              <text:p text:style-name="P185">Sélectionnez une catégorie parent ou enfant où les produits Amazon seront visibles. </text:p>
            </text:list-item>
            <text:list-item>
              <text:p text:style-name="P184">Dans les paramètres, réglez <text:span text:style-name="Strong_20_Emphasis">Is Anchor</text:span> sur <text:span text:style-name="Strong_20_Emphasis">Oui</text:span>. </text:p>
            </text:list-item>
          </text:list>
        </text:list-item>
      </text:list>
      <text:p text:style-name="P33">Cela permet d'activer les couches de navigation (layered navigation) pour cette catégorie.</text:p>
      <text:p text:style-name="Horizontal_20_Line"/>
      <text:h text:style-name="Heading_20_5" text:outline-level="5"><text:soft-page-break/><text:span text:style-name="Strong_20_Emphasis">2. Configurer les filtres de navigation pour les produits Amazon</text:span></text:h>
      <text:p text:style-name="P33">Avec Magento, vous pouvez configurer quels attributs seront disponibles dans les couches de navigation (layered navigation).</text:p>
      <text:h text:style-name="Heading_20_6" text:outline-level="6"><text:span text:style-name="Strong_20_Emphasis">Lister les attributs dans la navigation filtrée :</text:span></text:h>
      <text:p text:style-name="P33">Dans les propriétés de chaque attribut (voir <text:span text:style-name="Strong_20_Emphasis">Stores &gt; Attributes &gt; Product</text:span>) :</text:p>
      <text:list xml:id="list1408938859" text:style-name="L102">
        <text:list-item>
          <text:p text:style-name="P187"><text:span text:style-name="Strong_20_Emphasis">"Use in Layered Navigation"</text:span> : activez pour permettre leur utilisation dans les filtres. </text:p>
        </text:list-item>
        <text:list-item>
          <text:p text:style-name="P186"><text:span text:style-name="Strong_20_Emphasis">"Use for Sorting in Product Listing"</text:span> : activez si vous souhaitez permettre un tri spécifique. </text:p>
        </text:list-item>
      </text:list>
      <text:h text:style-name="Heading_20_6" text:outline-level="6"><text:span text:style-name="Strong_20_Emphasis">Exemple de filtres utiles :</text:span></text:h>
      <text:list xml:id="list513150631" text:style-name="L103">
        <text:list-item>
          <text:p text:style-name="P189"><text:span text:style-name="Strong_20_Emphasis">Disponibilité Amazon (amazon_availability)</text:span> : "Disponible" ou "Hors stock". </text:p>
        </text:list-item>
        <text:list-item>
          <text:p text:style-name="P189"><text:span text:style-name="Strong_20_Emphasis">Notes (amazon_rating)</text:span> : pour filtrer les produits selon leur évaluation (vous pouvez créer des plages fixes comme <text:span text:style-name="Source_20_Text">4-5 étoiles</text:span>, <text:span text:style-name="Source_20_Text">3-4 étoiles</text:span>, etc.). </text:p>
        </text:list-item>
        <text:list-item>
          <text:p text:style-name="P188"><text:span text:style-name="Strong_20_Emphasis">Type de produit (is_amazon_product)</text:span> : pour séparer les produits Amazon des autres. </text:p>
        </text:list-item>
      </text:list>
      <text:p text:style-name="Text_20_body">Regénérer ces filtres :</text:p>
      <text:p text:style-name="P16"><text:span text:style-name="Strong_20_Emphasis"><text:span text:style-name="T1">php </text:span></text:span><text:span text:style-name="T2">bin/magento cache:flush</text:span></text:p>
      <text:h text:style-name="P8" text:outline-level="4"><text:span text:style-name="Strong_20_Emphasis">C. Ajouter les facettes personnalisées sur la vue</text:span></text:h>
      <text:p text:style-name="P33">Magento ajoute automatiquement les attributs activés comme filtres dans la vue catégories ou dans les résultats de recherche. Cela peut être utilisé pour spécifiquement permettre de filtrer les produits Amazon.</text:p>
      <text:p text:style-name="P33">Si nécessaire, vous pouvez personnaliser les aspects de ces facettes via le fichier XML ou en modifiant les templates.</text:p>
      <text:h text:style-name="Heading_20_5" text:outline-level="5"><text:span text:style-name="Strong_20_Emphasis">Modifier le layout XML des catégories et résultats de recherche :</text:span></text:h>
      <text:p text:style-name="Text_20_body"><text:span text:style-name="Strong_20_Emphasis">Chemin des layouts :</text:span></text:p>
      <text:list xml:id="list1078301905" text:style-name="L104">
        <text:list-item>
          <text:p text:style-name="P190"><text:span text:style-name="Strong_20_Emphasis">Catégorie :</text:span> </text:p>
        </text:list-item>
      </text:list>
      <text:p text:style-name="P16"><text:span text:style-name="Strong_20_Emphasis"><text:span text:style-name="T2">app/design/frontend/</text:span></text:span><text:span text:style-name="T2">{Vendor}/{Theme}/Magento_Catalog/layout/catalog_category_view.xml</text:span></text:p>
      <text:p text:style-name="P33"><text:span text:style-name="Strong_20_Emphasis">Recherche : </text:span></text:p>
      <text:p text:style-name="P16"><text:span text:style-name="Strong_20_Emphasis"><text:span text:style-name="T2">app/design/frontend/</text:span></text:span><text:span text:style-name="T2">{Vendor}/{Theme}/Magento_Search/layout/catalogsearch_result_index.xml</text:span></text:p>
      <text:p text:style-name="P33"><text:span text:style-name="Strong_20_Emphasis">Exemple pour filtrer uniquement les produits Amazon :</text:span></text:p>
      <text:p text:style-name="P16"><text:span text:style-name="Strong_20_Emphasis"><text:span text:style-name="T12">&lt;?</text:span></text:span><text:span text:style-name="T2">xml version</text:span><text:span text:style-name="T11">="1.0"</text:span><text:span text:style-name="T12">?&gt;</text:span><text:line-break/><text:span text:style-name="T12">&lt;page </text:span><text:span text:style-name="T2">xmlns:</text:span><text:span text:style-name="T13">xsi</text:span><text:span text:style-name="T11">="http://www.w3.org/2001/XMLSchema-instance" </text:span><text:span text:style-name="T13">xsi</text:span><text:span text:style-name="T2">:noNamespaceSchemaLocation</text:span><text:span text:style-name="T11">="urn:magento:framework:View/Layout/etc/page_configuration.xsd"</text:span><text:span text:style-name="T12">&gt;</text:span><text:line-break/><text:span text:style-name="T12"> <text:s text:c="3"/>&lt;body&gt;</text:span><text:line-break/><text:span text:style-name="T12"> <text:s text:c="7"/></text:span><text:span text:style-name="T15">&lt;!-- Personnalisation des filtres pour la recherche --&gt;</text:span><text:line-break/><text:span text:style-name="T15"> <text:s text:c="7"/></text:span><text:span text:style-name="T12">&lt;referenceBlock </text:span><text:span text:style-name="T2">name</text:span><text:span text:style-name="T11">="catalog.leftnav"</text:span><text:span text:style-name="T12">&gt;</text:span><text:line-break/><text:span text:style-name="T12"> <text:s text:c="11"/>&lt;block </text:span><text:span text:style-name="T2">class</text:span><text:span text:style-name="T11">="Magento\LayeredNavigation\Block\Navigation" </text:span><text:span text:style-name="T2">name</text:span><text:span text:style-name="T11">="amazon.filters" </text:span><text:span text:style-name="T2">template</text:span><text:span text:style-name="T11">="Magento_LayeredNavigation::filters.phtml"</text:span><text:span text:style-name="T12">&gt;</text:span><text:line-break/><text:span text:style-name="T12"> <text:s text:c="15"/>&lt;arguments&gt;</text:span><text:line-break/><text:soft-page-break/><text:span text:style-name="T12"> <text:s text:c="19"/>&lt;argument </text:span><text:span text:style-name="T2">name</text:span><text:span text:style-name="T11">="is_amazon_product" </text:span><text:span text:style-name="T13">xsi</text:span><text:span text:style-name="T2">:type</text:span><text:span text:style-name="T11">="string"</text:span><text:span text:style-name="T12">&gt;</text:span><text:span text:style-name="T2">true</text:span><text:span text:style-name="T12">&lt;/argument&gt;</text:span><text:line-break/><text:span text:style-name="T12"> <text:s text:c="15"/>&lt;/arguments&gt;</text:span><text:line-break/><text:span text:style-name="T12"> <text:s text:c="11"/>&lt;/block&gt;</text:span><text:line-break/><text:span text:style-name="T12"> <text:s text:c="7"/>&lt;/referenceBlock&gt;</text:span><text:line-break/><text:span text:style-name="T12"> <text:s text:c="3"/>&lt;/body&gt;</text:span><text:line-break/><text:span text:style-name="T12">&lt;/page&gt;</text:span></text:p>
      <text:p text:style-name="P33"><text:span text:style-name="Strong_20_Emphasis">Ce fragment replace le catalog.leftnav (menus de navigation filtrée) avec un but précis : l'ajout ou le ciblage des produits Amazon.</text:span></text:p>
      <text:h text:style-name="P8" text:outline-level="4"><text:span text:style-name="Strong_20_Emphasis">D. Mise en page frontend : Personnaliser les facettes</text:span></text:h>
      <text:p text:style-name="Text_20_body">Vous pouvez personnaliser le template pour les facettes si vous souhaitez modifier leur rendu visuel ou leur ordre.</text:p>
      <text:list xml:id="list2152284614" text:style-name="L106">
        <text:list-item>
          <text:p text:style-name="P191"><text:span text:style-name="Strong_20_Emphasis">Chemin du fichier de facettes :</text:span> </text:p>
        </text:list-item>
      </text:list>
      <text:p text:style-name="P16"><text:span text:style-name="Strong_20_Emphasis"><text:span text:style-name="T2">vendor/magento/module-layered-navigation/view/frontend/templates/layer/view.phtml</text:span></text:span></text:p>
      <text:p text:style-name="P33"><text:span text:style-name="Strong_20_Emphasis">Copiez ce fichier dans votre thème : </text:span></text:p>
      <text:p text:style-name="P16"><text:span text:style-name="Strong_20_Emphasis"><text:span text:style-name="T2">app/design/frontend/</text:span></text:span><text:span text:style-name="T2">{Vendor}/{Theme}/Magento_LayeredNavigation/templates/layer/view.phtml</text:span></text:p>
      <text:p text:style-name="P33"><text:span text:style-name="Strong_20_Emphasis">Personnalisez la disposition ou l’ordre des facettes affichées. Par exemple, affichez d’abord les produits Amazon uniquement : </text:span></text:p>
      <text:p text:style-name="P16"><text:span text:style-name="Strong_20_Emphasis"><text:span text:style-name="T2">&lt;?php </text:span></text:span><text:span text:style-name="T7">foreach </text:span><text:span text:style-name="T2">($block-&gt;</text:span><text:span text:style-name="T17">getFilters</text:span><text:span text:style-name="T2">() as $filter): ?&gt;</text:span><text:line-break/><text:span text:style-name="T2"> <text:s text:c="3"/>&lt;?php </text:span><text:span text:style-name="T7">if </text:span><text:span text:style-name="T2">($filter-&gt;</text:span><text:span text:style-name="T17">getName</text:span><text:span text:style-name="T2">() == '</text:span><text:span text:style-name="T11">is_amazon_product</text:span><text:span text:style-name="T2">'): ?&gt;</text:span><text:line-break/><text:span text:style-name="T2"> <text:s text:c="7"/>&lt;!--</text:span><text:span text:style-name="T15"> Afficher le filtre Amazon en priorité </text:span><text:span text:style-name="T2">--&gt;</text:span><text:line-break/><text:span text:style-name="T2"> <text:s text:c="7"/>&lt;</text:span><text:span text:style-name="T12">div </text:span><text:span text:style-name="T21">class</text:span><text:span text:style-name="T2">="</text:span><text:span text:style-name="T11">filter-item</text:span><text:span text:style-name="T2">"&gt;</text:span><text:line-break/><text:span text:style-name="T2"> <text:s text:c="11"/>&lt;?= $filter-&gt;</text:span><text:span text:style-name="T17">getHtml</text:span><text:span text:style-name="T2">() ?&gt;</text:span><text:line-break/><text:span text:style-name="T2"> <text:s text:c="7"/>&lt;/</text:span><text:span text:style-name="T12">div</text:span><text:span text:style-name="T2">&gt;</text:span><text:line-break/><text:span text:style-name="T2"> <text:s text:c="3"/>&lt;?php </text:span><text:span text:style-name="T7">endif</text:span><text:span text:style-name="T2">; ?&gt;</text:span><text:line-break/><text:span text:style-name="T2">&lt;?php </text:span><text:span text:style-name="T7">endforeach</text:span><text:span text:style-name="T2">; ?&gt;</text:span></text:p>
      <text:h text:style-name="P8" text:outline-level="4"><text:span text:style-name="Strong_20_Emphasis">E. Tester les filtres et résultats</text:span></text:h>
      <text:list xml:id="list1460823858" text:style-name="L109">
        <text:list-item>
          <text:p text:style-name="P192"><text:span text:style-name="Strong_20_Emphasis">Videz les caches et recompilez</text:span> : </text:p>
        </text:list-item>
      </text:list>
      <text:p text:style-name="P16"><text:span text:style-name="Strong_20_Emphasis"><text:span text:style-name="T1">php </text:span></text:span><text:span text:style-name="T2">bin/magento cache:flush</text:span><text:line-break/><text:span text:style-name="T1">php </text:span><text:span text:style-name="T2">bin/magento setup:upgrade</text:span><text:line-break/><text:span text:style-name="T1">php </text:span><text:span text:style-name="T2">bin/magento indexer:reindex</text:span></text:p>
      <text:p text:style-name="P33"><text:span text:style-name="Strong_20_Emphasis">Accédez à : </text:span></text:p>
      <text:list xml:id="list2767574582" text:style-name="L110">
        <text:list-item>
          <text:list>
            <text:list-item>
              <text:p text:style-name="P194">Une catégorie configurée pour afficher les produits Amazon avec filtres. </text:p>
            </text:list-item>
            <text:list-item>
              <text:p text:style-name="P193">La page de recherche et testez les facettes disponibles. </text:p>
            </text:list-item>
          </text:list>
        </text:list-item>
      </text:list>
      <text:p text:style-name="Horizontal_20_Line"/>
      <text:h text:style-name="Heading_20_3" text:outline-level="3"><text:span text:style-name="Strong_20_Emphasis">Résultat attendu :</text:span></text:h>
      <text:list xml:id="list1850107935" text:style-name="L111">
        <text:list-item>
          <text:p text:style-name="P196">Les <text:span text:style-name="Strong_20_Emphasis">produits Amazon importés</text:span> sont visibles dans les résultats de recherche et/ou dans les pages des catégories configurées. </text:p>
        </text:list-item>
        <text:list-item>
          <text:p text:style-name="P196">Les utilisateurs peuvent filtrer facilement les produits Amazon en utilisant des <text:span text:style-name="Strong_20_Emphasis">facettes adaptées</text:span> (disponibilité, notes, type de produit, etc.). </text:p>
        </text:list-item>
        <text:list-item>
          <text:p text:style-name="P195"><text:soft-page-break/>Les couches de navigation pour les catégories utilisent des <text:span text:style-name="Strong_20_Emphasis">filtres spécifiques</text:span> définis pour vos produits importés. </text:p>
        </text:list-item>
      </text:list>
      <text:p text:style-name="Horizontal_20_Line"/>
      <text:h text:style-name="Heading_20_3" text:outline-level="3"><text:span text:style-name="Strong_20_Emphasis">Résumé</text:span></text:h>
      <text:p text:style-name="P33">Dans cette étape, nous avons :</text:p>
      <text:list xml:id="list769737408" text:style-name="L112">
        <text:list-item>
          <text:p text:style-name="P198">Activé les <text:span text:style-name="Strong_20_Emphasis">facettes natives Magento</text:span> pour rechercher et filtrer les produits Amazon. </text:p>
        </text:list-item>
        <text:list-item>
          <text:p text:style-name="P198">Configuré les filtres pour les couches de navigation des catégories. </text:p>
        </text:list-item>
        <text:list-item>
          <text:p text:style-name="P197">Ajouté des personnalisations possibles via les layouts XML et les templates <text:span text:style-name="Source_20_Text">.phtml</text:span>. </text:p>
        </text:list-item>
      </text:list>
      <text:p text:style-name="P18"><text:span text:style-name="Strong_20_Emphasis"/></text:p>
      <text:p text:style-name="P32"/>
      <text:p text:style-name="P32"/>
      <text:p text:style-name="P32"/>
      <text:p text:style-name="P32"/>
      <text:p text:style-name="P32"/>
      <text:list xml:id="list1839893942" text:style-name="L12">
        <text:list-item>
          <text:p text:style-name="P38"><text:span text:style-name="Strong_20_Emphasis">Livrables du Jour 3 :</text:span></text:p>
          <text:list>
            <text:list-item>
              <text:p text:style-name="P39">Les produits Amazon s’affichent sur le site. </text:p>
            </text:list-item>
            <text:list-item>
              <text:p text:style-name="P37">Pages produits personnalisées. </text:p>
            </text:list-item>
          </text:list>
        </text:list-item>
      </text:list>
      <text:p text:style-name="Horizontal_20_Line"/>
      <text:h text:style-name="Heading_20_3" text:outline-level="3"><text:span text:style-name="Strong_20_Emphasis"/></text:h>
      <text:h text:style-name="Heading_20_3" text:outline-level="3"><text:span text:style-name="Strong_20_Emphasis"/></text:h>
      <text:h text:style-name="P5" text:outline-level="3"><text:bookmark-start text:name="__DdeLink__8845_2092794412"/><text:span text:style-name="Strong_20_Emphasis">Jour 4 : Gestion avancée : panier, commandes, synchronisation avec l'API</text:span></text:h>
      <text:h text:style-name="Heading_20_4" text:outline-level="4">Objectif : Ajouter des fonctionnalités e-commerce clés (panier, commandes) pour les produits tiers.<text:bookmark-end text:name="__DdeLink__8845_2092794412"/></text:h>
      <text:p text:style-name="P33"><text:bookmark-start text:name="__DdeLink__8849_2092794412"/><text:bookmark-end text:name="__DdeLink__8849_2092794412"/><text:span text:style-name="Strong_20_Emphasis"/></text:p>
      <text:h text:style-name="P2" text:outline-level="3"><text:span text:style-name="Strong_20_Emphasis">4.1. Gérer le panier pour les produits importés</text:span></text:h>
      <text:h text:style-name="Heading_20_4" text:outline-level="4"><text:span text:style-name="Strong_20_Emphasis">Objectifs :</text:span></text:h>
      <text:list xml:id="list3227995437" text:style-name="L113">
        <text:list-item>
          <text:p text:style-name="P200">Permettre l'ajout des produits Amazon au panier Magento (avec gestion spécifique si nécessaire). </text:p>
        </text:list-item>
        <text:list-item>
          <text:p text:style-name="P199">Manipuler le panier via des requêtes backend (côté serveur) et frontend (côté interface client). </text:p>
        </text:list-item>
      </text:list>
      <text:p text:style-name="Horizontal_20_Line"/>
      <text:h text:style-name="Heading_20_3" text:outline-level="3"><text:span text:style-name="Strong_20_Emphasis">Étapes détaillées :</text:span></text:h>
      <text:p text:style-name="Horizontal_20_Line"/>
      <text:h text:style-name="Heading_20_4" text:outline-level="4"><text:span text:style-name="Strong_20_Emphasis">A. Permettre l'ajout des produits Amazon au panier Magento</text:span></text:h>
      <text:p text:style-name="P33">Les produits importés d'Amazon fonctionnent comme des produits catalogués dans Magento. Cependant, selon les scénarios, des étapes spécifiques doivent être effectuées pour assurer une intégration complète au panier.</text:p>
      <text:p text:style-name="P33">Magento utilise son composant <text:span text:style-name="Strong_20_Emphasis">quote (panier)</text:span> pour gérer les produits ajoutés. Les produits suivent un processus standard avec des <text:span text:style-name="Strong_20_Emphasis">observers</text:span> Magento pour gérer leur ajout et leurs validations.</text:p>
      <text:p text:style-name="Horizontal_20_Line"/>
      <text:h text:style-name="Heading_20_5" text:outline-level="5"><text:span text:style-name="Strong_20_Emphasis">1. Créer/Configurer un observer pour gérer les produits Amazon dans le panier</text:span></text:h>
      <text:p text:style-name="Text_20_body">Magento permet d'utiliser des <text:span text:style-name="Strong_20_Emphasis">Events</text:span> pour personnaliser le comportement de ses fonctionnalités. Vous pouvez intervenir au moment où un produit est ajouté au panier via l’événement :<text:line-break/><text:span text:style-name="Strong_20_Emphasis"><text:span text:style-name="Source_20_Text">sales_quote_add_item</text:span></text:span>.</text:p>
      <text:list xml:id="list22278789" text:style-name="L114">
        <text:list-item>
          <text:p text:style-name="P201"><text:span text:style-name="Strong_20_Emphasis">Objectif</text:span> : Vérifier que le produit appartient à Amazon et lui appliquer un traitement ou une restriction si nécessaire (par exemple, valider la disponibilité via l’API Amazon avant l’ajout au panier). </text:p>
        </text:list-item>
      </text:list>
      <text:h text:style-name="Heading_20_6" text:outline-level="6"><text:span text:style-name="Strong_20_Emphasis">Création d’un observer :</text:span></text:h>
      <text:list xml:id="list2691301063" text:style-name="L115">
        <text:list-item>
          <text:p text:style-name="P202"><text:span text:style-name="Strong_20_Emphasis">Chemin</text:span> :<text:line-break/>Fichier d'événement dans <text:span text:style-name="Strong_20_Emphasis">app/code/MyNamespace/AmazonIntegration/etc/events.xml</text:span> : </text:p>
        </text:list-item>
      </text:list>
      <text:p text:style-name="P16"><text:span text:style-name="Strong_20_Emphasis"><text:span text:style-name="T12">&lt;?</text:span></text:span><text:span text:style-name="T2">xml version</text:span><text:span text:style-name="T11">="1.0"</text:span><text:span text:style-name="T12">?&gt;</text:span><text:line-break/><text:span text:style-name="T12">&lt;config </text:span><text:span text:style-name="T2">xmlns:</text:span><text:span text:style-name="T13">xsi</text:span><text:span text:style-name="T11">="http://www.w3.org/2001/XMLSchema-instance" </text:span><text:span text:style-name="T13">xsi</text:span><text:span text:style-name="T2">:noNamespaceSchemaLocation</text:span><text:span text:style-name="T11">="urn:magento:framework/Event/etc/events.xsd"</text:span><text:span text:style-name="T12">&gt;</text:span><text:line-break/><text:span text:style-name="T12"> <text:s text:c="3"/>&lt;event </text:span><text:span text:style-name="T2">name</text:span><text:span text:style-name="T11">="sales_quote_add_item"</text:span><text:span text:style-name="T12">&gt;</text:span><text:line-break/><text:span text:style-name="T12"> <text:s text:c="7"/>&lt;observer </text:span><text:span text:style-name="T2">name</text:span><text:span text:style-name="T11">="validate_amazon_product_add_to_cart" </text:span><text:span text:style-name="T2">instance</text:span><text:span text:style-name="T11">="MyNamespace\AmazonIntegration\Observer\QuoteAddItem" </text:span><text:span text:style-name="T12">/&gt;</text:span><text:line-break/><text:span text:style-name="T12"> <text:s text:c="3"/>&lt;/event&gt;</text:span><text:line-break/><text:span text:style-name="T12">&lt;/config&gt;</text:span></text:p>
      <text:p text:style-name="P33"><text:soft-page-break/><text:span text:style-name="Strong_20_Emphasis">Classe de l’Observer : Créez le fichier app/code/MyNamespace/AmazonIntegration/Observer/QuoteAddItem.php : </text:span></text:p>
      <text:p text:style-name="P16"><text:span text:style-name="Strong_20_Emphasis"><text:span text:style-name="T2">&lt;?php</text:span></text:span><text:line-break/><text:line-break/><text:span text:style-name="T7">namespace </text:span><text:span text:style-name="T2">MyNamespace\AmazonIntegration\Observer;</text:span><text:line-break/><text:line-break/><text:span text:style-name="T7">use </text:span><text:span text:style-name="T2">Magento\Framework\Event\Observer;</text:span><text:line-break/><text:span text:style-name="T7">use </text:span><text:span text:style-name="T2">Magento\Framework\Event\ObserverInterface;</text:span><text:line-break/><text:span text:style-name="T7">use </text:span><text:span text:style-name="T2">Magento\Framework\Message\ManagerInterface;</text:span><text:line-break/><text:line-break/><text:span text:style-name="T7">class </text:span><text:span text:style-name="T2">QuoteAddItem </text:span><text:span text:style-name="T7">implements </text:span><text:span text:style-name="T2">ObserverInterface</text:span><text:line-break/><text:span text:style-name="T2">{</text:span><text:line-break/><text:span text:style-name="T2"> <text:s text:c="3"/></text:span><text:span text:style-name="T7">private </text:span><text:span text:style-name="T2">$messageManager;</text:span><text:line-break/><text:line-break/><text:span text:style-name="T2"> <text:s text:c="3"/></text:span><text:span text:style-name="T7">public function </text:span><text:span text:style-name="T2">__construct(ManagerInterface $messageManager)</text:span><text:line-break/><text:span text:style-name="T2"> <text:s text:c="3"/>{</text:span><text:line-break/><text:span text:style-name="T2"> <text:s text:c="7"/>$this-&gt;messageManager = $messageManager;</text:span><text:line-break/><text:span text:style-name="T2"> <text:s text:c="3"/>}</text:span><text:line-break/><text:line-break/><text:span text:style-name="T2"> <text:s text:c="3"/></text:span><text:span text:style-name="T7">public function </text:span><text:span text:style-name="T17">execute</text:span><text:span text:style-name="T2">(Observer $observer)</text:span><text:line-break/><text:span text:style-name="T2"> <text:s text:c="3"/>{</text:span><text:line-break/><text:span text:style-name="T2"> <text:s text:c="7"/>$item = $observer-&gt;</text:span><text:span text:style-name="T17">getEvent</text:span><text:span text:style-name="T2">()-&gt;</text:span><text:span text:style-name="T17">getQuoteItem</text:span><text:span text:style-name="T2">();</text:span><text:line-break/><text:span text:style-name="T2"> <text:s text:c="7"/>$product = $item-&gt;</text:span><text:span text:style-name="T17">getProduct</text:span><text:span text:style-name="T2">();</text:span><text:line-break/><text:line-break/><text:span text:style-name="T2"> <text:s text:c="7"/>//</text:span><text:span text:style-name="T15"> Vérifiez si le produit est un produit Amazon (via un attribut ou autre)</text:span><text:line-break/><text:span text:style-name="T15"> <text:s text:c="7"/></text:span><text:span text:style-name="T7">if </text:span><text:span text:style-name="T2">($product-&gt;</text:span><text:span text:style-name="T17">getCustomAttribute</text:span><text:span text:style-name="T2">('</text:span><text:span text:style-name="T11">is_amazon_product</text:span><text:span text:style-name="T2">') &amp;&amp;</text:span><text:line-break/><text:span text:style-name="T2"> <text:s text:c="11"/>$product-&gt;</text:span><text:span text:style-name="T17">getCustomAttribute</text:span><text:span text:style-name="T2">('</text:span><text:span text:style-name="T11">is_amazon_product</text:span><text:span text:style-name="T2">')-&gt;</text:span><text:span text:style-name="T17">getValue</text:span><text:span text:style-name="T2">() == </text:span><text:span text:style-name="T10">1</text:span><text:span text:style-name="T2">) {</text:span><text:line-break/><text:span text:style-name="T2"> <text:s text:c="11"/></text:span><text:line-break/><text:span text:style-name="T2"> <text:s text:c="11"/>//</text:span><text:span text:style-name="T15"> Exemple : Effectuer une vérification d’API pour la disponibilité</text:span><text:line-break/><text:span text:style-name="T15"> <text:s text:c="11"/></text:span><text:span text:style-name="T2">$availability = $this-&gt;</text:span><text:span text:style-name="T17">checkAmazonAvailability</text:span><text:span text:style-name="T2">($product-&gt;</text:span><text:span text:style-name="T17">getSku</text:span><text:span text:style-name="T2">());</text:span><text:line-break/><text:line-break/><text:span text:style-name="T2"> <text:s text:c="11"/></text:span><text:span text:style-name="T7">if </text:span><text:span text:style-name="T2">(!$availability) {</text:span><text:line-break/><text:span text:style-name="T2"> <text:s text:c="15"/>//</text:span><text:span text:style-name="T15"> Supprimer l’élément du panier</text:span><text:line-break/><text:span text:style-name="T15"> <text:s text:c="15"/></text:span><text:span text:style-name="T2">$item-&gt;</text:span><text:span text:style-name="T17">getQuote</text:span><text:span text:style-name="T2">()-&gt;</text:span><text:span text:style-name="T17">removeItem</text:span><text:span text:style-name="T2">($item-&gt;</text:span><text:span text:style-name="T17">getItemId</text:span><text:span text:style-name="T2">());</text:span><text:line-break/><text:span text:style-name="T2"> <text:s text:c="15"/>$this-&gt;messageManager-&gt;</text:span><text:span text:style-name="T17">addErrorMessage</text:span><text:span text:style-name="T2">('</text:span><text:span text:style-name="T11">Le produit Amazon n’est plus disponible.</text:span><text:span text:style-name="T2">');</text:span><text:line-break/><text:span text:style-name="T2"> <text:s text:c="11"/>}</text:span><text:line-break/><text:span text:style-name="T2"> <text:s text:c="7"/>}</text:span><text:line-break/><text:span text:style-name="T2"> <text:s text:c="3"/>}</text:span><text:line-break/><text:line-break/><text:span text:style-name="T2"> <text:s text:c="3"/>/**</text:span><text:line-break/><text:span text:style-name="T15"> <text:s text:c="4"/>* Exemple : Vérifie la disponibilité via l'API Amazon</text:span><text:line-break/><text:span text:style-name="T15"> <text:s text:c="4"/>*</text:span><text:line-break/><text:span text:style-name="T15"> <text:s text:c="4"/>* </text:span><text:span text:style-name="T7">@param string</text:span><text:span text:style-name="T15"> $sku</text:span><text:line-break/><text:span text:style-name="T15"> <text:s text:c="4"/>* </text:span><text:span text:style-name="T7">@return bool</text:span><text:line-break/><text:span text:style-name="T7"> <text:s text:c="4"/></text:span><text:span text:style-name="T2">*/</text:span><text:line-break/><text:span text:style-name="T2"> <text:s text:c="3"/></text:span><text:span text:style-name="T7">private function </text:span><text:span text:style-name="T17">checkAmazonAvailability</text:span><text:span text:style-name="T2">($sku)</text:span><text:line-break/><text:span text:style-name="T2"> <text:s text:c="3"/>{</text:span><text:line-break/><text:span text:style-name="T2"> <text:s text:c="7"/>//</text:span><text:span text:style-name="T15"> Implémentez une logique pour appeler l'API Amazon et vérifier la disponibilité</text:span><text:line-break/><text:span text:style-name="T15"> <text:s text:c="7"/></text:span><text:span text:style-name="T2">//</text:span><text:span text:style-name="T15"> Retour temporaire pour exemple</text:span><text:line-break/><text:span text:style-name="T15"> <text:s text:c="7"/></text:span><text:span text:style-name="T7">return </text:span><text:span text:style-name="T14">true</text:span><text:span text:style-name="T2">;</text:span><text:line-break/><text:span text:style-name="T2"> <text:s text:c="3"/>}</text:span><text:line-break/><text:span text:style-name="T2">}</text:span></text:p>
      <text:h text:style-name="P12" text:outline-level="5"><text:soft-page-break/><text:span text:style-name="Strong_20_Emphasis">2. Manipuler l’ajout au panier via un contrôleur personnalisé (Si besoin)</text:span></text:h>
      <text:p text:style-name="Text_20_body">Si vous souhaitez personnaliser profondément l’ajout des produits (par ex : en appelant directement l’API Amazon pour ajouter un produit au panier), vous pouvez créer un contrôleur dédié.</text:p>
      <text:list xml:id="list3286500451" text:style-name="L117">
        <text:list-item>
          <text:p text:style-name="P203"><text:span text:style-name="Strong_20_Emphasis">Créer une route pour l’ajout personnalisé au panier :</text:span> Créez le fichier <text:span text:style-name="Strong_20_Emphasis">app/code/MyNamespace/AmazonIntegration/etc/frontend/routes.xml</text:span> : </text:p>
        </text:list-item>
      </text:list>
      <text:p text:style-name="P16"><text:span text:style-name="Strong_20_Emphasis"><text:span text:style-name="T12">&lt;?</text:span></text:span><text:span text:style-name="T2">xml version</text:span><text:span text:style-name="T11">="1.0"</text:span><text:span text:style-name="T12">?&gt;</text:span><text:line-break/><text:span text:style-name="T12">&lt;config </text:span><text:span text:style-name="T2">xmlns:</text:span><text:span text:style-name="T13">xsi</text:span><text:span text:style-name="T11">="http://www.w3.org/2001/XMLSchema-instance" </text:span><text:span text:style-name="T13">xsi</text:span><text:span text:style-name="T2">:noNamespaceSchemaLocation</text:span><text:span text:style-name="T11">="urn:magento:framework/App/etc/routes.xsd"</text:span><text:span text:style-name="T12">&gt;</text:span><text:line-break/><text:span text:style-name="T12"> <text:s text:c="3"/>&lt;router </text:span><text:span text:style-name="T2">id</text:span><text:span text:style-name="T11">="standard"</text:span><text:span text:style-name="T12">&gt;</text:span><text:line-break/><text:span text:style-name="T12"> <text:s text:c="7"/>&lt;route </text:span><text:span text:style-name="T2">id</text:span><text:span text:style-name="T11">="amazon_cart" </text:span><text:span text:style-name="T2">frontName</text:span><text:span text:style-name="T11">="amazon_cart"</text:span><text:span text:style-name="T12">&gt;</text:span><text:line-break/><text:span text:style-name="T12"> <text:s text:c="11"/>&lt;module </text:span><text:span text:style-name="T2">name</text:span><text:span text:style-name="T11">="MyNamespace_AmazonIntegration" </text:span><text:span text:style-name="T12">/&gt;</text:span><text:line-break/><text:span text:style-name="T12"> <text:s text:c="7"/>&lt;/route&gt;</text:span><text:line-break/><text:span text:style-name="T12"> <text:s text:c="3"/>&lt;/router&gt;</text:span><text:line-break/><text:span text:style-name="T12">&lt;/config&gt;</text:span></text:p>
      <text:p text:style-name="P33"><text:span text:style-name="Strong_20_Emphasis">Créer le contrôleur pour gérer l’ajout au panier Amazon : Chemin : app/code/MyNamespace/AmazonIntegration/Controller/Cart/Add.php </text:span></text:p>
      <text:p text:style-name="P16"><text:span text:style-name="Strong_20_Emphasis"><text:span text:style-name="T2">&lt;?php</text:span></text:span><text:line-break/><text:line-break/><text:span text:style-name="T7">namespace </text:span><text:span text:style-name="T2">MyNamespace\AmazonIntegration\Controller\Cart;</text:span><text:line-break/><text:line-break/><text:span text:style-name="T7">use </text:span><text:span text:style-name="T2">Magento\Checkout\Model\Cart;</text:span><text:line-break/><text:span text:style-name="T7">use </text:span><text:span text:style-name="T2">Magento\Framework\App\Action\Action;</text:span><text:line-break/><text:span text:style-name="T7">use </text:span><text:span text:style-name="T2">Magento\Framework\App\Action\Context;</text:span><text:line-break/><text:span text:style-name="T7">use </text:span><text:span text:style-name="T2">Magento\Framework\Controller\Result\JsonFactory;</text:span><text:line-break/><text:span text:style-name="T7">use </text:span><text:span text:style-name="T2">Magento\Catalog\Api\ProductRepositoryInterface;</text:span><text:line-break/><text:line-break/><text:span text:style-name="T7">class </text:span><text:span text:style-name="T2">Add </text:span><text:span text:style-name="T7">extends </text:span><text:span text:style-name="T2">Action</text:span><text:line-break/><text:span text:style-name="T2">{</text:span><text:line-break/><text:span text:style-name="T2"> <text:s text:c="3"/></text:span><text:span text:style-name="T7">private </text:span><text:span text:style-name="T2">$cart;</text:span><text:line-break/><text:span text:style-name="T2"> <text:s text:c="3"/></text:span><text:span text:style-name="T7">private </text:span><text:span text:style-name="T2">$productRepository;</text:span><text:line-break/><text:span text:style-name="T2"> <text:s text:c="3"/></text:span><text:span text:style-name="T7">private </text:span><text:span text:style-name="T2">$resultJsonFactory;</text:span><text:line-break/><text:line-break/><text:span text:style-name="T2"> <text:s text:c="3"/></text:span><text:span text:style-name="T7">public function </text:span><text:span text:style-name="T2">__construct(</text:span><text:line-break/><text:span text:style-name="T2"> <text:s text:c="7"/>Context $context,</text:span><text:line-break/><text:span text:style-name="T2"> <text:s text:c="7"/>Cart $cart,</text:span><text:line-break/><text:span text:style-name="T2"> <text:s text:c="7"/>ProductRepositoryInterface $productRepository,</text:span><text:line-break/><text:span text:style-name="T2"> <text:s text:c="7"/>JsonFactory $resultJsonFactory</text:span><text:line-break/><text:span text:style-name="T2"> <text:s text:c="3"/>) {</text:span><text:line-break/><text:span text:style-name="T2"> <text:s text:c="7"/></text:span><text:span text:style-name="T7">parent</text:span><text:span text:style-name="T2">::</text:span><text:span text:style-name="T17">__construct</text:span><text:span text:style-name="T2">($context);</text:span><text:line-break/><text:span text:style-name="T2"> <text:s text:c="7"/>$this-&gt;cart = $cart;</text:span><text:line-break/><text:span text:style-name="T2"> <text:s text:c="7"/>$this-&gt;productRepository = $productRepository;</text:span><text:line-break/><text:span text:style-name="T2"> <text:s text:c="7"/>$this-&gt;resultJsonFactory = $resultJsonFactory;</text:span><text:line-break/><text:span text:style-name="T2"> <text:s text:c="3"/>}</text:span><text:line-break/><text:line-break/><text:span text:style-name="T2"> <text:s text:c="3"/></text:span><text:span text:style-name="T7">public function </text:span><text:span text:style-name="T17">execute</text:span><text:span text:style-name="T2">()</text:span><text:line-break/><text:span text:style-name="T2"> <text:s text:c="3"/>{</text:span><text:line-break/><text:span text:style-name="T2"> <text:s text:c="7"/>$result = $this-&gt;resultJsonFactory-&gt;</text:span><text:span text:style-name="T17">create</text:span><text:span text:style-name="T2">();</text:span><text:line-break/><text:line-break/><text:span text:style-name="T2"> <text:s text:c="7"/>$productId = $this-&gt;</text:span><text:span text:style-name="T17">getRequest</text:span><text:span text:style-name="T2">()-&gt;</text:span><text:span text:style-name="T17">getParam</text:span><text:span text:style-name="T2">('</text:span><text:span text:style-name="T11">product_id</text:span><text:span text:style-name="T2">');</text:span><text:line-break/><text:span text:style-name="T2"> <text:s text:c="7"/>$quantity = $this-&gt;</text:span><text:span text:style-name="T17">getRequest</text:span><text:span text:style-name="T2">()-&gt;</text:span><text:span text:style-name="T17">getParam</text:span><text:span text:style-name="T2">('</text:span><text:span text:style-name="T11">qty</text:span><text:span text:style-name="T2">', </text:span><text:span text:style-name="T10">1</text:span><text:span text:style-name="T2">);</text:span><text:line-break/><text:line-break/><text:span text:style-name="T2"> <text:s text:c="7"/></text:span><text:span text:style-name="T7">try </text:span><text:span text:style-name="T2">{</text:span><text:line-break/><text:span text:style-name="T2"> <text:s text:c="11"/>$product = $this-&gt;productRepository-&gt;</text:span><text:span text:style-name="T17">getById</text:span><text:span text:style-name="T2">($productId);</text:span><text:line-break/><text:soft-page-break/><text:line-break/><text:span text:style-name="T2"> <text:s text:c="11"/>//</text:span><text:span text:style-name="T15"> Ajout au panier</text:span><text:line-break/><text:span text:style-name="T15"> <text:s text:c="11"/></text:span><text:span text:style-name="T2">$this-&gt;cart-&gt;</text:span><text:span text:style-name="T17">addProduct</text:span><text:span text:style-name="T2">($product, ['</text:span><text:span text:style-name="T11">qty</text:span><text:span text:style-name="T2">' =&gt; $quantity]);</text:span><text:line-break/><text:span text:style-name="T2"> <text:s text:c="11"/>$this-&gt;cart-&gt;</text:span><text:span text:style-name="T17">save</text:span><text:span text:style-name="T2">();</text:span><text:line-break/><text:line-break/><text:span text:style-name="T2"> <text:s text:c="11"/></text:span><text:span text:style-name="T7">return </text:span><text:span text:style-name="T2">$result-&gt;</text:span><text:span text:style-name="T17">setData</text:span><text:span text:style-name="T2">(['</text:span><text:span text:style-name="T11">success</text:span><text:span text:style-name="T2">' =&gt; </text:span><text:span text:style-name="T14">true</text:span><text:span text:style-name="T2">, '</text:span><text:span text:style-name="T11">message</text:span><text:span text:style-name="T2">' =&gt; '</text:span><text:span text:style-name="T11">Produit ajouté au panier.</text:span><text:span text:style-name="T2">']);</text:span><text:line-break/><text:span text:style-name="T2"> <text:s text:c="7"/>} </text:span><text:span text:style-name="T7">catch </text:span><text:span text:style-name="T2">(\Exception $e) {</text:span><text:line-break/><text:span text:style-name="T2"> <text:s text:c="11"/></text:span><text:span text:style-name="T7">return </text:span><text:span text:style-name="T2">$result-&gt;</text:span><text:span text:style-name="T17">setData</text:span><text:span text:style-name="T2">(['</text:span><text:span text:style-name="T11">success</text:span><text:span text:style-name="T2">' =&gt; </text:span><text:span text:style-name="T14">false</text:span><text:span text:style-name="T2">, '</text:span><text:span text:style-name="T11">message</text:span><text:span text:style-name="T2">' =&gt; $e-&gt;</text:span><text:span text:style-name="T17">getMessage</text:span><text:span text:style-name="T2">()]);</text:span><text:line-break/><text:span text:style-name="T2"> <text:s text:c="7"/>}</text:span><text:line-break/><text:span text:style-name="T2"> <text:s text:c="3"/>}</text:span><text:line-break/><text:span text:style-name="T2">}</text:span></text:p>
      <text:p text:style-name="P33"><text:span text:style-name="Strong_20_Emphasis">Exemple d’URL :<text:line-break/>Une fois configuré, vous pourrez appeler cette route via une URL comme :<text:line-break/></text:span><text:span text:style-name="Strong_20_Emphasis"><text:span text:style-name="Source_20_Text">/amazon_cart/cart/add?product_id=123&amp;qty=2</text:span></text:span></text:p>
      <text:p text:style-name="Horizontal_20_Line"/>
      <text:h text:style-name="Heading_20_4" text:outline-level="4"><text:span text:style-name="Strong_20_Emphasis">B. Manipuler le panier via Frontend</text:span></text:h>
      <text:p text:style-name="Text_20_body">Vous pouvez ensuite interagir avec ces fonctionnalités à travers AJAX ou JavaScript.</text:p>
      <text:list xml:id="list349067080" text:style-name="L119">
        <text:list-item>
          <text:p text:style-name="P204"><text:span text:style-name="Strong_20_Emphasis">JavaScript pour ajouter des produits au panier via AJAX</text:span> : Exemple d’appel AJAX pour le contrôleur défini ci-dessus : </text:p>
        </text:list-item>
      </text:list>
      <text:p text:style-name="P16"><text:span text:style-name="Strong_20_Emphasis"><text:span text:style-name="T2">require</text:span></text:span><text:span text:style-name="T2">([</text:span><text:span text:style-name="T11">'jquery'</text:span><text:span text:style-name="T2">], </text:span><text:span text:style-name="T7">function </text:span><text:span text:style-name="T2">($) {</text:span><text:line-break/><text:span text:style-name="T2"> <text:s text:c="3"/>$(</text:span><text:span text:style-name="T11">'#add-amazon-product'</text:span><text:span text:style-name="T2">).on(</text:span><text:span text:style-name="T11">'click'</text:span><text:span text:style-name="T2">, </text:span><text:span text:style-name="T7">function </text:span><text:span text:style-name="T2">() {</text:span><text:line-break/><text:span text:style-name="T2"> <text:s text:c="7"/></text:span><text:span text:style-name="T7">const </text:span><text:span text:style-name="T2">productId = $(</text:span><text:span text:style-name="T7">this</text:span><text:span text:style-name="T2">).data(</text:span><text:span text:style-name="T11">'product-id'</text:span><text:span text:style-name="T2">);</text:span><text:line-break/><text:span text:style-name="T2"> <text:s text:c="7"/></text:span><text:span text:style-name="T7">const </text:span><text:span text:style-name="T2">qty = </text:span><text:span text:style-name="T9">1</text:span><text:span text:style-name="T2">; </text:span><text:span text:style-name="T15">// ou une autre valeur</text:span><text:line-break/><text:line-break/><text:span text:style-name="T15"> <text:s text:c="7"/></text:span><text:span text:style-name="T2">$.ajax({</text:span><text:line-break/><text:span text:style-name="T2"> <text:s text:c="11"/>url: </text:span><text:span text:style-name="T11">'/amazon_cart/cart/add'</text:span><text:span text:style-name="T2">,</text:span><text:line-break/><text:span text:style-name="T2"> <text:s text:c="11"/>type: </text:span><text:span text:style-name="T11">'GET'</text:span><text:span text:style-name="T2">,</text:span><text:line-break/><text:span text:style-name="T2"> <text:s text:c="11"/>data: { product_id: productId, qty: qty },</text:span><text:line-break/><text:span text:style-name="T2"> <text:s text:c="11"/>success: </text:span><text:span text:style-name="T7">function </text:span><text:span text:style-name="T2">(response) {</text:span><text:line-break/><text:span text:style-name="T2"> <text:s text:c="15"/></text:span><text:span text:style-name="T7">if </text:span><text:span text:style-name="T2">(response.success) {</text:span><text:line-break/><text:span text:style-name="T2"> <text:s text:c="19"/>alert(response.message);</text:span><text:line-break/><text:span text:style-name="T2"> <text:s text:c="15"/>} </text:span><text:span text:style-name="T7">else </text:span><text:span text:style-name="T2">{</text:span><text:line-break/><text:span text:style-name="T2"> <text:s text:c="19"/>alert(</text:span><text:span text:style-name="T11">'Erreur : ' </text:span><text:span text:style-name="T2">+ response.message);</text:span><text:line-break/><text:span text:style-name="T2"> <text:s text:c="15"/>}</text:span><text:line-break/><text:span text:style-name="T2"> <text:s text:c="11"/>}</text:span><text:line-break/><text:span text:style-name="T2"> <text:s text:c="7"/>});</text:span><text:line-break/><text:span text:style-name="T2"> <text:s text:c="3"/>});</text:span><text:line-break/><text:span text:style-name="T2">});</text:span></text:p>
      <text:p text:style-name="P33"><text:span text:style-name="Strong_20_Emphasis">Dans votre fichier PHTML :</text:span></text:p>
      <text:p text:style-name="P16"><text:span text:style-name="Strong_20_Emphasis"><text:span text:style-name="T12">&lt;button </text:span></text:span><text:span text:style-name="T21">id</text:span><text:span text:style-name="T11">="add-amazon-product" </text:span><text:span text:style-name="T21">data-product-id</text:span><text:span text:style-name="T11">="&lt;?= $product-&gt;getId() ?&gt;"</text:span><text:span text:style-name="T12">&gt;</text:span><text:span text:style-name="T2">Ajouter au panier</text:span><text:span text:style-name="T12">&lt;/button&gt;</text:span></text:p>
      <text:p text:style-name="P33"><text:span text:style-name="Strong_20_Emphasis">Activer les messages frontend Magento : Pour afficher des erreurs ou des succès concernant le panier, vous pouvez utiliser les messages natifs de Magento (success, error, etc.). </text:span></text:p>
      <text:p text:style-name="Horizontal_20_Line"/>
      <text:h text:style-name="Heading_20_3" text:outline-level="3"><text:soft-page-break/><text:span text:style-name="Strong_20_Emphasis">Tests et Résultat</text:span></text:h>
      <text:list xml:id="list463740015" text:style-name="L121">
        <text:list-item>
          <text:p text:style-name="P206">Testez l'ajout des <text:span text:style-name="Strong_20_Emphasis">produits Amazon</text:span> au panier. </text:p>
        </text:list-item>
        <text:list-item>
          <text:p text:style-name="P206">Simulez des cas pour tester la disponibilité via l'API ou les restrictions de panier. </text:p>
        </text:list-item>
        <text:list-item>
          <text:p text:style-name="P205">Vérifiez que les messages et alertes s’affichent correctement (par exemple : <text:span text:style-name="Strong_20_Emphasis">produit en rupture de stock</text:span> via message error). </text:p>
        </text:list-item>
      </text:list>
      <text:p text:style-name="Horizontal_20_Line"/>
      <text:h text:style-name="Heading_20_3" text:outline-level="3"><text:span text:style-name="Strong_20_Emphasis">Résumé</text:span></text:h>
      <text:p text:style-name="P33">Dans cette étape, nous avons :</text:p>
      <text:list xml:id="list2582371478" text:style-name="L122">
        <text:list-item>
          <text:p text:style-name="P208">Utilisé un <text:span text:style-name="Strong_20_Emphasis">observer Magento</text:span> pour gérer les produits Amazon ajoutés au panier. </text:p>
        </text:list-item>
        <text:list-item>
          <text:p text:style-name="P208">Créé un <text:span text:style-name="Strong_20_Emphasis">contrôleur personnalisé</text:span> pour gérer l’ajout des produits avec flexibilité. </text:p>
        </text:list-item>
        <text:list-item>
          <text:p text:style-name="P207">Intégré une interaction <text:span text:style-name="Strong_20_Emphasis">frontend</text:span> personnalisée via AJAX et des boutons. </text:p>
        </text:list-item>
      </text:list>
      <text:p text:style-name="P18"><text:span text:style-name="Strong_20_Emphasis"/></text:p>
      <text:p text:style-name="P33"><text:span text:style-name="Strong_20_Emphasis"/></text:p>
      <text:p text:style-name="P33"><text:span text:style-name="Strong_20_Emphasis"/></text:p>
      <text:h text:style-name="P2" text:outline-level="3"><text:bookmark-start text:name="__DdeLink__10061_2092794412"/><text:bookmark-end text:name="__DdeLink__10061_2092794412"/><text:span text:style-name="Strong_20_Emphasis">4.2. Traitement des commandes</text:span></text:h>
      <text:h text:style-name="Heading_20_4" text:outline-level="4"><text:span text:style-name="Strong_20_Emphasis">Objectifs :</text:span></text:h>
      <text:list xml:id="list529117496" text:style-name="L123">
        <text:list-item>
          <text:p text:style-name="P210">Adapter le workflow des commandes pour gérer les <text:span text:style-name="Strong_20_Emphasis">produits importés d'Amazon</text:span> dans Magento. </text:p>
        </text:list-item>
        <text:list-item>
          <text:p text:style-name="P209">Configurer l'intégration avec Amazon pour l'envoi des données des commandes (si nécessaire, comme création ou synchronisation des commandes Amazon). </text:p>
        </text:list-item>
      </text:list>
      <text:p text:style-name="Horizontal_20_Line"/>
      <text:h text:style-name="Heading_20_3" text:outline-level="3"><text:span text:style-name="Strong_20_Emphasis">Étapes détaillées :</text:span></text:h>
      <text:p text:style-name="Horizontal_20_Line"/>
      <text:h text:style-name="Heading_20_4" text:outline-level="4"><text:span text:style-name="Strong_20_Emphasis">A. Adapter le workflow des commandes pour les produits Amazon</text:span></text:h>
      <text:p text:style-name="P33">Magento possède un gestionnaire sophistiqué des commandes, mais les produits tiers, comme ceux importés d'Amazon, peuvent nécessiter des adaptations spécifiques, notamment :</text:p>
      <text:list xml:id="list497617164" text:style-name="L124">
        <text:list-item>
          <text:p text:style-name="P212"><text:span text:style-name="Strong_20_Emphasis">Validation ou traitement spécial pour les produits Amazon</text:span>. </text:p>
        </text:list-item>
        <text:list-item>
          <text:p text:style-name="P211"><text:span text:style-name="Strong_20_Emphasis">Stock, disponibilité ou contraintes spécifiques à Amazon</text:span>. </text:p>
        </text:list-item>
      </text:list>
      <text:p text:style-name="P33">Pour réaliser ces étapes, Magento nous permet d'utiliser des événements, des modèles ou des extensions pour personnaliser le gestionnaire des commandes.</text:p>
      <text:p text:style-name="Horizontal_20_Line"/>
      <text:h text:style-name="Heading_20_5" text:outline-level="5"><text:soft-page-break/><text:span text:style-name="Strong_20_Emphasis">1. Créer un observer pour capturer, valider ou personnaliser les produits Amazon avant qu'une commande soit enregistrée</text:span></text:h>
      <text:p text:style-name="Text_20_body">Un événement clé dans Magento pour capturer l’enregistrement des commandes est <text:span text:style-name="Strong_20_Emphasis"><text:span text:style-name="Source_20_Text">sales_model_service_quote_submit_before</text:span></text:span>. Cet événement se déclenche <text:span text:style-name="Strong_20_Emphasis">avant</text:span> la conversion du panier (<text:span text:style-name="Source_20_Text">quote</text:span>) en commande (<text:span text:style-name="Source_20_Text">order</text:span>).</text:p>
      <text:h text:style-name="Heading_20_6" text:outline-level="6"><text:span text:style-name="Strong_20_Emphasis">Configuration des événements :</text:span></text:h>
      <text:list xml:id="list516673529" text:style-name="L125">
        <text:list-item>
          <text:p text:style-name="P213"><text:span text:style-name="Strong_20_Emphasis">Chemin</text:span> : Fichier <text:span text:style-name="Strong_20_Emphasis">events.xml</text:span> : </text:p>
        </text:list-item>
      </text:list>
      <text:p text:style-name="P16"><text:span text:style-name="Strong_20_Emphasis"><text:span text:style-name="T12">&lt;?</text:span></text:span><text:span text:style-name="T2">xml version</text:span><text:span text:style-name="T11">="1.0"</text:span><text:span text:style-name="T12">?&gt;</text:span><text:line-break/><text:span text:style-name="T12">&lt;config </text:span><text:span text:style-name="T2">xmlns:</text:span><text:span text:style-name="T13">xsi</text:span><text:span text:style-name="T11">="http://www.w3.org/2001/XMLSchema-instance" </text:span><text:span text:style-name="T13">xsi</text:span><text:span text:style-name="T2">:noNamespaceSchemaLocation</text:span><text:span text:style-name="T11">="urn:magento:framework/Event/etc/events.xsd"</text:span><text:span text:style-name="T12">&gt;</text:span><text:line-break/><text:span text:style-name="T12"> <text:s text:c="3"/>&lt;event </text:span><text:span text:style-name="T2">name</text:span><text:span text:style-name="T11">="sales_model_service_quote_submit_before"</text:span><text:span text:style-name="T12">&gt;</text:span><text:line-break/><text:span text:style-name="T12"> <text:s text:c="7"/>&lt;observer </text:span><text:span text:style-name="T2">name</text:span><text:span text:style-name="T11">="custom_amazon_order_validation" </text:span><text:span text:style-name="T2">instance</text:span><text:span text:style-name="T11">="MyNamespace\AmazonIntegration\Observer\OrderValidation" </text:span><text:span text:style-name="T12">/&gt;</text:span><text:line-break/><text:span text:style-name="T12"> <text:s text:c="3"/>&lt;/event&gt;</text:span><text:line-break/><text:span text:style-name="T12">&lt;/config&gt;</text:span></text:p>
      <text:p text:style-name="P33"><text:span text:style-name="Strong_20_Emphasis"><text:span text:style-name="T24">2. </text:span></text:span><text:span text:style-name="Strong_20_Emphasis">Classe Observer (OrderValidation) : Créez le fichier app/code/MyNamespace/AmazonIntegration/Observer/OrderValidation.php : </text:span></text:p>
      <text:p text:style-name="P16"><text:span text:style-name="Strong_20_Emphasis"><text:span text:style-name="T2">&lt;?php</text:span></text:span><text:line-break/><text:line-break/><text:span text:style-name="T7">namespace </text:span><text:span text:style-name="T2">MyNamespace\AmazonIntegration\Observer;</text:span><text:line-break/><text:line-break/><text:span text:style-name="T7">use </text:span><text:span text:style-name="T2">Magento\Framework\Event\Observer;</text:span><text:line-break/><text:span text:style-name="T7">use </text:span><text:span text:style-name="T2">Magento\Framework\Event\ObserverInterface;</text:span><text:line-break/><text:span text:style-name="T7">use </text:span><text:span text:style-name="T2">Magento\Framework\Message\ManagerInterface;</text:span><text:line-break/><text:line-break/><text:span text:style-name="T7">class </text:span><text:span text:style-name="T2">OrderValidation </text:span><text:span text:style-name="T7">implements </text:span><text:span text:style-name="T2">ObserverInterface</text:span><text:line-break/><text:span text:style-name="T2">{</text:span><text:line-break/><text:span text:style-name="T2"> <text:s text:c="3"/></text:span><text:span text:style-name="T7">private </text:span><text:span text:style-name="T2">$messageManager;</text:span><text:line-break/><text:line-break/><text:span text:style-name="T2"> <text:s text:c="3"/></text:span><text:span text:style-name="T7">public function </text:span><text:span text:style-name="T2">__construct(ManagerInterface $messageManager)</text:span><text:line-break/><text:span text:style-name="T2"> <text:s text:c="3"/>{</text:span><text:line-break/><text:span text:style-name="T2"> <text:s text:c="7"/>$this-&gt;messageManager = $messageManager;</text:span><text:line-break/><text:span text:style-name="T2"> <text:s text:c="3"/>}</text:span><text:line-break/><text:line-break/><text:span text:style-name="T2"> <text:s text:c="3"/></text:span><text:span text:style-name="T7">public function </text:span><text:span text:style-name="T17">execute</text:span><text:span text:style-name="T2">(Observer $observer)</text:span><text:line-break/><text:span text:style-name="T2"> <text:s text:c="3"/>{</text:span><text:line-break/><text:span text:style-name="T2"> <text:s text:c="7"/>//</text:span><text:span text:style-name="T15"> Récupérer la commande</text:span><text:line-break/><text:span text:style-name="T15"> <text:s text:c="7"/></text:span><text:span text:style-name="T2">$order = $observer-&gt;</text:span><text:span text:style-name="T17">getEvent</text:span><text:span text:style-name="T2">()-&gt;</text:span><text:span text:style-name="T17">getOrder</text:span><text:span text:style-name="T2">();</text:span><text:line-break/><text:line-break/><text:span text:style-name="T2"> <text:s text:c="7"/>//</text:span><text:span text:style-name="T15"> Parcourir les produits de la commande</text:span><text:line-break/><text:span text:style-name="T15"> <text:s text:c="7"/></text:span><text:span text:style-name="T7">foreach </text:span><text:span text:style-name="T2">($order-&gt;</text:span><text:span text:style-name="T17">getAllItems</text:span><text:span text:style-name="T2">() as $item) {</text:span><text:line-break/><text:span text:style-name="T2"> <text:s text:c="11"/>$product = $item-&gt;</text:span><text:span text:style-name="T17">getProduct</text:span><text:span text:style-name="T2">();</text:span><text:line-break/><text:line-break/><text:span text:style-name="T2"> <text:s text:c="11"/>//</text:span><text:span text:style-name="T15"> Vérifier si c'est un produit Amazon</text:span><text:line-break/><text:span text:style-name="T15"> <text:s text:c="11"/></text:span><text:span text:style-name="T7">if </text:span><text:span text:style-name="T2">($product-&gt;</text:span><text:span text:style-name="T17">getCustomAttribute</text:span><text:span text:style-name="T2">('</text:span><text:span text:style-name="T11">is_amazon_product</text:span><text:span text:style-name="T2">') &amp;&amp;</text:span><text:line-break/><text:span text:style-name="T2"> <text:s text:c="15"/>$product-&gt;</text:span><text:span text:style-name="T17">getCustomAttribute</text:span><text:span text:style-name="T2">('</text:span><text:span text:style-name="T11">is_amazon_product</text:span><text:span text:style-name="T2">')-&gt;</text:span><text:span text:style-name="T17">getValue</text:span><text:span text:style-name="T2">() == </text:span><text:span text:style-name="T10">1</text:span><text:span text:style-name="T2">) {</text:span><text:line-break/><text:span text:style-name="T2"> <text:s text:c="15"/></text:span><text:line-break/><text:span text:style-name="T2"> <text:s text:c="15"/>//</text:span><text:span text:style-name="T15"> Exemple : Valider la commande côté Amazon (simulé ici)</text:span><text:line-break/><text:span text:style-name="T15"> <text:s text:c="15"/></text:span><text:span text:style-name="T7">if </text:span><text:span text:style-name="T2">(!$this-&gt;</text:span><text:span text:style-name="T17">validateOrderWithAmazon</text:span><text:span text:style-name="T2">($product-&gt;</text:span><text:span text:style-name="T17">getSku</text:span><text:span text:style-name="T2">())) {</text:span><text:line-break/><text:span text:style-name="T2"> <text:s text:c="19"/></text:span><text:span text:style-name="T7">throw new </text:span><text:span text:style-name="T2">\Magento\Framework\Exception\LocalizedException(</text:span><text:line-break/><text:span text:style-name="T2"> <text:s text:c="23"/></text:span><text:span text:style-name="T17">__</text:span><text:span text:style-name="T2">('</text:span><text:span text:style-name="T11">Le produit Amazon "%1" ne peut pas être commandé pour le moment.</text:span><text:span text:style-name="T2">', $product-&gt;</text:span><text:span text:style-name="T17">getName</text:span><text:span text:style-name="T2">())</text:span><text:line-break/><text:span text:style-name="T2"> <text:s text:c="19"/>);</text:span><text:line-break/><text:soft-page-break/><text:span text:style-name="T2"> <text:s text:c="15"/>}</text:span><text:line-break/><text:span text:style-name="T2"> <text:s text:c="11"/>}</text:span><text:line-break/><text:span text:style-name="T2"> <text:s text:c="7"/>}</text:span><text:line-break/><text:span text:style-name="T2"> <text:s text:c="3"/>}</text:span><text:line-break/><text:line-break/><text:span text:style-name="T2"> <text:s text:c="3"/>/**</text:span><text:line-break/><text:span text:style-name="T15"> <text:s text:c="4"/>* Exemple : Valider la commande avec Amazon</text:span><text:line-break/><text:span text:style-name="T15"> <text:s text:c="4"/>*</text:span><text:line-break/><text:span text:style-name="T15"> <text:s text:c="4"/>* </text:span><text:span text:style-name="T7">@param string</text:span><text:span text:style-name="T15"> $sku</text:span><text:line-break/><text:span text:style-name="T15"> <text:s text:c="4"/>* </text:span><text:span text:style-name="T7">@return bool</text:span><text:line-break/><text:span text:style-name="T7"> <text:s text:c="4"/></text:span><text:span text:style-name="T2">*/</text:span><text:line-break/><text:span text:style-name="T2"> <text:s text:c="3"/></text:span><text:span text:style-name="T7">private function </text:span><text:span text:style-name="T17">validateOrderWithAmazon</text:span><text:span text:style-name="T2">($sku)</text:span><text:line-break/><text:span text:style-name="T2"> <text:s text:c="3"/>{</text:span><text:line-break/><text:span text:style-name="T2"> <text:s text:c="7"/>//</text:span><text:span text:style-name="T15"> Implémentez une logique pour appeler une API Amazon et valider le SKU (ou d'autres étapes)</text:span><text:line-break/><text:span text:style-name="T15"> <text:s text:c="7"/></text:span><text:span text:style-name="T2">//</text:span><text:span text:style-name="T15"> Exemple temporaire simulé</text:span><text:line-break/><text:span text:style-name="T15"> <text:s text:c="7"/></text:span><text:span text:style-name="T7">return </text:span><text:span text:style-name="T14">true</text:span><text:span text:style-name="T2">;</text:span><text:line-break/><text:span text:style-name="T2"> <text:s text:c="3"/>}</text:span><text:line-break/><text:span text:style-name="T2">}</text:span></text:p>
      <text:p text:style-name="P18"><text:span text:style-name="Strong_20_Emphasis"/></text:p>
      <text:p text:style-name="P33"><text:span text:style-name="Strong_20_Emphasis">Explications :</text:span></text:p>
      <text:list xml:id="list3167393430" text:style-name="L127">
        <text:list-item>
          <text:p text:style-name="P215">Avant qu'une commande soit enregistrée, cet observer valide les produits Amazon. </text:p>
        </text:list-item>
        <text:list-item>
          <text:p text:style-name="P214">Vous pouvez appeler <text:span text:style-name="Strong_20_Emphasis">l’API d’Amazon</text:span> dans la fonction <text:span text:style-name="Source_20_Text">validateOrderWithAmazon()</text:span> pour vérifier la disponibilité ou d'autres règles avant d'autoriser la commande. </text:p>
        </text:list-item>
      </text:list>
      <text:p text:style-name="Horizontal_20_Line"/>
      <text:h text:style-name="Heading_20_5" text:outline-level="5"><text:span text:style-name="Strong_20_Emphasis">2. Personnaliser et enrichir la commande avec des données spécifiques Amazon</text:span></text:h>
      <text:p text:style-name="P33">Si vous devez <text:span text:style-name="Strong_20_Emphasis">ajouter des informations spécifiques</text:span> à la commande pour vos produits Amazon (par ex. : un identifiant Amazon, une échéance, ou tout autre champ spécifique), utilisez un <text:span text:style-name="Strong_20_Emphasis">observer</text:span> ou un <text:span text:style-name="Strong_20_Emphasis">plugin</text:span> pour enrichir les données avant enregistrement.</text:p>
      <text:h text:style-name="Heading_20_6" text:outline-level="6"><text:span text:style-name="Strong_20_Emphasis">Ajouter un champ personnalisé à la commande :</text:span></text:h>
      <text:list xml:id="list2236092929" text:style-name="L128">
        <text:list-item>
          <text:p text:style-name="P216"><text:span text:style-name="Strong_20_Emphasis">Créer une colonne personnalisée dans la table </text:span><text:span text:style-name="Strong_20_Emphasis"><text:span text:style-name="Source_20_Text">sales_order</text:span></text:span><text:span text:style-name="Strong_20_Emphasis"> pour les produits Amazon :</text:span> </text:p>
        </text:list-item>
      </text:list>
      <text:p text:style-name="Text_20_body">Créez un script d'installation/mise à jour via un fichier <text:span text:style-name="Strong_20_Emphasis">InstallSchema.php</text:span> ou <text:span text:style-name="Strong_20_Emphasis">db_schema.xml</text:span> dans votre module pour ajouter une colonne personnalisée, telle que <text:span text:style-name="Source_20_Text">amazon_order_id</text:span> :</text:p>
      <text:p text:style-name="P16"><text:span text:style-name="Strong_20_Emphasis"><text:span text:style-name="T12">&lt;schema </text:span></text:span><text:span text:style-name="T2">xmlns:</text:span><text:span text:style-name="T13">xsi</text:span><text:span text:style-name="T11">="http://www.w3.org/2001/XMLSchema-instance" </text:span><text:span text:style-name="T13">xsi</text:span><text:span text:style-name="T2">:noNamespaceSchemaLocation</text:span><text:span text:style-name="T11">="urn:magento:framework/Setup/Declaration/Schema/etc/schema.xsd"</text:span><text:span text:style-name="T12">&gt;</text:span><text:line-break/><text:span text:style-name="T12"> <text:s text:c="3"/>&lt;table </text:span><text:span text:style-name="T2">name</text:span><text:span text:style-name="T11">="sales_order"</text:span><text:span text:style-name="T12">&gt;</text:span><text:line-break/><text:span text:style-name="T12"> <text:s text:c="7"/>&lt;column </text:span><text:span text:style-name="T2">name</text:span><text:span text:style-name="T11">="amazon_order_id" </text:span><text:span text:style-name="T13">xsi</text:span><text:span text:style-name="T2">:type</text:span><text:span text:style-name="T11">="varchar" </text:span><text:span text:style-name="T2">length</text:span><text:span text:style-name="T11">="255" </text:span><text:span text:style-name="T2">comment</text:span><text:span text:style-name="T11">="Amazon Order ID" </text:span><text:span text:style-name="T12">/&gt;</text:span><text:line-break/><text:span text:style-name="T12"> <text:s text:c="3"/>&lt;/table&gt;</text:span><text:line-break/><text:span text:style-name="T12">&lt;/schema&gt;</text:span></text:p>
      <text:p text:style-name="P33"><text:span text:style-name="Strong_20_Emphasis">Regénérez la base de données :</text:span></text:p>
      <text:p text:style-name="P16"><text:span text:style-name="Strong_20_Emphasis"><text:span text:style-name="T1">php </text:span></text:span><text:span text:style-name="T2">bin/magento setup:upgrade</text:span></text:p>
      <text:p text:style-name="P33"><text:soft-page-break/><text:span text:style-name="Strong_20_Emphasis"><text:span text:style-name="T24">2. </text:span></text:span><text:span text:style-name="Strong_20_Emphasis">Assigner un identifiant spécifique à la commande pour les produits Amazon : </text:span></text:p>
      <text:p text:style-name="Text_20_body">Modifiez votre <text:span text:style-name="Strong_20_Emphasis">observer</text:span> ou créez-en un nouveau à l'événement <text:span text:style-name="Strong_20_Emphasis"><text:span text:style-name="Source_20_Text">sales_model_service_quote_submit_success</text:span></text:span> pour affecter l'identifiant d'Amazon à la commande :</text:p>
      <text:p text:style-name="P18"><text:span text:style-name="Strong_20_Emphasis"/></text:p>
      <text:p text:style-name="P16"><text:span text:style-name="Strong_20_Emphasis"><text:span text:style-name="T2">$order-&gt;setData('amazon_order_id', $this-&gt;getAmazonOrderId($order));</text:span></text:span><text:line-break/><text:span text:style-name="T2">$order-&gt;save();</text:span></text:p>
      <text:h text:style-name="P8" text:outline-level="4"><text:span text:style-name="Strong_20_Emphasis">B. Envoyer les commandes Magento vers Amazon</text:span></text:h>
      <text:p text:style-name="P33">Si vous souhaitez synchroniser les commandes effectuées sur Magento avec Amazon (ou d’autres systèmes), procédez comme suit :</text:p>
      <text:h text:style-name="Heading_20_5" text:outline-level="5"><text:span text:style-name="Strong_20_Emphasis">1. Ajouter un service API pour créer une commande sur Amazon</text:span></text:h>
      <text:p text:style-name="P33">Implémentez la logique pour appeler l'API Amazon et transférer les détails de la commande. Une méthode typique pourrait inclure les étapes suivantes :</text:p>
      <text:list xml:id="list3021260317" text:style-name="L130">
        <text:list-item>
          <text:p text:style-name="P218">Créer une <text:span text:style-name="Strong_20_Emphasis">structure JSON</text:span> ou XML contenant les informations de commande nécessaires. </text:p>
        </text:list-item>
        <text:list-item>
          <text:p text:style-name="P217">Utiliser une requête HTTP (via Guzzle ou cURL) pour envoyer ces données vers l'API Amazon. </text:p>
        </text:list-item>
      </text:list>
      <text:p text:style-name="Text_20_body">Exemple :</text:p>
      <text:p text:style-name="P16"><text:span text:style-name="Strong_20_Emphasis"><text:span text:style-name="T2">private function sendOrderToAmazon($order)</text:span></text:span><text:line-break/><text:span text:style-name="T2">{</text:span><text:line-break/><text:span text:style-name="T2"> <text:s text:c="3"/>$client = new \GuzzleHttp\Client();</text:span><text:line-break/><text:span text:style-name="T2"> <text:s text:c="3"/>$endpoint = 'https://api.amazon.com/create_order';</text:span><text:line-break/><text:line-break/><text:span text:style-name="T2"> <text:s text:c="3"/>$payload = [</text:span><text:line-break/><text:span text:style-name="T2"> <text:s text:c="7"/>'order_id' =&gt; $order-&gt;getIncrementId(),</text:span><text:line-break/><text:span text:style-name="T2"> <text:s text:c="7"/>'products' =&gt; [],</text:span><text:line-break/><text:span text:style-name="T2"> <text:s text:c="3"/>];</text:span><text:line-break/><text:line-break/><text:span text:style-name="T2"> <text:s text:c="3"/>foreach ($order-&gt;getAllItems() as $item) {</text:span><text:line-break/><text:span text:style-name="T2"> <text:s text:c="7"/>$payload['products'][] = [</text:span><text:line-break/><text:span text:style-name="T2"> <text:s text:c="11"/>'sku' =&gt; $item-&gt;getSku(),</text:span><text:line-break/><text:span text:style-name="T2"> <text:s text:c="11"/>'name' =&gt; $item-&gt;getName(),</text:span><text:line-break/><text:span text:style-name="T2"> <text:s text:c="11"/>'quantity' =&gt; $item-&gt;getQtyOrdered(),</text:span><text:line-break/><text:span text:style-name="T2"> <text:s text:c="7"/>];</text:span><text:line-break/><text:span text:style-name="T2"> <text:s text:c="3"/>}</text:span><text:line-break/><text:line-break/><text:span text:style-name="T2"> <text:s text:c="3"/>try {</text:span><text:line-break/><text:span text:style-name="T2"> <text:s text:c="7"/>$response = $client-&gt;post($endpoint, [</text:span><text:line-break/><text:span text:style-name="T2"> <text:s text:c="11"/>'headers' =&gt; ['Authorization' =&gt; 'Bearer YOUR_API_TOKEN'],</text:span><text:line-break/><text:span text:style-name="T2"> <text:s text:c="11"/>'json' =&gt; $payload</text:span><text:line-break/><text:span text:style-name="T2"> <text:s text:c="7"/>]);</text:span><text:line-break/><text:line-break/><text:span text:style-name="T2"> <text:s text:c="7"/>$data = json_decode($response-&gt;getBody(), true);</text:span><text:line-break/><text:span text:style-name="T2"> <text:s text:c="7"/>return $data['amazon_order_id'] ?? null;</text:span><text:line-break/><text:span text:style-name="T2"> <text:s text:c="3"/>} catch (\Exception $e) {</text:span><text:line-break/><text:span text:style-name="T2"> <text:s text:c="7"/>throw new \Magento\Framework\Exception\LocalizedException(</text:span><text:line-break/><text:span text:style-name="T2"> <text:s text:c="11"/>__('Une erreur est survenue lors de l’envoi de la commande à Amazon : %1', $e-&gt;getMessage())</text:span><text:line-break/><text:soft-page-break/><text:span text:style-name="T2"> <text:s text:c="7"/>);</text:span><text:line-break/><text:span text:style-name="T2"> <text:s text:c="3"/>}</text:span><text:line-break/><text:span text:style-name="T2">}</text:span></text:p>
      <text:h text:style-name="P12" text:outline-level="5"><text:span text:style-name="Strong_20_Emphasis">2. Ajouter des informations renvoyées par Amazon à la commande</text:span></text:h>
      <text:p text:style-name="P33">Vous pouvez sauvegarder l'ID de la commande renvoyé par Amazon ou tout autre état lié à Amazon dans votre tableau personnalisé, comme montré dans la section précédente.</text:p>
      <text:p text:style-name="Horizontal_20_Line"/>
      <text:h text:style-name="Heading_20_4" text:outline-level="4"><text:span text:style-name="Strong_20_Emphasis">Validation et Tests</text:span></text:h>
      <text:list xml:id="list329611803" text:style-name="L131">
        <text:list-item>
          <text:p text:style-name="P220"><text:span text:style-name="Strong_20_Emphasis">Tester les étapes de validation :</text:span> </text:p>
          <text:list>
            <text:list-item>
              <text:p text:style-name="P220">Simulez différents scénarios, comme un produit indisponible dans Amazon. </text:p>
            </text:list-item>
          </text:list>
        </text:list-item>
        <text:list-item>
          <text:p text:style-name="P220"><text:span text:style-name="Strong_20_Emphasis">Tester l'intégration avec l'API Amazon :</text:span> </text:p>
          <text:list>
            <text:list-item>
              <text:p text:style-name="P220">Vérifiez si les commandes sont correctement transférées vers Amazon et si les réponses (comme <text:span text:style-name="Source_20_Text">amazon_order_id</text:span>) sont gérées. </text:p>
            </text:list-item>
          </text:list>
        </text:list-item>
        <text:list-item>
          <text:p text:style-name="P220"><text:span text:style-name="Strong_20_Emphasis">Tester les erreurs en backend/frontend :</text:span> </text:p>
          <text:list>
            <text:list-item>
              <text:p text:style-name="P219">Assurez-vous que les restrictions liées aux produits Amazon sont correctement affichées (comme des messages d’annulation de commande, erreurs si indisponible, etc.). </text:p>
            </text:list-item>
          </text:list>
        </text:list-item>
      </text:list>
      <text:p text:style-name="Horizontal_20_Line"/>
      <text:h text:style-name="Heading_20_3" text:outline-level="3"><text:span text:style-name="Strong_20_Emphasis">Résumé</text:span></text:h>
      <text:p text:style-name="P33">Dans cette étape, nous avons :</text:p>
      <text:list xml:id="list79405479" text:style-name="L132">
        <text:list-item>
          <text:p text:style-name="P222">Adapté le workflow de gestion des commandes pour inclure des validations spécifiques aux produits Amazon. </text:p>
        </text:list-item>
        <text:list-item>
          <text:p text:style-name="P222">Ajouté la possibilité de synchroniser les commandes entre Magento et Amazon via une API. </text:p>
        </text:list-item>
        <text:list-item>
          <text:p text:style-name="P221">Configuré l'enrichissement des données de commande (comme l'ajout d’un champ pour stocker un identifiant <text:span text:style-name="Source_20_Text">amazon_order_id</text:span>). </text:p>
        </text:list-item>
      </text:list>
      <text:p text:style-name="P18"><text:span text:style-name="Strong_20_Emphasis"/></text:p>
      <text:p text:style-name="P18"><text:span text:style-name="Strong_20_Emphasis"/></text:p>
      <text:p text:style-name="P18"><text:span text:style-name="Strong_20_Emphasis"/></text:p>
      <text:p text:style-name="P18"><text:span text:style-name="Strong_20_Emphasis"/></text:p>
      <text:h text:style-name="P2" text:outline-level="3"><text:bookmark-start text:name="__DdeLink__10843_2092794412"/><text:bookmark-end text:name="__DdeLink__10843_2092794412"/><text:span text:style-name="Strong_20_Emphasis">4.3. Synchronisation des produits avec l’API Amazon</text:span></text:h>
      <text:h text:style-name="Heading_20_4" text:outline-level="4"><text:span text:style-name="Strong_20_Emphasis">Objectifs :</text:span></text:h>
      <text:list xml:id="list3332628644" text:style-name="L133">
        <text:list-item>
          <text:p text:style-name="P224">Planifier l'import des données produits depuis Amazon via les <text:span text:style-name="Strong_20_Emphasis">Cron Jobs natifs de Magento</text:span>. </text:p>
        </text:list-item>
        <text:list-item>
          <text:p text:style-name="P223">Configurer un script pour interagir avec l'<text:span text:style-name="Strong_20_Emphasis">API Amazon</text:span> et synchroniser les données (comme les stocks, descriptions ou nouveaux produits). </text:p>
        </text:list-item>
      </text:list>
      <text:p text:style-name="Horizontal_20_Line"/>
      <text:h text:style-name="Heading_20_3" text:outline-level="3"><text:soft-page-break/><text:span text:style-name="Strong_20_Emphasis">Étapes détaillées</text:span></text:h>
      <text:p text:style-name="Horizontal_20_Line"/>
      <text:h text:style-name="Heading_20_4" text:outline-level="4"><text:span text:style-name="Strong_20_Emphasis">A. Utiliser les Cron Jobs natifs de Magento pour planifier l’import</text:span></text:h>
      <text:p text:style-name="P33">Magento utilise XML pour définir les tâches cron. Ces configurations s’exécutent en arrière-plan selon un planning défini sur le serveur. Voici les étapes principales :</text:p>
      <text:p text:style-name="Horizontal_20_Line"/>
      <text:h text:style-name="Heading_20_5" text:outline-level="5"><text:span text:style-name="Strong_20_Emphasis">1. Créer le fichier </text:span><text:span text:style-name="Strong_20_Emphasis"><text:span text:style-name="Source_20_Text">cron.xml</text:span></text:span></text:h>
      <text:p text:style-name="P33">Pour définir votre tâche de synchronisation des produits Amazon, créez un fichier <text:span text:style-name="Strong_20_Emphasis">cron.xml</text:span> dans votre module.</text:p>
      <text:list xml:id="list3272613502" text:style-name="L134">
        <text:list-item>
          <text:p text:style-name="P226"><text:span text:style-name="Strong_20_Emphasis">Chemin :</text:span><text:line-break/><text:span text:style-name="Strong_20_Emphasis">app/code/MyNamespace/AmazonIntegration/etc/cron.xml</text:span></text:p>
        </text:list-item>
        <text:list-item>
          <text:p text:style-name="P225"><text:span text:style-name="Strong_20_Emphasis">Contenu :</text:span></text:p>
        </text:list-item>
      </text:list>
      <text:p text:style-name="P16"><text:span text:style-name="Strong_20_Emphasis"><text:span text:style-name="T12">&lt;?</text:span></text:span><text:span text:style-name="T2">xml version</text:span><text:span text:style-name="T11">="1.0"</text:span><text:span text:style-name="T12">?&gt;</text:span><text:line-break/><text:span text:style-name="T12">&lt;config </text:span><text:span text:style-name="T2">xmlns:</text:span><text:span text:style-name="T13">xsi</text:span><text:span text:style-name="T11">="http://www.w3.org/2001/XMLSchema-instance" </text:span><text:span text:style-name="T13">xsi</text:span><text:span text:style-name="T2">:noNamespaceSchemaLocation</text:span><text:span text:style-name="T11">="urn:magento:framework/Event/etc/cron.xsd"</text:span><text:span text:style-name="T12">&gt;</text:span><text:line-break/><text:span text:style-name="T12"> <text:s text:c="3"/>&lt;group </text:span><text:span text:style-name="T2">id</text:span><text:span text:style-name="T11">="default"</text:span><text:span text:style-name="T12">&gt;</text:span><text:line-break/><text:span text:style-name="T12"> <text:s text:c="7"/></text:span><text:span text:style-name="T15">&lt;!-- Tâche Cron : Synchroniser les produits Amazon --&gt;</text:span><text:line-break/><text:span text:style-name="T15"> <text:s text:c="7"/></text:span><text:span text:style-name="T12">&lt;job </text:span><text:span text:style-name="T2">name</text:span><text:span text:style-name="T11">="amazon_products_sync" </text:span><text:span text:style-name="T2">instance</text:span><text:span text:style-name="T11">="MyNamespace\AmazonIntegration\Cron\ProductSync" </text:span><text:span text:style-name="T2">method</text:span><text:span text:style-name="T11">="execute"</text:span><text:span text:style-name="T12">&gt;</text:span><text:line-break/><text:span text:style-name="T12"> <text:s text:c="11"/>&lt;schedule&gt;</text:span><text:span text:style-name="T2">* */6 * * *</text:span><text:span text:style-name="T12">&lt;/schedule&gt; </text:span><text:span text:style-name="T15">&lt;!-- Exécution toutes les 6 heures --&gt;</text:span><text:line-break/><text:span text:style-name="T15"> <text:s text:c="7"/></text:span><text:span text:style-name="T12">&lt;/job&gt;</text:span><text:line-break/><text:span text:style-name="T12"> <text:s text:c="3"/>&lt;/group&gt;</text:span><text:line-break/><text:span text:style-name="T12">&lt;/config&gt;</text:span></text:p>
      <text:p text:style-name="P33"><text:span text:style-name="Strong_20_Emphasis">Explications :</text:span></text:p>
      <text:list xml:id="list3352269052" text:style-name="L135">
        <text:list-item>
          <text:p text:style-name="P228"><text:span text:style-name="Strong_20_Emphasis"><text:span text:style-name="Source_20_Text">&lt;job&gt;</text:span></text:span> : Définit notre tâche cron. </text:p>
          <text:list>
            <text:list-item>
              <text:p text:style-name="P228"><text:span text:style-name="Strong_20_Emphasis"><text:span text:style-name="Source_20_Text">name</text:span></text:span> : Identifiant unique de la tâche (ex. : <text:span text:style-name="Source_20_Text">amazon_products_sync</text:span>). </text:p>
            </text:list-item>
            <text:list-item>
              <text:p text:style-name="P228"><text:span text:style-name="Strong_20_Emphasis"><text:span text:style-name="Source_20_Text">instance</text:span></text:span> : Classe qui sera appelée pour exécuter l'import. </text:p>
            </text:list-item>
            <text:list-item>
              <text:p text:style-name="P228"><text:span text:style-name="Strong_20_Emphasis"><text:span text:style-name="Source_20_Text">method</text:span></text:span> : Méthode spécifique de la classe appelée (ex. : <text:span text:style-name="Source_20_Text">execute</text:span>). </text:p>
            </text:list-item>
          </text:list>
        </text:list-item>
        <text:list-item>
          <text:p text:style-name="P228"><text:span text:style-name="Strong_20_Emphasis"><text:span text:style-name="Source_20_Text">&lt;schedule&gt;</text:span></text:span> : Définit la fréquence d’exécution de la tâche cron. </text:p>
          <text:list>
            <text:list-item>
              <text:p text:style-name="P227">En exemple : Toutes les 6 heures (<text:span text:style-name="Source_20_Text">* */6 * * *</text:span>). </text:p>
            </text:list-item>
          </text:list>
        </text:list-item>
      </text:list>
      <text:p text:style-name="P33"><text:span text:style-name="Strong_20_Emphasis">Exemple de fréquences courantes :</text:span> | Fréquence | Schedule Syntax | |-----------------------------|--------------------------| | Toutes les heures | <text:span text:style-name="Source_20_Text">0 * * * *</text:span> | | Toutes les 6 heures | <text:span text:style-name="Source_20_Text">* */6 * * *</text:span> | | Tous les jours à minuit | <text:span text:style-name="Source_20_Text">0 0 * * *</text:span> | | Tous les dimanches à 2h | <text:span text:style-name="Source_20_Text">0 2 * * 0</text:span> |</text:p>
      <text:p text:style-name="Horizontal_20_Line"/>
      <text:h text:style-name="Heading_20_5" text:outline-level="5"><text:span text:style-name="Strong_20_Emphasis">2. Implémenter la classe Cron</text:span></text:h>
      <text:p text:style-name="P33">Créez une classe qui contiendra la logique pour synchroniser les données produits avec Amazon. Ce sera la classe utilisée dans le fichier <text:span text:style-name="Source_20_Text">cron.xml</text:span>.</text:p>
      <text:list xml:id="list1020813114" text:style-name="L136">
        <text:list-item>
          <text:p text:style-name="P230"><text:soft-page-break/><text:span text:style-name="Strong_20_Emphasis">Chemin :</text:span><text:line-break/><text:span text:style-name="Strong_20_Emphasis">app/code/MyNamespace/AmazonIntegration/Cron/ProductSync.php</text:span></text:p>
        </text:list-item>
        <text:list-item>
          <text:p text:style-name="P229"><text:span text:style-name="Strong_20_Emphasis">Contenu :</text:span></text:p>
        </text:list-item>
      </text:list>
      <text:p text:style-name="P16"><text:span text:style-name="Strong_20_Emphasis"><text:span text:style-name="T2">&lt;?php</text:span></text:span><text:line-break/><text:line-break/><text:span text:style-name="T7">namespace </text:span><text:span text:style-name="T2">MyNamespace\AmazonIntegration\Cron;</text:span><text:line-break/><text:line-break/><text:span text:style-name="T7">use </text:span><text:span text:style-name="T2">Psr\Log\LoggerInterface;</text:span><text:line-break/><text:span text:style-name="T7">use </text:span><text:span text:style-name="T2">MyNamespace\AmazonIntegration\Helper\AmazonApi;</text:span><text:line-break/><text:line-break/><text:span text:style-name="T7">class </text:span><text:span text:style-name="T2">ProductSync</text:span><text:line-break/><text:span text:style-name="T2">{</text:span><text:line-break/><text:span text:style-name="T2"> <text:s text:c="3"/></text:span><text:span text:style-name="T7">private </text:span><text:span text:style-name="T2">$logger;</text:span><text:line-break/><text:span text:style-name="T2"> <text:s text:c="3"/></text:span><text:span text:style-name="T7">private </text:span><text:span text:style-name="T2">$amazonApi;</text:span><text:line-break/><text:line-break/><text:span text:style-name="T2"> <text:s text:c="3"/></text:span><text:span text:style-name="T7">public function </text:span><text:span text:style-name="T2">__construct(</text:span><text:line-break/><text:span text:style-name="T2"> <text:s text:c="7"/>LoggerInterface $logger,</text:span><text:line-break/><text:span text:style-name="T2"> <text:s text:c="7"/>AmazonApi $amazonApi</text:span><text:line-break/><text:span text:style-name="T2"> <text:s text:c="3"/>) {</text:span><text:line-break/><text:span text:style-name="T2"> <text:s text:c="7"/>$this-&gt;logger = $logger;</text:span><text:line-break/><text:span text:style-name="T2"> <text:s text:c="7"/>$this-&gt;amazonApi = $amazonApi;</text:span><text:line-break/><text:span text:style-name="T2"> <text:s text:c="3"/>}</text:span><text:line-break/><text:line-break/><text:span text:style-name="T2"> <text:s text:c="3"/>/**</text:span><text:line-break/><text:span text:style-name="T15"> <text:s text:c="4"/>* Méthode appelée par le cron job</text:span><text:line-break/><text:span text:style-name="T15"> <text:s text:c="4"/></text:span><text:span text:style-name="T2">*/</text:span><text:line-break/><text:span text:style-name="T2"> <text:s text:c="3"/></text:span><text:span text:style-name="T7">public function </text:span><text:span text:style-name="T17">execute</text:span><text:span text:style-name="T2">()</text:span><text:line-break/><text:span text:style-name="T2"> <text:s text:c="3"/>{</text:span><text:line-break/><text:span text:style-name="T2"> <text:s text:c="7"/></text:span><text:span text:style-name="T7">try </text:span><text:span text:style-name="T2">{</text:span><text:line-break/><text:span text:style-name="T2"> <text:s text:c="11"/>//</text:span><text:span text:style-name="T15"> Appel à l'import des données depuis Amazon</text:span><text:line-break/><text:span text:style-name="T15"> <text:s text:c="11"/></text:span><text:span text:style-name="T2">$importedProducts = $this-&gt;amazonApi-&gt;</text:span><text:span text:style-name="T17">syncProducts</text:span><text:span text:style-name="T2">();</text:span><text:line-break/><text:line-break/><text:span text:style-name="T2"> <text:s text:c="11"/>//</text:span><text:span text:style-name="T15"> Log des résultats</text:span><text:line-break/><text:span text:style-name="T15"> <text:s text:c="11"/></text:span><text:span text:style-name="T2">$this-&gt;logger-&gt;</text:span><text:span text:style-name="T17">info</text:span><text:span text:style-name="T2">(sprintf("</text:span><text:span text:style-name="T11">Synchronisation des produits Amazon : %d produits importés.</text:span><text:span text:style-name="T2">", count($importedProducts)));</text:span><text:line-break/><text:line-break/><text:span text:style-name="T2"> <text:s text:c="7"/>} </text:span><text:span text:style-name="T7">catch </text:span><text:span text:style-name="T2">(\Exception $e) {</text:span><text:line-break/><text:span text:style-name="T2"> <text:s text:c="11"/>//</text:span><text:span text:style-name="T15"> Gestion des erreurs</text:span><text:line-break/><text:span text:style-name="T15"> <text:s text:c="11"/></text:span><text:span text:style-name="T2">$this-&gt;logger-&gt;</text:span><text:span text:style-name="T17">error</text:span><text:span text:style-name="T2">(sprintf("</text:span><text:span text:style-name="T11">Erreur lors de la synchronisation des produits Amazon : %s</text:span><text:span text:style-name="T2">", $e-&gt;</text:span><text:span text:style-name="T17">getMessage</text:span><text:span text:style-name="T2">()));</text:span><text:line-break/><text:span text:style-name="T2"> <text:s text:c="7"/>}</text:span><text:line-break/><text:span text:style-name="T2"> <text:s text:c="3"/>}</text:span><text:line-break/><text:span text:style-name="T2">}</text:span></text:p>
      <text:p text:style-name="P33"><text:span text:style-name="Strong_20_Emphasis">Explications :</text:span></text:p>
      <text:list xml:id="list1696393630" text:style-name="L137">
        <text:list-item>
          <text:p text:style-name="P232">Le fichier utilisera un <text:span text:style-name="Strong_20_Emphasis">helper</text:span> dédié (e.g., <text:span text:style-name="Source_20_Text">AmazonApi</text:span>) pour effectuer la synchronisation réelle. </text:p>
        </text:list-item>
        <text:list-item>
          <text:p text:style-name="P232">Les journaux des actions sont enregistrés via le <text:span text:style-name="Strong_20_Emphasis">LoggerInterface</text:span> : </text:p>
          <text:list>
            <text:list-item>
              <text:p text:style-name="P232">Success : Produit importé. </text:p>
            </text:list-item>
            <text:list-item>
              <text:p text:style-name="P231">Échec : Message d’erreur détaillé. </text:p>
            </text:list-item>
          </text:list>
        </text:list-item>
      </text:list>
      <text:p text:style-name="Horizontal_20_Line"/>
      <text:h text:style-name="Heading_20_5" text:outline-level="5"><text:soft-page-break/><text:span text:style-name="Strong_20_Emphasis">3. Configurer le cron du serveur :</text:span></text:h>
      <text:p text:style-name="Text_20_body">Magento génère ses tâches cron dans la table <text:span text:style-name="Source_20_Text">cron_schedule</text:span>. Assurez-vous que votre serveur/instance autorise l’exécution des tâches planifiées.</text:p>
      <text:list xml:id="list2257644907" text:style-name="L138">
        <text:list-item>
          <text:p text:style-name="P233"><text:span text:style-name="Strong_20_Emphasis">Configurer Magento pour gérer les tâches chronométrées :</text:span> Ajoutez dans le crontab système : </text:p>
        </text:list-item>
      </text:list>
      <text:p text:style-name="P16"><text:span text:style-name="Strong_20_Emphasis"><text:span text:style-name="T1">* </text:span></text:span><text:span text:style-name="T2">* * * * /usr/bin/php /path/to/magento/bin/magento cron:run | </text:span><text:span text:style-name="T1">grep </text:span><text:span text:style-name="T2">-v </text:span><text:span text:style-name="T11">"Ran jobs by schedule" </text:span><text:span text:style-name="T2">&gt;&gt; /var/log/magento.cron.log</text:span></text:p>
      <text:p text:style-name="P33"><text:span text:style-name="Strong_20_Emphasis">Vérifiez que les tâches sont listées dans Magento via la commande suivante : </text:span></text:p>
      <text:p text:style-name="P16"><text:span text:style-name="Strong_20_Emphasis"><text:span text:style-name="T1">php </text:span></text:span><text:span text:style-name="T2">bin/magento cron:install</text:span><text:line-break/><text:span text:style-name="T1">php </text:span><text:span text:style-name="T2">bin/magento cron:run</text:span></text:p>
      <text:h text:style-name="P8" text:outline-level="4"><text:span text:style-name="Strong_20_Emphasis">B. Script pour synchroniser les produits via l’API Amazon</text:span></text:h>
      <text:p text:style-name="P33">Le cœur de la synchronisation réside dans cette étape : appeler l’API Amazon pour importer les produits et les mettre à jour.</text:p>
      <text:h text:style-name="Heading_20_5" text:outline-level="5"><text:span text:style-name="Strong_20_Emphasis">1. Ajouter une classe Helper pour Amazon API</text:span></text:h>
      <text:p text:style-name="P33">Créez un helper contenant la logique pour appeler l’API d’Amazon et effectuer des mises à jour :</text:p>
      <text:list xml:id="list851408108" text:style-name="L140">
        <text:list-item>
          <text:p text:style-name="P235"><text:span text:style-name="Strong_20_Emphasis">Chemin :</text:span><text:line-break/><text:span text:style-name="Strong_20_Emphasis">app/code/MyNamespace/AmazonIntegration/Helper/AmazonApi.php</text:span></text:p>
        </text:list-item>
        <text:list-item>
          <text:p text:style-name="P234"><text:span text:style-name="Strong_20_Emphasis">Contenu :</text:span></text:p>
        </text:list-item>
      </text:list>
      <text:p text:style-name="P16"><text:span text:style-name="Strong_20_Emphasis"><text:span text:style-name="T2">&lt;?php</text:span></text:span><text:line-break/><text:line-break/><text:span text:style-name="T7">namespace </text:span><text:span text:style-name="T2">MyNamespace\AmazonIntegration\Helper;</text:span><text:line-break/><text:line-break/><text:span text:style-name="T7">use </text:span><text:span text:style-name="T2">GuzzleHttp\Client;</text:span><text:line-break/><text:span text:style-name="T7">use </text:span><text:span text:style-name="T2">Magento\Catalog\Api\ProductRepositoryInterface;</text:span><text:line-break/><text:span text:style-name="T7">use </text:span><text:span text:style-name="T2">Magento\Catalog\Model\ProductFactory;</text:span><text:line-break/><text:line-break/><text:span text:style-name="T7">class </text:span><text:span text:style-name="T2">AmazonApi</text:span><text:line-break/><text:span text:style-name="T2">{</text:span><text:line-break/><text:span text:style-name="T2"> <text:s text:c="3"/></text:span><text:span text:style-name="T7">private </text:span><text:span text:style-name="T2">$httpClient;</text:span><text:line-break/><text:span text:style-name="T2"> <text:s text:c="3"/></text:span><text:span text:style-name="T7">private </text:span><text:span text:style-name="T2">$productRepository;</text:span><text:line-break/><text:span text:style-name="T2"> <text:s text:c="3"/></text:span><text:span text:style-name="T7">private </text:span><text:span text:style-name="T2">$productFactory;</text:span><text:line-break/><text:line-break/><text:span text:style-name="T2"> <text:s text:c="3"/></text:span><text:span text:style-name="T7">public function </text:span><text:span text:style-name="T2">__construct(</text:span><text:line-break/><text:span text:style-name="T2"> <text:s text:c="7"/>Client $httpClient,</text:span><text:line-break/><text:span text:style-name="T2"> <text:s text:c="7"/>ProductRepositoryInterface $productRepository,</text:span><text:line-break/><text:span text:style-name="T2"> <text:s text:c="7"/>ProductFactory $productFactory</text:span><text:line-break/><text:span text:style-name="T2"> <text:s text:c="3"/>) {</text:span><text:line-break/><text:span text:style-name="T2"> <text:s text:c="7"/>$this-&gt;httpClient = $httpClient;</text:span><text:line-break/><text:span text:style-name="T2"> <text:s text:c="7"/>$this-&gt;productRepository = $productRepository;</text:span><text:line-break/><text:span text:style-name="T2"> <text:s text:c="7"/>$this-&gt;productFactory = $productFactory;</text:span><text:line-break/><text:span text:style-name="T2"> <text:s text:c="3"/>}</text:span><text:line-break/><text:line-break/><text:span text:style-name="T2"> <text:s text:c="3"/>/**</text:span><text:line-break/><text:span text:style-name="T15"> <text:s text:c="4"/>* Synchroniser les produits avec l'API Amazon</text:span><text:line-break/><text:span text:style-name="T15"> <text:s text:c="4"/></text:span><text:span text:style-name="T2">*/</text:span><text:line-break/><text:span text:style-name="T2"> <text:s text:c="3"/></text:span><text:span text:style-name="T7">public function </text:span><text:span text:style-name="T17">syncProducts</text:span><text:span text:style-name="T2">()</text:span><text:line-break/><text:soft-page-break/><text:span text:style-name="T2"> <text:s text:c="3"/>{</text:span><text:line-break/><text:span text:style-name="T2"> <text:s text:c="7"/>$apiEndpoint = '</text:span><text:span text:style-name="T11">https://api.amazon.com/products</text:span><text:span text:style-name="T2">';</text:span><text:line-break/><text:span text:style-name="T2"> <text:s text:c="7"/>$apiKey = '</text:span><text:span text:style-name="T11">YOUR_API_KEY</text:span><text:span text:style-name="T2">';</text:span><text:line-break/><text:line-break/><text:span text:style-name="T2"> <text:s text:c="7"/>//</text:span><text:span text:style-name="T15"> Appel API pour récupérer les produits</text:span><text:line-break/><text:span text:style-name="T15"> <text:s text:c="7"/></text:span><text:span text:style-name="T2">$response = $this-&gt;httpClient-&gt;</text:span><text:span text:style-name="T17">get</text:span><text:span text:style-name="T2">($apiEndpoint, [</text:span><text:line-break/><text:span text:style-name="T2"> <text:s text:c="11"/>'</text:span><text:span text:style-name="T11">headers</text:span><text:span text:style-name="T2">' =&gt; [</text:span><text:line-break/><text:span text:style-name="T2"> <text:s text:c="15"/>'</text:span><text:span text:style-name="T11">Authorization</text:span><text:span text:style-name="T2">' =&gt; "</text:span><text:span text:style-name="T11">Bearer </text:span><text:span text:style-name="T2">$apiKey"</text:span><text:line-break/><text:span text:style-name="T2"> <text:s text:c="11"/>]</text:span><text:line-break/><text:span text:style-name="T2"> <text:s text:c="7"/>]);</text:span><text:line-break/><text:line-break/><text:span text:style-name="T2"> <text:s text:c="7"/>$products = json_decode($response-&gt;</text:span><text:span text:style-name="T17">getBody</text:span><text:span text:style-name="T2">(), </text:span><text:span text:style-name="T14">true</text:span><text:span text:style-name="T2">);</text:span><text:line-break/><text:span text:style-name="T2"> <text:s text:c="7"/>$importedProducts = [];</text:span><text:line-break/><text:line-break/><text:span text:style-name="T2"> <text:s text:c="7"/></text:span><text:span text:style-name="T7">foreach </text:span><text:span text:style-name="T2">($products as $productData) {</text:span><text:line-break/><text:span text:style-name="T2"> <text:s text:c="11"/>//</text:span><text:span text:style-name="T15"> Récupérer ou créer le produit dans Magento</text:span><text:line-break/><text:span text:style-name="T15"> <text:s text:c="11"/></text:span><text:span text:style-name="T2">$product = $this-&gt;productRepository-&gt;</text:span><text:span text:style-name="T17">get</text:span><text:span text:style-name="T2">($productData['</text:span><text:span text:style-name="T11">sku</text:span><text:span text:style-name="T2">'], </text:span><text:span text:style-name="T14">false</text:span><text:span text:style-name="T2">, </text:span><text:span text:style-name="T14">null</text:span><text:span text:style-name="T2">, </text:span><text:span text:style-name="T14">true</text:span><text:span text:style-name="T2">) ?? $this-&gt;productFactory-&gt;</text:span><text:span text:style-name="T17">create</text:span><text:span text:style-name="T2">();</text:span><text:line-break/><text:line-break/><text:span text:style-name="T2"> <text:s text:c="11"/>//</text:span><text:span text:style-name="T15"> Mettre à jour les données</text:span><text:line-break/><text:span text:style-name="T15"> <text:s text:c="11"/></text:span><text:span text:style-name="T2">$product-&gt;</text:span><text:span text:style-name="T17">setSku</text:span><text:span text:style-name="T2">($productData['</text:span><text:span text:style-name="T11">sku</text:span><text:span text:style-name="T2">']);</text:span><text:line-break/><text:span text:style-name="T2"> <text:s text:c="11"/>$product-&gt;</text:span><text:span text:style-name="T17">setName</text:span><text:span text:style-name="T2">($productData['</text:span><text:span text:style-name="T11">name</text:span><text:span text:style-name="T2">']);</text:span><text:line-break/><text:span text:style-name="T2"> <text:s text:c="11"/>$product-&gt;</text:span><text:span text:style-name="T17">setPrice</text:span><text:span text:style-name="T2">($productData['</text:span><text:span text:style-name="T11">price</text:span><text:span text:style-name="T2">']);</text:span><text:line-break/><text:span text:style-name="T2"> <text:s text:c="11"/>$product-&gt;</text:span><text:span text:style-name="T17">setDescription</text:span><text:span text:style-name="T2">($productData['</text:span><text:span text:style-name="T11">description</text:span><text:span text:style-name="T2">']);</text:span><text:line-break/><text:span text:style-name="T2"> <text:s text:c="11"/>$product-&gt;</text:span><text:span text:style-name="T17">setStockData</text:span><text:span text:style-name="T2">([</text:span><text:line-break/><text:span text:style-name="T2"> <text:s text:c="15"/>'</text:span><text:span text:style-name="T11">qty</text:span><text:span text:style-name="T2">' =&gt; $productData['</text:span><text:span text:style-name="T11">stock</text:span><text:span text:style-name="T2">'],</text:span><text:line-break/><text:span text:style-name="T2"> <text:s text:c="15"/>'</text:span><text:span text:style-name="T11">is_in_stock</text:span><text:span text:style-name="T2">' =&gt; $productData['</text:span><text:span text:style-name="T11">stock</text:span><text:span text:style-name="T2">'] &gt; </text:span><text:span text:style-name="T10">0</text:span><text:line-break/><text:span text:style-name="T10"> <text:s text:c="11"/></text:span><text:span text:style-name="T2">]);</text:span><text:line-break/><text:line-break/><text:span text:style-name="T2"> <text:s text:c="11"/>//</text:span><text:span text:style-name="T15"> Sauvegarde dans la base Magento</text:span><text:line-break/><text:span text:style-name="T15"> <text:s text:c="11"/></text:span><text:span text:style-name="T2">$product-&gt;</text:span><text:span text:style-name="T17">save</text:span><text:span text:style-name="T2">();</text:span><text:line-break/><text:line-break/><text:span text:style-name="T2"> <text:s text:c="11"/>$importedProducts[] = $product-&gt;</text:span><text:span text:style-name="T17">getId</text:span><text:span text:style-name="T2">();</text:span><text:line-break/><text:span text:style-name="T2"> <text:s text:c="7"/>}</text:span><text:line-break/><text:line-break/><text:span text:style-name="T2"> <text:s text:c="7"/></text:span><text:span text:style-name="T7">return </text:span><text:span text:style-name="T2">$importedProducts;</text:span><text:line-break/><text:span text:style-name="T2"> <text:s text:c="3"/>}</text:span><text:line-break/><text:span text:style-name="T2">}</text:span></text:p>
      <text:p text:style-name="P33"><text:span text:style-name="Strong_20_Emphasis">Explications :</text:span></text:p>
      <text:list xml:id="list491065210" text:style-name="L141">
        <text:list-item>
          <text:p text:style-name="P237"><text:span text:style-name="Strong_20_Emphasis">GuzzleHttp\Client</text:span> : Utilisé pour gérer les appels HTTP vers l’API Amazon. </text:p>
        </text:list-item>
        <text:list-item>
          <text:p text:style-name="P236">Les données des produits sont récupérées, puis mises à jour ou créées dans Magento en utilisant les classes natives (<text:span text:style-name="Source_20_Text">ProductRepository</text:span>, <text:span text:style-name="Source_20_Text">ProductFactory</text:span>). </text:p>
        </text:list-item>
      </text:list>
      <text:p text:style-name="Horizontal_20_Line"/>
      <text:h text:style-name="Heading_20_5" text:outline-level="5"><text:span text:style-name="Strong_20_Emphasis">2. Tester la synchronisation</text:span></text:h>
      <text:p text:style-name="Text_20_body">Avant d’exécuter votre cron, vous pouvez tester manuellement la synchronisation avec une commande Magento CLI personnalisée (facultatif).</text:p>
      <text:list xml:id="list246262440" text:style-name="L142">
        <text:list-item>
          <text:p text:style-name="P239">Créez une commande CLI (fichier <text:span text:style-name="Strong_20_Emphasis">etc/di.xml</text:span> et dossier <text:span text:style-name="Strong_20_Emphasis">Console/Command</text:span>). </text:p>
        </text:list-item>
        <text:list-item>
          <text:p text:style-name="P238">Testez l'exécution avec : </text:p>
        </text:list-item>
      </text:list>
      <text:p text:style-name="P16"><text:span text:style-name="Strong_20_Emphasis"><text:span text:style-name="T1">php </text:span></text:span><text:span text:style-name="T2">bin/magento amazon:sync-products</text:span></text:p>
      <text:h text:style-name="P8" text:outline-level="4"><text:soft-page-break/><text:span text:style-name="Strong_20_Emphasis">Validation et Résultats</text:span></text:h>
      <text:list xml:id="list964091162" text:style-name="L143">
        <text:list-item>
          <text:p text:style-name="P241"><text:span text:style-name="Strong_20_Emphasis">Vérifiez la planification du cron dans Magento :</text:span><text:line-break/>Table <text:span text:style-name="Source_20_Text">cron_schedule</text:span> ou <text:span text:style-name="Strong_20_Emphasis">Stores &gt; Configuration &gt; Advanced &gt; Cron Schedule</text:span>. </text:p>
        </text:list-item>
        <text:list-item>
          <text:p text:style-name="P241"><text:span text:style-name="Strong_20_Emphasis">Assurez-vous que les journaux sont corrects :</text:span><text:line-break/>Fichier : <text:span text:style-name="Strong_20_Emphasis">var/log/*.log</text:span> </text:p>
        </text:list-item>
        <text:list-item>
          <text:p text:style-name="P240"><text:span text:style-name="Strong_20_Emphasis">Confirmez que les produits sont synchronisés correctement dans Magento :</text:span><text:line-break/>Allez dans <text:span text:style-name="Strong_20_Emphasis">Catalog &gt; Products</text:span>. </text:p>
        </text:list-item>
      </text:list>
      <text:p text:style-name="Horizontal_20_Line"/>
      <text:h text:style-name="Heading_20_3" text:outline-level="3"><text:span text:style-name="Strong_20_Emphasis">Résumé</text:span></text:h>
      <text:p text:style-name="P33">Dans cette section, nous avons :</text:p>
      <text:list xml:id="list2933313898" text:style-name="L144">
        <text:list-item>
          <text:p text:style-name="P243">Configuré un fichier <text:span text:style-name="Strong_20_Emphasis">cron.xml</text:span> pour planifier la synchronisation avec Amazon. </text:p>
        </text:list-item>
        <text:list-item>
          <text:p text:style-name="P243">Créé une classe Cron et un helper pour gérer la logique de synchronisation. </text:p>
        </text:list-item>
        <text:list-item>
          <text:p text:style-name="P242">Défini un script pour intégrer et mettre à jour les données produits via l'<text:span text:style-name="Strong_20_Emphasis">API Amazon</text:span>. </text:p>
        </text:list-item>
      </text:list>
      <text:p text:style-name="P18"><text:span text:style-name="Strong_20_Emphasis"/></text:p>
      <text:p text:style-name="P18"><text:span text:style-name="Strong_20_Emphasis"/></text:p>
      <text:p text:style-name="P18"><text:span text:style-name="Strong_20_Emphasis"/></text:p>
      <text:p text:style-name="P18"><text:span text:style-name="Strong_20_Emphasis"/></text:p>
      <text:list xml:id="list305425832" text:style-name="L13">
        <text:list-item>
          <text:p text:style-name="P41"><text:span text:style-name="Strong_20_Emphasis">Livrables du Jour 4 :</text:span></text:p>
          <text:list>
            <text:list-item>
              <text:p text:style-name="P42">Fonctionnalité de panier active. </text:p>
            </text:list-item>
            <text:list-item>
              <text:p text:style-name="P40">Gestion des produits synchronisée avec l’API Amazon. </text:p>
            </text:list-item>
          </text:list>
        </text:list-item>
      </text:list>
      <text:p text:style-name="Horizontal_20_Line"/>
      <text:h text:style-name="Heading_20_3" text:outline-level="3"><text:span text:style-name="Strong_20_Emphasis"/></text:h>
      <text:p text:style-name="Text_20_body"><text:span text:style-name="Strong_20_Emphasis"/></text:p>
      <text:h text:style-name="Heading_20_3" text:outline-level="3"><text:span text:style-name="Strong_20_Emphasis"/></text:h>
      <text:h text:style-name="Heading_20_3" text:outline-level="3"><text:span text:style-name="Strong_20_Emphasis"/></text:h>
      <text:p text:style-name="P101"><text:span text:style-name="Strong_20_Emphasis"/></text:p>
      <text:h text:style-name="Heading_20_3" text:outline-level="3"><text:bookmark-start text:name="__DdeLink__11757_2092794412"/><text:span text:style-name="Strong_20_Emphasis">Jour 5 : Tests, performance et maintenance</text:span></text:h>
      <text:h text:style-name="Heading_20_4" text:outline-level="4">Objectif : Finaliser le projet en garantissant sa robustesse, ses performances et ses standards.<text:bookmark-end text:name="__DdeLink__11757_2092794412"/></text:h>
      <text:p text:style-name="P33"><text:bookmark-start text:name="__DdeLink__11761_2092794412"/><text:bookmark-end text:name="__DdeLink__11761_2092794412"/><text:span text:style-name="Strong_20_Emphasis"/></text:p>
      <text:h text:style-name="P1" text:outline-level="2"><text:span text:style-name="Strong_20_Emphasis">5.1. Tests et Validation</text:span></text:h>
      <text:h text:style-name="Heading_20_3" text:outline-level="3"><text:span text:style-name="Strong_20_Emphasis">Objectifs :</text:span></text:h>
      <text:list xml:id="list3597728199" text:style-name="L145">
        <text:list-item>
          <text:p text:style-name="P245">Mettre en place des <text:span text:style-name="Strong_20_Emphasis">tests fonctionnels</text:span> avec le <text:span text:style-name="Strong_20_Emphasis">Magento Functional Testing Framework (MFTF)</text:span> pour valider le workflow :<text:line-break/><text:span text:style-name="Strong_20_Emphasis">ajout produit → panier → commande</text:span>. </text:p>
        </text:list-item>
        <text:list-item>
          <text:p text:style-name="P244">Ajouter des <text:span text:style-name="Strong_20_Emphasis">tests unitaires</text:span> pour assurer la fiabilité du module d'importation des produits. </text:p>
        </text:list-item>
      </text:list>
      <text:p text:style-name="Horizontal_20_Line"/>
      <text:h text:style-name="Heading_20_3" text:outline-level="3"><text:span text:style-name="Strong_20_Emphasis">Étapes détaillées :</text:span></text:h>
      <text:p text:style-name="Horizontal_20_Line"/>
      <text:h text:style-name="Heading_20_4" text:outline-level="4"><text:span text:style-name="Strong_20_Emphasis">A. Tests fonctionnels avec Magento Functional Testing Framework (MFTF)</text:span></text:h>
      <text:p text:style-name="P33">Le <text:span text:style-name="Strong_20_Emphasis">MFTF</text:span> est l'outil natif de Magento pour exécuter des tests fonctionnels. Il permet d'automatiser les vérifications du workflow Magento sur des scénarios complexes.</text:p>
      <text:h text:style-name="Heading_20_5" text:outline-level="5"><text:span text:style-name="Strong_20_Emphasis">1. Installer et configurer le MFTF</text:span></text:h>
      <text:p text:style-name="P33"><text:span text:style-name="Strong_20_Emphasis">Pré-requis :</text:span></text:p>
      <text:list xml:id="list1945961791" text:style-name="L146">
        <text:list-item>
          <text:p text:style-name="P247">Assurez-vous que Magento est installé en mode développeur. </text:p>
        </text:list-item>
        <text:list-item>
          <text:p text:style-name="P246">PHP et Composer doivent être correctement configurés. </text:p>
        </text:list-item>
      </text:list>
      <text:p text:style-name="Text_20_body"><text:span text:style-name="Strong_20_Emphasis">Étapes d'installation :</text:span></text:p>
      <text:list xml:id="list3557167764" text:style-name="L147">
        <text:list-item>
          <text:p text:style-name="P248">Accédez au répertoire de Magento et installez les dépendances MFTF :</text:p>
        </text:list-item>
      </text:list>
      <text:p text:style-name="P26"><text:span text:style-name="Strong_20_Emphasis"><text:span text:style-name="T1">composer </text:span></text:span><text:span text:style-name="T2">require magento/magento2-functional-testing-framework</text:span></text:p>
      <text:list xml:id="list170730129673990" text:continue-numbering="true" text:style-name="L147">
        <text:list-item>
          <text:p text:style-name="P248"><text:s/>Une fois installé, générez la configuration initiale de MFTF : </text:p>
          <text:p text:style-name="P28"><text:span text:style-name="T1">vendor/bin/mftf </text:span><text:span text:style-name="T2">generate:tests</text:span></text:p>
          <text:p text:style-name="P28"><text:span text:style-name="T2"/></text:p>
        </text:list-item>
        <text:list-item>
          <text:p text:style-name="P248">Configuration du fichier <text:span text:style-name="Strong_20_Emphasis">env</text:span> de test : </text:p>
        </text:list-item>
      </text:list>
      <text:list xml:id="list2077151404" text:style-name="L153">
        <text:list-item>
          <text:list>
            <text:list-item>
              <text:p text:style-name="P250">Le fichier <text:span text:style-name="Strong_20_Emphasis">dev/tests/acceptance/.env</text:span> doit contenir vos paramètres tests (base URL, informations admin…). Exemple simple : </text:p>
            </text:list-item>
          </text:list>
        </text:list-item>
      </text:list>
      <text:p text:style-name="P27"><text:span text:style-name="T11">MAGENTO_BASE_URL="http://magento.local"</text:span><text:line-break/><text:span text:style-name="T11">MAGENTO_BACKEND_NAME="admin"</text:span><text:line-break/><text:span text:style-name="T11">MAGENTO_ADMIN_USERNAME="admin"</text:span><text:line-break/><text:span text:style-name="T11">MAGENTO_ADMIN_PASSWORD="admin123"</text:span></text:p>
      <text:p text:style-name="P25"/>
      <text:p text:style-name="P25"/>
      <text:p text:style-name="P25"/>
      <text:list xml:id="list170728151908768" text:continue-list="list170730129673990" text:style-name="L147">
        <text:list-item>
          <text:p text:style-name="P248"><text:soft-page-break/>Lancez un test basé sur les tests existants pour valider la configuration MFTF : </text:p>
        </text:list-item>
      </text:list>
      <text:p text:style-name="P249"/>
      <text:p text:style-name="P27"><text:span text:style-name="T1">vendor/bin/mftf </text:span><text:span text:style-name="T2">run:tests --tests AdminLoginTest</text:span></text:p>
      <text:p text:style-name="P25"/>
      <text:h text:style-name="P13" text:outline-level="5"><text:span text:style-name="Strong_20_Emphasis">2. Créer un test MFTF pour le workflow (produit → panier → commande)</text:span></text:h>
      <text:p text:style-name="P33">Un scénario typique pour le workflow pourrait inclure les étapes :</text:p>
      <text:list xml:id="list3330271322" text:style-name="L155">
        <text:list-item>
          <text:p text:style-name="P252">Accéder à un produit sur le site (catalogue détaillé ou importé d'Amazon). </text:p>
        </text:list-item>
        <text:list-item>
          <text:p text:style-name="P252">Ajouter ce produit au panier. </text:p>
        </text:list-item>
        <text:list-item>
          <text:p text:style-name="P252">Valider le panier et passer commande. </text:p>
        </text:list-item>
        <text:list-item>
          <text:p text:style-name="P251">Vérifier la commande dans le système admin Magento. </text:p>
        </text:list-item>
      </text:list>
      <text:p text:style-name="P33"><text:span text:style-name="Strong_20_Emphasis">Structure de fichier MFTF :</text:span></text:p>
      <text:list xml:id="list3286492447" text:style-name="L156">
        <text:list-item>
          <text:p text:style-name="P253">Les tests MFTF utilisent des fichiers XML pour définir les scénarios, basés sur des pages et actions pré-définies. </text:p>
        </text:list-item>
      </text:list>
      <text:list xml:id="list1446343801" text:style-name="L157">
        <text:list-item>
          <text:p text:style-name="P255"><text:span text:style-name="Strong_20_Emphasis">Chemin des fichiers :</text:span><text:line-break/><text:span text:style-name="Strong_20_Emphasis">dev/tests/acceptance/tests/functional/MFTFTest.xml</text:span></text:p>
        </text:list-item>
        <text:list-item>
          <text:p text:style-name="P254"><text:span text:style-name="Strong_20_Emphasis">Exemple de test : Produit → Panier → Commande</text:span></text:p>
        </text:list-item>
      </text:list>
      <text:p text:style-name="P27"><text:span text:style-name="T12">&lt;tests </text:span><text:span text:style-name="T2">xmlns:</text:span><text:span text:style-name="T13">xsi</text:span><text:span text:style-name="T11">="http://www.w3.org/2001/XMLSchema-instance" </text:span><text:span text:style-name="T13">xsi</text:span><text:span text:style-name="T2">:noNamespaceSchemaLocation</text:span><text:span text:style-name="T11">="urn:magento:mftf:Test/1.0/testCase.xsd"</text:span><text:span text:style-name="T12">&gt;</text:span><text:line-break/><text:span text:style-name="T12"> <text:s text:c="3"/>&lt;test </text:span><text:span text:style-name="T2">name</text:span><text:span text:style-name="T11">="ProductToCartToOrderTest"</text:span><text:span text:style-name="T12">&gt;</text:span><text:line-break/><text:span text:style-name="T12"> <text:s text:c="7"/>&lt;labels&gt;</text:span><text:line-break/><text:span text:style-name="T12"> <text:s text:c="11"/>&lt;label&gt;</text:span><text:span text:style-name="T2">ProductWorkflow</text:span><text:span text:style-name="T12">&lt;/label&gt;</text:span><text:line-break/><text:span text:style-name="T12"> <text:s text:c="7"/>&lt;/labels&gt;</text:span><text:line-break/><text:span text:style-name="T12"> <text:s text:c="7"/>&lt;preconditions&gt; </text:span><text:span text:style-name="T15">&lt;!-- Conditions préalables --&gt;</text:span><text:line-break/><text:span text:style-name="T15"> <text:s text:c="11"/></text:span><text:span text:style-name="T12">&lt;createData </text:span><text:span text:style-name="T2">items</text:span><text:span text:style-name="T11">="product"</text:span><text:span text:style-name="T12">&gt;</text:span><text:line-break/><text:span text:style-name="T12"> <text:s text:c="15"/>&lt;data </text:span><text:span text:style-name="T2">entity</text:span><text:span text:style-name="T11">="simpleProduct" </text:span><text:span text:style-name="T2">stepKey</text:span><text:span text:style-name="T11">="simpleProductData"</text:span><text:span text:style-name="T12">/&gt;</text:span><text:line-break/><text:span text:style-name="T12"> <text:s text:c="11"/>&lt;/createData&gt;</text:span><text:line-break/><text:span text:style-name="T12"> <text:s text:c="7"/>&lt;/preconditions&gt;</text:span><text:line-break/><text:span text:style-name="T12"> <text:s text:c="7"/>&lt;steps&gt;</text:span><text:line-break/><text:span text:style-name="T12"> <text:s text:c="11"/></text:span><text:span text:style-name="T15">&lt;!-- Étape 1 : Aller sur la page du produit --&gt;</text:span><text:line-break/><text:span text:style-name="T15"> <text:s text:c="11"/></text:span><text:span text:style-name="T12">&lt;amOnPage </text:span><text:span text:style-name="T2">url</text:span><text:span text:style-name="T11">="{{simpleProductData.url_key}}"</text:span><text:span text:style-name="T12">/&gt;</text:span><text:line-break/><text:line-break/><text:span text:style-name="T12"> <text:s text:c="11"/></text:span><text:span text:style-name="T15">&lt;!-- Étape 2 : Ajouter au panier --&gt;</text:span><text:line-break/><text:span text:style-name="T15"> <text:s text:c="11"/></text:span><text:span text:style-name="T12">&lt;click </text:span><text:span text:style-name="T2">selector</text:span><text:span text:style-name="T11">="#product-addtocart-button"</text:span><text:span text:style-name="T12">/&gt;</text:span><text:line-break/><text:span text:style-name="T12"> <text:s text:c="11"/>&lt;waitForPageLoad/&gt;</text:span><text:line-break/><text:line-break/><text:span text:style-name="T12"> <text:s text:c="11"/></text:span><text:span text:style-name="T15">&lt;!-- Étape 3 : Aller au panier --&gt;</text:span><text:line-break/><text:span text:style-name="T15"> <text:s text:c="11"/></text:span><text:span text:style-name="T12">&lt;amOnPage </text:span><text:span text:style-name="T2">url</text:span><text:span text:style-name="T11">="/checkout/cart"</text:span><text:span text:style-name="T12">/&gt;</text:span><text:line-break/><text:span text:style-name="T12"> <text:s text:c="11"/>&lt;assertElementContains </text:span><text:span text:style-name="T2">selector</text:span><text:span text:style-name="T11">=".subtotal .price" </text:span><text:span text:style-name="T2">stepKey</text:span><text:span text:style-name="T11">="validateSubtotal"</text:span><text:span text:style-name="T12">/&gt;</text:span><text:line-break/><text:line-break/><text:span text:style-name="T12"> <text:s text:c="11"/></text:span><text:span text:style-name="T15">&lt;!-- Étape 4 : Passer la commande --&gt;</text:span><text:line-break/><text:span text:style-name="T15"> <text:s text:c="11"/></text:span><text:span text:style-name="T12">&lt;click </text:span><text:span text:style-name="T2">selector</text:span><text:span text:style-name="T11">="[data-role='proceed-to-checkout']"</text:span><text:span text:style-name="T12">/&gt;</text:span><text:line-break/><text:span text:style-name="T12"> <text:s text:c="11"/>&lt;waitForPageLoad/&gt;</text:span><text:line-break/><text:span text:style-name="T12"> <text:s text:c="11"/>&lt;fillField </text:span><text:span text:style-name="T2">selector</text:span><text:span text:style-name="T11">="#shipping-firstname" </text:span><text:span text:style-name="T2">stepKey</text:span><text:span text:style-name="T11">="shippingFirstName" </text:span><text:span text:style-name="T2">value</text:span><text:span text:style-name="T11">="Jane"</text:span><text:span text:style-name="T12">/&gt;</text:span><text:line-break/><text:span text:style-name="T12"> <text:s text:c="11"/>&lt;fillField </text:span><text:span text:style-name="T2">selector</text:span><text:span text:style-name="T11">="#shipping-lastname" </text:span><text:span text:style-name="T2">stepKey</text:span><text:span text:style-name="T11">="shippingLastName" </text:span><text:span text:style-name="T2">value</text:span><text:span text:style-name="T11">="Doe"</text:span><text:span text:style-name="T12">/&gt;</text:span><text:line-break/><text:span text:style-name="T12"> <text:s text:c="11"/>&lt;fillField </text:span><text:span text:style-name="T2">selector</text:span><text:span text:style-name="T11">="#shipping-email" </text:span><text:span text:style-name="T2">stepKey</text:span><text:span text:style-name="T11">="shippingEmail" </text:span><text:span text:style-name="T2">value</text:span><text:span text:style-name="T11">="jane.doe@example.com"</text:span><text:span text:style-name="T12">/&gt;</text:span><text:line-break/><text:span text:style-name="T12"> <text:s text:c="11"/>&lt;fillField </text:span><text:span text:style-name="T2">selector</text:span><text:span text:style-name="T11">="#shipping-telephone" </text:span><text:span text:style-name="T2">stepKey</text:span><text:span text:style-name="T11">="shippingTelephone" </text:span><text:soft-page-break/><text:span text:style-name="T2">value</text:span><text:span text:style-name="T11">="1234567890"</text:span><text:span text:style-name="T12">/&gt;</text:span><text:line-break/><text:span text:style-name="T12"> <text:s text:c="11"/>&lt;click </text:span><text:span text:style-name="T2">selector</text:span><text:span text:style-name="T11">="#shipping-method-button"</text:span><text:span text:style-name="T12">/&gt;</text:span><text:line-break/><text:span text:style-name="T12"> <text:s text:c="11"/>&lt;waitForPageLoad/&gt;</text:span><text:line-break/><text:span text:style-name="T12"> <text:s text:c="11"/>&lt;click </text:span><text:span text:style-name="T2">selector</text:span><text:span text:style-name="T11">="#place-order-button"</text:span><text:span text:style-name="T12">/&gt;</text:span><text:line-break/><text:span text:style-name="T12"> <text:s text:c="7"/>&lt;/steps&gt;</text:span><text:line-break/><text:span text:style-name="T12"> <text:s text:c="7"/>&lt;tearDown&gt; </text:span><text:span text:style-name="T15">&lt;!-- Nettoyage après le test --&gt;</text:span><text:line-break/><text:span text:style-name="T15"> <text:s text:c="11"/></text:span><text:span text:style-name="T12">&lt;removeData&gt;</text:span><text:span text:style-name="T2">simpleProductData</text:span><text:span text:style-name="T12">&lt;/removeData&gt;</text:span><text:line-break/><text:span text:style-name="T12"> <text:s text:c="7"/>&lt;/tearDown&gt;</text:span><text:line-break/><text:span text:style-name="T12"> <text:s text:c="3"/>&lt;/test&gt;</text:span><text:line-break/><text:span text:style-name="T12">&lt;/tests&gt;</text:span></text:p>
      <text:p text:style-name="P25"/>
      <text:p text:style-name="P249"><text:span text:style-name="Strong_20_Emphasis">Explications :</text:span></text:p>
      <text:list xml:id="list3319163557" text:style-name="L158">
        <text:list-item>
          <text:p text:style-name="P257"><text:span text:style-name="Strong_20_Emphasis">Conditions préalables (preconditions)</text:span> : Déclare un produit simple pour effectuer les tests. </text:p>
        </text:list-item>
        <text:list-item>
          <text:p text:style-name="P257"><text:span text:style-name="Strong_20_Emphasis">Étapes (steps)</text:span> : Définissent les actions du test fonctionnel. </text:p>
          <text:list>
            <text:list-item>
              <text:p text:style-name="P257"><text:span text:style-name="Strong_20_Emphasis">amOnPage</text:span> : Navigue sur une URL. </text:p>
            </text:list-item>
            <text:list-item>
              <text:p text:style-name="P257"><text:span text:style-name="Strong_20_Emphasis">click</text:span> : Clique sur un élément. </text:p>
            </text:list-item>
            <text:list-item>
              <text:p text:style-name="P257"><text:span text:style-name="Strong_20_Emphasis">fillField</text:span> : Remplit un champ de formulaire. </text:p>
            </text:list-item>
          </text:list>
        </text:list-item>
        <text:list-item>
          <text:p text:style-name="P257"><text:span text:style-name="Strong_20_Emphasis">Vérifications (assertions)</text:span> : </text:p>
          <text:list>
            <text:list-item>
              <text:p text:style-name="P256"><text:span text:style-name="Strong_20_Emphasis">assertElementContains</text:span> : Vérifie si un élément contient une valeur donnée (prix, nom…). </text:p>
            </text:list-item>
          </text:list>
        </text:list-item>
      </text:list>
      <text:list xml:id="list478101264" text:style-name="L159">
        <text:list-item>
          <text:p text:style-name="P258"><text:span text:style-name="Strong_20_Emphasis">Exécuter le test créé :</text:span> </text:p>
        </text:list-item>
      </text:list>
      <text:p text:style-name="P27"><text:span text:style-name="T1">vendor/bin/mftf </text:span><text:span text:style-name="T2">run:tests --tests ProductToCartToOrderTest</text:span></text:p>
      <text:p text:style-name="P25"/>
      <text:h text:style-name="P10" text:outline-level="4"><text:span text:style-name="Strong_20_Emphasis">B. Tests unitaires sur le module d’importation</text:span></text:h>
      <text:p text:style-name="P33">Les tests unitaires garantissent la robustesse de votre logique métier, notamment pour votre <text:span text:style-name="Strong_20_Emphasis">module d'importation de produits Amazon</text:span>.</text:p>
      <text:h text:style-name="Heading_20_5" text:outline-level="5"><text:span text:style-name="Strong_20_Emphasis">1. Configuration initiale pour PHPUnit</text:span></text:h>
      <text:p text:style-name="Text_20_body">Magento utilise PHPUnit pour exécuter les tests unitaires. Si ce n’est pas encore configuré :</text:p>
      <text:list xml:id="list1685476422" text:style-name="L160">
        <text:list-item>
          <text:p text:style-name="P259">Installez PHPUnit via Composer : </text:p>
        </text:list-item>
      </text:list>
      <text:p text:style-name="P29"><text:span text:style-name="T1">composer </text:span><text:span text:style-name="T2">require --dev phpunit/phpunit ^9.5</text:span></text:p>
      <text:p text:style-name="P30"/>
      <text:list xml:id="list170728201393838" text:continue-numbering="true" text:style-name="L160">
        <text:list-item>
          <text:p text:style-name="P259">Exécutez les tests existants pour vérifier la configuration : </text:p>
        </text:list-item>
      </text:list>
      <text:p text:style-name="P15"><text:span text:style-name="T1">./vendor/bin/phpunit </text:span><text:span text:style-name="T2">-c dev/tests/unit/phpunit.xml.dist</text:span></text:p>
      <text:h text:style-name="Heading_20_5" text:outline-level="5"><text:span text:style-name="Strong_20_Emphasis">2. Tester une méthode - Exemple : Validation d’un produit importé</text:span></text:h>
      <text:p text:style-name="P33">Créez un test unitaire pour la méthode utilisée dans le helper d'importation (par exemple, <text:span text:style-name="Source_20_Text">syncProducts()</text:span>).</text:p>
      <text:list xml:id="list1758447440" text:style-name="L162">
        <text:list-item>
          <text:p text:style-name="P261"><text:span text:style-name="Strong_20_Emphasis">Structure des fichiers liés au test :</text:span></text:p>
          <text:list>
            <text:list-item>
              <text:p text:style-name="P262">Fichier testé : <text:span text:style-name="Strong_20_Emphasis">app/code/MyNamespace/AmazonIntegration/Helper/AmazonApi.php</text:span> </text:p>
            </text:list-item>
            <text:list-item>
              <text:p text:style-name="P262">Fichier de test unitaire : <text:span text:style-name="Strong_20_Emphasis">app/code/MyNamespace/AmazonIntegration/Test/Unit/Helper/AmazonApiTest.php</text:span> </text:p>
            </text:list-item>
            <text:list-item>
              <text:p text:style-name="P262"/>
            </text:list-item>
          </text:list>
        </text:list-item>
        <text:list-item>
          <text:p text:style-name="P260"><text:soft-page-break/><text:span text:style-name="Strong_20_Emphasis">Exemple de test unitaire :</text:span></text:p>
        </text:list-item>
      </text:list>
      <text:p text:style-name="P15"><text:span text:style-name="Strong_20_Emphasis"><text:span text:style-name="T2">&lt;?php</text:span></text:span><text:line-break/><text:line-break/><text:span text:style-name="T7">namespace </text:span><text:span text:style-name="T2">MyNamespace\AmazonIntegration\Test\Unit\Helper;</text:span><text:line-break/><text:line-break/><text:span text:style-name="T7">use </text:span><text:span text:style-name="T2">PHPUnit\Framework\TestCase;</text:span><text:line-break/><text:span text:style-name="T7">use </text:span><text:span text:style-name="T2">MyNamespace\AmazonIntegration\Helper\AmazonApi;</text:span><text:line-break/><text:span text:style-name="T7">use </text:span><text:span text:style-name="T2">Magento\Catalog\Api\ProductRepositoryInterface;</text:span><text:line-break/><text:span text:style-name="T7">use </text:span><text:span text:style-name="T2">Magento\Catalog\Model\ProductFactory;</text:span><text:line-break/><text:span text:style-name="T7">use </text:span><text:span text:style-name="T2">GuzzleHttp\Client;</text:span><text:line-break/><text:line-break/><text:span text:style-name="T7">class </text:span><text:span text:style-name="T2">AmazonApiTest </text:span><text:span text:style-name="T7">extends </text:span><text:span text:style-name="T2">TestCase</text:span><text:line-break/><text:span text:style-name="T2">{</text:span><text:line-break/><text:span text:style-name="T2"> <text:s text:c="3"/></text:span><text:span text:style-name="T7">private </text:span><text:span text:style-name="T2">$amazonApi;</text:span><text:line-break/><text:span text:style-name="T2"> <text:s text:c="3"/></text:span><text:span text:style-name="T7">private </text:span><text:span text:style-name="T2">$productRepositoryMock;</text:span><text:line-break/><text:span text:style-name="T2"> <text:s text:c="3"/></text:span><text:span text:style-name="T7">private </text:span><text:span text:style-name="T2">$productFactoryMock;</text:span><text:line-break/><text:span text:style-name="T2"> <text:s text:c="3"/></text:span><text:span text:style-name="T7">private </text:span><text:span text:style-name="T2">$httpClientMock;</text:span><text:line-break/><text:line-break/><text:span text:style-name="T2"> <text:s text:c="3"/></text:span><text:span text:style-name="T7">protected function </text:span><text:span text:style-name="T17">setUp</text:span><text:span text:style-name="T2">(): </text:span><text:span text:style-name="T7">void</text:span><text:line-break/><text:span text:style-name="T7"> <text:s text:c="3"/></text:span><text:span text:style-name="T2">{</text:span><text:line-break/><text:span text:style-name="T2"> <text:s text:c="7"/>//</text:span><text:span text:style-name="T15"> Mocks des dépendances</text:span><text:line-break/><text:span text:style-name="T15"> <text:s text:c="7"/></text:span><text:span text:style-name="T2">$this-&gt;productRepositoryMock = $this-&gt;</text:span><text:span text:style-name="T17">createMock</text:span><text:span text:style-name="T2">(ProductRepositoryInterface::</text:span><text:span text:style-name="T7">class</text:span><text:span text:style-name="T2">);</text:span><text:line-break/><text:span text:style-name="T2"> <text:s text:c="7"/>$this-&gt;productFactoryMock = $this-&gt;</text:span><text:span text:style-name="T17">createMock</text:span><text:span text:style-name="T2">(ProductFactory::</text:span><text:span text:style-name="T7">class</text:span><text:span text:style-name="T2">);</text:span><text:line-break/><text:span text:style-name="T2"> <text:s text:c="7"/>$this-&gt;httpClientMock = $this-&gt;</text:span><text:span text:style-name="T17">createMock</text:span><text:span text:style-name="T2">(Client::</text:span><text:span text:style-name="T7">class</text:span><text:span text:style-name="T2">);</text:span><text:line-break/><text:line-break/><text:span text:style-name="T2"> <text:s text:c="7"/>//</text:span><text:span text:style-name="T15"> Classe AmazonApi</text:span><text:line-break/><text:span text:style-name="T15"> <text:s text:c="7"/></text:span><text:span text:style-name="T2">$this-&gt;amazonApi = </text:span><text:span text:style-name="T7">new </text:span><text:span text:style-name="T2">AmazonApi(</text:span><text:line-break/><text:span text:style-name="T2"> <text:s text:c="11"/>$this-&gt;httpClientMock,</text:span><text:line-break/><text:span text:style-name="T2"> <text:s text:c="11"/>$this-&gt;productRepositoryMock,</text:span><text:line-break/><text:span text:style-name="T2"> <text:s text:c="11"/>$this-&gt;productFactoryMock</text:span><text:line-break/><text:span text:style-name="T2"> <text:s text:c="7"/>);</text:span><text:line-break/><text:span text:style-name="T2"> <text:s text:c="3"/>}</text:span><text:line-break/><text:line-break/><text:span text:style-name="T2"> <text:s text:c="3"/></text:span><text:span text:style-name="T7">public function </text:span><text:span text:style-name="T17">testSyncProducts</text:span><text:span text:style-name="T2">()</text:span><text:line-break/><text:span text:style-name="T2"> <text:s text:c="3"/>{</text:span><text:line-break/><text:span text:style-name="T2"> <text:s text:c="7"/>//</text:span><text:span text:style-name="T15"> Mock de la réponse API</text:span><text:line-break/><text:span text:style-name="T15"> <text:s text:c="7"/></text:span><text:span text:style-name="T2">$response = [</text:span><text:line-break/><text:span text:style-name="T2"> <text:s text:c="11"/>['</text:span><text:span text:style-name="T11">sku</text:span><text:span text:style-name="T2">' =&gt; '</text:span><text:span text:style-name="T11">test-product-1</text:span><text:span text:style-name="T2">', '</text:span><text:span text:style-name="T11">name</text:span><text:span text:style-name="T2">' =&gt; '</text:span><text:span text:style-name="T11">Test Product 1</text:span><text:span text:style-name="T2">', '</text:span><text:span text:style-name="T11">price</text:span><text:span text:style-name="T2">' =&gt; </text:span><text:span text:style-name="T10">10</text:span><text:span text:style-name="T2">, '</text:span><text:span text:style-name="T11">stock</text:span><text:span text:style-name="T2">' =&gt; </text:span><text:span text:style-name="T10">5</text:span><text:span text:style-name="T2">],</text:span><text:line-break/><text:span text:style-name="T2"> <text:s text:c="7"/>];</text:span><text:line-break/><text:line-break/><text:span text:style-name="T2"> <text:s text:c="7"/>$this-&gt;httpClientMock</text:span><text:line-break/><text:span text:style-name="T2"> <text:s text:c="11"/>-&gt;</text:span><text:span text:style-name="T17">method</text:span><text:span text:style-name="T2">('</text:span><text:span text:style-name="T11">get</text:span><text:span text:style-name="T2">')</text:span><text:line-break/><text:span text:style-name="T2"> <text:s text:c="11"/>-&gt;</text:span><text:span text:style-name="T17">willReturn</text:span><text:span text:style-name="T2">(</text:span><text:span text:style-name="T7">new </text:span><text:span text:style-name="T2">\GuzzleHttp\Psr7\Response(</text:span><text:span text:style-name="T10">200</text:span><text:span text:style-name="T2">, [], json_encode($response)));</text:span><text:line-break/><text:line-break/><text:span text:style-name="T2"> <text:s text:c="7"/>//</text:span><text:span text:style-name="T15"> Tester la méthode</text:span><text:line-break/><text:span text:style-name="T15"> <text:s text:c="7"/></text:span><text:span text:style-name="T2">$result = $this-&gt;amazonApi-&gt;</text:span><text:span text:style-name="T17">syncProducts</text:span><text:span text:style-name="T2">();</text:span><text:line-break/><text:span text:style-name="T2"> <text:s text:c="7"/>$this-&gt;</text:span><text:span text:style-name="T17">assertIsArray</text:span><text:span text:style-name="T2">($result); //</text:span><text:span text:style-name="T15"> Vérifiez si un tableau est renvoyé</text:span><text:line-break/><text:span text:style-name="T15"> <text:s text:c="3"/></text:span><text:span text:style-name="T2">}</text:span><text:line-break/><text:span text:style-name="T2">}</text:span></text:p>
      <text:p text:style-name="Standard"><text:span text:style-name="Strong_20_Emphasis"/></text:p>
      <text:list xml:id="list170728354552167" text:continue-numbering="true" text:style-name="L162">
        <text:list-item>
          <text:p text:style-name="P260"><text:span text:style-name="Strong_20_Emphasis">Exécuter le test unitaire : </text:span></text:p>
          <text:p text:style-name="P31"><text:span text:style-name="Strong_20_Emphasis"><text:span text:style-name="T1">./vendor/bin/phpunit </text:span></text:span><text:span text:style-name="T2">--filter AmazonApiTest</text:span></text:p>
          <text:p text:style-name="P31"><text:span text:style-name="Strong_20_Emphasis"/></text:p>
        </text:list-item>
      </text:list>
      <text:list xml:id="list226572601" text:style-name="L164">
        <text:list-header>
          <text:p text:style-name="P264"><text:span text:style-name="Strong_20_Emphasis"/></text:p>
        </text:list-header>
      </text:list>
      <text:p text:style-name="P267">Validation et résultat</text:p>
      <text:list xml:id="list170729034322466" text:continue-numbering="true" text:style-name="L164">
        <text:list-item>
          <text:p text:style-name="P264"><text:soft-page-break/><text:span text:style-name="Strong_20_Emphasis">Tests fonctionnels (MFTF)</text:span> : Vérifiez que le workflow produit &gt; panier &gt; commande s'exécute correctement. </text:p>
        </text:list-item>
        <text:list-item>
          <text:p text:style-name="P264"><text:span text:style-name="Strong_20_Emphasis">Tests unitaires</text:span> : </text:p>
          <text:list>
            <text:list-item>
              <text:p text:style-name="P264">Confirmez que le module d'importation gère les scénarios. </text:p>
            </text:list-item>
            <text:list-item>
              <text:p text:style-name="P263">Vérifiez les erreurs et exceptions pour vos dépendances simulées dans PHPUnit. </text:p>
            </text:list-item>
          </text:list>
        </text:list-item>
      </text:list>
      <text:p text:style-name="Horizontal_20_Line"/>
      <text:h text:style-name="Heading_20_3" text:outline-level="3"><text:span text:style-name="Strong_20_Emphasis">Résumé</text:span></text:h>
      <text:p text:style-name="P33">Pendant cette étape, nous avons :</text:p>
      <text:list xml:id="list1367615661" text:style-name="L165">
        <text:list-item>
          <text:p text:style-name="P266">Implémenté un test fonctionnel <text:span text:style-name="Strong_20_Emphasis">produit &gt; panier &gt; commande</text:span> avec MFTF. </text:p>
        </text:list-item>
        <text:list-item>
          <text:p text:style-name="P265">Créé des tests unitaires pour la synchronisation des produits avec Amazon en testant la couche métier. </text:p>
        </text:list-item>
      </text:list>
      <text:list xml:id="list170729448919147" text:continue-list="list170728354552167" text:style-name="L162">
        <text:list-item>
          <text:p text:style-name="P260"><text:span text:style-name="Strong_20_Emphasis"/></text:p>
        </text:list-item>
      </text:list>
      <text:p text:style-name="Text_20_body"><text:span text:style-name="Strong_20_Emphasis"/></text:p>
      <text:p text:style-name="P33"><text:span text:style-name="Strong_20_Emphasis"/></text:p>
      <text:list xml:id="list2373243024" text:style-name="L14">
        <text:list-item>
          <text:p text:style-name="P44"><text:bookmark-start text:name="__DdeLink__12603_2092794412"/><text:span text:style-name="Strong_20_Emphasis">5.2. Optimisation :</text:span></text:p>
        </text:list-item>
      </text:list>
      <text:h text:style-name="P3" text:outline-level="3"><text:bookmark-end text:name="__DdeLink__12603_2092794412"/><text:span text:style-name="Strong_20_Emphasis">Objectifs :</text:span></text:h>
      <text:list xml:id="list431840514" text:style-name="L166">
        <text:list-item>
          <text:p text:style-name="P269">Mettre en place une <text:span text:style-name="Strong_20_Emphasis">mise en cache des données récupérées depuis l’API Amazon</text:span>, notamment pour éviter les appels répétitifs et accélérer l’affichage en front. </text:p>
          <text:list>
            <text:list-item>
              <text:p text:style-name="P269">Utilisation des <text:span text:style-name="Strong_20_Emphasis">Cache Tags Magento</text:span>. </text:p>
            </text:list-item>
          </text:list>
        </text:list-item>
        <text:list-item>
          <text:p text:style-name="P268">Activer et tester le <text:span text:style-name="Strong_20_Emphasis">Full Page Cache (FPC)</text:span> avec <text:span text:style-name="Strong_20_Emphasis">Varnish</text:span> pour optimiser les performances de la boutique en ligne. </text:p>
        </text:list-item>
      </text:list>
      <text:p text:style-name="Horizontal_20_Line"/>
      <text:h text:style-name="Heading_20_3" text:outline-level="3"><text:span text:style-name="Strong_20_Emphasis">Étapes détaillées :</text:span></text:h>
      <text:p text:style-name="Horizontal_20_Line"/>
      <text:h text:style-name="Heading_20_4" text:outline-level="4"><text:span text:style-name="Strong_20_Emphasis">A. Mise en cache des données récupérées depuis l’API Amazon</text:span></text:h>
      <text:p text:style-name="P33">Étant donné que l’API Amazon peut être lente (ou limitée en fréquence d’appels), il est essentiel de mettre en cache les données (produits, stocks ou autre) une fois qu'elles sont récupérées. Magento propose un système de cache robuste avec <text:span text:style-name="Strong_20_Emphasis">tags</text:span> qui permet de gérer les données efficacement.</text:p>
      <text:p text:style-name="Horizontal_20_Line"/>
      <text:h text:style-name="Heading_20_5" text:outline-level="5"><text:span text:style-name="Strong_20_Emphasis">1. Créer un cache personnalisé avec Magento</text:span></text:h>
      <text:p text:style-name="Text_20_body">Créez une classe helper pour mettre en œuvre la logique de mise en cache lors de la récupération des données depuis l’API.</text:p>
      <text:list xml:id="list798202705" text:style-name="L167">
        <text:list-item>
          <text:p text:style-name="P270"><text:span text:style-name="Strong_20_Emphasis">Fichier Helper : Cache et API (AmazonApi.php)</text:span><text:line-break/><text:span text:style-name="Strong_20_Emphasis">Chemin :</text:span> <text:span text:style-name="Source_20_Text">app/code/MyNamespace/AmazonIntegration/Helper/AmazonApi.php</text:span><text:line-break/>Ajout/modification des fonctionnalités de cache. </text:p>
        </text:list-item>
      </text:list>
      <text:p text:style-name="P17"><text:soft-page-break/><text:span text:style-name="T2">&lt;?php</text:span><text:line-break/><text:line-break/><text:span text:style-name="T7">namespace </text:span><text:span text:style-name="T2">MyNamespace\AmazonIntegration\Helper;</text:span><text:line-break/><text:line-break/><text:span text:style-name="T7">use </text:span><text:span text:style-name="T2">GuzzleHttp\Client;</text:span><text:line-break/><text:span text:style-name="T7">use </text:span><text:span text:style-name="T2">Magento\Framework\App\CacheInterface;</text:span><text:line-break/><text:span text:style-name="T7">use </text:span><text:span text:style-name="T2">Magento\Framework\App\Cache\Type\Config </text:span><text:span text:style-name="T7">as </text:span><text:span text:style-name="T2">CacheTypeConfig;</text:span><text:line-break/><text:line-break/><text:span text:style-name="T7">class </text:span><text:span text:style-name="T2">AmazonApi</text:span><text:line-break/><text:span text:style-name="T2">{</text:span><text:line-break/><text:span text:style-name="T2"> <text:s text:c="3"/></text:span><text:span text:style-name="T7">private const </text:span><text:span text:style-name="T14">CACHE_TAG </text:span><text:span text:style-name="T2">= '</text:span><text:span text:style-name="T11">amazon_products_cache</text:span><text:span text:style-name="T2">';</text:span><text:line-break/><text:span text:style-name="T2"> <text:s text:c="3"/></text:span><text:span text:style-name="T7">private const </text:span><text:span text:style-name="T14">CACHE_LIFETIME </text:span><text:span text:style-name="T2">= </text:span><text:span text:style-name="T10">3600</text:span><text:span text:style-name="T2">; //</text:span><text:span text:style-name="T15"> 1 heure</text:span><text:line-break/><text:line-break/><text:span text:style-name="T15"> <text:s text:c="3"/></text:span><text:span text:style-name="T7">private </text:span><text:span text:style-name="T2">$httpClient;</text:span><text:line-break/><text:span text:style-name="T2"> <text:s text:c="3"/></text:span><text:span text:style-name="T7">private </text:span><text:span text:style-name="T2">$cache;</text:span><text:line-break/><text:line-break/><text:span text:style-name="T2"> <text:s text:c="3"/></text:span><text:span text:style-name="T7">public function </text:span><text:span text:style-name="T2">__construct(</text:span><text:line-break/><text:span text:style-name="T2"> <text:s text:c="7"/>Client $httpClient,</text:span><text:line-break/><text:span text:style-name="T2"> <text:s text:c="7"/>CacheInterface $cache</text:span><text:line-break/><text:span text:style-name="T2"> <text:s text:c="3"/>) {</text:span><text:line-break/><text:span text:style-name="T2"> <text:s text:c="7"/>$this-&gt;httpClient = $httpClient;</text:span><text:line-break/><text:span text:style-name="T2"> <text:s text:c="7"/>$this-&gt;cache = $cache;</text:span><text:line-break/><text:span text:style-name="T2"> <text:s text:c="3"/>}</text:span><text:line-break/><text:line-break/><text:span text:style-name="T2"> <text:s text:c="3"/>/**</text:span><text:line-break/><text:span text:style-name="T15"> <text:s text:c="4"/>* Méthode principale pour synchroniser les produits avec Amazon.</text:span><text:line-break/><text:span text:style-name="T15"> <text:s text:c="4"/></text:span><text:span text:style-name="T2">*/</text:span><text:line-break/><text:span text:style-name="T2"> <text:s text:c="3"/></text:span><text:span text:style-name="T7">public function </text:span><text:span text:style-name="T17">syncProducts</text:span><text:span text:style-name="T2">()</text:span><text:line-break/><text:span text:style-name="T2"> <text:s text:c="3"/>{</text:span><text:line-break/><text:span text:style-name="T2"> <text:s text:c="7"/>//</text:span><text:span text:style-name="T15"> Vérifier le cache d'abord</text:span><text:line-break/><text:span text:style-name="T15"> <text:s text:c="7"/></text:span><text:span text:style-name="T2">$cacheKey = </text:span><text:span text:style-name="T7">self</text:span><text:span text:style-name="T2">::</text:span><text:span text:style-name="T14">CACHE_TAG </text:span><text:span text:style-name="T2">. '</text:span><text:span text:style-name="T11">_products</text:span><text:span text:style-name="T2">';</text:span><text:line-break/><text:span text:style-name="T2"> <text:s text:c="7"/>$cachedData = $this-&gt;cache-&gt;</text:span><text:span text:style-name="T17">load</text:span><text:span text:style-name="T2">($cacheKey);</text:span><text:line-break/><text:span text:style-name="T2"> <text:s text:c="7"/></text:span><text:span text:style-name="T7">if </text:span><text:span text:style-name="T2">($cachedData) {</text:span><text:line-break/><text:span text:style-name="T2"> <text:s text:c="11"/></text:span><text:span text:style-name="T7">return </text:span><text:span text:style-name="T2">json_decode($cachedData, </text:span><text:span text:style-name="T14">true</text:span><text:span text:style-name="T2">); //</text:span><text:span text:style-name="T15"> Retourne les données en cache</text:span><text:line-break/><text:span text:style-name="T15"> <text:s text:c="7"/></text:span><text:span text:style-name="T2">}</text:span><text:line-break/><text:line-break/><text:span text:style-name="T2"> <text:s text:c="7"/>//</text:span><text:span text:style-name="T15"> Si pas de données en cache, appeler l'API Amazon</text:span><text:line-break/><text:span text:style-name="T15"> <text:s text:c="7"/></text:span><text:span text:style-name="T2">$apiEndpoint = '</text:span><text:span text:style-name="T11">https://api.amazon.com/products</text:span><text:span text:style-name="T2">';</text:span><text:line-break/><text:span text:style-name="T2"> <text:s text:c="7"/>$apiKey = '</text:span><text:span text:style-name="T11">YOUR_API_KEY</text:span><text:span text:style-name="T2">';</text:span><text:line-break/><text:line-break/><text:span text:style-name="T2"> <text:s text:c="7"/></text:span><text:span text:style-name="T7">try </text:span><text:span text:style-name="T2">{</text:span><text:line-break/><text:span text:style-name="T2"> <text:s text:c="11"/>$response = $this-&gt;httpClient-&gt;</text:span><text:span text:style-name="T17">get</text:span><text:span text:style-name="T2">($apiEndpoint, [</text:span><text:line-break/><text:span text:style-name="T2"> <text:s text:c="15"/>'</text:span><text:span text:style-name="T11">headers</text:span><text:span text:style-name="T2">' =&gt; ['</text:span><text:span text:style-name="T11">Authorization</text:span><text:span text:style-name="T2">' =&gt; "</text:span><text:span text:style-name="T11">Bearer </text:span><text:span text:style-name="T2">$apiKey"]</text:span><text:line-break/><text:span text:style-name="T2"> <text:s text:c="11"/>]);</text:span><text:line-break/><text:line-break/><text:span text:style-name="T2"> <text:s text:c="11"/>$products = json_decode($response-&gt;</text:span><text:span text:style-name="T17">getBody</text:span><text:span text:style-name="T2">(), </text:span><text:span text:style-name="T14">true</text:span><text:span text:style-name="T2">);</text:span><text:line-break/><text:line-break/><text:span text:style-name="T2"> <text:s text:c="11"/>//</text:span><text:span text:style-name="T15"> Mettre les données en cache</text:span><text:line-break/><text:span text:style-name="T15"> <text:s text:c="11"/></text:span><text:span text:style-name="T2">$this-&gt;cache-&gt;</text:span><text:span text:style-name="T17">save</text:span><text:span text:style-name="T2">(</text:span><text:line-break/><text:span text:style-name="T2"> <text:s text:c="15"/>json_encode($products),</text:span><text:line-break/><text:span text:style-name="T2"> <text:s text:c="15"/>$cacheKey,</text:span><text:line-break/><text:span text:style-name="T2"> <text:s text:c="15"/>[</text:span><text:span text:style-name="T7">self</text:span><text:span text:style-name="T2">::</text:span><text:span text:style-name="T14">CACHE_TAG</text:span><text:span text:style-name="T2">],</text:span><text:line-break/><text:span text:style-name="T2"> <text:s text:c="15"/></text:span><text:span text:style-name="T7">self</text:span><text:span text:style-name="T2">::</text:span><text:span text:style-name="T14">CACHE_LIFETIME</text:span><text:line-break/><text:span text:style-name="T14"> <text:s text:c="11"/></text:span><text:span text:style-name="T2">);</text:span><text:line-break/><text:line-break/><text:span text:style-name="T2"> <text:s text:c="11"/></text:span><text:span text:style-name="T7">return </text:span><text:span text:style-name="T2">$products;</text:span><text:line-break/><text:span text:style-name="T2"> <text:s text:c="7"/>} </text:span><text:span text:style-name="T7">catch </text:span><text:span text:style-name="T2">(\Exception $e) {</text:span><text:line-break/><text:span text:style-name="T2"> <text:s text:c="11"/></text:span><text:span text:style-name="T7">throw new </text:span><text:span text:style-name="T2">\Magento\Framework\Exception\LocalizedException(</text:span><text:line-break/><text:soft-page-break/><text:span text:style-name="T2"> <text:s text:c="15"/></text:span><text:span text:style-name="T17">__</text:span><text:span text:style-name="T2">('</text:span><text:span text:style-name="T11">Erreur lors de la récupération des produits Amazon : %1</text:span><text:span text:style-name="T2">', $e-&gt;</text:span><text:span text:style-name="T17">getMessage</text:span><text:span text:style-name="T2">())</text:span><text:line-break/><text:span text:style-name="T2"> <text:s text:c="11"/>);</text:span><text:line-break/><text:span text:style-name="T2"> <text:s text:c="7"/>}</text:span><text:line-break/><text:span text:style-name="T2"> <text:s text:c="3"/>}</text:span><text:line-break/><text:line-break/><text:span text:style-name="T2"> <text:s text:c="3"/>/**</text:span><text:line-break/><text:span text:style-name="T15"> <text:s text:c="4"/>* Invalider le cache des produits Amazon.</text:span><text:line-break/><text:span text:style-name="T15"> <text:s text:c="4"/></text:span><text:span text:style-name="T2">*/</text:span><text:line-break/><text:span text:style-name="T2"> <text:s text:c="3"/></text:span><text:span text:style-name="T7">public function </text:span><text:span text:style-name="T17">invalidateCache</text:span><text:span text:style-name="T2">()</text:span><text:line-break/><text:span text:style-name="T2"> <text:s text:c="3"/>{</text:span><text:line-break/><text:span text:style-name="T2"> <text:s text:c="7"/>$this-&gt;cache-&gt;</text:span><text:span text:style-name="T17">remove</text:span><text:span text:style-name="T2">(</text:span><text:span text:style-name="T7">self</text:span><text:span text:style-name="T2">::</text:span><text:span text:style-name="T14">CACHE_TAG </text:span><text:span text:style-name="T2">. '</text:span><text:span text:style-name="T11">_products</text:span><text:span text:style-name="T2">');</text:span><text:line-break/><text:span text:style-name="T2"> <text:s text:c="3"/>}</text:span><text:line-break/><text:span text:style-name="T2">}</text:span></text:p>
      <text:p text:style-name="P19"/>
      <text:p text:style-name="P32"><text:span text:style-name="Strong_20_Emphasis">Explications :</text:span></text:p>
      <text:list xml:id="list3130047067" text:style-name="L168">
        <text:list-item>
          <text:p text:style-name="P272"><text:span text:style-name="Strong_20_Emphasis">CacheInterface</text:span> : Interagit avec le système de cache natif de Magento. </text:p>
        </text:list-item>
        <text:list-item>
          <text:p text:style-name="P272"><text:span text:style-name="Strong_20_Emphasis">Tags</text:span> : </text:p>
          <text:list>
            <text:list-item>
              <text:p text:style-name="P272"><text:span text:style-name="Source_20_Text">CACHE_TAG</text:span> permet d’identifier les données mises en cache dans le système Magento. </text:p>
            </text:list-item>
            <text:list-item>
              <text:p text:style-name="P272">Les tags facilitent l'invalidation ou le nettoyage ciblé. </text:p>
            </text:list-item>
          </text:list>
        </text:list-item>
        <text:list-item>
          <text:p text:style-name="P271"><text:span text:style-name="Strong_20_Emphasis">Durée de vie (</text:span><text:span text:style-name="Strong_20_Emphasis"><text:span text:style-name="Source_20_Text">CACHE_LIFETIME</text:span></text:span><text:span text:style-name="Strong_20_Emphasis">)</text:span> : Définit combien de temps les données sont conservées en cache avant d’être considérées comme obsolètes. </text:p>
        </text:list-item>
      </text:list>
      <text:p text:style-name="Horizontal_20_Line"/>
      <text:h text:style-name="Heading_20_5" text:outline-level="5"><text:span text:style-name="Strong_20_Emphasis">2. Forcer l'invalidation lors de la mise à jour/synchronisation</text:span></text:h>
      <text:p text:style-name="P33">Si les données changent (par ex., lors de la synchronisation des produits), appelez la méthode <text:span text:style-name="Source_20_Text">invalidateCache</text:span> dans votre module pour effacer les données obsolètes.</text:p>
      <text:p text:style-name="Text_20_body">Exemple :</text:p>
      <text:p text:style-name="P17"><text:span text:style-name="T2">$amazonApi = $this-&gt;helper-&gt;getAmazonApiHelper();</text:span><text:line-break/><text:span text:style-name="T2">$amazonApi-&gt;invalidateCache(); // Supprime les anciens produits mis en cache</text:span><text:line-break/><text:span text:style-name="T2">$products = $amazonApi-&gt;syncProducts(); // Synchronise et recharge les nouveaux</text:span></text:p>
      <text:p text:style-name="P19"/>
      <text:h text:style-name="P11" text:outline-level="5"><text:span text:style-name="Strong_20_Emphasis">3. Vérifiez l’efficacité du cache</text:span></text:h>
      <text:list xml:id="list4165661986" text:style-name="L169">
        <text:list-item>
          <text:p text:style-name="P274">Allez dans le répertoire <text:span text:style-name="Strong_20_Emphasis">Magento Backend</text:span> :<text:line-break/><text:span text:style-name="Strong_20_Emphasis">System &gt; Tools &gt; Cache Management</text:span>.<text:line-break/>Assurez-vous que le cache est activé pour les sections importantes (e.g., <text:span text:style-name="Strong_20_Emphasis">Config</text:span>).</text:p>
        </text:list-item>
        <text:list-item>
          <text:p text:style-name="P274">Testez votre mise en cache :</text:p>
          <text:list>
            <text:list-item>
              <text:p text:style-name="P275">Appelez une synchronisation initiale des produits (via cron ou commande). </text:p>
            </text:list-item>
            <text:list-item>
              <text:p text:style-name="P273">Vérifiez qu'une deuxième exécution rapide utilise les données mises en cache (contrôlez les temps, les logs ou les réponses). </text:p>
            </text:list-item>
          </text:list>
        </text:list-item>
      </text:list>
      <text:p text:style-name="Horizontal_20_Line"/>
      <text:h text:style-name="Heading_20_4" text:outline-level="4"><text:span text:style-name="Strong_20_Emphasis">B. Activation et test du Full Page Cache (FPC) avec Varnish</text:span></text:h>
      <text:p text:style-name="P33">Magento offre un support natif pour <text:span text:style-name="Strong_20_Emphasis">Varnish</text:span> afin d'optimiser les performances frontales grâce au Full Page Cache. Cette méthode est cruciale pour les sites à fort trafic.</text:p>
      <text:p text:style-name="Horizontal_20_Line"/>
      <text:h text:style-name="Heading_20_5" text:outline-level="5"><text:soft-page-break/><text:span text:style-name="Strong_20_Emphasis">1. Installer Varnish sur votre serveur</text:span></text:h>
      <text:p text:style-name="Text_20_body"><text:span text:style-name="Strong_20_Emphasis">Étapes d’installation :</text:span></text:p>
      <text:list xml:id="list3715085730" text:style-name="L170">
        <text:list-item>
          <text:p text:style-name="P276">Installez Varnish (exemple pour Ubuntu) : </text:p>
        </text:list-item>
      </text:list>
      <text:p text:style-name="P17"><text:span text:style-name="T1">sudo </text:span><text:span text:style-name="T2">apt update</text:span><text:line-break/><text:span text:style-name="T1">sudo </text:span><text:span text:style-name="T2">apt install varnish</text:span></text:p>
      <text:p text:style-name="P19"/>
      <text:p text:style-name="P32">Configurez <text:span text:style-name="Strong_20_Emphasis">Varnish</text:span> pour écouter le port <text:span text:style-name="Strong_20_Emphasis">80</text:span> (au lieu de Nginx ou Apache). </text:p>
      <text:list xml:id="list1064044684" text:style-name="L172">
        <text:list-item>
          <text:list>
            <text:list-item>
              <text:p text:style-name="P279">Fichier : <text:span text:style-name="Source_20_Text">/etc/varnish/default.vcl</text:span>. </text:p>
            </text:list-item>
            <text:list-item>
              <text:p text:style-name="P278">Exemple de configuration <text:span text:style-name="Strong_20_Emphasis">backend</text:span> : </text:p>
            </text:list-item>
          </text:list>
        </text:list-item>
      </text:list>
      <text:p text:style-name="P17"><text:span text:style-name="T2">backend default {</text:span><text:line-break/><text:span text:style-name="T2"> <text:s text:c="3"/>.host = "127.0.0.1"; # Adresse de votre serveur web</text:span><text:line-break/><text:span text:style-name="T2"> <text:s text:c="3"/>.port = "8080"; # Port du serveur d'application (Magento via apache/nginx)</text:span><text:line-break/><text:span text:style-name="T2">}</text:span></text:p>
      <text:p text:style-name="P19"/>
      <text:p text:style-name="P32">Redémarrez <text:span text:style-name="Strong_20_Emphasis">Varnish</text:span> pour appliquer les configs : </text:p>
      <text:p text:style-name="P17"><text:span text:style-name="T1">sudo </text:span><text:span text:style-name="T2">systemctl restart varnish</text:span></text:p>
      <text:p text:style-name="P19"/>
      <text:p text:style-name="P14"/>
      <text:p text:style-name="P32"/>
      <text:h text:style-name="Heading_20_5" text:outline-level="5"><text:span text:style-name="Strong_20_Emphasis">2. Configurer Magento pour utiliser Varnish</text:span></text:h>
      <text:p text:style-name="P33">Magento propose une configuration prête à l'emploi pour Varnish.</text:p>
      <text:list xml:id="list3492164462" text:style-name="L171">
        <text:list-item>
          <text:p text:style-name="P277">Allez dans le panneau d’administration Magento :</text:p>
        </text:list-item>
      </text:list>
      <text:p text:style-name="P282"><text:span text:style-name="Strong_20_Emphasis">Stores &gt; Configuration &gt; Advanced &gt; System &gt; Full Page Cache</text:span>. </text:p>
      <text:p text:style-name="P282"/>
      <text:p text:style-name="P283"><text:span text:style-name="T25">2. </text:span><text:span text:style-name="Strong_20_Emphasis"><text:span text:style-name="T25"><text:s/></text:span></text:span><text:span text:style-name="Strong_20_Emphasis">Configurer les réglages FPC</text:span> :</text:p>
      <text:list xml:id="list3993182568" text:style-name="L174">
        <text:list-item>
          <text:list>
            <text:list-item>
              <text:p text:style-name="P281"><text:span text:style-name="Strong_20_Emphasis">Application Cache :</text:span> Choisissez <text:span text:style-name="Source_20_Text">Varnish Cache</text:span>. </text:p>
            </text:list-item>
            <text:list-item>
              <text:p text:style-name="P281">Exportez les configurations (<text:span text:style-name="Source_20_Text">.vcl</text:span>) adaptées à votre environnement : </text:p>
              <text:list>
                <text:list-item>
                  <text:p text:style-name="P281">Cliquez sur <text:span text:style-name="Strong_20_Emphasis">Export VCL for Varnish 6</text:span>. </text:p>
                </text:list-item>
              </text:list>
            </text:list-item>
            <text:list-item>
              <text:p text:style-name="P281">Remplacez le fichier <text:span text:style-name="Source_20_Text">/etc/varnish/default.vcl</text:span> par celui généré. </text:p>
            </text:list-item>
          </text:list>
        </text:list-item>
      </text:list>
      <text:p text:style-name="P32"/>
      <text:p text:style-name="P32"/>
      <text:list xml:id="list170729362927098" text:continue-numbering="true" text:style-name="L174">
        <text:list-header>
          <text:p text:style-name="P280"><text:span text:style-name="Strong_20_Emphasis"><text:span text:style-name="T25">3. </text:span></text:span><text:span text:style-name="Strong_20_Emphasis">Vérifiez les permissions et redémarrez Varnish :</text:span></text:p>
        </text:list-header>
      </text:list>
      <text:p text:style-name="P17"><text:span text:style-name="T1">sudo </text:span><text:span text:style-name="T2">varnishd -C -f /etc/varnish/default.vcl</text:span><text:line-break/><text:span text:style-name="T1">sudo </text:span><text:span text:style-name="T2">systemctl restart varnish</text:span></text:p>
      <text:p text:style-name="P19"/>
      <text:h text:style-name="P11" text:outline-level="5"><text:span text:style-name="Strong_20_Emphasis">3. Tester le Full Page Cache</text:span></text:h>
      <text:p text:style-name="Text_20_body">Après l’intégration, testez les performances pour vous assurer que Varnish est effectivement actif.</text:p>
      <text:list xml:id="list3685230571" text:style-name="L177">
        <text:list-item>
          <text:p text:style-name="P284"><text:span text:style-name="Strong_20_Emphasis">Vérifiez les headers HTTP :</text:span> Utilisez un outil comme <text:span text:style-name="Strong_20_Emphasis">cURL</text:span> ou les outils DevTools du navigateur (onglet Réseau). Exemple avec cURL : </text:p>
        </text:list-item>
      </text:list>
      <text:p text:style-name="P17"><text:span text:style-name="T1">curl </text:span><text:span text:style-name="T2">-I http://magento.local/</text:span></text:p>
      <text:p text:style-name="P19"/>
      <text:p text:style-name="P32">Regardez la ligne <text:span text:style-name="Source_20_Text">X-Magento-Cache-Debug</text:span> :</text:p>
      <text:list xml:id="list4245816692" text:style-name="L178">
        <text:list-item>
          <text:p text:style-name="P286"><text:span text:style-name="Source_20_Text">HIT</text:span>: La page est servie depuis le cache. </text:p>
        </text:list-item>
        <text:list-item>
          <text:p text:style-name="P285"><text:span text:style-name="Source_20_Text">MISS</text:span>: La page n’a pas encore été mise en cache. </text:p>
        </text:list-item>
      </text:list>
      <text:list xml:id="list2166044143" text:style-name="L179">
        <text:list-item>
          <text:p text:style-name="P288"><text:soft-page-break/><text:span text:style-name="Strong_20_Emphasis">Chargez plusieurs pages</text:span> pour confirmer que : </text:p>
          <text:list>
            <text:list-item>
              <text:p text:style-name="P288">Les premières requêtes chargent la page et créent le cache (MISS). </text:p>
            </text:list-item>
            <text:list-item>
              <text:p text:style-name="P287">Les requêtes subséquentes utilisent le cache (HIT). </text:p>
            </text:list-item>
          </text:list>
        </text:list-item>
      </text:list>
      <text:p text:style-name="Horizontal_20_Line"/>
      <text:h text:style-name="Heading_20_5" text:outline-level="5"><text:span text:style-name="Strong_20_Emphasis">4. Résolutions de problèmes</text:span></text:h>
      <text:list xml:id="list209144548" text:style-name="L180">
        <text:list-item>
          <text:p text:style-name="P290"><text:span text:style-name="Strong_20_Emphasis">Problème avec les sessions/admin non mises en cache :</text:span> Configurez un contournement pour ignorer le cache Varnish : </text:p>
          <text:list>
            <text:list-item>
              <text:p text:style-name="P289">Ajoutez une règle dans votre fichier <text:span text:style-name="Source_20_Text">.vcl</text:span> pour exclure les sessions : </text:p>
            </text:list-item>
          </text:list>
        </text:list-item>
      </text:list>
      <text:p text:style-name="P17"><text:span text:style-name="T2">if (req.url ~ "^/admin") {</text:span><text:line-break/><text:span text:style-name="T2"> <text:s text:c="3"/>return (pass);</text:span><text:line-break/><text:span text:style-name="T2">}</text:span><text:line-break/><text:span text:style-name="T2">if (req.http.cookie ~ "PHPSESSID") {</text:span><text:line-break/><text:span text:style-name="T2"> <text:s text:c="3"/>return (pass);</text:span><text:line-break/><text:span text:style-name="T2">}</text:span></text:p>
      <text:p text:style-name="P19"/>
      <text:p text:style-name="P32"><text:span text:style-name="Strong_20_Emphasis">Performances non améliorées :</text:span> Vérifiez les logs Varnish via : </text:p>
      <text:p text:style-name="P17"><text:span text:style-name="T1">varnishlog</text:span></text:p>
      <text:p text:style-name="P19"/>
      <text:h text:style-name="P3" text:outline-level="3"><text:span text:style-name="Strong_20_Emphasis">Validation et Résultats</text:span></text:h>
      <text:list xml:id="list3189928461" text:style-name="L182">
        <text:list-item>
          <text:p text:style-name="P292"><text:span text:style-name="Strong_20_Emphasis">Validation du cache Amazon :</text:span> </text:p>
          <text:list>
            <text:list-item>
              <text:p text:style-name="P292">Vérifiez que les données sont mises en cache et invalidez-les correctement lorsque les appels vers l’API changent. </text:p>
            </text:list-item>
          </text:list>
        </text:list-item>
        <text:list-item>
          <text:p text:style-name="P292"><text:span text:style-name="Strong_20_Emphasis">Full Page Cache &amp; Varnish :</text:span> </text:p>
          <text:list>
            <text:list-item>
              <text:p text:style-name="P291">Confirmez que <text:span text:style-name="Strong_20_Emphasis">Varnish</text:span> est actif via les en-têtes HTTP et évaluez les gains de performance à l'aide de tests de charge (e.g., JMeter). </text:p>
            </text:list-item>
          </text:list>
        </text:list-item>
      </text:list>
      <text:p text:style-name="Horizontal_20_Line"/>
      <text:h text:style-name="Heading_20_3" text:outline-level="3"><text:span text:style-name="Strong_20_Emphasis">Résumé</text:span></text:h>
      <text:p text:style-name="P33">Dans cette section, vous avez appris à :</text:p>
      <text:list xml:id="list369455395" text:style-name="L183">
        <text:list-item>
          <text:p text:style-name="P294">Utiliser les <text:span text:style-name="Strong_20_Emphasis">Cache Tags Magento</text:span> pour optimiser les appels à l’API Amazon. </text:p>
        </text:list-item>
        <text:list-item>
          <text:p text:style-name="P293">Activer et configurer le <text:span text:style-name="Strong_20_Emphasis">Full Page Cache avec Varnish</text:span> pour améliorer les vitesses de chargement en front. </text:p>
        </text:list-item>
      </text:list>
      <text:p text:style-name="Text_20_body">Ce processus assure une meilleure gestion des ressources et des temps de réponse optimaux pour vos utilisateurs.</text:p>
      <text:p text:style-name="P19"/>
      <text:p text:style-name="P32"/>
      <text:list xml:id="list170729294380109" text:continue-list="list2373243024" text:style-name="L14">
        <text:list-item>
          <text:p text:style-name="P44"><text:bookmark-start text:name="__DdeLink__13279_2092794412"/><text:span text:style-name="Strong_20_Emphasis">5.3. Sécurité :</text:span></text:p>
        </text:list-item>
      </text:list>
      <text:h text:style-name="P3" text:outline-level="3"><text:bookmark-end text:name="__DdeLink__13279_2092794412"/><text:span text:style-name="Strong_20_Emphasis">Objectifs :</text:span></text:h>
      <text:list xml:id="list1193335555" text:style-name="L184">
        <text:list-item>
          <text:p text:style-name="P296"><text:span text:style-name="Strong_20_Emphasis">Protéger les clés API</text:span> en les stockant en toute sécurité dans le fichier <text:span text:style-name="Strong_20_Emphasis"><text:span text:style-name="Source_20_Text">env.php</text:span></text:span>, afin d’éviter leur exposition. </text:p>
        </text:list-item>
        <text:list-item>
          <text:p text:style-name="P295"><text:span text:style-name="Strong_20_Emphasis">Valider les données issues de l'API Amazon</text:span> avant de les insérer dans Magento, pour éviter les failles de sécurité (injections SQL, données malformées, etc.). </text:p>
        </text:list-item>
      </text:list>
      <text:p text:style-name="Horizontal_20_Line"/>
      <text:h text:style-name="Heading_20_3" text:outline-level="3"><text:soft-page-break/><text:span text:style-name="Strong_20_Emphasis">Étapes détaillées :</text:span></text:h>
      <text:p text:style-name="Horizontal_20_Line"/>
      <text:h text:style-name="Heading_20_4" text:outline-level="4"><text:span text:style-name="Strong_20_Emphasis">A. Stockage des clés API en toute sécurité dans </text:span><text:span text:style-name="Strong_20_Emphasis"><text:span text:style-name="Source_20_Text">env.php</text:span></text:span></text:h>
      <text:p text:style-name="P33">Les clés sensibles (comme celles de l’API Amazon) ne doivent <text:span text:style-name="Strong_20_Emphasis">jamais</text:span> être codées en dur dans un fichier source. Magento recommande de les stocker dans le fichier <text:span text:style-name="Strong_20_Emphasis">env.php</text:span>, qui est destiné à contenir des configurations sensibles tout en étant protégé des accès publics.</text:p>
      <text:p text:style-name="Horizontal_20_Line"/>
      <text:h text:style-name="Heading_20_5" text:outline-level="5"><text:span text:style-name="Strong_20_Emphasis">1. Ajouter les clés API dans le fichier </text:span><text:span text:style-name="Strong_20_Emphasis"><text:span text:style-name="Source_20_Text">env.php</text:span></text:span></text:h>
      <text:p text:style-name="Text_20_body">Le fichier <text:span text:style-name="Source_20_Text">env.php</text:span> se trouve dans le répertoire <text:span text:style-name="Strong_20_Emphasis"><text:span text:style-name="Source_20_Text">app/etc/</text:span></text:span>.</text:p>
      <text:list xml:id="list3223502669" text:style-name="L185">
        <text:list-item>
          <text:p text:style-name="P297">Ouvrez le fichier <text:span text:style-name="Strong_20_Emphasis"><text:span text:style-name="Source_20_Text">app/etc/env.php</text:span></text:span> : </text:p>
        </text:list-item>
      </text:list>
      <text:p text:style-name="P17"><text:span text:style-name="T2">&lt;?php</text:span><text:line-break/><text:span text:style-name="T7">return </text:span><text:span text:style-name="T2">[</text:span><text:line-break/><text:span text:style-name="T2"> <text:s text:c="3"/>'</text:span><text:span text:style-name="T11">backend</text:span><text:span text:style-name="T2">' =&gt; [</text:span><text:line-break/><text:span text:style-name="T2"> <text:s text:c="7"/>'</text:span><text:span text:style-name="T11">frontName</text:span><text:span text:style-name="T2">' =&gt; '</text:span><text:span text:style-name="T11">admin</text:span><text:span text:style-name="T2">',</text:span><text:line-break/><text:span text:style-name="T2"> <text:s text:c="3"/>],</text:span><text:line-break/><text:span text:style-name="T2"> <text:s text:c="3"/>'</text:span><text:span text:style-name="T11">crypt</text:span><text:span text:style-name="T2">' =&gt; [</text:span><text:line-break/><text:span text:style-name="T2"> <text:s text:c="7"/>'</text:span><text:span text:style-name="T11">key</text:span><text:span text:style-name="T2">' =&gt; '</text:span><text:span text:style-name="T11">your_encryption_key</text:span><text:span text:style-name="T2">',</text:span><text:line-break/><text:span text:style-name="T2"> <text:s text:c="3"/>],</text:span><text:line-break/><text:span text:style-name="T2"> <text:s text:c="3"/>'</text:span><text:span text:style-name="T11">db</text:span><text:span text:style-name="T2">' =&gt; [</text:span><text:line-break/><text:span text:style-name="T2"> <text:s text:c="7"/>//</text:span><text:span text:style-name="T15"> données de connexion à la base de données</text:span><text:line-break/><text:span text:style-name="T15"> <text:s text:c="3"/></text:span><text:span text:style-name="T2">],</text:span><text:line-break/><text:span text:style-name="T2"> <text:s text:c="3"/>//</text:span><text:span text:style-name="T15"> Ajout de vos propres variables ici</text:span><text:line-break/><text:span text:style-name="T15"> <text:s text:c="3"/></text:span><text:span text:style-name="T2">'</text:span><text:span text:style-name="T11">api_keys</text:span><text:span text:style-name="T2">' =&gt; [ //</text:span><text:span text:style-name="T15"> Nouvelle section pour stocker les clés API</text:span><text:line-break/><text:span text:style-name="T15"> <text:s text:c="7"/></text:span><text:span text:style-name="T2">'</text:span><text:span text:style-name="T11">amazon</text:span><text:span text:style-name="T2">' =&gt; '</text:span><text:span text:style-name="T11">YOUR_AMAZON_API_KEY</text:span><text:span text:style-name="T2">',</text:span><text:line-break/><text:span text:style-name="T2"> <text:s text:c="7"/>'</text:span><text:span text:style-name="T11">another_api_key</text:span><text:span text:style-name="T2">' =&gt; '</text:span><text:span text:style-name="T11">YOUR_OTHER_API_KEY</text:span><text:span text:style-name="T2">'</text:span><text:line-break/><text:span text:style-name="T2"> <text:s text:c="3"/>]</text:span><text:line-break/><text:span text:style-name="T2">];</text:span></text:p>
      <text:p text:style-name="P19"/>
      <text:p text:style-name="P32">Définissez vos clés API Amazon (ou autres services) sous une nouvelle section <text:span text:style-name="Strong_20_Emphasis"><text:span text:style-name="Source_20_Text">api_keys</text:span></text:span>. </text:p>
      <text:p text:style-name="Horizontal_20_Line"/>
      <text:h text:style-name="Heading_20_5" text:outline-level="5"><text:span text:style-name="Strong_20_Emphasis">2. Accéder aux clés depuis le code</text:span></text:h>
      <text:list xml:id="list1223745724" text:style-name="L187">
        <text:list-item>
          <text:p text:style-name="P299">Utilisez la classe Magento <text:span text:style-name="Strong_20_Emphasis"><text:span text:style-name="Source_20_Text">ConfigInterface</text:span></text:span> pour accéder aux clés dans les fichiers sources de votre module :</text:p>
          <text:p text:style-name="P298"><text:span text:style-name="Strong_20_Emphasis">Exemple : Lecture de la clé API Amazon dans un Helper</text:span></text:p>
        </text:list-item>
      </text:list>
      <text:p text:style-name="P17"><text:span text:style-name="T2">&lt;?php</text:span><text:line-break/><text:line-break/><text:span text:style-name="T7">namespace </text:span><text:span text:style-name="T2">MyNamespace\AmazonIntegration\Helper;</text:span><text:line-break/><text:line-break/><text:span text:style-name="T7">use </text:span><text:span text:style-name="T2">Magento\Framework\App\Config\ScopeConfigInterface;</text:span><text:line-break/><text:line-break/><text:span text:style-name="T7">class </text:span><text:span text:style-name="T2">Config</text:span><text:line-break/><text:span text:style-name="T2">{</text:span><text:line-break/><text:span text:style-name="T2"> <text:s text:c="3"/></text:span><text:span text:style-name="T7">protected </text:span><text:span text:style-name="T2">$scopeConfig;</text:span><text:line-break/><text:line-break/><text:span text:style-name="T2"> <text:s text:c="3"/></text:span><text:span text:style-name="T7">public function </text:span><text:span text:style-name="T2">__construct(ScopeConfigInterface $scopeConfig)</text:span><text:line-break/><text:span text:style-name="T2"> <text:s text:c="3"/>{</text:span><text:line-break/><text:soft-page-break/><text:span text:style-name="T2"> <text:s text:c="7"/>$this-&gt;scopeConfig = $scopeConfig;</text:span><text:line-break/><text:span text:style-name="T2"> <text:s text:c="3"/>}</text:span><text:line-break/><text:line-break/><text:span text:style-name="T2"> <text:s text:c="3"/></text:span><text:span text:style-name="T7">public function </text:span><text:span text:style-name="T17">getAmazonApiKey</text:span><text:span text:style-name="T2">()</text:span><text:line-break/><text:span text:style-name="T2"> <text:s text:c="3"/>{</text:span><text:line-break/><text:span text:style-name="T2"> <text:s text:c="7"/>//</text:span><text:span text:style-name="T15"> Extraire la clé API depuis env.php</text:span><text:line-break/><text:span text:style-name="T15"> <text:s text:c="7"/></text:span><text:span text:style-name="T2">$apiKey = $this-&gt;scopeConfig-&gt;</text:span><text:span text:style-name="T17">getValue</text:span><text:span text:style-name="T2">('</text:span><text:span text:style-name="T11">api_keys/amazon</text:span><text:span text:style-name="T2">', \Magento\Store\Model\ScopeInterface::</text:span><text:span text:style-name="T14">SCOPE_DEFAULT</text:span><text:span text:style-name="T2">);</text:span><text:line-break/><text:span text:style-name="T2"> <text:s text:c="7"/></text:span><text:span text:style-name="T7">return </text:span><text:span text:style-name="T2">$apiKey ?? '';</text:span><text:line-break/><text:span text:style-name="T2"> <text:s text:c="3"/>}</text:span><text:line-break/><text:span text:style-name="T2">}</text:span></text:p>
      <text:p text:style-name="P19"/>
      <text:p text:style-name="P32">Appelez cette méthode <text:span text:style-name="Source_20_Text">getAmazonApiKey</text:span> chaque fois que vous devez utiliser la clé API. </text:p>
      <text:p text:style-name="P33"><text:span text:style-name="Strong_20_Emphasis">Avantages :</text:span></text:p>
      <text:list xml:id="list873919611" text:style-name="L189">
        <text:list-item>
          <text:p text:style-name="P301">Les clés API ne sont pas visibles dans l’arborescence publique du projet, réduisant les risques d'exposition. </text:p>
        </text:list-item>
        <text:list-item>
          <text:p text:style-name="P300">En cas de changement de clé API (rotations), seules les modifications dans <text:span text:style-name="Strong_20_Emphasis"><text:span text:style-name="Source_20_Text">env.php</text:span></text:span> sont nécessaires. </text:p>
        </text:list-item>
      </text:list>
      <text:p text:style-name="Horizontal_20_Line"/>
      <text:h text:style-name="Heading_20_4" text:outline-level="4"><text:span text:style-name="Strong_20_Emphasis">B. Validation des données issues de l’API avant insertion dans Magento</text:span></text:h>
      <text:p text:style-name="P33">Lors de l’importation des données d’une source externe comme l’API Amazon, il est indispensable de <text:span text:style-name="Strong_20_Emphasis">valider et nettoyer les données</text:span> pour empêcher les attaques comme :</text:p>
      <text:list xml:id="list2984956188" text:style-name="L190">
        <text:list-item>
          <text:p text:style-name="P303">L’injection SQL </text:p>
        </text:list-item>
        <text:list-item>
          <text:p text:style-name="P303">Les scripts malveillants (via champs texte) </text:p>
        </text:list-item>
        <text:list-item>
          <text:p text:style-name="P302">Les entrées non conformes ou manquantes. </text:p>
        </text:list-item>
      </text:list>
      <text:p text:style-name="Horizontal_20_Line"/>
      <text:h text:style-name="Heading_20_5" text:outline-level="5"><text:span text:style-name="Strong_20_Emphasis">1. Utiliser des validateurs pour les données (sanitize/escape)</text:span></text:h>
      <text:p text:style-name="Text_20_body">Magento propose des outils natifs pour assurer que les données insérées soient propres et sécurisées.</text:p>
      <text:list xml:id="list3401470225" text:style-name="L191">
        <text:list-item>
          <text:p text:style-name="P304"><text:span text:style-name="Strong_20_Emphasis">Exemple : Validation des données produits récupérées via l’API</text:span> Ajoutez une étape de validation avant de sauver les données dans Magento : </text:p>
        </text:list-item>
      </text:list>
      <text:p text:style-name="P19"/>
      <text:p text:style-name="P17"><text:span text:style-name="T2">&lt;?php</text:span><text:line-break/><text:line-break/><text:span text:style-name="T7">namespace </text:span><text:span text:style-name="T2">MyNamespace\AmazonIntegration\Helper;</text:span><text:line-break/><text:line-break/><text:span text:style-name="T7">use </text:span><text:span text:style-name="T2">Magento\Framework\Filter\StripTags;</text:span><text:line-break/><text:span text:style-name="T7">use </text:span><text:span text:style-name="T2">Magento\Framework\Escaper;</text:span><text:line-break/><text:line-break/><text:span text:style-name="T7">class </text:span><text:span text:style-name="T2">DataValidator</text:span><text:line-break/><text:span text:style-name="T2">{</text:span><text:line-break/><text:span text:style-name="T2"> <text:s text:c="3"/></text:span><text:span text:style-name="T7">private </text:span><text:span text:style-name="T2">$stripTagsFilter;</text:span><text:line-break/><text:span text:style-name="T2"> <text:s text:c="3"/></text:span><text:span text:style-name="T7">private </text:span><text:span text:style-name="T2">$escaper;</text:span><text:line-break/><text:line-break/><text:span text:style-name="T2"> <text:s text:c="3"/></text:span><text:span text:style-name="T7">public function </text:span><text:span text:style-name="T2">__construct(</text:span><text:line-break/><text:span text:style-name="T2"> <text:s text:c="7"/>StripTags $stripTagsFilter,</text:span><text:line-break/><text:span text:style-name="T2"> <text:s text:c="7"/>Escaper $escaper</text:span><text:line-break/><text:span text:style-name="T2"> <text:s text:c="3"/>) {</text:span><text:line-break/><text:soft-page-break/><text:span text:style-name="T2"> <text:s text:c="7"/>$this-&gt;stripTagsFilter = $stripTagsFilter;</text:span><text:line-break/><text:span text:style-name="T2"> <text:s text:c="7"/>$this-&gt;escaper = $escaper;</text:span><text:line-break/><text:span text:style-name="T2"> <text:s text:c="3"/>}</text:span><text:line-break/><text:line-break/><text:span text:style-name="T2"> <text:s text:c="3"/>/**</text:span><text:line-break/><text:span text:style-name="T15"> <text:s text:c="4"/>* Valider et nettoyer les données produits</text:span><text:line-break/><text:span text:style-name="T15"> <text:s text:c="4"/></text:span><text:span text:style-name="T2">*/</text:span><text:line-break/><text:span text:style-name="T2"> <text:s text:c="3"/></text:span><text:span text:style-name="T7">public function </text:span><text:span text:style-name="T17">validateProductData</text:span><text:span text:style-name="T2">(</text:span><text:span text:style-name="T7">array </text:span><text:span text:style-name="T2">$productData)</text:span><text:line-break/><text:span text:style-name="T2"> <text:s text:c="3"/>{</text:span><text:line-break/><text:span text:style-name="T2"> <text:s text:c="7"/>$validatedData = [];</text:span><text:line-break/><text:line-break/><text:span text:style-name="T2"> <text:s text:c="7"/>$validatedData['</text:span><text:span text:style-name="T11">sku</text:span><text:span text:style-name="T2">'] = $this-&gt;escaper-&gt;</text:span><text:span text:style-name="T17">escapeHtml</text:span><text:span text:style-name="T2">($productData['</text:span><text:span text:style-name="T11">sku</text:span><text:span text:style-name="T2">'] ?? '');</text:span><text:line-break/><text:span text:style-name="T2"> <text:s text:c="7"/>$validatedData['</text:span><text:span text:style-name="T11">name</text:span><text:span text:style-name="T2">'] = $this-&gt;stripTagsFilter-&gt;</text:span><text:span text:style-name="T17">filter</text:span><text:span text:style-name="T2">($productData['</text:span><text:span text:style-name="T11">name</text:span><text:span text:style-name="T2">'] ?? '</text:span><text:span text:style-name="T11">Produit inconnu</text:span><text:span text:style-name="T2">');</text:span><text:line-break/><text:span text:style-name="T2"> <text:s text:c="7"/>$validatedData['</text:span><text:span text:style-name="T11">price</text:span><text:span text:style-name="T2">'] = (</text:span><text:span text:style-name="T7">float</text:span><text:span text:style-name="T2">) ($productData['</text:span><text:span text:style-name="T11">price</text:span><text:span text:style-name="T2">'] ?? </text:span><text:span text:style-name="T10">0</text:span><text:span text:style-name="T4">.</text:span><text:span text:style-name="T10">0</text:span><text:span text:style-name="T2">);</text:span><text:line-break/><text:span text:style-name="T2"> <text:s text:c="7"/>$validatedData['</text:span><text:span text:style-name="T11">stock</text:span><text:span text:style-name="T2">'] = (</text:span><text:span text:style-name="T7">int</text:span><text:span text:style-name="T2">) ($productData['</text:span><text:span text:style-name="T11">stock</text:span><text:span text:style-name="T2">'] ?? </text:span><text:span text:style-name="T10">0</text:span><text:span text:style-name="T2">);</text:span><text:line-break/><text:line-break/><text:span text:style-name="T2"> <text:s text:c="7"/>//</text:span><text:span text:style-name="T15"> Retour des données validées</text:span><text:line-break/><text:span text:style-name="T15"> <text:s text:c="7"/></text:span><text:span text:style-name="T7">return </text:span><text:span text:style-name="T2">$validatedData;</text:span><text:line-break/><text:span text:style-name="T2"> <text:s text:c="3"/>}</text:span><text:line-break/><text:span text:style-name="T2">}</text:span></text:p>
      <text:p text:style-name="P19"/>
      <text:p text:style-name="P32"><text:span text:style-name="Strong_20_Emphasis">Explications :</text:span></text:p>
      <text:list xml:id="list3634414532" text:style-name="L192">
        <text:list-item>
          <text:p text:style-name="P306"><text:span text:style-name="Strong_20_Emphasis"><text:span text:style-name="Source_20_Text">StripTags</text:span></text:span> : Supprime toutes les balises HTML ou potentiellement nuisibles. </text:p>
        </text:list-item>
        <text:list-item>
          <text:p text:style-name="P306"><text:span text:style-name="Strong_20_Emphasis"><text:span text:style-name="Source_20_Text">Escaper</text:span></text:span> : Transforme des caractères spéciaux en entités HTML sûres (exemple : <text:span text:style-name="Source_20_Text">&lt;script&gt;</text:span> → <text:span text:style-name="Source_20_Text">&amp;lt;script&amp;gt;</text:span>). </text:p>
        </text:list-item>
        <text:list-item>
          <text:p text:style-name="P306"><text:span text:style-name="Strong_20_Emphasis">Casting des données</text:span> : </text:p>
          <text:list>
            <text:list-item>
              <text:p text:style-name="P306"><text:span text:style-name="Source_20_Text">float</text:span> pour les prix (évite les chaînes ou valeurs inattendues). </text:p>
            </text:list-item>
            <text:list-item>
              <text:p text:style-name="P305"><text:span text:style-name="Source_20_Text">int</text:span> pour les données numériques comme les stocks. </text:p>
            </text:list-item>
          </text:list>
        </text:list-item>
      </text:list>
      <text:list xml:id="list1684481676" text:style-name="L193">
        <text:list-item>
          <text:p text:style-name="P307"><text:span text:style-name="Strong_20_Emphasis">Intégration dans le module d’importation</text:span> (AmazonApi) Mettez en œuvre cette étape avant la sauvegarde des produits : </text:p>
        </text:list-item>
      </text:list>
      <text:p text:style-name="P17"><text:span text:style-name="T2">$validatedProductData = $dataValidator-&gt;validateProductData($rawProductData);</text:span><text:line-break/><text:span text:style-name="T2">$product-&gt;setSku($validatedProductData['sku']);</text:span><text:line-break/><text:span text:style-name="T2">$product-&gt;setName($validatedProductData['name']);</text:span><text:line-break/><text:span text:style-name="T2">$product-&gt;setPrice($validatedProductData['price']);</text:span><text:line-break/><text:span text:style-name="T2">$product-&gt;setStockData([</text:span><text:line-break/><text:span text:style-name="T2"> <text:s text:c="3"/>'qty' =&gt; $validatedProductData['stock'],</text:span><text:line-break/><text:span text:style-name="T2"> <text:s text:c="3"/>'is_in_stock' =&gt; $validatedProductData['stock'] &gt; 0</text:span><text:line-break/><text:span text:style-name="T2">]);</text:span></text:p>
      <text:p text:style-name="P19"/>
      <text:h text:style-name="P11" text:outline-level="5"><text:span text:style-name="Strong_20_Emphasis">2. Vérification et gestion des exceptions</text:span></text:h>
      <text:p text:style-name="Text_20_body">Ajoutez des vérifications sur les champs critiques (par ex., SKU, prix, etc.) et gérez les erreurs :</text:p>
      <text:list xml:id="list1195884122" text:style-name="L194">
        <text:list-item>
          <text:p text:style-name="P308"><text:span text:style-name="Strong_20_Emphasis">Exemple : Validation stricte</text:span> </text:p>
        </text:list-item>
      </text:list>
      <text:p text:style-name="P17"><text:span text:style-name="T2">if (empty($productData['sku']) || strlen($productData['sku']) &gt; 64) {</text:span><text:line-break/><text:span text:style-name="T2"> <text:s text:c="3"/>throw new \Magento\Framework\Exception\LocalizedException(</text:span><text:line-break/><text:span text:style-name="T2"> <text:s text:c="7"/>__('Le SKU est soit vide, soit trop long.')</text:span><text:line-break/><text:span text:style-name="T2"> <text:s text:c="3"/>);</text:span><text:line-break/><text:span text:style-name="T2">}</text:span><text:line-break/><text:line-break/><text:span text:style-name="T2">if (!is_numeric($productData['price']) || $productData['price'] </text:span><text:span text:style-name="T26">&lt;</text:span><text:span text:style-name="T2"> 0) {</text:span><text:line-break/><text:span text:style-name="T2"> <text:s text:c="3"/>throw new \Magento\Framework\Exception\LocalizedException(</text:span><text:line-break/><text:span text:style-name="T2"> <text:s text:c="7"/>__('Prix non valide pour le produit avec le SKU "%1".', $productData['sku'])</text:span><text:line-break/><text:soft-page-break/><text:span text:style-name="T2"> <text:s text:c="3"/>);</text:span><text:line-break/><text:span text:style-name="T2">}</text:span></text:p>
      <text:p text:style-name="P19"/>
      <text:p text:style-name="P32"><text:span text:style-name="Strong_20_Emphasis">Journalisation des erreurs :</text:span> Intégrez la journalisation dans les blocs try-catch pour suivre toutes les données ou erreurs anormales au moment de l’importation.</text:p>
      <text:list xml:id="list488582012" text:style-name="L195">
        <text:list-header>
          <text:p text:style-name="P309">Exemple :</text:p>
        </text:list-header>
      </text:list>
      <text:p text:style-name="P17"><text:span text:style-name="T2">try {</text:span><text:line-break/><text:span text:style-name="T2"> <text:s text:c="3"/>$importedProducts = $this-&gt;amazonApi-&gt;syncProducts();</text:span><text:line-break/><text:span text:style-name="T2">} catch (\Exception $e) {</text:span><text:line-break/><text:span text:style-name="T2"> <text:s text:c="3"/>$this-&gt;logger-&gt;error(sprintf("Erreur lors de l'importation : %s", $e-&gt;getMessage()));</text:span><text:line-break/><text:span text:style-name="T2"> <text:s text:c="3"/>throw $e;</text:span><text:line-break/><text:span text:style-name="T2">}</text:span></text:p>
      <text:p text:style-name="P19"/>
      <text:h text:style-name="P9" text:outline-level="4"><text:span text:style-name="Strong_20_Emphasis">C. Résolutions de problèmes courants</text:span></text:h>
      <text:list xml:id="list40830564" text:style-name="L196">
        <text:list-item>
          <text:p text:style-name="P311"><text:span text:style-name="Strong_20_Emphasis">Problème avec des données non valides ou corrompues</text:span> : </text:p>
          <text:list>
            <text:list-item>
              <text:p text:style-name="P310">Activez les logs pour les erreurs spécifiques à l'import : </text:p>
            </text:list-item>
          </text:list>
        </text:list-item>
      </text:list>
      <text:p text:style-name="P17"><text:span text:style-name="T2">$this-&gt;logger-&gt;info('Produit ignoré en raison de données invalides.', $rawProductData);</text:span></text:p>
      <text:p text:style-name="P19"/>
      <text:p text:style-name="P32"><text:span text:style-name="Strong_20_Emphasis">Problème de visibilité des clés API</text:span> : </text:p>
      <text:list xml:id="list1749066678" text:style-name="L197">
        <text:list-item>
          <text:list>
            <text:list-item>
              <text:p text:style-name="P312">Vérifiez les permissions du fichier <text:span text:style-name="Source_20_Text">app/etc/env.php</text:span>. Il doit être accessible uniquement par l'utilisateur serveur Magento : </text:p>
            </text:list-item>
          </text:list>
        </text:list-item>
      </text:list>
      <text:p text:style-name="P17"><text:span text:style-name="T1">chmod </text:span><text:span text:style-name="T9">600 </text:span><text:span text:style-name="T2">app/etc/env.php</text:span></text:p>
      <text:p text:style-name="P19"/>
      <text:p text:style-name="P32"><text:span text:style-name="Strong_20_Emphasis">Sécuriser les bases URL</text:span> : Si l’API utilise des URL dynamiques, validez les domaines avant appel : </text:p>
      <text:p text:style-name="P17"><text:span text:style-name="T2">$allowedDomains = ['api.amazon.com'];</text:span><text:line-break/><text:span text:style-name="T2">if (!in_array(parse_url($url, PHP_URL_HOST), $allowedDomains)) {</text:span><text:line-break/><text:span text:style-name="T2"> <text:s text:c="3"/>throw new \Magento\Framework\Exception\LocalizedException(</text:span><text:line-break/><text:span text:style-name="T2"> <text:s text:c="7"/>__('Domaine non autorisé détecté.')</text:span><text:line-break/><text:span text:style-name="T2"> <text:s text:c="3"/>);</text:span><text:line-break/><text:span text:style-name="T2">}</text:span></text:p>
      <text:p text:style-name="P19"/>
      <text:p text:style-name="P19"/>
      <text:h text:style-name="P3" text:outline-level="3"><text:span text:style-name="Strong_20_Emphasis">Validation et Résultats</text:span></text:h>
      <text:list xml:id="list985868682" text:style-name="L199">
        <text:list-item>
          <text:p text:style-name="P314"><text:span text:style-name="Strong_20_Emphasis">Validation des clés API</text:span> : Vérifiez que : </text:p>
          <text:list>
            <text:list-item>
              <text:p text:style-name="P314">Les clés sont bien accessibles depuis le code. </text:p>
            </text:list-item>
            <text:list-item>
              <text:p text:style-name="P314">Elles sont bien protégées dans <text:span text:style-name="Source_20_Text">env.php</text:span> et jamais exposées en front. </text:p>
            </text:list-item>
          </text:list>
        </text:list-item>
        <text:list-item>
          <text:p text:style-name="P314"><text:span text:style-name="Strong_20_Emphasis">Validation des données API</text:span> : </text:p>
          <text:list>
            <text:list-item>
              <text:p text:style-name="P314">Assurez-vous que tous les produits importés sont correctement validés. </text:p>
            </text:list-item>
            <text:list-item>
              <text:p text:style-name="P314">Testez différentes entrées/API simulées avec des données malveillantes pour vérifier la sanitation. </text:p>
            </text:list-item>
          </text:list>
        </text:list-item>
        <text:list-item>
          <text:p text:style-name="P314"><text:span text:style-name="Strong_20_Emphasis">Journaux d’erreurs/Logs</text:span> : </text:p>
          <text:list>
            <text:list-item>
              <text:p text:style-name="P313">Consultez les logs pour vous assurer que toutes les exceptions sont gérées. </text:p>
            </text:list-item>
          </text:list>
        </text:list-item>
      </text:list>
      <text:p text:style-name="Horizontal_20_Line"/>
      <text:h text:style-name="Heading_20_3" text:outline-level="3"><text:span text:style-name="Strong_20_Emphasis">Résumé</text:span></text:h>
      <text:p text:style-name="P33">Dans cette section, nous avons :</text:p>
      <text:list xml:id="list841648359" text:style-name="L200">
        <text:list-item>
          <text:p text:style-name="P316">Mis en œuvre le <text:span text:style-name="Strong_20_Emphasis">stockage des clés API</text:span> en toute sécurité dans <text:span text:style-name="Source_20_Text">env.php</text:span>. </text:p>
        </text:list-item>
        <text:list-item>
          <text:p text:style-name="P315"><text:soft-page-break/>Ajouté des mécanismes de <text:span text:style-name="Strong_20_Emphasis">validation et sanitation des données</text:span> issues de l’API avant leur insertion dans Magento. </text:p>
        </text:list-item>
      </text:list>
      <text:p text:style-name="P33">Ces étapes garantissent que votre projet est sécurisé face aux failles potentielles en matière de gestion des données sensibles et externes.</text:p>
      <text:p text:style-name="P19"/>
      <text:p text:style-name="P32"/>
      <text:p text:style-name="P32"/>
      <text:p text:style-name="P32"/>
      <text:p text:style-name="P32"/>
      <text:p text:style-name="P32"/>
      <text:list xml:id="list170729437658666" text:continue-list="list170729294380109" text:style-name="L14">
        <text:list-item>
          <text:p text:style-name="P44"><text:span text:style-name="Strong_20_Emphasis">Livrables du Jour 5 :</text:span></text:p>
          <text:list>
            <text:list-item>
              <text:p text:style-name="P45">Site complet fonctionnel avec tests réussis. </text:p>
            </text:list-item>
            <text:list-item>
              <text:p text:style-name="P43">Optimisations (cache, performance, sécurité) effectuées. </text:p>
            </text:list-item>
          </text:list>
        </text:list-item>
      </text:list>
      <text:p text:style-name="Horizontal_20_Line"/>
      <text:h text:style-name="Heading_20_3" text:outline-level="3"><text:span text:style-name="Strong_20_Emphasis"/></text:h>
      <text:h text:style-name="P5" text:outline-level="3"><text:span text:style-name="Strong_20_Emphasis">Résumé et Ateliers de fin</text:span></text:h>
      <text:p text:style-name="P33">Le dernier jour, vous pouvez :</text:p>
      <text:list xml:id="list51469462" text:style-name="L15">
        <text:list-item>
          <text:p text:style-name="P47">Réaliser une <text:span text:style-name="Strong_20_Emphasis">démonstration complète</text:span> du site final avec les participants. </text:p>
        </text:list-item>
        <text:list-item>
          <text:p text:style-name="P46">Organiser des ateliers pour améliorer certaines parties (par exemple, amélioration du design ou ajout de nouvelles fonctionnalités comme des avis clients). </text:p>
        </text:list-item>
      </text:list>
      <text:p text:style-name="Horizontal_20_Line"/>
      <text:h text:style-name="Heading_20_3" text:outline-level="3"><text:span text:style-name="Strong_20_Emphasis"/></text:h>
      <text:h text:style-name="P5" text:outline-level="3"><text:span text:style-name="Strong_20_Emphasis">Synthèse des livrables</text:span></text:h>
      <text:p text:style-name="P33">À la fin de la formation, les participants auront :</text:p>
      <text:list xml:id="list2018922986" text:style-name="L16">
        <text:list-item>
          <text:p text:style-name="P49">Un site Magento opérationnel intégrant des produits via l’API Amazon. </text:p>
        </text:list-item>
        <text:list-item>
          <text:p text:style-name="P49">Un module personnalisé prêt à l’emploi. </text:p>
        </text:list-item>
        <text:list-item>
          <text:p text:style-name="P49">Une documentation technique décrivant les étapes de développement. </text:p>
        </text:list-item>
        <text:list-item>
          <text:p text:style-name="P48">Une base solide pour travailler sur des projets similaires. </text:p>
        </text:list-item>
      </text:list>
      <text:p text:style-name="P33"><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5:46:21.418531564</meta:creation-date>
    <dc:date>2025-01-13T16:31:54.763021194</dc:date>
    <meta:editing-duration>PT21M41S</meta:editing-duration>
    <meta:editing-cycles>4</meta:editing-cycles>
    <meta:generator>LibreOffice/7.3.7.2$Linux_X86_64 LibreOffice_project/30$Build-2</meta:generator>
    <meta:document-statistic meta:table-count="1" meta:image-count="0" meta:object-count="0" meta:page-count="74" meta:paragraph-count="1025" meta:word-count="13963" meta:character-count="115019" meta:non-whitespace-character-count="94275"/>
  </office:meta>
</office:document-meta>
</file>